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1">
      <style:table-cell-properties fo:border="thin solid #000000" fo:background-color="#000000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BFBFBF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1">
      <style:table-cell-properties fo:border="thin solid #000000" fo:background-color="#FFFF00"/>
    </style:style>
    <style:style style:name="ce8" style:family="table-cell" style:parent-style-name="Default" style:data-style-name="N1">
      <style:table-cell-properties fo:border="thin solid #000000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Percentatge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1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14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5" style:family="table-cell" style:parent-style-name="Percentatge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6" style:family="table-cell" style:parent-style-name="Percentatge" style:data-style-name="N1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1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="thin solid #000000"/>
      <style:text-properties fo:color="#FF0000"/>
    </style:style>
    <style:style style:name="ce20" style:family="table-cell" style:parent-style-name="Default" style:data-style-name="N1">
      <style:table-cell-properties fo:border="thin solid #000000"/>
      <style:text-properties fo:color="#FF0000"/>
    </style:style>
    <style:style style:name="ce21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/>
    </style:style>
    <style:style style:name="ce22" style:family="table-cell" style:parent-style-name="Default" style:data-style-name="N1"/>
    <style:style style:name="ce23" style:family="table-cell" style:parent-style-name="Default" style:data-style-name="N2">
      <style:table-cell-properties fo:border="thin solid #000000"/>
      <style:text-properties fo:color="#FF0000"/>
    </style:style>
    <style:style style:name="ce24" style:family="table-cell" style:parent-style-name="Percentatge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/>
    </style:style>
    <style:style style:name="co1" style:family="table-column">
      <style:table-column-properties fo:break-before="auto" style:column-width="0.970138888888889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07597222222222cm"/>
    </style:style>
    <style:style style:name="co5" style:family="table-column">
      <style:table-column-properties fo:break-before="auto" style:column-width="1.99319444444444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34055555555556cm"/>
    </style:style>
    <style:style style:name="co8" style:family="table-column">
      <style:table-column-properties fo:break-before="auto" style:column-width="1.14652777777778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total_gold</text:p>
          </table:table-cell>
          <table:table-cell office:value-type="string" table:style-name="ce3">
            <text:p>total_population</text:p>
          </table:table-cell>
          <table:table-cell office:value-type="string" table:style-name="ce2">
            <text:p>gold_production</text:p>
          </table:table-cell>
          <table:table-cell office:value-type="string" table:style-name="ce2">
            <text:p>population_growth</text:p>
          </table:table-cell>
          <table:table-cell office:value-type="string" table:style-name="ce4">
            <text:p>gold_rush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price_yoy</text:p>
          </table:table-cell>
          <table:table-cell table:number-columns-repeated="16376"/>
        </table:table-row>
        <table:table-row table:style-name="ro1">
          <table:table-cell office:value-type="float" office:value="1681" table:style-name="ce5">
            <text:p>1681</text:p>
          </table:table-cell>
          <table:table-cell office:value-type="float" office:value="8736" table:formula="of:=[.B3]-[.D3]" table:style-name="ce6">
            <text:p>8736</text:p>
          </table:table-cell>
          <table:table-cell office:value-type="float" office:value="600000000" table:style-name="ce7">
            <text:p>600000000</text:p>
          </table:table-cell>
          <table:table-cell office:value-type="float" office:value="6" table:style-name="ce6">
            <text:p>6</text:p>
          </table:table-cell>
          <table:table-cell office:value-type="float" office:value="2508000" table:style-name="ce8">
            <text:p>2508000</text:p>
          </table:table-cell>
          <table:table-cell office:value-type="float" office:value="-12.167655502392345" table:formula="of:=(([.D2]*1000000)/[.E2])-(([.B2]*1000000)/[.C2])" table:style-name="ce9">
            <text:p>-12.1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2" table:style-name="ce5">
            <text:p>1682</text:p>
          </table:table-cell>
          <table:table-cell office:value-type="float" office:value="8742" table:formula="of:=[.B4]-[.D4]" table:style-name="ce6">
            <text:p>8742</text:p>
          </table:table-cell>
          <table:table-cell office:value-type="float" office:value="602508000" table:formula="of:=[.C2]*(1+(0.418/100))" table:style-name="ce8">
            <text:p>602508000</text:p>
          </table:table-cell>
          <table:table-cell office:value-type="float" office:value="6" table:style-name="ce6">
            <text:p>6</text:p>
          </table:table-cell>
          <table:table-cell office:value-type="float" office:value="2508000" table:formula="of:=[.C3]-[.C2]" table:style-name="ce8">
            <text:p>2508000</text:p>
          </table:table-cell>
          <table:table-cell office:value-type="float" office:value="-12.11700641557524" table:formula="of:=(([.D3]*1000000)/[.E3])-(([.B3]*1000000)/[.C3])" table:style-name="ce9">
            <text:p>-12.1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3" table:style-name="ce5">
            <text:p>1683</text:p>
          </table:table-cell>
          <table:table-cell office:value-type="float" office:value="8748" table:formula="of:=[.B5]-[.D5]" table:style-name="ce6">
            <text:p>8748</text:p>
          </table:table-cell>
          <table:table-cell office:value-type="float" office:value="605026483.44000006" table:formula="of:=[.C3]*(1+(0.418/100))" table:style-name="ce8">
            <text:p>605026483</text:p>
          </table:table-cell>
          <table:table-cell office:value-type="float" office:value="6" table:style-name="ce6">
            <text:p>6</text:p>
          </table:table-cell>
          <table:table-cell office:value-type="float" office:value="2518483.4400000572" table:formula="of:=[.C4]-[.C3]" table:style-name="ce8">
            <text:p>2518483</text:p>
          </table:table-cell>
          <table:table-cell office:value-type="float" office:value="-12.076485081929523" table:formula="of:=(([.D4]*1000000)/[.E4])-(([.B4]*1000000)/[.C4])" table:style-name="ce9">
            <text:p>-12.0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4" table:style-name="ce5">
            <text:p>1684</text:p>
          </table:table-cell>
          <table:table-cell office:value-type="float" office:value="8754" table:formula="of:=[.B6]-[.D6]" table:style-name="ce6">
            <text:p>8754</text:p>
          </table:table-cell>
          <table:table-cell office:value-type="float" office:value="607555494.14077926" table:formula="of:=[.C4]*(1+(0.418/100))" table:style-name="ce8">
            <text:p>607555494</text:p>
          </table:table-cell>
          <table:table-cell office:value-type="float" office:value="6" table:style-name="ce6">
            <text:p>6</text:p>
          </table:table-cell>
          <table:table-cell office:value-type="float" office:value="2529010.7007791996" table:formula="of:=[.C5]-[.C4]" table:style-name="ce8">
            <text:p>2529011</text:p>
          </table:table-cell>
          <table:table-cell office:value-type="float" office:value="-12.036091142220787" table:formula="of:=(([.D5]*1000000)/[.E5])-(([.B5]*1000000)/[.C5])" table:style-name="ce9">
            <text:p>-12.0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5" table:style-name="ce5">
            <text:p>1685</text:p>
          </table:table-cell>
          <table:table-cell office:value-type="float" office:value="8760" table:formula="of:=[.B7]-[.D7]" table:style-name="ce6">
            <text:p>8760</text:p>
          </table:table-cell>
          <table:table-cell office:value-type="float" office:value="610095076.10628772" table:formula="of:=[.C5]*(1+(0.418/100))" table:style-name="ce8">
            <text:p>610095076</text:p>
          </table:table-cell>
          <table:table-cell office:value-type="float" office:value="6" table:style-name="ce6">
            <text:p>6</text:p>
          </table:table-cell>
          <table:table-cell office:value-type="float" office:value="2539581.965508461" table:formula="of:=[.C6]-[.C5]" table:style-name="ce8">
            <text:p>2539582</text:p>
          </table:table-cell>
          <table:table-cell office:value-type="float" office:value="-11.995824237992046" table:formula="of:=(([.D6]*1000000)/[.E6])-(([.B6]*1000000)/[.C6])" table:style-name="ce9">
            <text:p>-12.0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6" table:style-name="ce5">
            <text:p>1686</text:p>
          </table:table-cell>
          <table:table-cell office:value-type="float" office:value="8766" table:formula="of:=[.B8]-[.D8]" table:style-name="ce6">
            <text:p>8766</text:p>
          </table:table-cell>
          <table:table-cell office:value-type="float" office:value="612645273.52441204" table:formula="of:=[.C6]*(1+(0.418/100))" table:style-name="ce8">
            <text:p>612645274</text:p>
          </table:table-cell>
          <table:table-cell office:value-type="float" office:value="6" table:style-name="ce6">
            <text:p>6</text:p>
          </table:table-cell>
          <table:table-cell office:value-type="float" office:value="2550197.4181243181" table:formula="of:=[.C7]-[.C6]" table:style-name="ce8">
            <text:p>2550197</text:p>
          </table:table-cell>
          <table:table-cell office:value-type="float" office:value="-11.955684011562955" table:formula="of:=(([.D7]*1000000)/[.E7])-(([.B7]*1000000)/[.C7])" table:style-name="ce9">
            <text:p>-11.9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7" table:style-name="ce5">
            <text:p>1687</text:p>
          </table:table-cell>
          <table:table-cell office:value-type="float" office:value="8772" table:formula="of:=[.B9]-[.D9]" table:style-name="ce6">
            <text:p>8772</text:p>
          </table:table-cell>
          <table:table-cell office:value-type="float" office:value="615206130.76774406" table:formula="of:=[.C7]*(1+(0.418/100))" table:style-name="ce8">
            <text:p>615206131</text:p>
          </table:table-cell>
          <table:table-cell office:value-type="float" office:value="6" table:style-name="ce6">
            <text:p>6</text:p>
          </table:table-cell>
          <table:table-cell office:value-type="float" office:value="2560857.2433320284" table:formula="of:=[.C8]-[.C7]" table:style-name="ce8">
            <text:p>2560857</text:p>
          </table:table-cell>
          <table:table-cell office:value-type="float" office:value="-11.915670106029689" table:formula="of:=(([.D8]*1000000)/[.E8])-(([.B8]*1000000)/[.C8])" table:style-name="ce9">
            <text:p>-11.9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8" table:style-name="ce5">
            <text:p>1688</text:p>
          </table:table-cell>
          <table:table-cell office:value-type="float" office:value="8778" table:formula="of:=[.B10]-[.D10]" table:style-name="ce6">
            <text:p>8778</text:p>
          </table:table-cell>
          <table:table-cell office:value-type="float" office:value="617777692.39435327" table:formula="of:=[.C8]*(1+(0.418/100))" table:style-name="ce8">
            <text:p>617777692</text:p>
          </table:table-cell>
          <table:table-cell office:value-type="float" office:value="6" table:style-name="ce6">
            <text:p>6</text:p>
          </table:table-cell>
          <table:table-cell office:value-type="float" office:value="2571561.6266092062" table:formula="of:=[.C9]-[.C8]" table:style-name="ce8">
            <text:p>2571562</text:p>
          </table:table-cell>
          <table:table-cell office:value-type="float" office:value="-11.875782165264999" table:formula="of:=(([.D9]*1000000)/[.E9])-(([.B9]*1000000)/[.C9])" table:style-name="ce9">
            <text:p>-11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89" table:style-name="ce5">
            <text:p>1689</text:p>
          </table:table-cell>
          <table:table-cell office:value-type="float" office:value="8784" table:formula="of:=[.B11]-[.D11]" table:style-name="ce6">
            <text:p>8784</text:p>
          </table:table-cell>
          <table:table-cell office:value-type="float" office:value="620360003.14856172" table:formula="of:=[.C9]*(1+(0.418/100))" table:style-name="ce8">
            <text:p>620360003</text:p>
          </table:table-cell>
          <table:table-cell office:value-type="float" office:value="6" table:style-name="ce6">
            <text:p>6</text:p>
          </table:table-cell>
          <table:table-cell office:value-type="float" office:value="2582310.7542084455" table:formula="of:=[.C10]-[.C9]" table:style-name="ce8">
            <text:p>2582311</text:p>
          </table:table-cell>
          <table:table-cell office:value-type="float" office:value="-11.836019833917394" table:formula="of:=(([.D10]*1000000)/[.E10])-(([.B10]*1000000)/[.C10])" table:style-name="ce9">
            <text:p>-11.8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0" table:style-name="ce5">
            <text:p>1690</text:p>
          </table:table-cell>
          <table:table-cell office:value-type="float" office:value="8790" table:formula="of:=[.B12]-[.D12]" table:style-name="ce6">
            <text:p>8790</text:p>
          </table:table-cell>
          <table:table-cell office:value-type="float" office:value="622953107.96172273" table:formula="of:=[.C10]*(1+(0.418/100))" table:style-name="ce8">
            <text:p>622953108</text:p>
          </table:table-cell>
          <table:table-cell office:value-type="float" office:value="6" table:style-name="ce6">
            <text:p>6</text:p>
          </table:table-cell>
          <table:table-cell office:value-type="float" office:value="2593104.8131610155" table:formula="of:=[.C11]-[.C10]" table:style-name="ce8">
            <text:p>2593105</text:p>
          </table:table-cell>
          <table:table-cell office:value-type="float" office:value="-11.796382757411262" table:formula="of:=(([.D11]*1000000)/[.E11])-(([.B11]*1000000)/[.C11])" table:style-name="ce9">
            <text:p>-11.8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1" table:style-name="ce5">
            <text:p>1691</text:p>
          </table:table-cell>
          <table:table-cell office:value-type="float" office:value="8796" table:formula="of:=[.B13]-[.D13]" table:style-name="ce11">
            <text:p>8796</text:p>
          </table:table-cell>
          <table:table-cell office:value-type="float" office:value="625557051.95300281" table:formula="of:=[.C11]*(1+(0.418/100))" table:style-name="ce12">
            <text:p>625557052</text:p>
          </table:table-cell>
          <table:table-cell office:value-type="float" office:value="6" table:style-name="ce11">
            <text:p>6</text:p>
          </table:table-cell>
          <table:table-cell office:value-type="float" office:value="2603943.9912800789" table:formula="of:=[.C12]-[.C11]" table:style-name="ce12">
            <text:p>2603944</text:p>
          </table:table-cell>
          <table:table-cell office:value-type="float" office:value="-11.756870581946519" table:formula="of:=(([.D12]*1000000)/[.E12])-(([.B12]*1000000)/[.C12])" table:style-name="ce9">
            <text:p>-11.7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2" table:style-name="ce13">
            <text:p>1692</text:p>
          </table:table-cell>
          <table:table-cell office:value-type="float" office:value="8802" table:formula="of:=[.B14]-[.D14]" table:style-name="ce6">
            <text:p>8802</text:p>
          </table:table-cell>
          <table:table-cell office:value-type="float" office:value="628171880.43016636" table:formula="of:=[.C12]*(1+(0.418/100))" table:style-name="ce8">
            <text:p>628171880</text:p>
          </table:table-cell>
          <table:table-cell office:value-type="float" office:value="6" table:style-name="ce6">
            <text:p>6</text:p>
          </table:table-cell>
          <table:table-cell office:value-type="float" office:value="2614828.4771635532" table:formula="of:=[.C13]-[.C12]" table:style-name="ce8">
            <text:p>2614828</text:p>
          </table:table-cell>
          <table:table-cell office:value-type="float" office:value="-11.717482954497964" table:formula="of:=(([.D13]*1000000)/[.E13])-(([.B13]*1000000)/[.C13])" table:style-name="ce9">
            <text:p>-11.7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3" table:style-name="ce13">
            <text:p>1693</text:p>
          </table:table-cell>
          <table:table-cell office:value-type="float" office:value="8808" table:formula="of:=[.B15]-[.D15]" table:style-name="ce6">
            <text:p>8808</text:p>
          </table:table-cell>
          <table:table-cell office:value-type="float" office:value="630797638.89036453" table:formula="of:=[.C13]*(1+(0.418/100))" table:style-name="ce8">
            <text:p>630797639</text:p>
          </table:table-cell>
          <table:table-cell office:value-type="float" office:value="6" table:style-name="ce6">
            <text:p>6</text:p>
          </table:table-cell>
          <table:table-cell office:value-type="float" office:value="2625758.460198164" table:formula="of:=[.C14]-[.C13]" table:style-name="ce8">
            <text:p>2625758</text:p>
          </table:table-cell>
          <table:table-cell office:value-type="float" office:value="-11.678219522815606" table:formula="of:=(([.D14]*1000000)/[.E14])-(([.B14]*1000000)/[.C14])" table:style-name="ce9">
            <text:p>-11.6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4" table:style-name="ce13">
            <text:p>1694</text:p>
          </table:table-cell>
          <table:table-cell office:value-type="float" office:value="8814" table:formula="of:=[.B16]-[.D16]" table:style-name="ce6">
            <text:p>8814</text:p>
          </table:table-cell>
          <table:table-cell office:value-type="float" office:value="633434373.02092636" table:formula="of:=[.C14]*(1+(0.418/100))" table:style-name="ce8">
            <text:p>633434373</text:p>
          </table:table-cell>
          <table:table-cell office:value-type="float" office:value="6" table:style-name="ce6">
            <text:p>6</text:p>
          </table:table-cell>
          <table:table-cell office:value-type="float" office:value="2636734.1305618286" table:formula="of:=[.C15]-[.C14]" table:style-name="ce8">
            <text:p>2636734</text:p>
          </table:table-cell>
          <table:table-cell office:value-type="float" office:value="-11.639079935423556" table:formula="of:=(([.D15]*1000000)/[.E15])-(([.B15]*1000000)/[.C15])" table:style-name="ce9">
            <text:p>-11.6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5" table:style-name="ce13">
            <text:p>1695</text:p>
          </table:table-cell>
          <table:table-cell office:value-type="float" office:value="8820" table:formula="of:=[.B17]-[.D17]" table:style-name="ce6">
            <text:p>8820</text:p>
          </table:table-cell>
          <table:table-cell office:value-type="float" office:value="636082128.70015383" table:formula="of:=[.C15]*(1+(0.418/100))" table:style-name="ce8">
            <text:p>636082129</text:p>
          </table:table-cell>
          <table:table-cell office:value-type="float" office:value="6" table:style-name="ce6">
            <text:p>6</text:p>
          </table:table-cell>
          <table:table-cell office:value-type="float" office:value="2647755.6792274714" table:formula="of:=[.C16]-[.C15]" table:style-name="ce8">
            <text:p>2647756</text:p>
          </table:table-cell>
          <table:table-cell office:value-type="float" office:value="-11.600063841620115" table:formula="of:=(([.D16]*1000000)/[.E16])-(([.B16]*1000000)/[.C16])" table:style-name="ce9">
            <text:p>-11.6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6" table:style-name="ce13">
            <text:p>1696</text:p>
          </table:table-cell>
          <table:table-cell office:value-type="float" office:value="8826" table:formula="of:=[.B18]-[.D18]" table:style-name="ce6">
            <text:p>8826</text:p>
          </table:table-cell>
          <table:table-cell office:value-type="float" office:value="638740951.99812055" table:formula="of:=[.C16]*(1+(0.418/100))" table:style-name="ce8">
            <text:p>638740952</text:p>
          </table:table-cell>
          <table:table-cell office:value-type="float" office:value="6" table:style-name="ce6">
            <text:p>6</text:p>
          </table:table-cell>
          <table:table-cell office:value-type="float" office:value="2658823.2979667187" table:formula="of:=[.C17]-[.C16]" table:style-name="ce8">
            <text:p>2658823</text:p>
          </table:table-cell>
          <table:table-cell office:value-type="float" office:value="-11.561170891477733" table:formula="of:=(([.D17]*1000000)/[.E17])-(([.B17]*1000000)/[.C17])" table:style-name="ce9">
            <text:p>-11.5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7" table:style-name="ce13">
            <text:p>1697</text:p>
          </table:table-cell>
          <table:table-cell office:value-type="float" office:value="8832" table:formula="of:=[.B19]-[.D19]" table:style-name="ce6">
            <text:p>8832</text:p>
          </table:table-cell>
          <table:table-cell office:value-type="float" office:value="641410889.17747271" table:formula="of:=[.C17]*(1+(0.418/100))" table:style-name="ce8">
            <text:p>641410889</text:p>
          </table:table-cell>
          <table:table-cell office:value-type="float" office:value="6" table:style-name="ce6">
            <text:p>6</text:p>
          </table:table-cell>
          <table:table-cell office:value-type="float" office:value="2669937.1793521643" table:formula="of:=[.C18]-[.C17]" table:style-name="ce8">
            <text:p>2669937</text:p>
          </table:table-cell>
          <table:table-cell office:value-type="float" office:value="-11.522400735841742" table:formula="of:=(([.D18]*1000000)/[.E18])-(([.B18]*1000000)/[.C18])" table:style-name="ce9">
            <text:p>-11.5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8" table:style-name="ce13">
            <text:p>1698</text:p>
          </table:table-cell>
          <table:table-cell office:value-type="float" office:value="8838" table:formula="of:=[.B20]-[.D20]" table:style-name="ce6">
            <text:p>8838</text:p>
          </table:table-cell>
          <table:table-cell office:value-type="float" office:value="644091986.69423461" table:formula="of:=[.C18]*(1+(0.418/100))" table:style-name="ce8">
            <text:p>644091987</text:p>
          </table:table-cell>
          <table:table-cell office:value-type="float" office:value="6" table:style-name="ce6">
            <text:p>6</text:p>
          </table:table-cell>
          <table:table-cell office:value-type="float" office:value="2681097.516761899" table:formula="of:=[.C19]-[.C18]" table:style-name="ce8">
            <text:p>2681098</text:p>
          </table:table-cell>
          <table:table-cell office:value-type="float" office:value="-11.483753026330964" table:formula="of:=(([.D19]*1000000)/[.E19])-(([.B19]*1000000)/[.C19])" table:style-name="ce9">
            <text:p>-11.4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699" table:style-name="ce13">
            <text:p>1699</text:p>
          </table:table-cell>
          <table:table-cell office:value-type="float" office:value="8844" table:formula="of:=[.B21]-[.D21]" table:style-name="ce6">
            <text:p>8844</text:p>
          </table:table-cell>
          <table:table-cell office:value-type="float" office:value="646784291.1986165" table:formula="of:=[.C19]*(1+(0.418/100))" table:style-name="ce8">
            <text:p>646784291</text:p>
          </table:table-cell>
          <table:table-cell office:value-type="float" office:value="6" table:style-name="ce6">
            <text:p>6</text:p>
          </table:table-cell>
          <table:table-cell office:value-type="float" office:value="2692304.5043818951" table:formula="of:=[.C20]-[.C19]" table:style-name="ce8">
            <text:p>2692305</text:p>
          </table:table-cell>
          <table:table-cell office:value-type="float" office:value="-11.445227415336518" table:formula="of:=(([.D20]*1000000)/[.E20])-(([.B20]*1000000)/[.C20])" table:style-name="ce9">
            <text:p>-11.4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0" table:style-name="ce13">
            <text:p>1700</text:p>
          </table:table-cell>
          <table:table-cell office:value-type="float" office:value="8850" table:formula="of:=[.B22]-[.D22]" table:style-name="ce6">
            <text:p>8850</text:p>
          </table:table-cell>
          <table:table-cell office:value-type="float" office:value="649487849.5358268" table:formula="of:=[.C20]*(1+(0.418/100))" table:style-name="ce8">
            <text:p>649487850</text:p>
          </table:table-cell>
          <table:table-cell office:value-type="float" office:value="6" table:style-name="ce6">
            <text:p>6</text:p>
          </table:table-cell>
          <table:table-cell office:value-type="float" office:value="2703558.3372102976" table:formula="of:=[.C21]-[.C20]" table:style-name="ce8">
            <text:p>2703558</text:p>
          </table:table-cell>
          <table:table-cell office:value-type="float" office:value="-11.406823556022166" table:formula="of:=(([.D21]*1000000)/[.E21])-(([.B21]*1000000)/[.C21])" table:style-name="ce9">
            <text:p>-11.4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1" table:style-name="ce13">
            <text:p>1701</text:p>
          </table:table-cell>
          <table:table-cell office:value-type="float" office:value="8858" table:formula="of:=[.B23]-[.D23]" table:style-name="ce6">
            <text:p>8858</text:p>
          </table:table-cell>
          <table:table-cell office:value-type="float" office:value="652202708.74688661" table:formula="of:=[.C21]*(1+(0.418/100))" table:style-name="ce8">
            <text:p>652202709</text:p>
          </table:table-cell>
          <table:table-cell office:value-type="float" office:value="8" table:style-name="ce6">
            <text:p>8</text:p>
          </table:table-cell>
          <table:table-cell office:value-type="float" office:value="2714859.2110598087" table:formula="of:=[.C22]-[.C21]" table:style-name="ce8">
            <text:p>2714859</text:p>
          </table:table-cell>
          <table:table-cell office:value-type="float" office:value="-10.634921181545957" table:formula="of:=(([.D22]*1000000)/[.E22])-(([.B22]*1000000)/[.C22])" table:style-name="ce9">
            <text:p>-10.6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2" table:style-name="ce13">
            <text:p>1702</text:p>
          </table:table-cell>
          <table:table-cell office:value-type="float" office:value="8866" table:formula="of:=[.B24]-[.D24]" table:style-name="ce6">
            <text:p>8866</text:p>
          </table:table-cell>
          <table:table-cell office:value-type="float" office:value="654928916.06944859" table:formula="of:=[.C22]*(1+(0.418/100))" table:style-name="ce8">
            <text:p>654928916</text:p>
          </table:table-cell>
          <table:table-cell office:value-type="float" office:value="8" table:style-name="ce6">
            <text:p>8</text:p>
          </table:table-cell>
          <table:table-cell office:value-type="float" office:value="2726207.3225619793" table:formula="of:=[.C23]-[.C22]" table:style-name="ce8">
            <text:p>2726207</text:p>
          </table:table-cell>
          <table:table-cell office:value-type="float" office:value="-10.602867321218593" table:formula="of:=(([.D23]*1000000)/[.E23])-(([.B23]*1000000)/[.C23])" table:style-name="ce9">
            <text:p>-10.6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3" table:style-name="ce13">
            <text:p>1703</text:p>
          </table:table-cell>
          <table:table-cell office:value-type="float" office:value="8874" table:formula="of:=[.B25]-[.D25]" table:style-name="ce6">
            <text:p>8874</text:p>
          </table:table-cell>
          <table:table-cell office:value-type="float" office:value="657666518.9386189" table:formula="of:=[.C23]*(1+(0.418/100))" table:style-name="ce8">
            <text:p>657666519</text:p>
          </table:table-cell>
          <table:table-cell office:value-type="float" office:value="8" table:style-name="ce6">
            <text:p>8</text:p>
          </table:table-cell>
          <table:table-cell office:value-type="float" office:value="2737602.8691703081" table:formula="of:=[.C24]-[.C23]" table:style-name="ce8">
            <text:p>2737603</text:p>
          </table:table-cell>
          <table:table-cell office:value-type="float" office:value="-10.570896041862728" table:formula="of:=(([.D24]*1000000)/[.E24])-(([.B24]*1000000)/[.C24])" table:style-name="ce9">
            <text:p>-10.5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4" table:style-name="ce13">
            <text:p>1704</text:p>
          </table:table-cell>
          <table:table-cell office:value-type="float" office:value="8882" table:formula="of:=[.B26]-[.D26]" table:style-name="ce6">
            <text:p>8882</text:p>
          </table:table-cell>
          <table:table-cell office:value-type="float" office:value="660415564.98778236" table:formula="of:=[.C24]*(1+(0.418/100))" table:style-name="ce8">
            <text:p>660415565</text:p>
          </table:table-cell>
          <table:table-cell office:value-type="float" office:value="8" table:style-name="ce6">
            <text:p>8</text:p>
          </table:table-cell>
          <table:table-cell office:value-type="float" office:value="2749046.0491634607" table:formula="of:=[.C25]-[.C24]" table:style-name="ce8">
            <text:p>2749046</text:p>
          </table:table-cell>
          <table:table-cell office:value-type="float" office:value="-10.539007211380095" table:formula="of:=(([.D25]*1000000)/[.E25])-(([.B25]*1000000)/[.C25])" table:style-name="ce9">
            <text:p>-10.5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5" table:style-name="ce13">
            <text:p>1705</text:p>
          </table:table-cell>
          <table:table-cell office:value-type="float" office:value="8890" table:formula="of:=[.B27]-[.D27]" table:style-name="ce6">
            <text:p>8890</text:p>
          </table:table-cell>
          <table:table-cell office:value-type="float" office:value="663176102.04943132" table:formula="of:=[.C25]*(1+(0.418/100))" table:style-name="ce8">
            <text:p>663176102</text:p>
          </table:table-cell>
          <table:table-cell office:value-type="float" office:value="8" table:style-name="ce6">
            <text:p>8</text:p>
          </table:table-cell>
          <table:table-cell office:value-type="float" office:value="2760537.0616489649" table:formula="of:=[.C26]-[.C25]" table:style-name="ce8">
            <text:p>2760537</text:p>
          </table:table-cell>
          <table:table-cell office:value-type="float" office:value="-10.507200697341345" table:formula="of:=(([.D26]*1000000)/[.E26])-(([.B26]*1000000)/[.C26])" table:style-name="ce9">
            <text:p>-10.5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6" table:style-name="ce13">
            <text:p>1706</text:p>
          </table:table-cell>
          <table:table-cell office:value-type="float" office:value="8898" table:formula="of:=[.B28]-[.D28]" table:style-name="ce6">
            <text:p>8898</text:p>
          </table:table-cell>
          <table:table-cell office:value-type="float" office:value="665948178.15599799" table:formula="of:=[.C26]*(1+(0.418/100))" table:style-name="ce8">
            <text:p>665948178</text:p>
          </table:table-cell>
          <table:table-cell office:value-type="float" office:value="8" table:style-name="ce6">
            <text:p>8</text:p>
          </table:table-cell>
          <table:table-cell office:value-type="float" office:value="2772076.1065666676" table:formula="of:=[.C27]-[.C26]" table:style-name="ce8">
            <text:p>2772076</text:p>
          </table:table-cell>
          <table:table-cell office:value-type="float" office:value="-10.475476366991057" table:formula="of:=(([.D27]*1000000)/[.E27])-(([.B27]*1000000)/[.C27])" table:style-name="ce9">
            <text:p>-10.4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7" table:style-name="ce13">
            <text:p>1707</text:p>
          </table:table-cell>
          <table:table-cell office:value-type="float" office:value="8906" table:formula="of:=[.B29]-[.D29]" table:style-name="ce6">
            <text:p>8906</text:p>
          </table:table-cell>
          <table:table-cell office:value-type="float" office:value="668731841.54069006" table:formula="of:=[.C27]*(1+(0.418/100))" table:style-name="ce8">
            <text:p>668731842</text:p>
          </table:table-cell>
          <table:table-cell office:value-type="float" office:value="8" table:style-name="ce6">
            <text:p>8</text:p>
          </table:table-cell>
          <table:table-cell office:value-type="float" office:value="2783663.3846920729" table:formula="of:=[.C28]-[.C27]" table:style-name="ce8">
            <text:p>2783663</text:p>
          </table:table-cell>
          <table:table-cell office:value-type="float" office:value="-10.44383408725262" table:formula="of:=(([.D28]*1000000)/[.E28])-(([.B28]*1000000)/[.C28])" table:style-name="ce9">
            <text:p>-10.4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8" table:style-name="ce13">
            <text:p>1708</text:p>
          </table:table-cell>
          <table:table-cell office:value-type="float" office:value="8914" table:formula="of:=[.B30]-[.D30]" table:style-name="ce6">
            <text:p>8914</text:p>
          </table:table-cell>
          <table:table-cell office:value-type="float" office:value="671527140.63833022" table:formula="of:=[.C28]*(1+(0.418/100))" table:style-name="ce8">
            <text:p>671527141</text:p>
          </table:table-cell>
          <table:table-cell office:value-type="float" office:value="8" table:style-name="ce6">
            <text:p>8</text:p>
          </table:table-cell>
          <table:table-cell office:value-type="float" office:value="2795299.0976401567" table:formula="of:=[.C29]-[.C28]" table:style-name="ce8">
            <text:p>2795299</text:p>
          </table:table-cell>
          <table:table-cell office:value-type="float" office:value="-10.412273724733533" table:formula="of:=(([.D29]*1000000)/[.E29])-(([.B29]*1000000)/[.C29])" table:style-name="ce9">
            <text:p>-10.4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09" table:style-name="ce13">
            <text:p>1709</text:p>
          </table:table-cell>
          <table:table-cell office:value-type="float" office:value="8922" table:formula="of:=[.B31]-[.D31]" table:style-name="ce6">
            <text:p>8922</text:p>
          </table:table-cell>
          <table:table-cell office:value-type="float" office:value="674334124.08619845" table:formula="of:=[.C29]*(1+(0.418/100))" table:style-name="ce8">
            <text:p>674334124</text:p>
          </table:table-cell>
          <table:table-cell office:value-type="float" office:value="8" table:style-name="ce6">
            <text:p>8</text:p>
          </table:table-cell>
          <table:table-cell office:value-type="float" office:value="2806983.447868228" table:formula="of:=[.C30]-[.C29]" table:style-name="ce8">
            <text:p>2806983</text:p>
          </table:table-cell>
          <table:table-cell office:value-type="float" office:value="-10.380795145729675" table:formula="of:=(([.D30]*1000000)/[.E30])-(([.B30]*1000000)/[.C30])" table:style-name="ce9">
            <text:p>-10.3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0" table:style-name="ce13">
            <text:p>1710</text:p>
          </table:table-cell>
          <table:table-cell office:value-type="float" office:value="8930" table:formula="of:=[.B32]-[.D32]" table:style-name="ce6">
            <text:p>8930</text:p>
          </table:table-cell>
          <table:table-cell office:value-type="float" office:value="677152840.72487879" table:formula="of:=[.C30]*(1+(0.418/100))" table:style-name="ce8">
            <text:p>677152841</text:p>
          </table:table-cell>
          <table:table-cell office:value-type="float" office:value="8" table:style-name="ce6">
            <text:p>8</text:p>
          </table:table-cell>
          <table:table-cell office:value-type="float" office:value="2818716.6386803389" table:formula="of:=[.C31]-[.C30]" table:style-name="ce8">
            <text:p>2818717</text:p>
          </table:table-cell>
          <table:table-cell office:value-type="float" office:value="-10.349398216231119" table:formula="of:=(([.D31]*1000000)/[.E31])-(([.B31]*1000000)/[.C31])" table:style-name="ce9">
            <text:p>-10.3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1" table:style-name="ce13">
            <text:p>1711</text:p>
          </table:table-cell>
          <table:table-cell office:value-type="float" office:value="8938" table:formula="of:=[.B33]-[.D33]" table:style-name="ce6">
            <text:p>8938</text:p>
          </table:table-cell>
          <table:table-cell office:value-type="float" office:value="679983339.59910882" table:formula="of:=[.C31]*(1+(0.418/100))" table:style-name="ce8">
            <text:p>679983340</text:p>
          </table:table-cell>
          <table:table-cell office:value-type="float" office:value="8" table:style-name="ce6">
            <text:p>8</text:p>
          </table:table-cell>
          <table:table-cell office:value-type="float" office:value="2830498.8742300272" table:formula="of:=[.C32]-[.C31]" table:style-name="ce8">
            <text:p>2830499</text:p>
          </table:table-cell>
          <table:table-cell office:value-type="float" office:value="-10.318082801926186" table:formula="of:=(([.D32]*1000000)/[.E32])-(([.B32]*1000000)/[.C32])" table:style-name="ce9">
            <text:p>-10.3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2" table:style-name="ce13">
            <text:p>1712</text:p>
          </table:table-cell>
          <table:table-cell office:value-type="float" office:value="8946" table:formula="of:=[.B34]-[.D34]" table:style-name="ce6">
            <text:p>8946</text:p>
          </table:table-cell>
          <table:table-cell office:value-type="float" office:value="682825669.95863318" table:formula="of:=[.C32]*(1+(0.418/100))" table:style-name="ce8">
            <text:p>682825670</text:p>
          </table:table-cell>
          <table:table-cell office:value-type="float" office:value="8" table:style-name="ce6">
            <text:p>8</text:p>
          </table:table-cell>
          <table:table-cell office:value-type="float" office:value="2842330.3595243692" table:formula="of:=[.C33]-[.C32]" table:style-name="ce8">
            <text:p>2842330</text:p>
          </table:table-cell>
          <table:table-cell office:value-type="float" office:value="-10.286848768206786" table:formula="of:=(([.D33]*1000000)/[.E33])-(([.B33]*1000000)/[.C33])" table:style-name="ce9">
            <text:p>-10.2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3" table:style-name="ce13">
            <text:p>1713</text:p>
          </table:table-cell>
          <table:table-cell office:value-type="float" office:value="8954" table:formula="of:=[.B35]-[.D35]" table:style-name="ce6">
            <text:p>8954</text:p>
          </table:table-cell>
          <table:table-cell office:value-type="float" office:value="685679881.25906026" table:formula="of:=[.C33]*(1+(0.418/100))" table:style-name="ce8">
            <text:p>685679881</text:p>
          </table:table-cell>
          <table:table-cell office:value-type="float" office:value="8" table:style-name="ce6">
            <text:p>8</text:p>
          </table:table-cell>
          <table:table-cell office:value-type="float" office:value="2854211.3004270792" table:formula="of:=[.C34]-[.C33]" table:style-name="ce8">
            <text:p>2854211</text:p>
          </table:table-cell>
          <table:table-cell office:value-type="float" office:value="-10.255695980172748" table:formula="of:=(([.D34]*1000000)/[.E34])-(([.B34]*1000000)/[.C34])" table:style-name="ce9">
            <text:p>-10.2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4" table:style-name="ce13">
            <text:p>1714</text:p>
          </table:table-cell>
          <table:table-cell office:value-type="float" office:value="8962" table:formula="of:=[.B36]-[.D36]" table:style-name="ce6">
            <text:p>8962</text:p>
          </table:table-cell>
          <table:table-cell office:value-type="float" office:value="688546023.16272318" table:formula="of:=[.C34]*(1+(0.418/100))" table:style-name="ce6">
            <text:p>688546023.2</text:p>
          </table:table-cell>
          <table:table-cell office:value-type="float" office:value="8" table:style-name="ce6">
            <text:p>8</text:p>
          </table:table-cell>
          <table:table-cell office:value-type="float" office:value="2866141.90366292" table:formula="of:=[.C35]-[.C34]" table:style-name="ce8">
            <text:p>2866142</text:p>
          </table:table-cell>
          <table:table-cell office:value-type="float" office:value="-10.224624302637391" table:formula="of:=(([.D35]*1000000)/[.E35])-(([.B35]*1000000)/[.C35])" table:style-name="ce9">
            <text:p>-10.2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5" table:style-name="ce13">
            <text:p>1715</text:p>
          </table:table-cell>
          <table:table-cell office:value-type="float" office:value="8970" table:formula="of:=[.B37]-[.D37]" table:style-name="ce6">
            <text:p>8970</text:p>
          </table:table-cell>
          <table:table-cell office:value-type="float" office:value="691424145.53954339" table:formula="of:=[.C35]*(1+(0.418/100))" table:style-name="ce6">
            <text:p>691424145.5</text:p>
          </table:table-cell>
          <table:table-cell office:value-type="float" office:value="8" table:style-name="ce6">
            <text:p>8</text:p>
          </table:table-cell>
          <table:table-cell office:value-type="float" office:value="2878122.3768202066" table:formula="of:=[.C36]-[.C35]" table:style-name="ce8">
            <text:p>2878122</text:p>
          </table:table-cell>
          <table:table-cell office:value-type="float" office:value="-10.193633600131196" table:formula="of:=(([.D36]*1000000)/[.E36])-(([.B36]*1000000)/[.C36])" table:style-name="ce9">
            <text:p>-10.1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6" table:style-name="ce13">
            <text:p>1716</text:p>
          </table:table-cell>
          <table:table-cell office:value-type="float" office:value="8978" table:formula="of:=[.B38]-[.D38]" table:style-name="ce6">
            <text:p>8978</text:p>
          </table:table-cell>
          <table:table-cell office:value-type="float" office:value="694314298.46789873" table:formula="of:=[.C36]*(1+(0.418/100))" table:style-name="ce6">
            <text:p>694314298.5</text:p>
          </table:table-cell>
          <table:table-cell office:value-type="float" office:value="8" table:style-name="ce6">
            <text:p>8</text:p>
          </table:table-cell>
          <table:table-cell office:value-type="float" office:value="2890152.9283553362" table:formula="of:=[.C37]-[.C36]" table:style-name="ce8">
            <text:p>2890153</text:p>
          </table:table-cell>
          <table:table-cell office:value-type="float" office:value="-10.162723736907374" table:formula="of:=(([.D37]*1000000)/[.E37])-(([.B37]*1000000)/[.C37])" table:style-name="ce9">
            <text:p>-10.1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7" table:style-name="ce13">
            <text:p>1717</text:p>
          </table:table-cell>
          <table:table-cell office:value-type="float" office:value="8986" table:formula="of:=[.B39]-[.D39]" table:style-name="ce6">
            <text:p>8986</text:p>
          </table:table-cell>
          <table:table-cell office:value-type="float" office:value="697216532.23549461" table:formula="of:=[.C37]*(1+(0.418/100))" table:style-name="ce6">
            <text:p>697216532.2</text:p>
          </table:table-cell>
          <table:table-cell office:value-type="float" office:value="8" table:style-name="ce6">
            <text:p>8</text:p>
          </table:table-cell>
          <table:table-cell office:value-type="float" office:value="2902233.7675958872" table:formula="of:=[.C38]-[.C37]" table:style-name="ce8">
            <text:p>2902234</text:p>
          </table:table-cell>
          <table:table-cell office:value-type="float" office:value="-10.131894576946026" table:formula="of:=(([.D38]*1000000)/[.E38])-(([.B38]*1000000)/[.C38])" table:style-name="ce9">
            <text:p>-10.1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8" table:style-name="ce13">
            <text:p>1718</text:p>
          </table:table-cell>
          <table:table-cell office:value-type="float" office:value="8994" table:formula="of:=[.B40]-[.D40]" table:style-name="ce6">
            <text:p>8994</text:p>
          </table:table-cell>
          <table:table-cell office:value-type="float" office:value="700130897.34023905" table:formula="of:=[.C38]*(1+(0.418/100))" table:style-name="ce6">
            <text:p>700130897.3</text:p>
          </table:table-cell>
          <table:table-cell office:value-type="float" office:value="8" table:style-name="ce6">
            <text:p>8</text:p>
          </table:table-cell>
          <table:table-cell office:value-type="float" office:value="2914365.1047444344" table:formula="of:=[.C39]-[.C38]" table:style-name="ce8">
            <text:p>2914365</text:p>
          </table:table-cell>
          <table:table-cell office:value-type="float" office:value="-10.101145983958933" table:formula="of:=(([.D39]*1000000)/[.E39])-(([.B39]*1000000)/[.C39])" table:style-name="ce9">
            <text:p>-10.1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19" table:style-name="ce13">
            <text:p>1719</text:p>
          </table:table-cell>
          <table:table-cell office:value-type="float" office:value="9002" table:formula="of:=[.B41]-[.D41]" table:style-name="ce6">
            <text:p>9002</text:p>
          </table:table-cell>
          <table:table-cell office:value-type="float" office:value="703057444.49112129" table:formula="of:=[.C39]*(1+(0.418/100))" table:style-name="ce6">
            <text:p>703057444.5</text:p>
          </table:table-cell>
          <table:table-cell office:value-type="float" office:value="8" table:style-name="ce6">
            <text:p>8</text:p>
          </table:table-cell>
          <table:table-cell office:value-type="float" office:value="2926547.1508822441" table:formula="of:=[.C40]-[.C39]" table:style-name="ce8">
            <text:p>2926547</text:p>
          </table:table-cell>
          <table:table-cell office:value-type="float" office:value="-10.070477821394178" table:formula="of:=(([.D40]*1000000)/[.E40])-(([.B40]*1000000)/[.C40])" table:style-name="ce9">
            <text:p>-10.0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0" table:style-name="ce13">
            <text:p>1720</text:p>
          </table:table-cell>
          <table:table-cell office:value-type="float" office:value="9010" table:formula="of:=[.B42]-[.D42]" table:style-name="ce6">
            <text:p>9010</text:p>
          </table:table-cell>
          <table:table-cell office:value-type="float" office:value="705996224.60909426" table:formula="of:=[.C40]*(1+(0.418/100))" table:style-name="ce6">
            <text:p>705996224.6</text:p>
          </table:table-cell>
          <table:table-cell office:value-type="float" office:value="8" table:style-name="ce6">
            <text:p>8</text:p>
          </table:table-cell>
          <table:table-cell office:value-type="float" office:value="2938780.11797297" table:formula="of:=[.C41]-[.C40]" table:style-name="ce8">
            <text:p>2938780</text:p>
          </table:table-cell>
          <table:table-cell office:value-type="float" office:value="-10.039889952440722" table:formula="of:=(([.D41]*1000000)/[.E41])-(([.B41]*1000000)/[.C41])" table:style-name="ce9">
            <text:p>-10.0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1" table:style-name="ce13">
            <text:p>1721</text:p>
          </table:table-cell>
          <table:table-cell office:value-type="float" office:value="9025" table:formula="of:=[.B43]-[.D43]" table:style-name="ce6">
            <text:p>9025</text:p>
          </table:table-cell>
          <table:table-cell office:value-type="float" office:value="708947288.82796037" table:formula="of:=[.C41]*(1+(0.418/100))" table:style-name="ce6">
            <text:p>708947288.8</text:p>
          </table:table-cell>
          <table:table-cell office:value-type="float" office:value="15" table:style-name="ce6">
            <text:p>15</text:p>
          </table:table-cell>
          <table:table-cell office:value-type="float" office:value="2951064.2188661098" table:formula="of:=[.C42]-[.C41]" table:style-name="ce8">
            <text:p>2951064</text:p>
          </table:table-cell>
          <table:table-cell office:value-type="float" office:value="-7.6472303921938831" table:formula="of:=(([.D42]*1000000)/[.E42])-(([.B42]*1000000)/[.C42])" table:style-name="ce9">
            <text:p>-7.6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2" table:style-name="ce13">
            <text:p>1722</text:p>
          </table:table-cell>
          <table:table-cell office:value-type="float" office:value="9040" table:formula="of:=[.B44]-[.D44]" table:style-name="ce6">
            <text:p>9040</text:p>
          </table:table-cell>
          <table:table-cell office:value-type="float" office:value="711910688.49526131" table:formula="of:=[.C42]*(1+(0.418/100))" table:style-name="ce6">
            <text:p>711910688.5</text:p>
          </table:table-cell>
          <table:table-cell office:value-type="float" office:value="15" table:style-name="ce6">
            <text:p>15</text:p>
          </table:table-cell>
          <table:table-cell office:value-type="float" office:value="2963399.6673009396" table:formula="of:=[.C43]-[.C42]" table:style-name="ce8">
            <text:p>2963400</text:p>
          </table:table-cell>
          <table:table-cell office:value-type="float" office:value="-7.6364680871409369" table:formula="of:=(([.D43]*1000000)/[.E43])-(([.B43]*1000000)/[.C43])" table:style-name="ce9">
            <text:p>-7.6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3" table:style-name="ce13">
            <text:p>1723</text:p>
          </table:table-cell>
          <table:table-cell office:value-type="float" office:value="9055" table:formula="of:=[.B45]-[.D45]" table:style-name="ce6">
            <text:p>9055</text:p>
          </table:table-cell>
          <table:table-cell office:value-type="float" office:value="714886475.17317152" table:formula="of:=[.C43]*(1+(0.418/100))" table:style-name="ce6">
            <text:p>714886475.2</text:p>
          </table:table-cell>
          <table:table-cell office:value-type="float" office:value="15" table:style-name="ce6">
            <text:p>15</text:p>
          </table:table-cell>
          <table:table-cell office:value-type="float" office:value="2975786.6779102087" table:formula="of:=[.C44]-[.C43]" table:style-name="ce8">
            <text:p>2975787</text:p>
          </table:table-cell>
          <table:table-cell office:value-type="float" office:value="-7.6256628750291977" table:formula="of:=(([.D44]*1000000)/[.E44])-(([.B44]*1000000)/[.C44])" table:style-name="ce9">
            <text:p>-7.6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4" table:style-name="ce13">
            <text:p>1724</text:p>
          </table:table-cell>
          <table:table-cell office:value-type="float" office:value="9070" table:formula="of:=[.B46]-[.D46]" table:style-name="ce6">
            <text:p>9070</text:p>
          </table:table-cell>
          <table:table-cell office:value-type="float" office:value="717874700.63939548" table:formula="of:=[.C44]*(1+(0.418/100))" table:style-name="ce6">
            <text:p>717874700.6</text:p>
          </table:table-cell>
          <table:table-cell office:value-type="float" office:value="15" table:style-name="ce6">
            <text:p>15</text:p>
          </table:table-cell>
          <table:table-cell office:value-type="float" office:value="2988225.4662239552" table:formula="of:=[.C45]-[.C44]" table:style-name="ce8">
            <text:p>2988225</text:p>
          </table:table-cell>
          <table:table-cell office:value-type="float" office:value="-7.6148152995498473" table:formula="of:=(([.D45]*1000000)/[.E45])-(([.B45]*1000000)/[.C45])" table:style-name="ce9">
            <text:p>-7.6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5" table:style-name="ce13">
            <text:p>1725</text:p>
          </table:table-cell>
          <table:table-cell office:value-type="float" office:value="9085" table:formula="of:=[.B47]-[.D47]" table:style-name="ce6">
            <text:p>9085</text:p>
          </table:table-cell>
          <table:table-cell office:value-type="float" office:value="720875416.8880682" table:formula="of:=[.C45]*(1+(0.418/100))" table:style-name="ce6">
            <text:p>720875416.9</text:p>
          </table:table-cell>
          <table:table-cell office:value-type="float" office:value="15" table:style-name="ce6">
            <text:p>15</text:p>
          </table:table-cell>
          <table:table-cell office:value-type="float" office:value="3000716.2486727238" table:formula="of:=[.C46]-[.C45]" table:style-name="ce8">
            <text:p>3000716</text:p>
          </table:table-cell>
          <table:table-cell office:value-type="float" office:value="-7.6039259006105047" table:formula="of:=(([.D46]*1000000)/[.E46])-(([.B46]*1000000)/[.C46])" table:style-name="ce9">
            <text:p>-7.6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6" table:style-name="ce13">
            <text:p>1726</text:p>
          </table:table-cell>
          <table:table-cell office:value-type="float" office:value="9100" table:formula="of:=[.B48]-[.D48]" table:style-name="ce6">
            <text:p>9100</text:p>
          </table:table-cell>
          <table:table-cell office:value-type="float" office:value="723888676.13066041" table:formula="of:=[.C46]*(1+(0.418/100))" table:style-name="ce6">
            <text:p>723888676.1</text:p>
          </table:table-cell>
          <table:table-cell office:value-type="float" office:value="15" table:style-name="ce6">
            <text:p>15</text:p>
          </table:table-cell>
          <table:table-cell office:value-type="float" office:value="3013259.2425922155" table:formula="of:=[.C47]-[.C46]" table:style-name="ce8">
            <text:p>3013259</text:p>
          </table:table-cell>
          <table:table-cell office:value-type="float" office:value="-7.5929952143587895" table:formula="of:=(([.D47]*1000000)/[.E47])-(([.B47]*1000000)/[.C47])" table:style-name="ce9">
            <text:p>-7.5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7" table:style-name="ce13">
            <text:p>1727</text:p>
          </table:table-cell>
          <table:table-cell office:value-type="float" office:value="9115" table:formula="of:=[.B49]-[.D49]" table:style-name="ce6">
            <text:p>9115</text:p>
          </table:table-cell>
          <table:table-cell office:value-type="float" office:value="726914530.79688668" table:formula="of:=[.C47]*(1+(0.418/100))" table:style-name="ce6">
            <text:p>726914530.8</text:p>
          </table:table-cell>
          <table:table-cell office:value-type="float" office:value="15" table:style-name="ce6">
            <text:p>15</text:p>
          </table:table-cell>
          <table:table-cell office:value-type="float" office:value="3025854.6662262678" table:formula="of:=[.C48]-[.C47]" table:style-name="ce8">
            <text:p>3025855</text:p>
          </table:table-cell>
          <table:table-cell office:value-type="float" office:value="-7.5820237732029252" table:formula="of:=(([.D48]*1000000)/[.E48])-(([.B48]*1000000)/[.C48])" table:style-name="ce9">
            <text:p>-7.5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8" table:style-name="ce13">
            <text:p>1728</text:p>
          </table:table-cell>
          <table:table-cell office:value-type="float" office:value="9130" table:formula="of:=[.B50]-[.D50]" table:style-name="ce6">
            <text:p>9130</text:p>
          </table:table-cell>
          <table:table-cell office:value-type="float" office:value="729953033.53561771" table:formula="of:=[.C48]*(1+(0.418/100))" table:style-name="ce6">
            <text:p>729953033.5</text:p>
          </table:table-cell>
          <table:table-cell office:value-type="float" office:value="15" table:style-name="ce6">
            <text:p>15</text:p>
          </table:table-cell>
          <table:table-cell office:value-type="float" office:value="3038502.7387310266" table:formula="of:=[.C49]-[.C48]" table:style-name="ce8">
            <text:p>3038503</text:p>
          </table:table-cell>
          <table:table-cell office:value-type="float" office:value="-7.5710121058342059" table:formula="of:=(([.D49]*1000000)/[.E49])-(([.B49]*1000000)/[.C49])" table:style-name="ce9">
            <text:p>-7.5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29" table:style-name="ce13">
            <text:p>1729</text:p>
          </table:table-cell>
          <table:table-cell office:value-type="float" office:value="9145" table:formula="of:=[.B51]-[.D51]" table:style-name="ce6">
            <text:p>9145</text:p>
          </table:table-cell>
          <table:table-cell office:value-type="float" office:value="733004237.21579659" table:formula="of:=[.C49]*(1+(0.418/100))" table:style-name="ce6">
            <text:p>733004237.2</text:p>
          </table:table-cell>
          <table:table-cell office:value-type="float" office:value="15" table:style-name="ce6">
            <text:p>15</text:p>
          </table:table-cell>
          <table:table-cell office:value-type="float" office:value="3051203.6801788807" table:formula="of:=[.C50]-[.C49]" table:style-name="ce8">
            <text:p>3051204</text:p>
          </table:table-cell>
          <table:table-cell office:value-type="float" office:value="-7.5599607372489182" table:formula="of:=(([.D50]*1000000)/[.E50])-(([.B50]*1000000)/[.C50])" table:style-name="ce9">
            <text:p>-7.5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0" table:style-name="ce13">
            <text:p>1730</text:p>
          </table:table-cell>
          <table:table-cell office:value-type="float" office:value="9160" table:formula="of:=[.B52]-[.D52]" table:style-name="ce6">
            <text:p>9160</text:p>
          </table:table-cell>
          <table:table-cell office:value-type="float" office:value="736068194.92735863" table:formula="of:=[.C50]*(1+(0.418/100))" table:style-name="ce6">
            <text:p>736068194.9</text:p>
          </table:table-cell>
          <table:table-cell office:value-type="float" office:value="15" table:style-name="ce6">
            <text:p>15</text:p>
          </table:table-cell>
          <table:table-cell office:value-type="float" office:value="3063957.7115620375" table:formula="of:=[.C51]-[.C50]" table:style-name="ce8">
            <text:p>3063958</text:p>
          </table:table-cell>
          <table:table-cell office:value-type="float" office:value="-7.5488701887695155" table:formula="of:=(([.D51]*1000000)/[.E51])-(([.B51]*1000000)/[.C51])" table:style-name="ce9">
            <text:p>-7.5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1" table:style-name="ce13">
            <text:p>1731</text:p>
          </table:table-cell>
          <table:table-cell office:value-type="float" office:value="9175" table:formula="of:=[.B53]-[.D53]" table:style-name="ce6">
            <text:p>9175</text:p>
          </table:table-cell>
          <table:table-cell office:value-type="float" office:value="739144959.98215508" table:formula="of:=[.C51]*(1+(0.418/100))" table:style-name="ce6">
            <text:p>739144960</text:p>
          </table:table-cell>
          <table:table-cell office:value-type="float" office:value="15" table:style-name="ce6">
            <text:p>15</text:p>
          </table:table-cell>
          <table:table-cell office:value-type="float" office:value="3076765.0547964573" table:formula="of:=[.C52]-[.C51]" table:style-name="ce8">
            <text:p>3076765</text:p>
          </table:table-cell>
          <table:table-cell office:value-type="float" office:value="-7.5377409780662532" table:formula="of:=(([.D52]*1000000)/[.E52])-(([.B52]*1000000)/[.C52])" table:style-name="ce9">
            <text:p>-7.5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2" table:style-name="ce13">
            <text:p>1732</text:p>
          </table:table-cell>
          <table:table-cell office:value-type="float" office:value="9190" table:formula="of:=[.B54]-[.D54]" table:style-name="ce6">
            <text:p>9190</text:p>
          </table:table-cell>
          <table:table-cell office:value-type="float" office:value="742234585.91488051" table:formula="of:=[.C52]*(1+(0.418/100))" table:style-name="ce6">
            <text:p>742234585.9</text:p>
          </table:table-cell>
          <table:table-cell office:value-type="float" office:value="15" table:style-name="ce6">
            <text:p>15</text:p>
          </table:table-cell>
          <table:table-cell office:value-type="float" office:value="3089625.9327254295" table:formula="of:=[.C53]-[.C52]" table:style-name="ce8">
            <text:p>3089626</text:p>
          </table:table-cell>
          <table:table-cell office:value-type="float" office:value="-7.5265736191781292" table:formula="of:=(([.D53]*1000000)/[.E53])-(([.B53]*1000000)/[.C53])" table:style-name="ce9">
            <text:p>-7.5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3" table:style-name="ce13">
            <text:p>1733</text:p>
          </table:table-cell>
          <table:table-cell office:value-type="float" office:value="9205" table:formula="of:=[.B55]-[.D55]" table:style-name="ce6">
            <text:p>9205</text:p>
          </table:table-cell>
          <table:table-cell office:value-type="float" office:value="745337126.48400474" table:formula="of:=[.C53]*(1+(0.418/100))" table:style-name="ce6">
            <text:p>745337126.5</text:p>
          </table:table-cell>
          <table:table-cell office:value-type="float" office:value="15" table:style-name="ce6">
            <text:p>15</text:p>
          </table:table-cell>
          <table:table-cell office:value-type="float" office:value="3102540.5691242218" table:formula="of:=[.C54]-[.C53]" table:style-name="ce8">
            <text:p>3102541</text:p>
          </table:table-cell>
          <table:table-cell office:value-type="float" office:value="-7.5153686225353367" table:formula="of:=(([.D54]*1000000)/[.E54])-(([.B54]*1000000)/[.C54])" table:style-name="ce9">
            <text:p>-7.5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4" table:style-name="ce13">
            <text:p>1734</text:p>
          </table:table-cell>
          <table:table-cell office:value-type="float" office:value="9220" table:formula="of:=[.B56]-[.D56]" table:style-name="ce6">
            <text:p>9220</text:p>
          </table:table-cell>
          <table:table-cell office:value-type="float" office:value="748452635.67270792" table:formula="of:=[.C54]*(1+(0.418/100))" table:style-name="ce6">
            <text:p>748452635.7</text:p>
          </table:table-cell>
          <table:table-cell office:value-type="float" office:value="15" table:style-name="ce6">
            <text:p>15</text:p>
          </table:table-cell>
          <table:table-cell office:value-type="float" office:value="3115509.1887031794" table:formula="of:=[.C55]-[.C54]" table:style-name="ce8">
            <text:p>3115509</text:p>
          </table:table-cell>
          <table:table-cell office:value-type="float" office:value="-7.5041264949791744" table:formula="of:=(([.D55]*1000000)/[.E55])-(([.B55]*1000000)/[.C55])" table:style-name="ce9">
            <text:p>-7.5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5" table:style-name="ce13">
            <text:p>1735</text:p>
          </table:table-cell>
          <table:table-cell office:value-type="float" office:value="9235" table:formula="of:=[.B57]-[.D57]" table:style-name="ce6">
            <text:p>9235</text:p>
          </table:table-cell>
          <table:table-cell office:value-type="float" office:value="751581167.68981993" table:formula="of:=[.C55]*(1+(0.418/100))" table:style-name="ce6">
            <text:p>751581167.7</text:p>
          </table:table-cell>
          <table:table-cell office:value-type="float" office:value="15" table:style-name="ce6">
            <text:p>15</text:p>
          </table:table-cell>
          <table:table-cell office:value-type="float" office:value="3128532.0171120167" table:formula="of:=[.C56]-[.C55]" table:style-name="ce8">
            <text:p>3128532</text:p>
          </table:table-cell>
          <table:table-cell office:value-type="float" office:value="-7.4928477397836559" table:formula="of:=(([.D56]*1000000)/[.E56])-(([.B56]*1000000)/[.C56])" table:style-name="ce9">
            <text:p>-7.4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6" table:style-name="ce13">
            <text:p>1736</text:p>
          </table:table-cell>
          <table:table-cell office:value-type="float" office:value="9250" table:formula="of:=[.B58]-[.D58]" table:style-name="ce6">
            <text:p>9250</text:p>
          </table:table-cell>
          <table:table-cell office:value-type="float" office:value="754722776.97076344" table:formula="of:=[.C56]*(1+(0.418/100))" table:style-name="ce6">
            <text:p>754722777</text:p>
          </table:table-cell>
          <table:table-cell office:value-type="float" office:value="15" table:style-name="ce6">
            <text:p>15</text:p>
          </table:table-cell>
          <table:table-cell office:value-type="float" office:value="3141609.2809435129" table:formula="of:=[.C57]-[.C56]" table:style-name="ce8">
            <text:p>3141609</text:p>
          </table:table-cell>
          <table:table-cell office:value-type="float" office:value="-7.481532856676095" table:formula="of:=(([.D57]*1000000)/[.E57])-(([.B57]*1000000)/[.C57])" table:style-name="ce9">
            <text:p>-7.4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7" table:style-name="ce13">
            <text:p>1737</text:p>
          </table:table-cell>
          <table:table-cell office:value-type="float" office:value="9265" table:formula="of:=[.B59]-[.D59]" table:style-name="ce6">
            <text:p>9265</text:p>
          </table:table-cell>
          <table:table-cell office:value-type="float" office:value="757877518.17850125" table:formula="of:=[.C57]*(1+(0.418/100))" table:style-name="ce6">
            <text:p>757877518.2</text:p>
          </table:table-cell>
          <table:table-cell office:value-type="float" office:value="15" table:style-name="ce6">
            <text:p>15</text:p>
          </table:table-cell>
          <table:table-cell office:value-type="float" office:value="3154741.2077378035" table:formula="of:=[.C58]-[.C57]" table:style-name="ce8">
            <text:p>3154741</text:p>
          </table:table-cell>
          <table:table-cell office:value-type="float" office:value="-7.470182341858429" table:formula="of:=(([.D58]*1000000)/[.E58])-(([.B58]*1000000)/[.C58])" table:style-name="ce9">
            <text:p>-7.4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8" table:style-name="ce13">
            <text:p>1738</text:p>
          </table:table-cell>
          <table:table-cell office:value-type="float" office:value="9280" table:formula="of:=[.B60]-[.D60]" table:style-name="ce6">
            <text:p>9280</text:p>
          </table:table-cell>
          <table:table-cell office:value-type="float" office:value="761045446.20448744" table:formula="of:=[.C58]*(1+(0.418/100))" table:style-name="ce6">
            <text:p>761045446.2</text:p>
          </table:table-cell>
          <table:table-cell office:value-type="float" office:value="15" table:style-name="ce6">
            <text:p>15</text:p>
          </table:table-cell>
          <table:table-cell office:value-type="float" office:value="3167928.0259861946" table:formula="of:=[.C59]-[.C58]" table:style-name="ce8">
            <text:p>3167928</text:p>
          </table:table-cell>
          <table:table-cell office:value-type="float" office:value="-7.4587966880276868" table:formula="of:=(([.D59]*1000000)/[.E59])-(([.B59]*1000000)/[.C59])" table:style-name="ce9">
            <text:p>-7.4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39" table:style-name="ce13">
            <text:p>1739</text:p>
          </table:table-cell>
          <table:table-cell office:value-type="float" office:value="9295" table:formula="of:=[.B61]-[.D61]" table:style-name="ce6">
            <text:p>9295</text:p>
          </table:table-cell>
          <table:table-cell office:value-type="float" office:value="764226616.1696223" table:formula="of:=[.C59]*(1+(0.418/100))" table:style-name="ce6">
            <text:p>764226616.2</text:p>
          </table:table-cell>
          <table:table-cell office:value-type="float" office:value="15" table:style-name="ce6">
            <text:p>15</text:p>
          </table:table-cell>
          <table:table-cell office:value-type="float" office:value="3181169.9651348591" table:formula="of:=[.C60]-[.C59]" table:style-name="ce8">
            <text:p>3181170</text:p>
          </table:table-cell>
          <table:table-cell office:value-type="float" office:value="-7.4473763843961569" table:formula="of:=(([.D60]*1000000)/[.E60])-(([.B60]*1000000)/[.C60])" table:style-name="ce9">
            <text:p>-7.4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0" table:style-name="ce13">
            <text:p>1740</text:p>
          </table:table-cell>
          <table:table-cell office:value-type="float" office:value="9310" table:formula="of:=[.B62]-[.D62]" table:style-name="ce6">
            <text:p>9310</text:p>
          </table:table-cell>
          <table:table-cell office:value-type="float" office:value="767421083.42521143" table:formula="of:=[.C60]*(1+(0.418/100))" table:style-name="ce6">
            <text:p>767421083.4</text:p>
          </table:table-cell>
          <table:table-cell office:value-type="float" office:value="15" table:style-name="ce6">
            <text:p>15</text:p>
          </table:table-cell>
          <table:table-cell office:value-type="float" office:value="3194467.2555891275" table:formula="of:=[.C61]-[.C60]" table:style-name="ce8">
            <text:p>3194467</text:p>
          </table:table-cell>
          <table:table-cell office:value-type="float" office:value="-7.4359219167123101" table:formula="of:=(([.D61]*1000000)/[.E61])-(([.B61]*1000000)/[.C61])" table:style-name="ce9">
            <text:p>-7.4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1" table:style-name="ce13">
            <text:p>1741</text:p>
          </table:table-cell>
          <table:table-cell office:value-type="float" office:value="9330" table:formula="of:=[.B63]-[.D63]" table:style-name="ce6">
            <text:p>9330</text:p>
          </table:table-cell>
          <table:table-cell office:value-type="float" office:value="770628903.55392885" table:formula="of:=[.C61]*(1+(0.418/100))" table:style-name="ce6">
            <text:p>770628903.6</text:p>
          </table:table-cell>
          <table:table-cell office:value-type="float" office:value="20" table:style-name="ce6">
            <text:p>20</text:p>
          </table:table-cell>
          <table:table-cell office:value-type="float" office:value="3207820.1287174225" table:formula="of:=[.C62]-[.C61]" table:style-name="ce8">
            <text:p>3207820</text:p>
          </table:table-cell>
          <table:table-cell office:value-type="float" office:value="-5.8722310880311586" table:formula="of:=(([.D62]*1000000)/[.E62])-(([.B62]*1000000)/[.C62])" table:style-name="ce9">
            <text:p>-5.8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2" table:style-name="ce13">
            <text:p>1742</text:p>
          </table:table-cell>
          <table:table-cell office:value-type="float" office:value="9350" table:formula="of:=[.B64]-[.D64]" table:style-name="ce6">
            <text:p>9350</text:p>
          </table:table-cell>
          <table:table-cell office:value-type="float" office:value="773850132.37078428" table:formula="of:=[.C62]*(1+(0.418/100))" table:style-name="ce6">
            <text:p>773850132.4</text:p>
          </table:table-cell>
          <table:table-cell office:value-type="float" office:value="20" table:style-name="ce6">
            <text:p>20</text:p>
          </table:table-cell>
          <table:table-cell office:value-type="float" office:value="3221228.8168554306" table:formula="of:=[.C63]-[.C62]" table:style-name="ce8">
            <text:p>3221229</text:p>
          </table:table-cell>
          <table:table-cell office:value-type="float" office:value="-5.8736321345059235" table:formula="of:=(([.D63]*1000000)/[.E63])-(([.B63]*1000000)/[.C63])" table:style-name="ce9">
            <text:p>-5.8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3" table:style-name="ce13">
            <text:p>1743</text:p>
          </table:table-cell>
          <table:table-cell office:value-type="float" office:value="9370" table:formula="of:=[.B65]-[.D65]" table:style-name="ce6">
            <text:p>9370</text:p>
          </table:table-cell>
          <table:table-cell office:value-type="float" office:value="777084825.9240942" table:formula="of:=[.C63]*(1+(0.418/100))" table:style-name="ce6">
            <text:p>777084825.9</text:p>
          </table:table-cell>
          <table:table-cell office:value-type="float" office:value="20" table:style-name="ce6">
            <text:p>20</text:p>
          </table:table-cell>
          <table:table-cell office:value-type="float" office:value="3234693.5533099174" table:formula="of:=[.C64]-[.C63]" table:style-name="ce8">
            <text:p>3234694</text:p>
          </table:table-cell>
          <table:table-cell office:value-type="float" office:value="-5.8749197674214875" table:formula="of:=(([.D64]*1000000)/[.E64])-(([.B64]*1000000)/[.C64])" table:style-name="ce9">
            <text:p>-5.8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4" table:style-name="ce13">
            <text:p>1744</text:p>
          </table:table-cell>
          <table:table-cell office:value-type="float" office:value="9390" table:formula="of:=[.B66]-[.D66]" table:style-name="ce6">
            <text:p>9390</text:p>
          </table:table-cell>
          <table:table-cell office:value-type="float" office:value="780333040.49645698" table:formula="of:=[.C64]*(1+(0.418/100))" table:style-name="ce6">
            <text:p>780333040.5</text:p>
          </table:table-cell>
          <table:table-cell office:value-type="float" office:value="20" table:style-name="ce6">
            <text:p>20</text:p>
          </table:table-cell>
          <table:table-cell office:value-type="float" office:value="3248214.5723627806" table:formula="of:=[.C65]-[.C64]" table:style-name="ce8">
            <text:p>3248215</text:p>
          </table:table-cell>
          <table:table-cell office:value-type="float" office:value="-5.8760949066920958" table:formula="of:=(([.D65]*1000000)/[.E65])-(([.B65]*1000000)/[.C65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5" table:style-name="ce13">
            <text:p>1745</text:p>
          </table:table-cell>
          <table:table-cell office:value-type="float" office:value="9410" table:formula="of:=[.B67]-[.D67]" table:style-name="ce6">
            <text:p>9410</text:p>
          </table:table-cell>
          <table:table-cell office:value-type="float" office:value="783594832.6057322" table:formula="of:=[.C65]*(1+(0.418/100))" table:style-name="ce6">
            <text:p>783594832.6</text:p>
          </table:table-cell>
          <table:table-cell office:value-type="float" office:value="20" table:style-name="ce6">
            <text:p>20</text:p>
          </table:table-cell>
          <table:table-cell office:value-type="float" office:value="3261792.1092752218" table:formula="of:=[.C66]-[.C65]" table:style-name="ce8">
            <text:p>3261792</text:p>
          </table:table-cell>
          <table:table-cell office:value-type="float" office:value="-5.8771584665386749" table:formula="of:=(([.D66]*1000000)/[.E66])-(([.B66]*1000000)/[.C66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6" table:style-name="ce13">
            <text:p>1746</text:p>
          </table:table-cell>
          <table:table-cell office:value-type="float" office:value="9430" table:formula="of:=[.B68]-[.D68]" table:style-name="ce6">
            <text:p>9430</text:p>
          </table:table-cell>
          <table:table-cell office:value-type="float" office:value="786870259.00602424" table:formula="of:=[.C66]*(1+(0.418/100))" table:style-name="ce6">
            <text:p>786870259</text:p>
          </table:table-cell>
          <table:table-cell office:value-type="float" office:value="20" table:style-name="ce6">
            <text:p>20</text:p>
          </table:table-cell>
          <table:table-cell office:value-type="float" office:value="3275426.4002920389" table:formula="of:=[.C67]-[.C66]" table:style-name="ce8">
            <text:p>3275426</text:p>
          </table:table-cell>
          <table:table-cell office:value-type="float" office:value="-5.8781113555206712" table:formula="of:=(([.D67]*1000000)/[.E67])-(([.B67]*1000000)/[.C67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7" table:style-name="ce13">
            <text:p>1747</text:p>
          </table:table-cell>
          <table:table-cell office:value-type="float" office:value="9450" table:formula="of:=[.B69]-[.D69]" table:style-name="ce6">
            <text:p>9450</text:p>
          </table:table-cell>
          <table:table-cell office:value-type="float" office:value="790159376.68866944" table:formula="of:=[.C67]*(1+(0.418/100))" table:style-name="ce6">
            <text:p>790159376.7</text:p>
          </table:table-cell>
          <table:table-cell office:value-type="float" office:value="20" table:style-name="ce6">
            <text:p>20</text:p>
          </table:table-cell>
          <table:table-cell office:value-type="float" office:value="3289117.6826452017" table:formula="of:=[.C68]-[.C67]" table:style-name="ce8">
            <text:p>3289118</text:p>
          </table:table-cell>
          <table:table-cell office:value-type="float" office:value="-5.8789544765663351" table:formula="of:=(([.D68]*1000000)/[.E68])-(([.B68]*1000000)/[.C68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8" table:style-name="ce13">
            <text:p>1748</text:p>
          </table:table-cell>
          <table:table-cell office:value-type="float" office:value="9470" table:formula="of:=[.B70]-[.D70]" table:style-name="ce6">
            <text:p>9470</text:p>
          </table:table-cell>
          <table:table-cell office:value-type="float" office:value="793462242.88322818" table:formula="of:=[.C68]*(1+(0.418/100))" table:style-name="ce6">
            <text:p>793462242.9</text:p>
          </table:table-cell>
          <table:table-cell office:value-type="float" office:value="20" table:style-name="ce6">
            <text:p>20</text:p>
          </table:table-cell>
          <table:table-cell office:value-type="float" office:value="3302866.1945587397" table:formula="of:=[.C69]-[.C68]" table:style-name="ce8">
            <text:p>3302866</text:p>
          </table:table-cell>
          <table:table-cell office:value-type="float" office:value="-5.8796887270052718" table:formula="of:=(([.D69]*1000000)/[.E69])-(([.B69]*1000000)/[.C69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49" table:style-name="ce13">
            <text:p>1749</text:p>
          </table:table-cell>
          <table:table-cell office:value-type="float" office:value="9490" table:formula="of:=[.B71]-[.D71]" table:style-name="ce6">
            <text:p>9490</text:p>
          </table:table-cell>
          <table:table-cell office:value-type="float" office:value="796778915.05848014" table:formula="of:=[.C69]*(1+(0.418/100))" table:style-name="ce6">
            <text:p>796778915.1</text:p>
          </table:table-cell>
          <table:table-cell office:value-type="float" office:value="20" table:style-name="ce6">
            <text:p>20</text:p>
          </table:table-cell>
          <table:table-cell office:value-type="float" office:value="3316672.1752519608" table:formula="of:=[.C70]-[.C69]" table:style-name="ce8">
            <text:p>3316672</text:p>
          </table:table-cell>
          <table:table-cell office:value-type="float" office:value="-5.8803149985977035" table:formula="of:=(([.D70]*1000000)/[.E70])-(([.B70]*1000000)/[.C70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0" table:style-name="ce13">
            <text:p>1750</text:p>
          </table:table-cell>
          <table:table-cell office:value-type="float" office:value="9510" table:formula="of:=[.B72]-[.D72]" table:style-name="ce6">
            <text:p>9510</text:p>
          </table:table-cell>
          <table:table-cell office:value-type="float" office:value="800109450.9234246" table:formula="of:=[.C70]*(1+(0.418/100))" table:style-name="ce6">
            <text:p>800109450.9</text:p>
          </table:table-cell>
          <table:table-cell office:value-type="float" office:value="20" table:style-name="ce6">
            <text:p>20</text:p>
          </table:table-cell>
          <table:table-cell office:value-type="float" office:value="3330535.864944458" table:formula="of:=[.C71]-[.C70]" table:style-name="ce8">
            <text:p>3330536</text:p>
          </table:table-cell>
          <table:table-cell office:value-type="float" office:value="-5.8808341775668298" table:formula="of:=(([.D71]*1000000)/[.E71])-(([.B71]*1000000)/[.C71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1" table:style-name="ce13">
            <text:p>1751</text:p>
          </table:table-cell>
          <table:table-cell office:value-type="float" office:value="9530" table:formula="of:=[.B73]-[.D73]" table:style-name="ce6">
            <text:p>9530</text:p>
          </table:table-cell>
          <table:table-cell office:value-type="float" office:value="803453908.42828453" table:formula="of:=[.C71]*(1+(0.418/100))" table:style-name="ce6">
            <text:p>803453908.4</text:p>
          </table:table-cell>
          <table:table-cell office:value-type="float" office:value="20" table:style-name="ce6">
            <text:p>20</text:p>
          </table:table-cell>
          <table:table-cell office:value-type="float" office:value="3344457.5048599243" table:formula="of:=[.C72]-[.C71]" table:style-name="ce8">
            <text:p>3344458</text:p>
          </table:table-cell>
          <table:table-cell office:value-type="float" office:value="-5.8812471446288068" table:formula="of:=(([.D72]*1000000)/[.E72])-(([.B72]*1000000)/[.C72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2" table:style-name="ce13">
            <text:p>1752</text:p>
          </table:table-cell>
          <table:table-cell office:value-type="float" office:value="9550" table:formula="of:=[.B74]-[.D74]" table:style-name="ce6">
            <text:p>9550</text:p>
          </table:table-cell>
          <table:table-cell office:value-type="float" office:value="806812345.76551485" table:formula="of:=[.C72]*(1+(0.418/100))" table:style-name="ce6">
            <text:p>806812345.8</text:p>
          </table:table-cell>
          <table:table-cell office:value-type="float" office:value="20" table:style-name="ce6">
            <text:p>20</text:p>
          </table:table-cell>
          <table:table-cell office:value-type="float" office:value="3358437.3372303247" table:formula="of:=[.C73]-[.C72]" table:style-name="ce8">
            <text:p>3358437</text:p>
          </table:table-cell>
          <table:table-cell office:value-type="float" office:value="-5.8815547750231891" table:formula="of:=(([.D73]*1000000)/[.E73])-(([.B73]*1000000)/[.C73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3" table:style-name="ce13">
            <text:p>1753</text:p>
          </table:table-cell>
          <table:table-cell office:value-type="float" office:value="9570" table:formula="of:=[.B75]-[.D75]" table:style-name="ce6">
            <text:p>9570</text:p>
          </table:table-cell>
          <table:table-cell office:value-type="float" office:value="810184821.3708148" table:formula="of:=[.C73]*(1+(0.418/100))" table:style-name="ce6">
            <text:p>810184821.4</text:p>
          </table:table-cell>
          <table:table-cell office:value-type="float" office:value="20" table:style-name="ce6">
            <text:p>20</text:p>
          </table:table-cell>
          <table:table-cell office:value-type="float" office:value="3372475.6052999496" table:formula="of:=[.C74]-[.C73]" table:style-name="ce8">
            <text:p>3372476</text:p>
          </table:table-cell>
          <table:table-cell office:value-type="float" office:value="-5.881757938542993" table:formula="of:=(([.D74]*1000000)/[.E74])-(([.B74]*1000000)/[.C74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4" table:style-name="ce13">
            <text:p>1754</text:p>
          </table:table-cell>
          <table:table-cell office:value-type="float" office:value="9590" table:formula="of:=[.B76]-[.D76]" table:style-name="ce6">
            <text:p>9590</text:p>
          </table:table-cell>
          <table:table-cell office:value-type="float" office:value="813571393.92414486" table:formula="of:=[.C74]*(1+(0.418/100))" table:style-name="ce6">
            <text:p>813571393.9</text:p>
          </table:table-cell>
          <table:table-cell office:value-type="float" office:value="20" table:style-name="ce6">
            <text:p>20</text:p>
          </table:table-cell>
          <table:table-cell office:value-type="float" office:value="3386572.5533300638" table:formula="of:=[.C75]-[.C74]" table:style-name="ce8">
            <text:p>3386573</text:p>
          </table:table-cell>
          <table:table-cell office:value-type="float" office:value="-5.8818574995656006" table:formula="of:=(([.D75]*1000000)/[.E75])-(([.B75]*1000000)/[.C75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5" table:style-name="ce13">
            <text:p>1755</text:p>
          </table:table-cell>
          <table:table-cell office:value-type="float" office:value="9610" table:formula="of:=[.B77]-[.D77]" table:style-name="ce6">
            <text:p>9610</text:p>
          </table:table-cell>
          <table:table-cell office:value-type="float" office:value="816972122.35074782" table:formula="of:=[.C75]*(1+(0.418/100))" table:style-name="ce6">
            <text:p>816972122.4</text:p>
          </table:table-cell>
          <table:table-cell office:value-type="float" office:value="20" table:style-name="ce6">
            <text:p>20</text:p>
          </table:table-cell>
          <table:table-cell office:value-type="float" office:value="3400728.4266029596" table:formula="of:=[.C76]-[.C75]" table:style-name="ce8">
            <text:p>3400728</text:p>
          </table:table-cell>
          <table:table-cell office:value-type="float" office:value="-5.8818543170824249" table:formula="of:=(([.D76]*1000000)/[.E76])-(([.B76]*1000000)/[.C76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6" table:style-name="ce13">
            <text:p>1756</text:p>
          </table:table-cell>
          <table:table-cell office:value-type="float" office:value="9630" table:formula="of:=[.B78]-[.D78]" table:style-name="ce6">
            <text:p>9630</text:p>
          </table:table-cell>
          <table:table-cell office:value-type="float" office:value="820387065.82217395" table:formula="of:=[.C76]*(1+(0.418/100))" table:style-name="ce6">
            <text:p>820387065.8</text:p>
          </table:table-cell>
          <table:table-cell office:value-type="float" office:value="20" table:style-name="ce6">
            <text:p>20</text:p>
          </table:table-cell>
          <table:table-cell office:value-type="float" office:value="3414943.4714261293" table:formula="of:=[.C77]-[.C76]" table:style-name="ce8">
            <text:p>3414943</text:p>
          </table:table-cell>
          <table:table-cell office:value-type="float" office:value="-5.8817492447286126" table:formula="of:=(([.D77]*1000000)/[.E77])-(([.B77]*1000000)/[.C77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7" table:style-name="ce13">
            <text:p>1757</text:p>
          </table:table-cell>
          <table:table-cell office:value-type="float" office:value="9650" table:formula="of:=[.B79]-[.D79]" table:style-name="ce6">
            <text:p>9650</text:p>
          </table:table-cell>
          <table:table-cell office:value-type="float" office:value="823816283.75731075" table:formula="of:=[.C77]*(1+(0.418/100))" table:style-name="ce6">
            <text:p>823816283.8</text:p>
          </table:table-cell>
          <table:table-cell office:value-type="float" office:value="20" table:style-name="ce6">
            <text:p>20</text:p>
          </table:table-cell>
          <table:table-cell office:value-type="float" office:value="3429217.935136795" table:formula="of:=[.C78]-[.C77]" table:style-name="ce8">
            <text:p>3429218</text:p>
          </table:table-cell>
          <table:table-cell office:value-type="float" office:value="-5.8815431308131645" table:formula="of:=(([.D78]*1000000)/[.E78])-(([.B78]*1000000)/[.C78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8" table:style-name="ce13">
            <text:p>1758</text:p>
          </table:table-cell>
          <table:table-cell office:value-type="float" office:value="9670" table:formula="of:=[.B80]-[.D80]" table:style-name="ce6">
            <text:p>9670</text:p>
          </table:table-cell>
          <table:table-cell office:value-type="float" office:value="827259835.82341635" table:formula="of:=[.C78]*(1+(0.418/100))" table:style-name="ce6">
            <text:p>827259835.8</text:p>
          </table:table-cell>
          <table:table-cell office:value-type="float" office:value="20" table:style-name="ce6">
            <text:p>20</text:p>
          </table:table-cell>
          <table:table-cell office:value-type="float" office:value="3443552.0661056042" table:formula="of:=[.C79]-[.C78]" table:style-name="ce8">
            <text:p>3443552</text:p>
          </table:table-cell>
          <table:table-cell office:value-type="float" office:value="-5.8812368183474604" table:formula="of:=(([.D79]*1000000)/[.E79])-(([.B79]*1000000)/[.C79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59" table:style-name="ce13">
            <text:p>1759</text:p>
          </table:table-cell>
          <table:table-cell office:value-type="float" office:value="9690" table:formula="of:=[.B81]-[.D81]" table:style-name="ce6">
            <text:p>9690</text:p>
          </table:table-cell>
          <table:table-cell office:value-type="float" office:value="830717781.93715835" table:formula="of:=[.C79]*(1+(0.418/100))" table:style-name="ce6">
            <text:p>830717781.9</text:p>
          </table:table-cell>
          <table:table-cell office:value-type="float" office:value="20" table:style-name="ce6">
            <text:p>20</text:p>
          </table:table-cell>
          <table:table-cell office:value-type="float" office:value="3457946.1137419939" table:formula="of:=[.C80]-[.C79]" table:style-name="ce8">
            <text:p>3457946</text:p>
          </table:table-cell>
          <table:table-cell office:value-type="float" office:value="-5.8808311450764252" table:formula="of:=(([.D80]*1000000)/[.E80])-(([.B80]*1000000)/[.C80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0" table:style-name="ce13">
            <text:p>1760</text:p>
          </table:table-cell>
          <table:table-cell office:value-type="float" office:value="9710" table:formula="of:=[.B82]-[.D82]" table:style-name="ce6">
            <text:p>9710</text:p>
          </table:table-cell>
          <table:table-cell office:value-type="float" office:value="834190182.26565576" table:formula="of:=[.C80]*(1+(0.418/100))" table:style-name="ce6">
            <text:p>834190182.3</text:p>
          </table:table-cell>
          <table:table-cell office:value-type="float" office:value="20" table:style-name="ce6">
            <text:p>20</text:p>
          </table:table-cell>
          <table:table-cell office:value-type="float" office:value="3472400.3284974098" table:formula="of:=[.C81]-[.C80]" table:style-name="ce8">
            <text:p>3472400</text:p>
          </table:table-cell>
          <table:table-cell office:value-type="float" office:value="-5.8803269435058736" table:formula="of:=(([.D81]*1000000)/[.E81])-(([.B81]*1000000)/[.C81])" table:style-name="ce9">
            <text:p>-5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1" table:style-name="ce13">
            <text:p>1761</text:p>
          </table:table-cell>
          <table:table-cell office:value-type="float" office:value="9726" table:formula="of:=[.B83]-[.D83]" table:style-name="ce6">
            <text:p>9726</text:p>
          </table:table-cell>
          <table:table-cell office:value-type="float" office:value="837677097.22752631" table:formula="of:=[.C81]*(1+(0.418/100))" table:style-name="ce6">
            <text:p>837677097.2</text:p>
          </table:table-cell>
          <table:table-cell office:value-type="float" office:value="16" table:style-name="ce6">
            <text:p>16</text:p>
          </table:table-cell>
          <table:table-cell office:value-type="float" office:value="3486914.9618705511" table:formula="of:=[.C82]-[.C81]" table:style-name="ce8">
            <text:p>3486915</text:p>
          </table:table-cell>
          <table:table-cell office:value-type="float" office:value="-7.0220957732955194" table:formula="of:=(([.D82]*1000000)/[.E82])-(([.B82]*1000000)/[.C82])" table:style-name="ce9">
            <text:p>-7.0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2" table:style-name="ce13">
            <text:p>1762</text:p>
          </table:table-cell>
          <table:table-cell office:value-type="float" office:value="9742" table:formula="of:=[.B84]-[.D84]" table:style-name="ce6">
            <text:p>9742</text:p>
          </table:table-cell>
          <table:table-cell office:value-type="float" office:value="841178587.49393737" table:formula="of:=[.C82]*(1+(0.418/100))" table:style-name="ce6">
            <text:p>841178587.5</text:p>
          </table:table-cell>
          <table:table-cell office:value-type="float" office:value="16" table:style-name="ce6">
            <text:p>16</text:p>
          </table:table-cell>
          <table:table-cell office:value-type="float" office:value="3501490.2664110661" table:formula="of:=[.C83]-[.C82]" table:style-name="ce8">
            <text:p>3501490</text:p>
          </table:table-cell>
          <table:table-cell office:value-type="float" office:value="-7.0118865262607128" table:formula="of:=(([.D83]*1000000)/[.E83])-(([.B83]*1000000)/[.C83])" table:style-name="ce9">
            <text:p>-7.0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3" table:style-name="ce13">
            <text:p>1763</text:p>
          </table:table-cell>
          <table:table-cell office:value-type="float" office:value="9758" table:formula="of:=[.B85]-[.D85]" table:style-name="ce6">
            <text:p>9758</text:p>
          </table:table-cell>
          <table:table-cell office:value-type="float" office:value="844694713.98966205" table:formula="of:=[.C83]*(1+(0.418/100))" table:style-name="ce6">
            <text:p>844694714</text:p>
          </table:table-cell>
          <table:table-cell office:value-type="float" office:value="16" table:style-name="ce6">
            <text:p>16</text:p>
          </table:table-cell>
          <table:table-cell office:value-type="float" office:value="3516126.495724678" table:formula="of:=[.C84]-[.C83]" table:style-name="ce8">
            <text:p>3516126</text:p>
          </table:table-cell>
          <table:table-cell office:value-type="float" office:value="-7.0016405997068372" table:formula="of:=(([.D84]*1000000)/[.E84])-(([.B84]*1000000)/[.C84])" table:style-name="ce9">
            <text:p>-7.0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4" table:style-name="ce13">
            <text:p>1764</text:p>
          </table:table-cell>
          <table:table-cell office:value-type="float" office:value="9774" table:formula="of:=[.B86]-[.D86]" table:style-name="ce6">
            <text:p>9774</text:p>
          </table:table-cell>
          <table:table-cell office:value-type="float" office:value="848225537.89413893" table:formula="of:=[.C84]*(1+(0.418/100))" table:style-name="ce6">
            <text:p>848225537.9</text:p>
          </table:table-cell>
          <table:table-cell office:value-type="float" office:value="16" table:style-name="ce6">
            <text:p>16</text:p>
          </table:table-cell>
          <table:table-cell office:value-type="float" office:value="3530823.904476881" table:formula="of:=[.C85]-[.C84]" table:style-name="ce8">
            <text:p>3530824</text:p>
          </table:table-cell>
          <table:table-cell office:value-type="float" office:value="-6.9913584758962601" table:formula="of:=(([.D85]*1000000)/[.E85])-(([.B85]*1000000)/[.C85])" table:style-name="ce9">
            <text:p>-6.9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5" table:style-name="ce13">
            <text:p>1765</text:p>
          </table:table-cell>
          <table:table-cell office:value-type="float" office:value="9790" table:formula="of:=[.B87]-[.D87]" table:style-name="ce6">
            <text:p>9790</text:p>
          </table:table-cell>
          <table:table-cell office:value-type="float" office:value="851771120.64253652" table:formula="of:=[.C85]*(1+(0.418/100))" table:style-name="ce6">
            <text:p>851771120.6</text:p>
          </table:table-cell>
          <table:table-cell office:value-type="float" office:value="16" table:style-name="ce6">
            <text:p>16</text:p>
          </table:table-cell>
          <table:table-cell office:value-type="float" office:value="3545582.7483975887" table:formula="of:=[.C86]-[.C85]" table:style-name="ce8">
            <text:p>3545583</text:p>
          </table:table-cell>
          <table:table-cell office:value-type="float" office:value="-6.9810406337118742" table:formula="of:=(([.D86]*1000000)/[.E86])-(([.B86]*1000000)/[.C86])" table:style-name="ce9">
            <text:p>-6.9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6" table:style-name="ce13">
            <text:p>1766</text:p>
          </table:table-cell>
          <table:table-cell office:value-type="float" office:value="9806" table:formula="of:=[.B88]-[.D88]" table:style-name="ce6">
            <text:p>9806</text:p>
          </table:table-cell>
          <table:table-cell office:value-type="float" office:value="855331523.92682242" table:formula="of:=[.C86]*(1+(0.418/100))" table:style-name="ce6">
            <text:p>855331523.9</text:p>
          </table:table-cell>
          <table:table-cell office:value-type="float" office:value="16" table:style-name="ce6">
            <text:p>16</text:p>
          </table:table-cell>
          <table:table-cell office:value-type="float" office:value="3560403.284285903" table:formula="of:=[.C87]-[.C86]" table:style-name="ce8">
            <text:p>3560403</text:p>
          </table:table-cell>
          <table:table-cell office:value-type="float" office:value="-6.9706875486772741" table:formula="of:=(([.D87]*1000000)/[.E87])-(([.B87]*1000000)/[.C87])" table:style-name="ce9">
            <text:p>-6.9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7" table:style-name="ce13">
            <text:p>1767</text:p>
          </table:table-cell>
          <table:table-cell office:value-type="float" office:value="9822" table:formula="of:=[.B89]-[.D89]" table:style-name="ce6">
            <text:p>9822</text:p>
          </table:table-cell>
          <table:table-cell office:value-type="float" office:value="858906809.69683659" table:formula="of:=[.C87]*(1+(0.418/100))" table:style-name="ce6">
            <text:p>858906809.7</text:p>
          </table:table-cell>
          <table:table-cell office:value-type="float" office:value="16" table:style-name="ce6">
            <text:p>16</text:p>
          </table:table-cell>
          <table:table-cell office:value-type="float" office:value="3575285.7700141668" table:formula="of:=[.C88]-[.C87]" table:style-name="ce8">
            <text:p>3575286</text:p>
          </table:table-cell>
          <table:table-cell office:value-type="float" office:value="-6.9602996929759033" table:formula="of:=(([.D88]*1000000)/[.E88])-(([.B88]*1000000)/[.C88])" table:style-name="ce9">
            <text:p>-6.9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8" table:style-name="ce13">
            <text:p>1768</text:p>
          </table:table-cell>
          <table:table-cell office:value-type="float" office:value="9838" table:formula="of:=[.B90]-[.D90]" table:style-name="ce6">
            <text:p>9838</text:p>
          </table:table-cell>
          <table:table-cell office:value-type="float" office:value="862497040.16136944" table:formula="of:=[.C88]*(1+(0.418/100))" table:style-name="ce6">
            <text:p>862497040.2</text:p>
          </table:table-cell>
          <table:table-cell office:value-type="float" office:value="16" table:style-name="ce6">
            <text:p>16</text:p>
          </table:table-cell>
          <table:table-cell office:value-type="float" office:value="3590230.4645328522" table:formula="of:=[.C89]-[.C88]" table:style-name="ce8">
            <text:p>3590230</text:p>
          </table:table-cell>
          <table:table-cell office:value-type="float" office:value="-6.9498775354711162" table:formula="of:=(([.D89]*1000000)/[.E89])-(([.B89]*1000000)/[.C89])" table:style-name="ce9">
            <text:p>-6.9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69" table:style-name="ce13">
            <text:p>1769</text:p>
          </table:table-cell>
          <table:table-cell office:value-type="float" office:value="9854" table:formula="of:=[.B91]-[.D91]" table:style-name="ce6">
            <text:p>9854</text:p>
          </table:table-cell>
          <table:table-cell office:value-type="float" office:value="866102277.78924406" table:formula="of:=[.C89]*(1+(0.418/100))" table:style-name="ce6">
            <text:p>866102277.8</text:p>
          </table:table-cell>
          <table:table-cell office:value-type="float" office:value="16" table:style-name="ce6">
            <text:p>16</text:p>
          </table:table-cell>
          <table:table-cell office:value-type="float" office:value="3605237.6278746128" table:formula="of:=[.C90]-[.C89]" table:style-name="ce8">
            <text:p>3605238</text:p>
          </table:table-cell>
          <table:table-cell office:value-type="float" office:value="-6.9394215417250873" table:formula="of:=(([.D90]*1000000)/[.E90])-(([.B90]*1000000)/[.C90])" table:style-name="ce9">
            <text:p>-6.9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0" table:style-name="ce13">
            <text:p>1770</text:p>
          </table:table-cell>
          <table:table-cell office:value-type="float" office:value="9870" table:formula="of:=[.B92]-[.D92]" table:style-name="ce6">
            <text:p>9870</text:p>
          </table:table-cell>
          <table:table-cell office:value-type="float" office:value="869722585.31040311" table:formula="of:=[.C90]*(1+(0.418/100))" table:style-name="ce6">
            <text:p>869722585.3</text:p>
          </table:table-cell>
          <table:table-cell office:value-type="float" office:value="16" table:style-name="ce6">
            <text:p>16</text:p>
          </table:table-cell>
          <table:table-cell office:value-type="float" office:value="3620307.5211590528" table:formula="of:=[.C91]-[.C90]" table:style-name="ce8">
            <text:p>3620308</text:p>
          </table:table-cell>
          <table:table-cell office:value-type="float" office:value="-6.9289321740184571" table:formula="of:=(([.D91]*1000000)/[.E91])-(([.B91]*1000000)/[.C91])" table:style-name="ce9">
            <text:p>-6.9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1" table:style-name="ce13">
            <text:p>1771</text:p>
          </table:table-cell>
          <table:table-cell office:value-type="float" office:value="9886" table:formula="of:=[.B93]-[.D93]" table:style-name="ce6">
            <text:p>9886</text:p>
          </table:table-cell>
          <table:table-cell office:value-type="float" office:value="873358025.7170006" table:formula="of:=[.C91]*(1+(0.418/100))" table:style-name="ce6">
            <text:p>873358025.7</text:p>
          </table:table-cell>
          <table:table-cell office:value-type="float" office:value="16" table:style-name="ce6">
            <text:p>16</text:p>
          </table:table-cell>
          <table:table-cell office:value-type="float" office:value="3635440.4065974951" table:formula="of:=[.C92]-[.C91]" table:style-name="ce8">
            <text:p>3635440</text:p>
          </table:table-cell>
          <table:table-cell office:value-type="float" office:value="-6.9184098913698744" table:formula="of:=(([.D92]*1000000)/[.E92])-(([.B92]*1000000)/[.C92])" table:style-name="ce9">
            <text:p>-6.9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2" table:style-name="ce13">
            <text:p>1772</text:p>
          </table:table-cell>
          <table:table-cell office:value-type="float" office:value="9902" table:formula="of:=[.B94]-[.D94]" table:style-name="ce6">
            <text:p>9902</text:p>
          </table:table-cell>
          <table:table-cell office:value-type="float" office:value="877008662.26449776" table:formula="of:=[.C92]*(1+(0.418/100))" table:style-name="ce6">
            <text:p>877008662.3</text:p>
          </table:table-cell>
          <table:table-cell office:value-type="float" office:value="16" table:style-name="ce6">
            <text:p>16</text:p>
          </table:table-cell>
          <table:table-cell office:value-type="float" office:value="3650636.5474971533" table:formula="of:=[.C93]-[.C92]" table:style-name="ce8">
            <text:p>3650637</text:p>
          </table:table-cell>
          <table:table-cell office:value-type="float" office:value="-6.9078551495546519" table:formula="of:=(([.D93]*1000000)/[.E93])-(([.B93]*1000000)/[.C93])" table:style-name="ce9">
            <text:p>-6.9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3" table:style-name="ce13">
            <text:p>1773</text:p>
          </table:table-cell>
          <table:table-cell office:value-type="float" office:value="9918" table:formula="of:=[.B95]-[.D95]" table:style-name="ce6">
            <text:p>9918</text:p>
          </table:table-cell>
          <table:table-cell office:value-type="float" office:value="880674558.47276342" table:formula="of:=[.C93]*(1+(0.418/100))" table:style-name="ce6">
            <text:p>880674558.5</text:p>
          </table:table-cell>
          <table:table-cell office:value-type="float" office:value="16" table:style-name="ce6">
            <text:p>16</text:p>
          </table:table-cell>
          <table:table-cell office:value-type="float" office:value="3665896.2082656622" table:formula="of:=[.C94]-[.C93]" table:style-name="ce8">
            <text:p>3665896</text:p>
          </table:table-cell>
          <table:table-cell office:value-type="float" office:value="-6.8972684011237657" table:formula="of:=(([.D94]*1000000)/[.E94])-(([.B94]*1000000)/[.C94])" table:style-name="ce9">
            <text:p>-6.9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4" table:style-name="ce13">
            <text:p>1774</text:p>
          </table:table-cell>
          <table:table-cell office:value-type="float" office:value="9934" table:formula="of:=[.B96]-[.D96]" table:style-name="ce6">
            <text:p>9934</text:p>
          </table:table-cell>
          <table:table-cell office:value-type="float" office:value="884355778.12717962" table:formula="of:=[.C94]*(1+(0.418/100))" table:style-name="ce6">
            <text:p>884355778.1</text:p>
          </table:table-cell>
          <table:table-cell office:value-type="float" office:value="16" table:style-name="ce6">
            <text:p>16</text:p>
          </table:table-cell>
          <table:table-cell office:value-type="float" office:value="3681219.6544162035" table:formula="of:=[.C95]-[.C94]" table:style-name="ce8">
            <text:p>3681220</text:p>
          </table:table-cell>
          <table:table-cell office:value-type="float" office:value="-6.8866500954234322" table:formula="of:=(([.D95]*1000000)/[.E95])-(([.B95]*1000000)/[.C95])" table:style-name="ce9">
            <text:p>-6.8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5" table:style-name="ce13">
            <text:p>1775</text:p>
          </table:table-cell>
          <table:table-cell office:value-type="float" office:value="9950" table:formula="of:=[.B97]-[.D97]" table:style-name="ce6">
            <text:p>9950</text:p>
          </table:table-cell>
          <table:table-cell office:value-type="float" office:value="888052385.2797513" table:formula="of:=[.C95]*(1+(0.418/100))" table:style-name="ce6">
            <text:p>888052385.3</text:p>
          </table:table-cell>
          <table:table-cell office:value-type="float" office:value="16" table:style-name="ce6">
            <text:p>16</text:p>
          </table:table-cell>
          <table:table-cell office:value-type="float" office:value="3696607.1525716782" table:formula="of:=[.C96]-[.C95]" table:style-name="ce8">
            <text:p>3696607</text:p>
          </table:table-cell>
          <table:table-cell office:value-type="float" office:value="-6.8760006786134031" table:formula="of:=(([.D96]*1000000)/[.E96])-(([.B96]*1000000)/[.C96])" table:style-name="ce9">
            <text:p>-6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6" table:style-name="ce13">
            <text:p>1776</text:p>
          </table:table-cell>
          <table:table-cell office:value-type="float" office:value="9966" table:formula="of:=[.B98]-[.D98]" table:style-name="ce6">
            <text:p>9966</text:p>
          </table:table-cell>
          <table:table-cell office:value-type="float" office:value="891764444.25022078" table:formula="of:=[.C96]*(1+(0.418/100))" table:style-name="ce6">
            <text:p>891764444.3</text:p>
          </table:table-cell>
          <table:table-cell office:value-type="float" office:value="16" table:style-name="ce6">
            <text:p>16</text:p>
          </table:table-cell>
          <table:table-cell office:value-type="float" office:value="3712058.9704694748" table:formula="of:=[.C97]-[.C96]" table:style-name="ce8">
            <text:p>3712059</text:p>
          </table:table-cell>
          <table:table-cell office:value-type="float" office:value="-6.8653205936858628" table:formula="of:=(([.D97]*1000000)/[.E97])-(([.B97]*1000000)/[.C97])" table:style-name="ce9">
            <text:p>-6.8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7" table:style-name="ce13">
            <text:p>1777</text:p>
          </table:table-cell>
          <table:table-cell office:value-type="float" office:value="9982" table:formula="of:=[.B99]-[.D99]" table:style-name="ce6">
            <text:p>9982</text:p>
          </table:table-cell>
          <table:table-cell office:value-type="float" office:value="895492019.62718678" table:formula="of:=[.C97]*(1+(0.418/100))" table:style-name="ce6">
            <text:p>895492019.6</text:p>
          </table:table-cell>
          <table:table-cell office:value-type="float" office:value="16" table:style-name="ce6">
            <text:p>16</text:p>
          </table:table-cell>
          <table:table-cell office:value-type="float" office:value="3727575.3769659996" table:formula="of:=[.C98]-[.C97]" table:style-name="ce8">
            <text:p>3727575</text:p>
          </table:table-cell>
          <table:table-cell office:value-type="float" office:value="-6.8546102804839286" table:formula="of:=(([.D98]*1000000)/[.E98])-(([.B98]*1000000)/[.C98])" table:style-name="ce9">
            <text:p>-6.8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8" table:style-name="ce13">
            <text:p>1778</text:p>
          </table:table-cell>
          <table:table-cell office:value-type="float" office:value="9998" table:formula="of:=[.B100]-[.D100]" table:style-name="ce6">
            <text:p>9998</text:p>
          </table:table-cell>
          <table:table-cell office:value-type="float" office:value="899235176.26922846" table:formula="of:=[.C98]*(1+(0.418/100))" table:style-name="ce6">
            <text:p>899235176.3</text:p>
          </table:table-cell>
          <table:table-cell office:value-type="float" office:value="16" table:style-name="ce6">
            <text:p>16</text:p>
          </table:table-cell>
          <table:table-cell office:value-type="float" office:value="3743156.6420416832" table:formula="of:=[.C99]-[.C98]" table:style-name="ce8">
            <text:p>3743157</text:p>
          </table:table-cell>
          <table:table-cell office:value-type="float" office:value="-6.8438701757205616" table:formula="of:=(([.D99]*1000000)/[.E99])-(([.B99]*1000000)/[.C99])" table:style-name="ce9">
            <text:p>-6.8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79" table:style-name="ce13">
            <text:p>1779</text:p>
          </table:table-cell>
          <table:table-cell office:value-type="float" office:value="10014" table:formula="of:=[.B101]-[.D101]" table:style-name="ce6">
            <text:p>10014</text:p>
          </table:table-cell>
          <table:table-cell office:value-type="float" office:value="902993979.30603385" table:formula="of:=[.C99]*(1+(0.418/100))" table:style-name="ce6">
            <text:p>902993979.3</text:p>
          </table:table-cell>
          <table:table-cell office:value-type="float" office:value="16" table:style-name="ce6">
            <text:p>16</text:p>
          </table:table-cell>
          <table:table-cell office:value-type="float" office:value="3758803.0368053913" table:formula="of:=[.C100]-[.C99]" table:style-name="ce8">
            <text:p>3758803</text:p>
          </table:table-cell>
          <table:table-cell office:value-type="float" office:value="-6.8331007129966794" table:formula="of:=(([.D100]*1000000)/[.E100])-(([.B100]*1000000)/[.C100])" table:style-name="ce9">
            <text:p>-6.8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0" table:style-name="ce13">
            <text:p>1780</text:p>
          </table:table-cell>
          <table:table-cell office:value-type="float" office:value="10030" table:formula="of:=[.B102]-[.D102]" table:style-name="ce6">
            <text:p>10030</text:p>
          </table:table-cell>
          <table:table-cell office:value-type="float" office:value="906768494.13953316" table:formula="of:=[.C100]*(1+(0.418/100))" table:style-name="ce6">
            <text:p>906768494.1</text:p>
          </table:table-cell>
          <table:table-cell office:value-type="float" office:value="16" table:style-name="ce6">
            <text:p>16</text:p>
          </table:table-cell>
          <table:table-cell office:value-type="float" office:value="3774514.8334993124" table:formula="of:=[.C101]-[.C100]" table:style-name="ce8">
            <text:p>3774515</text:p>
          </table:table-cell>
          <table:table-cell office:value-type="float" office:value="-6.8223023228196826" table:formula="of:=(([.D101]*1000000)/[.E101])-(([.B101]*1000000)/[.C101])" table:style-name="ce9">
            <text:p>-6.8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1" table:style-name="ce13">
            <text:p>1781</text:p>
          </table:table-cell>
          <table:table-cell office:value-type="float" office:value="10041" table:formula="of:=[.B103]-[.D103]" table:style-name="ce6">
            <text:p>10041</text:p>
          </table:table-cell>
          <table:table-cell office:value-type="float" office:value="910558786.44503653" table:formula="of:=[.C101]*(1+(0.418/100))" table:style-name="ce6">
            <text:p>910558786.4</text:p>
          </table:table-cell>
          <table:table-cell office:value-type="float" office:value="11" table:style-name="ce6">
            <text:p>11</text:p>
          </table:table-cell>
          <table:table-cell office:value-type="float" office:value="3790292.3055033684" table:formula="of:=[.C102]-[.C101]" table:style-name="ce8">
            <text:p>3790292</text:p>
          </table:table-cell>
          <table:table-cell office:value-type="float" office:value="-8.1251437718988484" table:formula="of:=(([.D102]*1000000)/[.E102])-(([.B102]*1000000)/[.C102])" table:style-name="ce9">
            <text:p>-8.1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2" table:style-name="ce13">
            <text:p>1782</text:p>
          </table:table-cell>
          <table:table-cell office:value-type="float" office:value="10052" table:formula="of:=[.B104]-[.D104]" table:style-name="ce6">
            <text:p>10052</text:p>
          </table:table-cell>
          <table:table-cell office:value-type="float" office:value="914364922.17237687" table:formula="of:=[.C102]*(1+(0.418/100))" table:style-name="ce6">
            <text:p>914364922.2</text:p>
          </table:table-cell>
          <table:table-cell office:value-type="float" office:value="11" table:style-name="ce6">
            <text:p>11</text:p>
          </table:table-cell>
          <table:table-cell office:value-type="float" office:value="3806135.7273403406" table:formula="of:=[.C103]-[.C102]" table:style-name="ce8">
            <text:p>3806136</text:p>
          </table:table-cell>
          <table:table-cell office:value-type="float" office:value="-8.1033522535270759" table:formula="of:=(([.D103]*1000000)/[.E103])-(([.B103]*1000000)/[.C103])" table:style-name="ce9">
            <text:p>-8.1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3" table:style-name="ce13">
            <text:p>1783</text:p>
          </table:table-cell>
          <table:table-cell office:value-type="float" office:value="10063" table:formula="of:=[.B105]-[.D105]" table:style-name="ce6">
            <text:p>10063</text:p>
          </table:table-cell>
          <table:table-cell office:value-type="float" office:value="918186967.54705751" table:formula="of:=[.C103]*(1+(0.418/100))" table:style-name="ce6">
            <text:p>918186967.5</text:p>
          </table:table-cell>
          <table:table-cell office:value-type="float" office:value="11" table:style-name="ce6">
            <text:p>11</text:p>
          </table:table-cell>
          <table:table-cell office:value-type="float" office:value="3822045.3746806383" table:formula="of:=[.C104]-[.C103]" table:style-name="ce8">
            <text:p>3822045</text:p>
          </table:table-cell>
          <table:table-cell office:value-type="float" office:value="-8.0816013675900376" table:formula="of:=(([.D104]*1000000)/[.E104])-(([.B104]*1000000)/[.C104])" table:style-name="ce9">
            <text:p>-8.0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4" table:style-name="ce13">
            <text:p>1784</text:p>
          </table:table-cell>
          <table:table-cell office:value-type="float" office:value="10074" table:formula="of:=[.B106]-[.D106]" table:style-name="ce6">
            <text:p>10074</text:p>
          </table:table-cell>
          <table:table-cell office:value-type="float" office:value="922024989.07140422" table:formula="of:=[.C104]*(1+(0.418/100))" table:style-name="ce6">
            <text:p>922024989.1</text:p>
          </table:table-cell>
          <table:table-cell office:value-type="float" office:value="11" table:style-name="ce6">
            <text:p>11</text:p>
          </table:table-cell>
          <table:table-cell office:value-type="float" office:value="3838021.5243467093" table:formula="of:=[.C105]-[.C104]" table:style-name="ce8">
            <text:p>3838022</text:p>
          </table:table-cell>
          <table:table-cell office:value-type="float" office:value="-8.0598911534013489" table:formula="of:=(([.D105]*1000000)/[.E105])-(([.B105]*1000000)/[.C105])" table:style-name="ce9">
            <text:p>-8.0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5" table:style-name="ce13">
            <text:p>1785</text:p>
          </table:table-cell>
          <table:table-cell office:value-type="float" office:value="10085" table:formula="of:=[.B107]-[.D107]" table:style-name="ce6">
            <text:p>10085</text:p>
          </table:table-cell>
          <table:table-cell office:value-type="float" office:value="925879053.52572274" table:formula="of:=[.C105]*(1+(0.418/100))" table:style-name="ce6">
            <text:p>925879053.5</text:p>
          </table:table-cell>
          <table:table-cell office:value-type="float" office:value="11" table:style-name="ce6">
            <text:p>11</text:p>
          </table:table-cell>
          <table:table-cell office:value-type="float" office:value="3854064.4543185234" table:formula="of:=[.C106]-[.C105]" table:style-name="ce8">
            <text:p>3854064</text:p>
          </table:table-cell>
          <table:table-cell office:value-type="float" office:value="-8.0382216492435745" table:formula="of:=(([.D106]*1000000)/[.E106])-(([.B106]*1000000)/[.C106])" table:style-name="ce9">
            <text:p>-8.0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6" table:style-name="ce13">
            <text:p>1786</text:p>
          </table:table-cell>
          <table:table-cell office:value-type="float" office:value="10096" table:formula="of:=[.B108]-[.D108]" table:style-name="ce6">
            <text:p>10096</text:p>
          </table:table-cell>
          <table:table-cell office:value-type="float" office:value="929749227.96946037" table:formula="of:=[.C106]*(1+(0.418/100))" table:style-name="ce6">
            <text:p>929749228</text:p>
          </table:table-cell>
          <table:table-cell office:value-type="float" office:value="11" table:style-name="ce6">
            <text:p>11</text:p>
          </table:table-cell>
          <table:table-cell office:value-type="float" office:value="3870174.4437376261" table:formula="of:=[.C107]-[.C106]" table:style-name="ce8">
            <text:p>3870174</text:p>
          </table:table-cell>
          <table:table-cell office:value-type="float" office:value="-8.01659289237557" table:formula="of:=(([.D107]*1000000)/[.E107])-(([.B107]*1000000)/[.C107])" table:style-name="ce9">
            <text:p>-8.0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7" table:style-name="ce13">
            <text:p>1787</text:p>
          </table:table-cell>
          <table:table-cell office:value-type="float" office:value="10107" table:formula="of:=[.B109]-[.D109]" table:style-name="ce6">
            <text:p>10107</text:p>
          </table:table-cell>
          <table:table-cell office:value-type="float" office:value="933635579.74237275" table:formula="of:=[.C107]*(1+(0.418/100))" table:style-name="ce6">
            <text:p>933635579.7</text:p>
          </table:table-cell>
          <table:table-cell office:value-type="float" office:value="11" table:style-name="ce6">
            <text:p>11</text:p>
          </table:table-cell>
          <table:table-cell office:value-type="float" office:value="3886351.7729123831" table:formula="of:=[.C108]-[.C107]" table:style-name="ce8">
            <text:p>3886352</text:p>
          </table:table-cell>
          <table:table-cell office:value-type="float" office:value="-7.9950049190406141" table:formula="of:=(([.D108]*1000000)/[.E108])-(([.B108]*1000000)/[.C108])" table:style-name="ce9">
            <text:p>-8.0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8" table:style-name="ce13">
            <text:p>1788</text:p>
          </table:table-cell>
          <table:table-cell office:value-type="float" office:value="10118" table:formula="of:=[.B110]-[.D110]" table:style-name="ce6">
            <text:p>10118</text:p>
          </table:table-cell>
          <table:table-cell office:value-type="float" office:value="937538176.46569598" table:formula="of:=[.C108]*(1+(0.418/100))" table:style-name="ce6">
            <text:p>937538176.5</text:p>
          </table:table-cell>
          <table:table-cell office:value-type="float" office:value="11" table:style-name="ce6">
            <text:p>11</text:p>
          </table:table-cell>
          <table:table-cell office:value-type="float" office:value="3902596.723323226" table:formula="of:=[.C109]-[.C108]" table:style-name="ce8">
            <text:p>3902597</text:p>
          </table:table-cell>
          <table:table-cell office:value-type="float" office:value="-7.9734577644744826" table:formula="of:=(([.D109]*1000000)/[.E109])-(([.B109]*1000000)/[.C109])" table:style-name="ce9">
            <text:p>-7.9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89" table:style-name="ce13">
            <text:p>1789</text:p>
          </table:table-cell>
          <table:table-cell office:value-type="float" office:value="10129" table:formula="of:=[.B111]-[.D111]" table:style-name="ce6">
            <text:p>10129</text:p>
          </table:table-cell>
          <table:table-cell office:value-type="float" office:value="941457086.04332268" table:formula="of:=[.C109]*(1+(0.418/100))" table:style-name="ce6">
            <text:p>941457086</text:p>
          </table:table-cell>
          <table:table-cell office:value-type="float" office:value="11" table:style-name="ce6">
            <text:p>11</text:p>
          </table:table-cell>
          <table:table-cell office:value-type="float" office:value="3918909.5776267052" table:formula="of:=[.C110]-[.C109]" table:style-name="ce8">
            <text:p>3918910</text:p>
          </table:table-cell>
          <table:table-cell office:value-type="float" office:value="-7.9519514629126107" table:formula="of:=(([.D110]*1000000)/[.E110])-(([.B110]*1000000)/[.C110])" table:style-name="ce9">
            <text:p>-7.9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0" table:style-name="ce13">
            <text:p>1790</text:p>
          </table:table-cell>
          <table:table-cell office:value-type="float" office:value="10140" table:formula="of:=[.B112]-[.D112]" table:style-name="ce6">
            <text:p>10140</text:p>
          </table:table-cell>
          <table:table-cell office:value-type="float" office:value="945392376.66298389" table:formula="of:=[.C110]*(1+(0.418/100))" table:style-name="ce6">
            <text:p>945392376.7</text:p>
          </table:table-cell>
          <table:table-cell office:value-type="float" office:value="11" table:style-name="ce6">
            <text:p>11</text:p>
          </table:table-cell>
          <table:table-cell office:value-type="float" office:value="3935290.619661212" table:formula="of:=[.C111]-[.C110]" table:style-name="ce8">
            <text:p>3935291</text:p>
          </table:table-cell>
          <table:table-cell office:value-type="float" office:value="-7.9304860475983743" table:formula="of:=(([.D111]*1000000)/[.E111])-(([.B111]*1000000)/[.C111])" table:style-name="ce9">
            <text:p>-7.9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1" table:style-name="ce13">
            <text:p>1791</text:p>
          </table:table-cell>
          <table:table-cell office:value-type="float" office:value="10151" table:formula="of:=[.B113]-[.D113]" table:style-name="ce6">
            <text:p>10151</text:p>
          </table:table-cell>
          <table:table-cell office:value-type="float" office:value="949344116.79743528" table:formula="of:=[.C111]*(1+(0.418/100))" table:style-name="ce6">
            <text:p>949344116.8</text:p>
          </table:table-cell>
          <table:table-cell office:value-type="float" office:value="11" table:style-name="ce6">
            <text:p>11</text:p>
          </table:table-cell>
          <table:table-cell office:value-type="float" office:value="3951740.1344513893" table:formula="of:=[.C112]-[.C111]" table:style-name="ce8">
            <text:p>3951740</text:p>
          </table:table-cell>
          <table:table-cell office:value-type="float" office:value="-7.9090615507903905" table:formula="of:=(([.D112]*1000000)/[.E112])-(([.B112]*1000000)/[.C112])" table:style-name="ce9">
            <text:p>-7.9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2" table:style-name="ce13">
            <text:p>1792</text:p>
          </table:table-cell>
          <table:table-cell office:value-type="float" office:value="10162" table:formula="of:=[.B114]-[.D114]" table:style-name="ce6">
            <text:p>10162</text:p>
          </table:table-cell>
          <table:table-cell office:value-type="float" office:value="953312375.20564866" table:formula="of:=[.C112]*(1+(0.418/100))" table:style-name="ce6">
            <text:p>953312375.2</text:p>
          </table:table-cell>
          <table:table-cell office:value-type="float" office:value="11" table:style-name="ce6">
            <text:p>11</text:p>
          </table:table-cell>
          <table:table-cell office:value-type="float" office:value="3968258.408213377" table:formula="of:=[.C113]-[.C112]" table:style-name="ce8">
            <text:p>3968258</text:p>
          </table:table-cell>
          <table:table-cell office:value-type="float" office:value="-7.8876780037703309" table:formula="of:=(([.D113]*1000000)/[.E113])-(([.B113]*1000000)/[.C113])" table:style-name="ce9">
            <text:p>-7.8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3" table:style-name="ce13">
            <text:p>1793</text:p>
          </table:table-cell>
          <table:table-cell office:value-type="float" office:value="10173" table:formula="of:=[.B115]-[.D115]" table:style-name="ce6">
            <text:p>10173</text:p>
          </table:table-cell>
          <table:table-cell office:value-type="float" office:value="957297220.93400836" table:formula="of:=[.C113]*(1+(0.418/100))" table:style-name="ce6">
            <text:p>957297220.9</text:p>
          </table:table-cell>
          <table:table-cell office:value-type="float" office:value="11" table:style-name="ce6">
            <text:p>11</text:p>
          </table:table-cell>
          <table:table-cell office:value-type="float" office:value="3984845.7283596992" table:formula="of:=[.C114]-[.C113]" table:style-name="ce8">
            <text:p>3984846</text:p>
          </table:table-cell>
          <table:table-cell office:value-type="float" office:value="-7.8663354368504432" table:formula="of:=(([.D114]*1000000)/[.E114])-(([.B114]*1000000)/[.C114])" table:style-name="ce9">
            <text:p>-7.8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4" table:style-name="ce13">
            <text:p>1794</text:p>
          </table:table-cell>
          <table:table-cell office:value-type="float" office:value="10184" table:formula="of:=[.B116]-[.D116]" table:style-name="ce6">
            <text:p>10184</text:p>
          </table:table-cell>
          <table:table-cell office:value-type="float" office:value="961298723.31751263" table:formula="of:=[.C114]*(1+(0.418/100))" table:style-name="ce6">
            <text:p>961298723.3</text:p>
          </table:table-cell>
          <table:table-cell office:value-type="float" office:value="11" table:style-name="ce6">
            <text:p>11</text:p>
          </table:table-cell>
          <table:table-cell office:value-type="float" office:value="4001502.3835042715" table:formula="of:=[.C115]-[.C114]" table:style-name="ce8">
            <text:p>4001502</text:p>
          </table:table-cell>
          <table:table-cell office:value-type="float" office:value="-7.8450338793810701" table:formula="of:=(([.D115]*1000000)/[.E115])-(([.B115]*1000000)/[.C115])" table:style-name="ce9">
            <text:p>-7.8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5" table:style-name="ce13">
            <text:p>1795</text:p>
          </table:table-cell>
          <table:table-cell office:value-type="float" office:value="10196" table:formula="of:=[.B117]-[.D117]" table:style-name="ce6">
            <text:p>10196</text:p>
          </table:table-cell>
          <table:table-cell office:value-type="float" office:value="965316951.98097992" table:formula="of:=[.C115]*(1+(0.418/100))" table:style-name="ce6">
            <text:p>965316952</text:p>
          </table:table-cell>
          <table:table-cell office:value-type="float" office:value="12" table:style-name="ce6">
            <text:p>12</text:p>
          </table:table-cell>
          <table:table-cell office:value-type="float" office:value="4018228.663467288" table:formula="of:=[.C116]-[.C115]" table:style-name="ce8">
            <text:p>4018229</text:p>
          </table:table-cell>
          <table:table-cell office:value-type="float" office:value="-7.5759434120193188" table:formula="of:=(([.D116]*1000000)/[.E116])-(([.B116]*1000000)/[.C116])" table:style-name="ce9">
            <text:p>-7.5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6" table:style-name="ce13">
            <text:p>1796</text:p>
          </table:table-cell>
          <table:table-cell office:value-type="float" office:value="10208" table:formula="of:=[.B118]-[.D118]" table:style-name="ce6">
            <text:p>10208</text:p>
          </table:table-cell>
          <table:table-cell office:value-type="float" office:value="969351976.84026051" table:formula="of:=[.C116]*(1+(0.418/100))" table:style-name="ce6">
            <text:p>969351976.8</text:p>
          </table:table-cell>
          <table:table-cell office:value-type="float" office:value="12" table:style-name="ce6">
            <text:p>12</text:p>
          </table:table-cell>
          <table:table-cell office:value-type="float" office:value="4035024.8592805862" table:formula="of:=[.C117]-[.C116]" table:style-name="ce8">
            <text:p>4035025</text:p>
          </table:table-cell>
          <table:table-cell office:value-type="float" office:value="-7.5567871917364391" table:formula="of:=(([.D117]*1000000)/[.E117])-(([.B117]*1000000)/[.C117])" table:style-name="ce9">
            <text:p>-7.5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7" table:style-name="ce13">
            <text:p>1797</text:p>
          </table:table-cell>
          <table:table-cell office:value-type="float" office:value="10220" table:formula="of:=[.B119]-[.D119]" table:style-name="ce6">
            <text:p>10220</text:p>
          </table:table-cell>
          <table:table-cell office:value-type="float" office:value="973403868.10345292" table:formula="of:=[.C117]*(1+(0.418/100))" table:style-name="ce6">
            <text:p>973403868.1</text:p>
          </table:table-cell>
          <table:table-cell office:value-type="float" office:value="12" table:style-name="ce6">
            <text:p>12</text:p>
          </table:table-cell>
          <table:table-cell office:value-type="float" office:value="4051891.2631924152" table:formula="of:=[.C118]-[.C117]" table:style-name="ce8">
            <text:p>4051891</text:p>
          </table:table-cell>
          <table:table-cell office:value-type="float" office:value="-7.5376591806301612" table:formula="of:=(([.D118]*1000000)/[.E118])-(([.B118]*1000000)/[.C118])" table:style-name="ce9">
            <text:p>-7.5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8" table:style-name="ce13">
            <text:p>1798</text:p>
          </table:table-cell>
          <table:table-cell office:value-type="float" office:value="10232" table:formula="of:=[.B120]-[.D120]" table:style-name="ce6">
            <text:p>10232</text:p>
          </table:table-cell>
          <table:table-cell office:value-type="float" office:value="977472696.27212548" table:formula="of:=[.C118]*(1+(0.418/100))" table:style-name="ce6">
            <text:p>977472696.3</text:p>
          </table:table-cell>
          <table:table-cell office:value-type="float" office:value="12" table:style-name="ce6">
            <text:p>12</text:p>
          </table:table-cell>
          <table:table-cell office:value-type="float" office:value="4068828.1686725616" table:formula="of:=[.C119]-[.C118]" table:style-name="ce8">
            <text:p>4068828</text:p>
          </table:table-cell>
          <table:table-cell office:value-type="float" office:value="-7.51855947577784" table:formula="of:=(([.D119]*1000000)/[.E119])-(([.B119]*1000000)/[.C119])" table:style-name="ce9">
            <text:p>-7.5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799" table:style-name="ce13">
            <text:p>1799</text:p>
          </table:table-cell>
          <table:table-cell office:value-type="float" office:value="10244" table:formula="of:=[.B121]-[.D121]" table:style-name="ce6">
            <text:p>10244</text:p>
          </table:table-cell>
          <table:table-cell office:value-type="float" office:value="981558532.14254308" table:formula="of:=[.C119]*(1+(0.418/100))" table:style-name="ce6">
            <text:p>981558532.1</text:p>
          </table:table-cell>
          <table:table-cell office:value-type="float" office:value="12" table:style-name="ce6">
            <text:p>12</text:p>
          </table:table-cell>
          <table:table-cell office:value-type="float" office:value="4085835.8704175949" table:formula="of:=[.C120]-[.C119]" table:style-name="ce8">
            <text:p>4085836</text:p>
          </table:table-cell>
          <table:table-cell office:value-type="float" office:value="-7.4994881729599108" table:formula="of:=(([.D120]*1000000)/[.E120])-(([.B120]*1000000)/[.C120])" table:style-name="ce9">
            <text:p>-7.5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0" table:style-name="ce13">
            <text:p>1800</text:p>
          </table:table-cell>
          <table:table-cell office:value-type="float" office:value="10256" table:formula="of:=[.B122]-[.D122]" table:style-name="ce6">
            <text:p>10256</text:p>
          </table:table-cell>
          <table:table-cell office:value-type="float" office:value="985083734" table:style-name="ce6">
            <text:p>985083734</text:p>
          </table:table-cell>
          <table:table-cell office:value-type="float" office:value="12" table:style-name="ce6">
            <text:p>12</text:p>
          </table:table-cell>
          <table:table-cell office:value-type="float" office:value="3525201.8574569225" table:formula="of:=[.C121]-[.C120]" table:style-name="ce8">
            <text:p>3525202</text:p>
          </table:table-cell>
          <table:table-cell office:value-type="float" office:value="-7.007237298443151" table:formula="of:=(([.D121]*1000000)/[.E121])-(([.B121]*1000000)/[.C121])" table:style-name="ce9">
            <text:p>-7.0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1" table:style-name="ce13">
            <text:p>1801</text:p>
          </table:table-cell>
          <table:table-cell office:value-type="float" office:value="10267" table:formula="of:=[.B123]-[.D123]" table:style-name="ce6">
            <text:p>10267</text:p>
          </table:table-cell>
          <table:table-cell office:value-type="float" office:value="988518009" table:style-name="ce6">
            <text:p>988518009</text:p>
          </table:table-cell>
          <table:table-cell office:value-type="float" office:value="11" table:style-name="ce6">
            <text:p>11</text:p>
          </table:table-cell>
          <table:table-cell office:value-type="float" office:value="3434275" table:formula="of:=[.C122]-[.C121]" table:style-name="ce8">
            <text:p>3434275</text:p>
          </table:table-cell>
          <table:table-cell office:value-type="float" office:value="-7.1832498840590571" table:formula="of:=(([.D122]*1000000)/[.E122])-(([.B122]*1000000)/[.C122])" table:style-name="ce9">
            <text:p>-7.1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2" table:style-name="ce13">
            <text:p>1802</text:p>
          </table:table-cell>
          <table:table-cell office:value-type="float" office:value="10278" table:formula="of:=[.B124]-[.D124]" table:style-name="ce6">
            <text:p>10278</text:p>
          </table:table-cell>
          <table:table-cell office:value-type="float" office:value="991993182" table:style-name="ce6">
            <text:p>991993182</text:p>
          </table:table-cell>
          <table:table-cell office:value-type="float" office:value="11" table:style-name="ce6">
            <text:p>11</text:p>
          </table:table-cell>
          <table:table-cell office:value-type="float" office:value="3475173" table:formula="of:=[.C123]-[.C122]" table:style-name="ce8">
            <text:p>3475173</text:p>
          </table:table-cell>
          <table:table-cell office:value-type="float" office:value="-7.1956482639159862" table:formula="of:=(([.D123]*1000000)/[.E123])-(([.B123]*1000000)/[.C123])" table:style-name="ce9">
            <text:p>-7.2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3" table:style-name="ce13">
            <text:p>1803</text:p>
          </table:table-cell>
          <table:table-cell office:value-type="float" office:value="10289" table:formula="of:=[.B125]-[.D125]" table:style-name="ce6">
            <text:p>10289</text:p>
          </table:table-cell>
          <table:table-cell office:value-type="float" office:value="995509576" table:style-name="ce6">
            <text:p>995509576</text:p>
          </table:table-cell>
          <table:table-cell office:value-type="float" office:value="11" table:style-name="ce6">
            <text:p>11</text:p>
          </table:table-cell>
          <table:table-cell office:value-type="float" office:value="3516394" table:formula="of:=[.C124]-[.C123]" table:style-name="ce8">
            <text:p>3516394</text:p>
          </table:table-cell>
          <table:table-cell office:value-type="float" office:value="-7.2072057424376643" table:formula="of:=(([.D124]*1000000)/[.E124])-(([.B124]*1000000)/[.C124])" table:style-name="ce9">
            <text:p>-7.2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4" table:style-name="ce13">
            <text:p>1804</text:p>
          </table:table-cell>
          <table:table-cell office:value-type="float" office:value="10300" table:formula="of:=[.B126]-[.D126]" table:style-name="ce6">
            <text:p>10300</text:p>
          </table:table-cell>
          <table:table-cell office:value-type="float" office:value="999067549" table:style-name="ce6">
            <text:p>999067549</text:p>
          </table:table-cell>
          <table:table-cell office:value-type="float" office:value="11" table:style-name="ce6">
            <text:p>11</text:p>
          </table:table-cell>
          <table:table-cell office:value-type="float" office:value="3557973" table:formula="of:=[.C125]-[.C124]" table:style-name="ce8">
            <text:p>3557973</text:p>
          </table:table-cell>
          <table:table-cell office:value-type="float" office:value="-7.2179652399235561" table:formula="of:=(([.D125]*1000000)/[.E125])-(([.B125]*1000000)/[.C125])" table:style-name="ce9">
            <text:p>-7.2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5" table:style-name="ce13">
            <text:p>1805</text:p>
          </table:table-cell>
          <table:table-cell office:value-type="float" office:value="10311" table:formula="of:=[.B127]-[.D127]" table:style-name="ce6">
            <text:p>10311</text:p>
          </table:table-cell>
          <table:table-cell office:value-type="float" office:value="1002667483" table:style-name="ce6">
            <text:p>1002667483</text:p>
          </table:table-cell>
          <table:table-cell office:value-type="float" office:value="11" table:style-name="ce6">
            <text:p>11</text:p>
          </table:table-cell>
          <table:table-cell office:value-type="float" office:value="3599934" table:formula="of:=[.C126]-[.C125]" table:style-name="ce8">
            <text:p>3599934</text:p>
          </table:table-cell>
          <table:table-cell office:value-type="float" office:value="-7.2279571800651636" table:formula="of:=(([.D126]*1000000)/[.E126])-(([.B126]*1000000)/[.C126])" table:style-name="ce9">
            <text:p>-7.2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6" table:style-name="ce13">
            <text:p>1806</text:p>
          </table:table-cell>
          <table:table-cell office:value-type="float" office:value="10322" table:formula="of:=[.B128]-[.D128]" table:style-name="ce6">
            <text:p>10322</text:p>
          </table:table-cell>
          <table:table-cell office:value-type="float" office:value="1006309768" table:style-name="ce6">
            <text:p>1006309768</text:p>
          </table:table-cell>
          <table:table-cell office:value-type="float" office:value="11" table:style-name="ce6">
            <text:p>11</text:p>
          </table:table-cell>
          <table:table-cell office:value-type="float" office:value="3642285" table:formula="of:=[.C127]-[.C126]" table:style-name="ce8">
            <text:p>3642285</text:p>
          </table:table-cell>
          <table:table-cell office:value-type="float" office:value="-7.2371967758268454" table:formula="of:=(([.D127]*1000000)/[.E127])-(([.B127]*1000000)/[.C127])" table:style-name="ce9">
            <text:p>-7.2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7" table:style-name="ce13">
            <text:p>1807</text:p>
          </table:table-cell>
          <table:table-cell office:value-type="float" office:value="10333" table:formula="of:=[.B129]-[.D129]" table:style-name="ce6">
            <text:p>10333</text:p>
          </table:table-cell>
          <table:table-cell office:value-type="float" office:value="1009994839" table:style-name="ce6">
            <text:p>1009994839</text:p>
          </table:table-cell>
          <table:table-cell office:value-type="float" office:value="11" table:style-name="ce6">
            <text:p>11</text:p>
          </table:table-cell>
          <table:table-cell office:value-type="float" office:value="3685071" table:formula="of:=[.C128]-[.C127]" table:style-name="ce8">
            <text:p>3685071</text:p>
          </table:table-cell>
          <table:table-cell office:value-type="float" office:value="-7.2457282337568687" table:formula="of:=(([.D128]*1000000)/[.E128])-(([.B128]*1000000)/[.C128])" table:style-name="ce9">
            <text:p>-7.2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8" table:style-name="ce13">
            <text:p>1808</text:p>
          </table:table-cell>
          <table:table-cell office:value-type="float" office:value="10344" table:formula="of:=[.B130]-[.D130]" table:style-name="ce6">
            <text:p>10344</text:p>
          </table:table-cell>
          <table:table-cell office:value-type="float" office:value="1013723142" table:style-name="ce6">
            <text:p>1013723142</text:p>
          </table:table-cell>
          <table:table-cell office:value-type="float" office:value="11" table:style-name="ce6">
            <text:p>11</text:p>
          </table:table-cell>
          <table:table-cell office:value-type="float" office:value="3728303" table:formula="of:=[.C129]-[.C128]" table:style-name="ce8">
            <text:p>3728303</text:p>
          </table:table-cell>
          <table:table-cell office:value-type="float" office:value="-7.2535655005320967" table:formula="of:=(([.D129]*1000000)/[.E129])-(([.B129]*1000000)/[.C129])" table:style-name="ce9">
            <text:p>-7.2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09" table:style-name="ce13">
            <text:p>1809</text:p>
          </table:table-cell>
          <table:table-cell office:value-type="float" office:value="10355" table:formula="of:=[.B131]-[.D131]" table:style-name="ce6">
            <text:p>10355</text:p>
          </table:table-cell>
          <table:table-cell office:value-type="float" office:value="1017495164" table:style-name="ce6">
            <text:p>1017495164</text:p>
          </table:table-cell>
          <table:table-cell office:value-type="float" office:value="11" table:style-name="ce6">
            <text:p>11</text:p>
          </table:table-cell>
          <table:table-cell office:value-type="float" office:value="3772022" table:formula="of:=[.C130]-[.C129]" table:style-name="ce8">
            <text:p>3772022</text:p>
          </table:table-cell>
          <table:table-cell office:value-type="float" office:value="-7.2607447403973655" table:formula="of:=(([.D130]*1000000)/[.E130])-(([.B130]*1000000)/[.C130])" table:style-name="ce9">
            <text:p>-7.2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0" table:style-name="ce13">
            <text:p>1810</text:p>
          </table:table-cell>
          <table:table-cell office:value-type="float" office:value="10366" table:formula="of:=[.B132]-[.D132]" table:style-name="ce6">
            <text:p>10366</text:p>
          </table:table-cell>
          <table:table-cell office:value-type="float" office:value="1022935503" table:style-name="ce6">
            <text:p>1022935503</text:p>
          </table:table-cell>
          <table:table-cell office:value-type="float" office:value="11" table:style-name="ce6">
            <text:p>11</text:p>
          </table:table-cell>
          <table:table-cell office:value-type="float" office:value="5440339" table:formula="of:=[.C131]-[.C130]" table:style-name="ce8">
            <text:p>5440339</text:p>
          </table:table-cell>
          <table:table-cell office:value-type="float" office:value="-8.1116483931766581" table:formula="of:=(([.D131]*1000000)/[.E131])-(([.B131]*1000000)/[.C131])" table:style-name="ce9">
            <text:p>-8.1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1" table:style-name="ce13">
            <text:p>1811</text:p>
          </table:table-cell>
          <table:table-cell office:value-type="float" office:value="10373" table:formula="of:=[.B133]-[.D133]" table:style-name="ce6">
            <text:p>10373</text:p>
          </table:table-cell>
          <table:table-cell office:value-type="float" office:value="1028432388" table:style-name="ce6">
            <text:p>1028432388</text:p>
          </table:table-cell>
          <table:table-cell office:value-type="float" office:value="7" table:style-name="ce6">
            <text:p>7</text:p>
          </table:table-cell>
          <table:table-cell office:value-type="float" office:value="5496885" table:formula="of:=[.C132]-[.C131]" table:style-name="ce8">
            <text:p>5496885</text:p>
          </table:table-cell>
          <table:table-cell office:value-type="float" office:value="-8.8127760424806354" table:formula="of:=(([.D132]*1000000)/[.E132])-(([.B132]*1000000)/[.C132])" table:style-name="ce9">
            <text:p>-8.8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2" table:style-name="ce13">
            <text:p>1812</text:p>
          </table:table-cell>
          <table:table-cell office:value-type="float" office:value="10380" table:formula="of:=[.B134]-[.D134]" table:style-name="ce6">
            <text:p>10380</text:p>
          </table:table-cell>
          <table:table-cell office:value-type="float" office:value="1034582343" table:style-name="ce6">
            <text:p>1034582343</text:p>
          </table:table-cell>
          <table:table-cell office:value-type="float" office:value="7" table:style-name="ce6">
            <text:p>7</text:p>
          </table:table-cell>
          <table:table-cell office:value-type="float" office:value="6149955" table:formula="of:=[.C133]-[.C132]" table:style-name="ce8">
            <text:p>6149955</text:p>
          </table:table-cell>
          <table:table-cell office:value-type="float" office:value="-8.8948144604181074" table:formula="of:=(([.D133]*1000000)/[.E133])-(([.B133]*1000000)/[.C133])" table:style-name="ce9">
            <text:p>-8.8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3" table:style-name="ce13">
            <text:p>1813</text:p>
          </table:table-cell>
          <table:table-cell office:value-type="float" office:value="10387" table:formula="of:=[.B135]-[.D135]" table:style-name="ce6">
            <text:p>10387</text:p>
          </table:table-cell>
          <table:table-cell office:value-type="float" office:value="1041401489" table:style-name="ce6">
            <text:p>1041401489</text:p>
          </table:table-cell>
          <table:table-cell office:value-type="float" office:value="7" table:style-name="ce6">
            <text:p>7</text:p>
          </table:table-cell>
          <table:table-cell office:value-type="float" office:value="6819146" table:formula="of:=[.C134]-[.C133]" table:style-name="ce8">
            <text:p>6819146</text:p>
          </table:table-cell>
          <table:table-cell office:value-type="float" office:value="-8.9475375989718096" table:formula="of:=(([.D134]*1000000)/[.E134])-(([.B134]*1000000)/[.C134])" table:style-name="ce9">
            <text:p>-8.9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4" table:style-name="ce13">
            <text:p>1814</text:p>
          </table:table-cell>
          <table:table-cell office:value-type="float" office:value="10394" table:formula="of:=[.B136]-[.D136]" table:style-name="ce6">
            <text:p>10394</text:p>
          </table:table-cell>
          <table:table-cell office:value-type="float" office:value="1048392002" table:style-name="ce6">
            <text:p>1048392002</text:p>
          </table:table-cell>
          <table:table-cell office:value-type="float" office:value="7" table:style-name="ce6">
            <text:p>7</text:p>
          </table:table-cell>
          <table:table-cell office:value-type="float" office:value="6990513" table:formula="of:=[.C135]-[.C134]" table:style-name="ce8">
            <text:p>6990513</text:p>
          </table:table-cell>
          <table:table-cell office:value-type="float" office:value="-8.9128734110636181" table:formula="of:=(([.D135]*1000000)/[.E135])-(([.B135]*1000000)/[.C135])" table:style-name="ce9">
            <text:p>-8.9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5" table:style-name="ce13">
            <text:p>1815</text:p>
          </table:table-cell>
          <table:table-cell office:value-type="float" office:value="10401" table:formula="of:=[.B137]-[.D137]" table:style-name="ce6">
            <text:p>10401</text:p>
          </table:table-cell>
          <table:table-cell office:value-type="float" office:value="1055558056" table:style-name="ce6">
            <text:p>1055558056</text:p>
          </table:table-cell>
          <table:table-cell office:value-type="float" office:value="7" table:style-name="ce6">
            <text:p>7</text:p>
          </table:table-cell>
          <table:table-cell office:value-type="float" office:value="7166054" table:formula="of:=[.C136]-[.C135]" table:style-name="ce8">
            <text:p>7166054</text:p>
          </table:table-cell>
          <table:table-cell office:value-type="float" office:value="-8.8767279123951752" table:formula="of:=(([.D136]*1000000)/[.E136])-(([.B136]*1000000)/[.C136])" table:style-name="ce9">
            <text:p>-8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6" table:style-name="ce13">
            <text:p>1816</text:p>
          </table:table-cell>
          <table:table-cell office:value-type="float" office:value="10408" table:formula="of:=[.B138]-[.D138]" table:style-name="ce6">
            <text:p>10408</text:p>
          </table:table-cell>
          <table:table-cell office:value-type="float" office:value="1062904018" table:style-name="ce6">
            <text:p>1062904018</text:p>
          </table:table-cell>
          <table:table-cell office:value-type="float" office:value="7" table:style-name="ce6">
            <text:p>7</text:p>
          </table:table-cell>
          <table:table-cell office:value-type="float" office:value="7345962" table:formula="of:=[.C137]-[.C136]" table:style-name="ce8">
            <text:p>7345962</text:p>
          </table:table-cell>
          <table:table-cell office:value-type="float" office:value="-8.8391367938784402" table:formula="of:=(([.D137]*1000000)/[.E137])-(([.B137]*1000000)/[.C137])" table:style-name="ce9">
            <text:p>-8.8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7" table:style-name="ce13">
            <text:p>1817</text:p>
          </table:table-cell>
          <table:table-cell office:value-type="float" office:value="10415" table:formula="of:=[.B139]-[.D139]" table:style-name="ce6">
            <text:p>10415</text:p>
          </table:table-cell>
          <table:table-cell office:value-type="float" office:value="1070434459" table:style-name="ce6">
            <text:p>1070434459</text:p>
          </table:table-cell>
          <table:table-cell office:value-type="float" office:value="7" table:style-name="ce6">
            <text:p>7</text:p>
          </table:table-cell>
          <table:table-cell office:value-type="float" office:value="7530441" table:formula="of:=[.C138]-[.C137]" table:style-name="ce8">
            <text:p>7530441</text:p>
          </table:table-cell>
          <table:table-cell office:value-type="float" office:value="-8.8001338158680849" table:formula="of:=(([.D138]*1000000)/[.E138])-(([.B138]*1000000)/[.C138])" table:style-name="ce9">
            <text:p>-8.8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8" table:style-name="ce13">
            <text:p>1818</text:p>
          </table:table-cell>
          <table:table-cell office:value-type="float" office:value="10422" table:formula="of:=[.B140]-[.D140]" table:style-name="ce6">
            <text:p>10422</text:p>
          </table:table-cell>
          <table:table-cell office:value-type="float" office:value="1078154164" table:style-name="ce6">
            <text:p>1078154164</text:p>
          </table:table-cell>
          <table:table-cell office:value-type="float" office:value="7" table:style-name="ce6">
            <text:p>7</text:p>
          </table:table-cell>
          <table:table-cell office:value-type="float" office:value="7719705" table:formula="of:=[.C139]-[.C138]" table:style-name="ce8">
            <text:p>7719705</text:p>
          </table:table-cell>
          <table:table-cell office:value-type="float" office:value="-8.7597507216543669" table:formula="of:=(([.D139]*1000000)/[.E139])-(([.B139]*1000000)/[.C139])" table:style-name="ce9">
            <text:p>-8.7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19" table:style-name="ce13">
            <text:p>1819</text:p>
          </table:table-cell>
          <table:table-cell office:value-type="float" office:value="10429" table:formula="of:=[.B141]-[.D141]" table:style-name="ce6">
            <text:p>10429</text:p>
          </table:table-cell>
          <table:table-cell office:value-type="float" office:value="1085762043" table:style-name="ce6">
            <text:p>1085762043</text:p>
          </table:table-cell>
          <table:table-cell office:value-type="float" office:value="7" table:style-name="ce6">
            <text:p>7</text:p>
          </table:table-cell>
          <table:table-cell office:value-type="float" office:value="7607879" table:formula="of:=[.C140]-[.C139]" table:style-name="ce8">
            <text:p>7607879</text:p>
          </table:table-cell>
          <table:table-cell office:value-type="float" office:value="-8.6851366339866782" table:formula="of:=(([.D140]*1000000)/[.E140])-(([.B140]*1000000)/[.C140])" table:style-name="ce9">
            <text:p>-8.6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0" table:style-name="ce13">
            <text:p>1820</text:p>
          </table:table-cell>
          <table:table-cell office:value-type="float" office:value="10436" table:formula="of:=[.B142]-[.D142]" table:style-name="ce6">
            <text:p>10436</text:p>
          </table:table-cell>
          <table:table-cell office:value-type="float" office:value="1093244955" table:style-name="ce6">
            <text:p>1093244955</text:p>
          </table:table-cell>
          <table:table-cell office:value-type="float" office:value="7" table:style-name="ce6">
            <text:p>7</text:p>
          </table:table-cell>
          <table:table-cell office:value-type="float" office:value="7482912" table:formula="of:=[.C141]-[.C140]" table:style-name="ce8">
            <text:p>7482912</text:p>
          </table:table-cell>
          <table:table-cell office:value-type="float" office:value="-8.6104288863710643" table:formula="of:=(([.D141]*1000000)/[.E141])-(([.B141]*1000000)/[.C141])" table:style-name="ce9">
            <text:p>-8.6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1" table:style-name="ce13">
            <text:p>1821</text:p>
          </table:table-cell>
          <table:table-cell office:value-type="float" office:value="10446" table:formula="of:=[.B143]-[.D143]" table:style-name="ce6">
            <text:p>10446</text:p>
          </table:table-cell>
          <table:table-cell office:value-type="float" office:value="1100353908" table:style-name="ce6">
            <text:p>1100353908</text:p>
          </table:table-cell>
          <table:table-cell office:value-type="float" office:value="10" table:style-name="ce6">
            <text:p>10</text:p>
          </table:table-cell>
          <table:table-cell office:value-type="float" office:value="7108953" table:formula="of:=[.C142]-[.C141]" table:style-name="ce8">
            <text:p>7108953</text:p>
          </table:table-cell>
          <table:table-cell office:value-type="float" office:value="-8.0866324063464869" table:formula="of:=(([.D142]*1000000)/[.E142])-(([.B142]*1000000)/[.C142])" table:style-name="ce9">
            <text:p>-8.0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2" table:style-name="ce13">
            <text:p>1822</text:p>
          </table:table-cell>
          <table:table-cell office:value-type="float" office:value="10456" table:formula="of:=[.B144]-[.D144]" table:style-name="ce6">
            <text:p>10456</text:p>
          </table:table-cell>
          <table:table-cell office:value-type="float" office:value="1107285721" table:style-name="ce6">
            <text:p>1107285721</text:p>
          </table:table-cell>
          <table:table-cell office:value-type="float" office:value="10" table:style-name="ce6">
            <text:p>10</text:p>
          </table:table-cell>
          <table:table-cell office:value-type="float" office:value="6931813" table:formula="of:=[.C143]-[.C142]" table:style-name="ce8">
            <text:p>6931813</text:p>
          </table:table-cell>
          <table:table-cell office:value-type="float" office:value="-8.0002865056820998" table:formula="of:=(([.D143]*1000000)/[.E143])-(([.B143]*1000000)/[.C143])" table:style-name="ce9">
            <text:p>-8.0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3" table:style-name="ce13">
            <text:p>1823</text:p>
          </table:table-cell>
          <table:table-cell office:value-type="float" office:value="10466" table:formula="of:=[.B145]-[.D145]" table:style-name="ce6">
            <text:p>10466</text:p>
          </table:table-cell>
          <table:table-cell office:value-type="float" office:value="1114556675" table:style-name="ce6">
            <text:p>1114556675</text:p>
          </table:table-cell>
          <table:table-cell office:value-type="float" office:value="10" table:style-name="ce6">
            <text:p>10</text:p>
          </table:table-cell>
          <table:table-cell office:value-type="float" office:value="7270954" table:formula="of:=[.C144]-[.C143]" table:style-name="ce8">
            <text:p>7270954</text:p>
          </table:table-cell>
          <table:table-cell office:value-type="float" office:value="-8.0149453280780971" table:formula="of:=(([.D144]*1000000)/[.E144])-(([.B144]*1000000)/[.C144])" table:style-name="ce9">
            <text:p>-8.0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4" table:style-name="ce13">
            <text:p>1824</text:p>
          </table:table-cell>
          <table:table-cell office:value-type="float" office:value="10476" table:formula="of:=[.B146]-[.D146]" table:style-name="ce6">
            <text:p>10476</text:p>
          </table:table-cell>
          <table:table-cell office:value-type="float" office:value="1121928309" table:style-name="ce6">
            <text:p>1121928309</text:p>
          </table:table-cell>
          <table:table-cell office:value-type="float" office:value="10" table:style-name="ce6">
            <text:p>10</text:p>
          </table:table-cell>
          <table:table-cell office:value-type="float" office:value="7371634" table:formula="of:=[.C145]-[.C144]" table:style-name="ce8">
            <text:p>7371634</text:p>
          </table:table-cell>
          <table:table-cell office:value-type="float" office:value="-7.9809436790877495" table:formula="of:=(([.D145]*1000000)/[.E145])-(([.B145]*1000000)/[.C145])" table:style-name="ce9">
            <text:p>-7.9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5" table:style-name="ce13">
            <text:p>1825</text:p>
          </table:table-cell>
          <table:table-cell office:value-type="float" office:value="10487" table:formula="of:=[.B147]-[.D147]" table:style-name="ce6">
            <text:p>10487</text:p>
          </table:table-cell>
          <table:table-cell office:value-type="float" office:value="1129402060" table:style-name="ce6">
            <text:p>1129402060</text:p>
          </table:table-cell>
          <table:table-cell office:value-type="float" office:value="11" table:style-name="ce6">
            <text:p>11</text:p>
          </table:table-cell>
          <table:table-cell office:value-type="float" office:value="7473751" table:formula="of:=[.C146]-[.C145]" table:style-name="ce8">
            <text:p>7473751</text:p>
          </table:table-cell>
          <table:table-cell office:value-type="float" office:value="-7.813626537609327" table:formula="of:=(([.D146]*1000000)/[.E146])-(([.B146]*1000000)/[.C146])" table:style-name="ce9">
            <text:p>-7.8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6" table:style-name="ce13">
            <text:p>1826</text:p>
          </table:table-cell>
          <table:table-cell office:value-type="float" office:value="10497" table:formula="of:=[.B148]-[.D148]" table:style-name="ce6">
            <text:p>10497</text:p>
          </table:table-cell>
          <table:table-cell office:value-type="float" office:value="1136978934" table:style-name="ce6">
            <text:p>1136978934</text:p>
          </table:table-cell>
          <table:table-cell office:value-type="float" office:value="10" table:style-name="ce6">
            <text:p>10</text:p>
          </table:table-cell>
          <table:table-cell office:value-type="float" office:value="7576874" table:formula="of:=[.C147]-[.C146]" table:style-name="ce8">
            <text:p>7576874</text:p>
          </table:table-cell>
          <table:table-cell office:value-type="float" office:value="-7.9125555251689583" table:formula="of:=(([.D147]*1000000)/[.E147])-(([.B147]*1000000)/[.C147])" table:style-name="ce9">
            <text:p>-7.9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7" table:style-name="ce13">
            <text:p>1827</text:p>
          </table:table-cell>
          <table:table-cell office:value-type="float" office:value="10507" table:formula="of:=[.B149]-[.D149]" table:style-name="ce6">
            <text:p>10507</text:p>
          </table:table-cell>
          <table:table-cell office:value-type="float" office:value="1144660456" table:style-name="ce6">
            <text:p>1144660456</text:p>
          </table:table-cell>
          <table:table-cell office:value-type="float" office:value="10" table:style-name="ce6">
            <text:p>10</text:p>
          </table:table-cell>
          <table:table-cell office:value-type="float" office:value="7681522" table:formula="of:=[.C148]-[.C147]" table:style-name="ce8">
            <text:p>7681522</text:p>
          </table:table-cell>
          <table:table-cell office:value-type="float" office:value="-7.8773159008288847" table:formula="of:=(([.D148]*1000000)/[.E148])-(([.B148]*1000000)/[.C148])" table:style-name="ce9">
            <text:p>-7.88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8" table:style-name="ce13">
            <text:p>1828</text:p>
          </table:table-cell>
          <table:table-cell office:value-type="float" office:value="10517" table:formula="of:=[.B150]-[.D150]" table:style-name="ce6">
            <text:p>10517</text:p>
          </table:table-cell>
          <table:table-cell office:value-type="float" office:value="1152448156" table:style-name="ce6">
            <text:p>1152448156</text:p>
          </table:table-cell>
          <table:table-cell office:value-type="float" office:value="10" table:style-name="ce6">
            <text:p>10</text:p>
          </table:table-cell>
          <table:table-cell office:value-type="float" office:value="7787700" table:formula="of:=[.C149]-[.C148]" table:style-name="ce8">
            <text:p>7787700</text:p>
          </table:table-cell>
          <table:table-cell office:value-type="float" office:value="-7.8417139522138068" table:formula="of:=(([.D149]*1000000)/[.E149])-(([.B149]*1000000)/[.C149])" table:style-name="ce9">
            <text:p>-7.8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29" table:style-name="ce13">
            <text:p>1829</text:p>
          </table:table-cell>
          <table:table-cell office:value-type="float" office:value="10527" table:formula="of:=[.B151]-[.D151]" table:style-name="ce6">
            <text:p>10527</text:p>
          </table:table-cell>
          <table:table-cell office:value-type="float" office:value="1159787562" table:style-name="ce6">
            <text:p>1159787562</text:p>
          </table:table-cell>
          <table:table-cell office:value-type="float" office:value="10" table:style-name="ce6">
            <text:p>10</text:p>
          </table:table-cell>
          <table:table-cell office:value-type="float" office:value="7339406" table:formula="of:=[.C150]-[.C149]" table:style-name="ce8">
            <text:p>7339406</text:p>
          </table:table-cell>
          <table:table-cell office:value-type="float" office:value="-7.7141541824193807" table:formula="of:=(([.D150]*1000000)/[.E150])-(([.B150]*1000000)/[.C150])" table:style-name="ce9">
            <text:p>-7.7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0" table:style-name="ce13">
            <text:p>1830</text:p>
          </table:table-cell>
          <table:table-cell office:value-type="float" office:value="10540" table:formula="of:=[.B152]-[.D152]" table:style-name="ce6">
            <text:p>10540</text:p>
          </table:table-cell>
          <table:table-cell office:value-type="float" office:value="1166675351" table:style-name="ce6">
            <text:p>1166675351</text:p>
          </table:table-cell>
          <table:table-cell office:value-type="float" office:value="13" table:style-name="ce6">
            <text:p>13</text:p>
          </table:table-cell>
          <table:table-cell office:value-type="float" office:value="6887789" table:formula="of:=[.C151]-[.C150]" table:style-name="ce8">
            <text:p>6887789</text:p>
          </table:table-cell>
          <table:table-cell office:value-type="float" office:value="-7.1468203475321399" table:formula="of:=(([.D151]*1000000)/[.E151])-(([.B151]*1000000)/[.C151])" table:style-name="ce9">
            <text:p>-7.1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1" table:style-name="ce13">
            <text:p>1831</text:p>
          </table:table-cell>
          <table:table-cell office:value-type="float" office:value="10555" table:formula="of:=[.B153]-[.D153]" table:style-name="ce6">
            <text:p>10555</text:p>
          </table:table-cell>
          <table:table-cell office:value-type="float" office:value="1173107948" table:style-name="ce6">
            <text:p>1173107948</text:p>
          </table:table-cell>
          <table:table-cell office:value-type="float" office:value="15" table:style-name="ce6">
            <text:p>15</text:p>
          </table:table-cell>
          <table:table-cell office:value-type="float" office:value="6432597" table:formula="of:=[.C152]-[.C151]" table:style-name="ce8">
            <text:p>6432597</text:p>
          </table:table-cell>
          <table:table-cell office:value-type="float" office:value="-6.6655938433575681" table:formula="of:=(([.D152]*1000000)/[.E152])-(([.B152]*1000000)/[.C152])" table:style-name="ce9">
            <text:p>-6.6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2" table:style-name="ce13">
            <text:p>1832</text:p>
          </table:table-cell>
          <table:table-cell office:value-type="float" office:value="10570" table:formula="of:=[.B154]-[.D154]" table:style-name="ce6">
            <text:p>10570</text:p>
          </table:table-cell>
          <table:table-cell office:value-type="float" office:value="1179053710" table:style-name="ce6">
            <text:p>1179053710</text:p>
          </table:table-cell>
          <table:table-cell office:value-type="float" office:value="15" table:style-name="ce6">
            <text:p>15</text:p>
          </table:table-cell>
          <table:table-cell office:value-type="float" office:value="5945762" table:formula="of:=[.C153]-[.C152]" table:style-name="ce8">
            <text:p>5945762</text:p>
          </table:table-cell>
          <table:table-cell office:value-type="float" office:value="-6.4420110504113062" table:formula="of:=(([.D153]*1000000)/[.E153])-(([.B153]*1000000)/[.C153])" table:style-name="ce9">
            <text:p>-6.4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3" table:style-name="ce13">
            <text:p>1833</text:p>
          </table:table-cell>
          <table:table-cell office:value-type="float" office:value="10585" table:formula="of:=[.B155]-[.D155]" table:style-name="ce6">
            <text:p>10585</text:p>
          </table:table-cell>
          <table:table-cell office:value-type="float" office:value="1184508718" table:style-name="ce6">
            <text:p>1184508718</text:p>
          </table:table-cell>
          <table:table-cell office:value-type="float" office:value="15" table:style-name="ce6">
            <text:p>15</text:p>
          </table:table-cell>
          <table:table-cell office:value-type="float" office:value="5455008" table:formula="of:=[.C154]-[.C153]" table:style-name="ce8">
            <text:p>5455008</text:p>
          </table:table-cell>
          <table:table-cell office:value-type="float" office:value="-6.1864274345602048" table:formula="of:=(([.D154]*1000000)/[.E154])-(([.B154]*1000000)/[.C154])" table:style-name="ce9">
            <text:p>-6.1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4" table:style-name="ce13">
            <text:p>1834</text:p>
          </table:table-cell>
          <table:table-cell office:value-type="float" office:value="10600" table:formula="of:=[.B156]-[.D156]" table:style-name="ce6">
            <text:p>10600</text:p>
          </table:table-cell>
          <table:table-cell office:value-type="float" office:value="1190024997" table:style-name="ce6">
            <text:p>1190024997</text:p>
          </table:table-cell>
          <table:table-cell office:value-type="float" office:value="15" table:style-name="ce6">
            <text:p>15</text:p>
          </table:table-cell>
          <table:table-cell office:value-type="float" office:value="5516279" table:formula="of:=[.C155]-[.C154]" table:style-name="ce8">
            <text:p>5516279</text:p>
          </table:table-cell>
          <table:table-cell office:value-type="float" office:value="-6.1881516002227128" table:formula="of:=(([.D155]*1000000)/[.E155])-(([.B155]*1000000)/[.C155])" table:style-name="ce9">
            <text:p>-6.1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5" table:style-name="ce13">
            <text:p>1835</text:p>
          </table:table-cell>
          <table:table-cell office:value-type="float" office:value="10615" table:formula="of:=[.B157]-[.D157]" table:style-name="ce6">
            <text:p>10615</text:p>
          </table:table-cell>
          <table:table-cell office:value-type="float" office:value="1195603662" table:style-name="ce6">
            <text:p>1195603662</text:p>
          </table:table-cell>
          <table:table-cell office:value-type="float" office:value="15" table:style-name="ce6">
            <text:p>15</text:p>
          </table:table-cell>
          <table:table-cell office:value-type="float" office:value="5578665" table:formula="of:=[.C156]-[.C155]" table:style-name="ce8">
            <text:p>5578665</text:p>
          </table:table-cell>
          <table:table-cell office:value-type="float" office:value="-6.1895448921848892" table:formula="of:=(([.D156]*1000000)/[.E156])-(([.B156]*1000000)/[.C156])" table:style-name="ce9">
            <text:p>-6.1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6" table:style-name="ce13">
            <text:p>1836</text:p>
          </table:table-cell>
          <table:table-cell office:value-type="float" office:value="10630" table:formula="of:=[.B158]-[.D158]" table:style-name="ce6">
            <text:p>10630</text:p>
          </table:table-cell>
          <table:table-cell office:value-type="float" office:value="1201245854" table:style-name="ce6">
            <text:p>1201245854</text:p>
          </table:table-cell>
          <table:table-cell office:value-type="float" office:value="15" table:style-name="ce6">
            <text:p>15</text:p>
          </table:table-cell>
          <table:table-cell office:value-type="float" office:value="5642192" table:formula="of:=[.C157]-[.C156]" table:style-name="ce8">
            <text:p>5642192</text:p>
          </table:table-cell>
          <table:table-cell office:value-type="float" office:value="-6.1906048272266903" table:formula="of:=(([.D157]*1000000)/[.E157])-(([.B157]*1000000)/[.C157])" table:style-name="ce9">
            <text:p>-6.1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7" table:style-name="ce13">
            <text:p>1837</text:p>
          </table:table-cell>
          <table:table-cell office:value-type="float" office:value="10645" table:formula="of:=[.B159]-[.D159]" table:style-name="ce6">
            <text:p>10645</text:p>
          </table:table-cell>
          <table:table-cell office:value-type="float" office:value="1206952746" table:style-name="ce6">
            <text:p>1206952746</text:p>
          </table:table-cell>
          <table:table-cell office:value-type="float" office:value="15" table:style-name="ce6">
            <text:p>15</text:p>
          </table:table-cell>
          <table:table-cell office:value-type="float" office:value="5706892" table:formula="of:=[.C158]-[.C157]" table:style-name="ce8">
            <text:p>5706892</text:p>
          </table:table-cell>
          <table:table-cell office:value-type="float" office:value="-6.1913313139349331" table:formula="of:=(([.D158]*1000000)/[.E158])-(([.B158]*1000000)/[.C158])" table:style-name="ce9">
            <text:p>-6.1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8" table:style-name="ce13">
            <text:p>1838</text:p>
          </table:table-cell>
          <table:table-cell office:value-type="float" office:value="10660" table:formula="of:=[.B160]-[.D160]" table:style-name="ce6">
            <text:p>10660</text:p>
          </table:table-cell>
          <table:table-cell office:value-type="float" office:value="1212725543" table:style-name="ce6">
            <text:p>1212725543</text:p>
          </table:table-cell>
          <table:table-cell office:value-type="float" office:value="15" table:style-name="ce6">
            <text:p>15</text:p>
          </table:table-cell>
          <table:table-cell office:value-type="float" office:value="5772797" table:formula="of:=[.C159]-[.C158]" table:style-name="ce8">
            <text:p>5772797</text:p>
          </table:table-cell>
          <table:table-cell office:value-type="float" office:value="-6.1917236734481982" table:formula="of:=(([.D159]*1000000)/[.E159])-(([.B159]*1000000)/[.C159])" table:style-name="ce9">
            <text:p>-6.1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39" table:style-name="ce13">
            <text:p>1839</text:p>
          </table:table-cell>
          <table:table-cell office:value-type="float" office:value="10675" table:formula="of:=[.B161]-[.D161]" table:style-name="ce6">
            <text:p>10675</text:p>
          </table:table-cell>
          <table:table-cell office:value-type="float" office:value="1218426772" table:style-name="ce6">
            <text:p>1218426772</text:p>
          </table:table-cell>
          <table:table-cell office:value-type="float" office:value="15" table:style-name="ce6">
            <text:p>15</text:p>
          </table:table-cell>
          <table:table-cell office:value-type="float" office:value="5701229" table:formula="of:=[.C160]-[.C159]" table:style-name="ce8">
            <text:p>5701229</text:p>
          </table:table-cell>
          <table:table-cell office:value-type="float" office:value="-6.1302863022937322" table:formula="of:=(([.D160]*1000000)/[.E160])-(([.B160]*1000000)/[.C160])" table:style-name="ce9">
            <text:p>-6.1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0" table:style-name="ce13">
            <text:p>1840</text:p>
          </table:table-cell>
          <table:table-cell office:value-type="float" office:value="10690" table:formula="of:=[.B162]-[.D162]" table:style-name="ce6">
            <text:p>10690</text:p>
          </table:table-cell>
          <table:table-cell office:value-type="float" office:value="1224058418" table:style-name="ce6">
            <text:p>1224058418</text:p>
          </table:table-cell>
          <table:table-cell office:value-type="float" office:value="15" table:style-name="ce6">
            <text:p>15</text:p>
          </table:table-cell>
          <table:table-cell office:value-type="float" office:value="5631646" table:formula="of:=[.C161]-[.C160]" table:style-name="ce8">
            <text:p>5631646</text:p>
          </table:table-cell>
          <table:table-cell office:value-type="float" office:value="-6.0697236295706203" table:formula="of:=(([.D161]*1000000)/[.E161])-(([.B161]*1000000)/[.C161])" table:style-name="ce9">
            <text:p>-6.0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1" table:style-name="ce13">
            <text:p>1841</text:p>
          </table:table-cell>
          <table:table-cell office:value-type="float" office:value="10721" table:formula="of:=[.B163]-[.D163]" table:style-name="ce6">
            <text:p>10721</text:p>
          </table:table-cell>
          <table:table-cell office:value-type="float" office:value="1229625751" table:style-name="ce6">
            <text:p>1229625751</text:p>
          </table:table-cell>
          <table:table-cell office:value-type="float" office:value="31" table:style-name="ce6">
            <text:p>31</text:p>
          </table:table-cell>
          <table:table-cell office:value-type="float" office:value="5567333" table:formula="of:=[.C162]-[.C161]" table:style-name="ce8">
            <text:p>5567333</text:p>
          </table:table-cell>
          <table:table-cell office:value-type="float" office:value="-3.1507172852166274" table:formula="of:=(([.D162]*1000000)/[.E162])-(([.B162]*1000000)/[.C162])" table:style-name="ce9">
            <text:p>-3.15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2" table:style-name="ce13">
            <text:p>1842</text:p>
          </table:table-cell>
          <table:table-cell office:value-type="float" office:value="10753" table:formula="of:=[.B164]-[.D164]" table:style-name="ce6">
            <text:p>10753</text:p>
          </table:table-cell>
          <table:table-cell office:value-type="float" office:value="1235130935" table:style-name="ce6">
            <text:p>1235130935</text:p>
          </table:table-cell>
          <table:table-cell office:value-type="float" office:value="32" table:style-name="ce6">
            <text:p>32</text:p>
          </table:table-cell>
          <table:table-cell office:value-type="float" office:value="5505184" table:formula="of:=[.C163]-[.C162]" table:style-name="ce8">
            <text:p>5505184</text:p>
          </table:table-cell>
          <table:table-cell office:value-type="float" office:value="-2.8932565018294012" table:formula="of:=(([.D163]*1000000)/[.E163])-(([.B163]*1000000)/[.C163])" table:style-name="ce9">
            <text:p>-2.8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3" table:style-name="ce13">
            <text:p>1843</text:p>
          </table:table-cell>
          <table:table-cell office:value-type="float" office:value="10785" table:formula="of:=[.B165]-[.D165]" table:style-name="ce6">
            <text:p>10785</text:p>
          </table:table-cell>
          <table:table-cell office:value-type="float" office:value="1240576195" table:style-name="ce6">
            <text:p>1240576195</text:p>
          </table:table-cell>
          <table:table-cell office:value-type="float" office:value="32" table:style-name="ce6">
            <text:p>32</text:p>
          </table:table-cell>
          <table:table-cell office:value-type="float" office:value="5445260" table:formula="of:=[.C164]-[.C163]" table:style-name="ce8">
            <text:p>5445260</text:p>
          </table:table-cell>
          <table:table-cell office:value-type="float" office:value="-2.8168702689036698" table:formula="of:=(([.D164]*1000000)/[.E164])-(([.B164]*1000000)/[.C164])" table:style-name="ce9">
            <text:p>-2.82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4" table:style-name="ce13">
            <text:p>1844</text:p>
          </table:table-cell>
          <table:table-cell office:value-type="float" office:value="10817" table:formula="of:=[.B166]-[.D166]" table:style-name="ce6">
            <text:p>10817</text:p>
          </table:table-cell>
          <table:table-cell office:value-type="float" office:value="1246102552" table:style-name="ce6">
            <text:p>1246102552</text:p>
          </table:table-cell>
          <table:table-cell office:value-type="float" office:value="32" table:style-name="ce6">
            <text:p>32</text:p>
          </table:table-cell>
          <table:table-cell office:value-type="float" office:value="5526357" table:formula="of:=[.C165]-[.C164]" table:style-name="ce8">
            <text:p>5526357</text:p>
          </table:table-cell>
          <table:table-cell office:value-type="float" office:value="-2.8902329449429969" table:formula="of:=(([.D165]*1000000)/[.E165])-(([.B165]*1000000)/[.C165])" table:style-name="ce9">
            <text:p>-2.89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5" table:style-name="ce13">
            <text:p>1845</text:p>
          </table:table-cell>
          <table:table-cell office:value-type="float" office:value="10848" table:formula="of:=[.B167]-[.D167]" table:style-name="ce6">
            <text:p>10848</text:p>
          </table:table-cell>
          <table:table-cell office:value-type="float" office:value="1251711693" table:style-name="ce6">
            <text:p>1251711693</text:p>
          </table:table-cell>
          <table:table-cell office:value-type="float" office:value="31" table:style-name="ce6">
            <text:p>31</text:p>
          </table:table-cell>
          <table:table-cell office:value-type="float" office:value="5609141" table:formula="of:=[.C166]-[.C165]" table:style-name="ce8">
            <text:p>5609141</text:p>
          </table:table-cell>
          <table:table-cell office:value-type="float" office:value="-3.1398394992740277" table:formula="of:=(([.D166]*1000000)/[.E166])-(([.B166]*1000000)/[.C166])" table:style-name="ce9">
            <text:p>-3.14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6" table:style-name="ce13">
            <text:p>1846</text:p>
          </table:table-cell>
          <table:table-cell office:value-type="float" office:value="10880" table:formula="of:=[.B168]-[.D168]" table:style-name="ce6">
            <text:p>10880</text:p>
          </table:table-cell>
          <table:table-cell office:value-type="float" office:value="1257405291" table:style-name="ce6">
            <text:p>1257405291</text:p>
          </table:table-cell>
          <table:table-cell office:value-type="float" office:value="32" table:style-name="ce6">
            <text:p>32</text:p>
          </table:table-cell>
          <table:table-cell office:value-type="float" office:value="5693598" table:formula="of:=[.C167]-[.C166]" table:style-name="ce8">
            <text:p>5693598</text:p>
          </table:table-cell>
          <table:table-cell office:value-type="float" office:value="-3.0323915333391325" table:formula="of:=(([.D167]*1000000)/[.E167])-(([.B167]*1000000)/[.C167])" table:style-name="ce9">
            <text:p>-3.03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7" table:style-name="ce13">
            <text:p>1847</text:p>
          </table:table-cell>
          <table:table-cell office:value-type="float" office:value="10912" table:formula="of:=[.B169]-[.D169]" table:style-name="ce6">
            <text:p>10912</text:p>
          </table:table-cell>
          <table:table-cell office:value-type="float" office:value="1263185490" table:style-name="ce6">
            <text:p>1263185490</text:p>
          </table:table-cell>
          <table:table-cell office:value-type="float" office:value="32" table:style-name="ce6">
            <text:p>32</text:p>
          </table:table-cell>
          <table:table-cell office:value-type="float" office:value="5780199" table:formula="of:=[.C168]-[.C167]" table:style-name="ce8">
            <text:p>5780199</text:p>
          </table:table-cell>
          <table:table-cell office:value-type="float" office:value="-3.1023363725692725" table:formula="of:=(([.D168]*1000000)/[.E168])-(([.B168]*1000000)/[.C168])" table:style-name="ce9">
            <text:p>-3.10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8" table:style-name="ce13">
            <text:p>1848</text:p>
          </table:table-cell>
          <table:table-cell office:value-type="float" office:value="10957" table:formula="of:=[.B170]-[.D170]" table:style-name="ce6">
            <text:p>10957</text:p>
          </table:table-cell>
          <table:table-cell office:value-type="float" office:value="1269054017" table:style-name="ce6">
            <text:p>1269054017</text:p>
          </table:table-cell>
          <table:table-cell office:value-type="float" office:value="45" table:style-name="ce6">
            <text:p>45</text:p>
          </table:table-cell>
          <table:table-cell office:value-type="float" office:value="5868527" table:formula="of:=[.C169]-[.C168]" table:style-name="ce8">
            <text:p>5868527</text:p>
          </table:table-cell>
          <table:table-cell office:value-type="float" office:value="-0.96596724457848193" table:formula="of:=(([.D169]*1000000)/[.E169])-(([.B169]*1000000)/[.C169])" table:style-name="ce9">
            <text:p>-0.97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49" table:style-name="ce13">
            <text:p>1849</text:p>
          </table:table-cell>
          <table:table-cell office:value-type="float" office:value="11048" table:formula="of:=[.B171]-[.D171]" table:style-name="ce6">
            <text:p>11048</text:p>
          </table:table-cell>
          <table:table-cell office:value-type="float" office:value="1274142450" table:style-name="ce6">
            <text:p>1274142450</text:p>
          </table:table-cell>
          <table:table-cell office:value-type="float" office:value="91" table:style-name="ce6">
            <text:p>91</text:p>
          </table:table-cell>
          <table:table-cell office:value-type="float" office:value="5088433" table:formula="of:=[.C170]-[.C169]" table:style-name="ce8">
            <text:p>5088433</text:p>
          </table:table-cell>
          <table:table-cell office:value-type="float" office:value="9.212768178978175" table:formula="of:=(([.D170]*1000000)/[.E170])-(([.B170]*1000000)/[.C170])" table:style-name="ce9">
            <text:p>9.21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office:value-type="float" office:value="1850" table:style-name="ce13">
            <text:p>1850</text:p>
          </table:table-cell>
          <table:table-cell office:value-type="float" office:value="11154" table:formula="of:=[.B172]-[.D172]" table:style-name="ce6">
            <text:p>11154</text:p>
          </table:table-cell>
          <table:table-cell office:value-type="float" office:value="1278456221" table:style-name="ce6">
            <text:p>1278456221</text:p>
          </table:table-cell>
          <table:table-cell office:value-type="float" office:value="106" table:style-name="ce6">
            <text:p>106</text:p>
          </table:table-cell>
          <table:table-cell office:value-type="float" office:value="4313771" table:formula="of:=[.C171]-[.C170]" table:style-name="ce8">
            <text:p>4313771</text:p>
          </table:table-cell>
          <table:table-cell office:value-type="float" office:value="15.847883008858057" table:formula="of:=(([.D171]*1000000)/[.E171])-(([.B171]*1000000)/[.C171])" table:style-name="ce9">
            <text:p>15.85</text:p>
          </table:table-cell>
          <table:table-cell office:value-type="float" office:value="18.93" table:style-name="ce14">
            <text:p>19</text:p>
          </table:table-cell>
          <table:table-cell table:style-name="ce15"/>
          <table:table-cell table:number-columns-repeated="16376"/>
        </table:table-row>
        <table:table-row table:style-name="ro1">
          <table:table-cell office:value-type="float" office:value="1851" table:style-name="ce13">
            <text:p>1851</text:p>
          </table:table-cell>
          <table:table-cell office:value-type="float" office:value="11279" table:formula="of:=[.B173]-[.D173]" table:style-name="ce6">
            <text:p>11279</text:p>
          </table:table-cell>
          <table:table-cell office:value-type="float" office:value="1281435587" table:style-name="ce6">
            <text:p>1281435587</text:p>
          </table:table-cell>
          <table:table-cell office:value-type="float" office:value="125" table:style-name="ce6">
            <text:p>125</text:p>
          </table:table-cell>
          <table:table-cell office:value-type="float" office:value="2979366" table:formula="of:=[.C172]-[.C171]" table:style-name="ce8">
            <text:p>2979366</text:p>
          </table:table-cell>
          <table:table-cell office:value-type="float" office:value="33.153387753576716" table:formula="of:=(([.D172]*1000000)/[.E172])-(([.B172]*1000000)/[.C172])" table:style-name="ce9">
            <text:p>33.15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2]/[.G17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2" table:style-name="ce13">
            <text:p>1852</text:p>
          </table:table-cell>
          <table:table-cell office:value-type="float" office:value="11488" table:formula="of:=[.B174]-[.D174]" table:style-name="ce6">
            <text:p>11488</text:p>
          </table:table-cell>
          <table:table-cell office:value-type="float" office:value="1283645240" table:style-name="ce6">
            <text:p>1283645240</text:p>
          </table:table-cell>
          <table:table-cell office:value-type="float" office:value="209" table:style-name="ce6">
            <text:p>209</text:p>
          </table:table-cell>
          <table:table-cell office:value-type="float" office:value="2209653" table:formula="of:=[.C173]-[.C172]" table:style-name="ce8">
            <text:p>2209653</text:p>
          </table:table-cell>
          <table:table-cell office:value-type="float" office:value="85.63547368869348" table:formula="of:=(([.D173]*1000000)/[.E173])-(([.B173]*1000000)/[.C173])" table:style-name="ce9">
            <text:p>85.64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3]/[.G17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3" table:style-name="ce13">
            <text:p>1853</text:p>
          </table:table-cell>
          <table:table-cell office:value-type="float" office:value="11712" table:formula="of:=[.B175]-[.D175]" table:style-name="ce6">
            <text:p>11712</text:p>
          </table:table-cell>
          <table:table-cell office:value-type="float" office:value="1285093222" table:style-name="ce6">
            <text:p>1285093222</text:p>
          </table:table-cell>
          <table:table-cell office:value-type="float" office:value="224" table:style-name="ce6">
            <text:p>224</text:p>
          </table:table-cell>
          <table:table-cell office:value-type="float" office:value="1447982" table:formula="of:=[.C174]-[.C173]" table:style-name="ce8">
            <text:p>1447982</text:p>
          </table:table-cell>
          <table:table-cell office:value-type="float" office:value="145.58431991949121" table:formula="of:=(([.D174]*1000000)/[.E174])-(([.B174]*1000000)/[.C174])" table:style-name="ce9">
            <text:p>145.58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4]/[.G17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4" table:style-name="ce13">
            <text:p>1854</text:p>
          </table:table-cell>
          <table:table-cell office:value-type="float" office:value="11905" table:formula="of:=[.B176]-[.D176]" table:style-name="ce6">
            <text:p>11905</text:p>
          </table:table-cell>
          <table:table-cell office:value-type="float" office:value="1286652188" table:style-name="ce6">
            <text:p>1286652188</text:p>
          </table:table-cell>
          <table:table-cell office:value-type="float" office:value="193" table:style-name="ce6">
            <text:p>193</text:p>
          </table:table-cell>
          <table:table-cell office:value-type="float" office:value="1558966" table:formula="of:=[.C175]-[.C174]" table:style-name="ce8">
            <text:p>1558966</text:p>
          </table:table-cell>
          <table:table-cell office:value-type="float" office:value="114.5473111085881" table:formula="of:=(([.D175]*1000000)/[.E175])-(([.B175]*1000000)/[.C175])" table:style-name="ce9">
            <text:p>114.55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5]/[.G17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5" table:style-name="ce13">
            <text:p>1855</text:p>
          </table:table-cell>
          <table:table-cell office:value-type="float" office:value="12110" table:formula="of:=[.B177]-[.D177]" table:style-name="ce6">
            <text:p>12110</text:p>
          </table:table-cell>
          <table:table-cell office:value-type="float" office:value="1288323525" table:style-name="ce6">
            <text:p>1288323525</text:p>
          </table:table-cell>
          <table:table-cell office:value-type="float" office:value="205" table:style-name="ce6">
            <text:p>205</text:p>
          </table:table-cell>
          <table:table-cell office:value-type="float" office:value="1671337" table:formula="of:=[.C176]-[.C175]" table:style-name="ce8">
            <text:p>1671337</text:p>
          </table:table-cell>
          <table:table-cell office:value-type="float" office:value="113.25647970665356" table:formula="of:=(([.D176]*1000000)/[.E176])-(([.B176]*1000000)/[.C176])" table:style-name="ce9">
            <text:p>113.26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6]/[.G17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6" table:style-name="ce13">
            <text:p>1856</text:p>
          </table:table-cell>
          <table:table-cell office:value-type="float" office:value="12321" table:formula="of:=[.B178]-[.D178]" table:style-name="ce6">
            <text:p>12321</text:p>
          </table:table-cell>
          <table:table-cell office:value-type="float" office:value="1290108648" table:style-name="ce6">
            <text:p>1290108648</text:p>
          </table:table-cell>
          <table:table-cell office:value-type="float" office:value="211" table:style-name="ce6">
            <text:p>211</text:p>
          </table:table-cell>
          <table:table-cell office:value-type="float" office:value="1785123" table:formula="of:=[.C177]-[.C176]" table:style-name="ce8">
            <text:p>1785123</text:p>
          </table:table-cell>
          <table:table-cell office:value-type="float" office:value="108.64877967019056" table:formula="of:=(([.D177]*1000000)/[.E177])-(([.B177]*1000000)/[.C177])" table:style-name="ce9">
            <text:p>108.65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7]/[.G17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7" table:style-name="ce13">
            <text:p>1857</text:p>
          </table:table-cell>
          <table:table-cell office:value-type="float" office:value="12525" table:formula="of:=[.B179]-[.D179]" table:style-name="ce6">
            <text:p>12525</text:p>
          </table:table-cell>
          <table:table-cell office:value-type="float" office:value="1292009053" table:style-name="ce6">
            <text:p>1292009053</text:p>
          </table:table-cell>
          <table:table-cell office:value-type="float" office:value="204" table:style-name="ce6">
            <text:p>204</text:p>
          </table:table-cell>
          <table:table-cell office:value-type="float" office:value="1900405" table:formula="of:=[.C178]-[.C177]" table:style-name="ce8">
            <text:p>1900405</text:p>
          </table:table-cell>
          <table:table-cell office:value-type="float" office:value="97.651334984562126" table:formula="of:=(([.D178]*1000000)/[.E178])-(([.B178]*1000000)/[.C178])" table:style-name="ce9">
            <text:p>97.65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8]/[.G17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8" table:style-name="ce13">
            <text:p>1858</text:p>
          </table:table-cell>
          <table:table-cell office:value-type="float" office:value="12718" table:formula="of:=[.B180]-[.D180]" table:style-name="ce6">
            <text:p>12718</text:p>
          </table:table-cell>
          <table:table-cell office:value-type="float" office:value="1294026315" table:style-name="ce6">
            <text:p>1294026315</text:p>
          </table:table-cell>
          <table:table-cell office:value-type="float" office:value="193" table:style-name="ce6">
            <text:p>193</text:p>
          </table:table-cell>
          <table:table-cell office:value-type="float" office:value="2017262" table:formula="of:=[.C179]-[.C178]" table:style-name="ce8">
            <text:p>2017262</text:p>
          </table:table-cell>
          <table:table-cell office:value-type="float" office:value="85.845996591630836" table:formula="of:=(([.D179]*1000000)/[.E179])-(([.B179]*1000000)/[.C179])" table:style-name="ce9">
            <text:p>85.85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79]/[.G17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9" table:style-name="ce13">
            <text:p>1859</text:p>
          </table:table-cell>
          <table:table-cell office:value-type="float" office:value="12905" table:formula="of:=[.B181]-[.D181]" table:style-name="ce6">
            <text:p>12905</text:p>
          </table:table-cell>
          <table:table-cell office:value-type="float" office:value="1296418024" table:style-name="ce6">
            <text:p>1296418024</text:p>
          </table:table-cell>
          <table:table-cell office:value-type="float" office:value="187" table:style-name="ce6">
            <text:p>187</text:p>
          </table:table-cell>
          <table:table-cell office:value-type="float" office:value="2391709" table:formula="of:=[.C180]-[.C179]" table:style-name="ce8">
            <text:p>2391709</text:p>
          </table:table-cell>
          <table:table-cell office:value-type="float" office:value="68.232418418405757" table:formula="of:=(([.D180]*1000000)/[.E180])-(([.B180]*1000000)/[.C180])" table:style-name="ce9">
            <text:p>68.23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0]/[.G17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0" table:style-name="ce13">
            <text:p>1860</text:p>
          </table:table-cell>
          <table:table-cell office:value-type="float" office:value="13082" table:formula="of:=[.B182]-[.D182]" table:style-name="ce6">
            <text:p>13082</text:p>
          </table:table-cell>
          <table:table-cell office:value-type="float" office:value="1299177218" table:style-name="ce6">
            <text:p>1299177218</text:p>
          </table:table-cell>
          <table:table-cell office:value-type="float" office:value="177" table:style-name="ce6">
            <text:p>177</text:p>
          </table:table-cell>
          <table:table-cell office:value-type="float" office:value="2759194" table:formula="of:=[.C181]-[.C180]" table:style-name="ce8">
            <text:p>2759194</text:p>
          </table:table-cell>
          <table:table-cell office:value-type="float" office:value="54.079718228206737" table:formula="of:=(([.D181]*1000000)/[.E181])-(([.B181]*1000000)/[.C181])" table:style-name="ce9">
            <text:p>54.08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1]/[.G18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1" table:style-name="ce13">
            <text:p>1861</text:p>
          </table:table-cell>
          <table:table-cell office:value-type="float" office:value="13257" table:formula="of:=[.B183]-[.D183]" table:style-name="ce6">
            <text:p>13257</text:p>
          </table:table-cell>
          <table:table-cell office:value-type="float" office:value="1302306139" table:style-name="ce6">
            <text:p>1302306139</text:p>
          </table:table-cell>
          <table:table-cell office:value-type="float" office:value="175" table:style-name="ce6">
            <text:p>175</text:p>
          </table:table-cell>
          <table:table-cell office:value-type="float" office:value="3128921" table:formula="of:=[.C182]-[.C181]" table:style-name="ce8">
            <text:p>3128921</text:p>
          </table:table-cell>
          <table:table-cell office:value-type="float" office:value="45.750189617134474" table:formula="of:=(([.D182]*1000000)/[.E182])-(([.B182]*1000000)/[.C182])" table:style-name="ce9">
            <text:p>45.75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2]/[.G18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2" table:style-name="ce13">
            <text:p>1862</text:p>
          </table:table-cell>
          <table:table-cell office:value-type="float" office:value="13428" table:formula="of:=[.B184]-[.D184]" table:style-name="ce6">
            <text:p>13428</text:p>
          </table:table-cell>
          <table:table-cell office:value-type="float" office:value="1305796770" table:style-name="ce6">
            <text:p>1305796770</text:p>
          </table:table-cell>
          <table:table-cell office:value-type="float" office:value="171" table:style-name="ce6">
            <text:p>171</text:p>
          </table:table-cell>
          <table:table-cell office:value-type="float" office:value="3490631" table:formula="of:=[.C183]-[.C182]" table:style-name="ce8">
            <text:p>3490631</text:p>
          </table:table-cell>
          <table:table-cell office:value-type="float" office:value="38.704900838548255" table:formula="of:=(([.D183]*1000000)/[.E183])-(([.B183]*1000000)/[.C183])" table:style-name="ce9">
            <text:p>38.70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3]/[.G18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3" table:style-name="ce13">
            <text:p>1863</text:p>
          </table:table-cell>
          <table:table-cell office:value-type="float" office:value="13601" table:formula="of:=[.B185]-[.D185]" table:style-name="ce6">
            <text:p>13601</text:p>
          </table:table-cell>
          <table:table-cell office:value-type="float" office:value="1309637058" table:style-name="ce6">
            <text:p>1309637058</text:p>
          </table:table-cell>
          <table:table-cell office:value-type="float" office:value="173" table:style-name="ce6">
            <text:p>173</text:p>
          </table:table-cell>
          <table:table-cell office:value-type="float" office:value="3840288" table:formula="of:=[.C184]-[.C183]" table:style-name="ce8">
            <text:p>3840288</text:p>
          </table:table-cell>
          <table:table-cell office:value-type="float" office:value="34.663384627939919" table:formula="of:=(([.D184]*1000000)/[.E184])-(([.B184]*1000000)/[.C184])" table:style-name="ce9">
            <text:p>34.66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4]/[.G18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4" table:style-name="ce13">
            <text:p>1864</text:p>
          </table:table-cell>
          <table:table-cell office:value-type="float" office:value="13773" table:formula="of:=[.B186]-[.D186]" table:style-name="ce6">
            <text:p>13773</text:p>
          </table:table-cell>
          <table:table-cell office:value-type="float" office:value="1313559841" table:style-name="ce6">
            <text:p>1313559841</text:p>
          </table:table-cell>
          <table:table-cell office:value-type="float" office:value="172" table:style-name="ce6">
            <text:p>172</text:p>
          </table:table-cell>
          <table:table-cell office:value-type="float" office:value="3922783" table:formula="of:=[.C185]-[.C184]" table:style-name="ce8">
            <text:p>3922783</text:p>
          </table:table-cell>
          <table:table-cell office:value-type="float" office:value="33.361174827288131" table:formula="of:=(([.D185]*1000000)/[.E185])-(([.B185]*1000000)/[.C185])" table:style-name="ce9">
            <text:p>33.36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5]/[.G18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5" table:style-name="ce13">
            <text:p>1865</text:p>
          </table:table-cell>
          <table:table-cell office:value-type="float" office:value="13960" table:formula="of:=[.B187]-[.D187]" table:style-name="ce6">
            <text:p>13960</text:p>
          </table:table-cell>
          <table:table-cell office:value-type="float" office:value="1317558405" table:style-name="ce6">
            <text:p>1317558405</text:p>
          </table:table-cell>
          <table:table-cell office:value-type="float" office:value="187" table:style-name="ce6">
            <text:p>187</text:p>
          </table:table-cell>
          <table:table-cell office:value-type="float" office:value="3998564" table:formula="of:=[.C186]-[.C185]" table:style-name="ce8">
            <text:p>3998564</text:p>
          </table:table-cell>
          <table:table-cell office:value-type="float" office:value="36.171433544334697" table:formula="of:=(([.D186]*1000000)/[.E186])-(([.B186]*1000000)/[.C186])" table:style-name="ce9">
            <text:p>36.17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6]/[.G18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6" table:style-name="ce13">
            <text:p>1866</text:p>
          </table:table-cell>
          <table:table-cell office:value-type="float" office:value="14153" table:formula="of:=[.B188]-[.D188]" table:style-name="ce6">
            <text:p>14153</text:p>
          </table:table-cell>
          <table:table-cell office:value-type="float" office:value="1321632098" table:style-name="ce6">
            <text:p>1321632098</text:p>
          </table:table-cell>
          <table:table-cell office:value-type="float" office:value="193" table:style-name="ce6">
            <text:p>193</text:p>
          </table:table-cell>
          <table:table-cell office:value-type="float" office:value="4073693" table:formula="of:=[.C187]-[.C186]" table:style-name="ce8">
            <text:p>4073693</text:p>
          </table:table-cell>
          <table:table-cell office:value-type="float" office:value="36.668429741099892" table:formula="of:=(([.D187]*1000000)/[.E187])-(([.B187]*1000000)/[.C187])" table:style-name="ce9">
            <text:p>36.67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7]/[.G18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7" table:style-name="ce13">
            <text:p>1867</text:p>
          </table:table-cell>
          <table:table-cell office:value-type="float" office:value="14341" table:formula="of:=[.B189]-[.D189]" table:style-name="ce6">
            <text:p>14341</text:p>
          </table:table-cell>
          <table:table-cell office:value-type="float" office:value="1325788657" table:style-name="ce6">
            <text:p>1325788657</text:p>
          </table:table-cell>
          <table:table-cell office:value-type="float" office:value="188" table:style-name="ce6">
            <text:p>188</text:p>
          </table:table-cell>
          <table:table-cell office:value-type="float" office:value="4156559" table:formula="of:=[.C188]-[.C187]" table:style-name="ce8">
            <text:p>4156559</text:p>
          </table:table-cell>
          <table:table-cell office:value-type="float" office:value="34.412762229791852" table:formula="of:=(([.D188]*1000000)/[.E188])-(([.B188]*1000000)/[.C188])" table:style-name="ce9">
            <text:p>34.41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8]/[.G18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8" table:style-name="ce13">
            <text:p>1868</text:p>
          </table:table-cell>
          <table:table-cell office:value-type="float" office:value="14529" table:formula="of:=[.B190]-[.D190]" table:style-name="ce6">
            <text:p>14529</text:p>
          </table:table-cell>
          <table:table-cell office:value-type="float" office:value="1330026600" table:style-name="ce6">
            <text:p>1330026600</text:p>
          </table:table-cell>
          <table:table-cell office:value-type="float" office:value="188" table:style-name="ce6">
            <text:p>188</text:p>
          </table:table-cell>
          <table:table-cell office:value-type="float" office:value="4237943" table:formula="of:=[.C189]-[.C188]" table:style-name="ce8">
            <text:p>4237943</text:p>
          </table:table-cell>
          <table:table-cell office:value-type="float" office:value="33.437302400363194" table:formula="of:=(([.D189]*1000000)/[.E189])-(([.B189]*1000000)/[.C189])" table:style-name="ce9">
            <text:p>33.44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89]/[.G18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9" table:style-name="ce13">
            <text:p>1869</text:p>
          </table:table-cell>
          <table:table-cell office:value-type="float" office:value="14714" table:formula="of:=[.B191]-[.D191]" table:style-name="ce6">
            <text:p>14714</text:p>
          </table:table-cell>
          <table:table-cell office:value-type="float" office:value="1334846077" table:style-name="ce6">
            <text:p>1334846077</text:p>
          </table:table-cell>
          <table:table-cell office:value-type="float" office:value="185" table:style-name="ce6">
            <text:p>185</text:p>
          </table:table-cell>
          <table:table-cell office:value-type="float" office:value="4819477" table:formula="of:=[.C190]-[.C189]" table:style-name="ce8">
            <text:p>4819477</text:p>
          </table:table-cell>
          <table:table-cell office:value-type="float" office:value="27.362914071525093" table:formula="of:=(([.D190]*1000000)/[.E190])-(([.B190]*1000000)/[.C190])" table:style-name="ce9">
            <text:p>27.36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90]/[.G18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0" table:style-name="ce13">
            <text:p>1870</text:p>
          </table:table-cell>
          <table:table-cell office:value-type="float" office:value="14896" table:formula="of:=[.B192]-[.D192]" table:style-name="ce6">
            <text:p>14896</text:p>
          </table:table-cell>
          <table:table-cell office:value-type="float" office:value="1340260288" table:style-name="ce6">
            <text:p>1340260288</text:p>
          </table:table-cell>
          <table:table-cell office:value-type="float" office:value="182" table:style-name="ce6">
            <text:p>182</text:p>
          </table:table-cell>
          <table:table-cell office:value-type="float" office:value="5414211" table:formula="of:=[.C191]-[.C190]" table:style-name="ce8">
            <text:p>5414211</text:p>
          </table:table-cell>
          <table:table-cell office:value-type="float" office:value="22.500980574469239" table:formula="of:=(([.D191]*1000000)/[.E191])-(([.B191]*1000000)/[.C191])" table:style-name="ce9">
            <text:p>22.50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91]/[.G19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1" table:style-name="ce13">
            <text:p>1871</text:p>
          </table:table-cell>
          <table:table-cell office:value-type="float" office:value="15082" table:formula="of:=[.B193]-[.D193]" table:style-name="ce6">
            <text:p>15082</text:p>
          </table:table-cell>
          <table:table-cell office:value-type="float" office:value="1346187487" table:style-name="ce6">
            <text:p>1346187487</text:p>
          </table:table-cell>
          <table:table-cell office:value-type="float" office:value="186" table:style-name="ce6">
            <text:p>186</text:p>
          </table:table-cell>
          <table:table-cell office:value-type="float" office:value="5927199" table:formula="of:=[.C192]-[.C191]" table:style-name="ce8">
            <text:p>5927199</text:p>
          </table:table-cell>
          <table:table-cell office:value-type="float" office:value="20.1772669829611" table:formula="of:=(([.D192]*1000000)/[.E192])-(([.B192]*1000000)/[.C192])" table:style-name="ce9">
            <text:p>20.18</text:p>
          </table:table-cell>
          <table:table-cell office:value-type="float" office:value="18.93" table:style-name="ce14">
            <text:p>19</text:p>
          </table:table-cell>
          <table:table-cell office:value-type="float" office:value="0" table:formula="of:=(([.G192]/[.G19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2" table:style-name="ce13">
            <text:p>1872</text:p>
          </table:table-cell>
          <table:table-cell office:value-type="float" office:value="15249" table:formula="of:=[.B194]-[.D194]" table:style-name="ce6">
            <text:p>15249</text:p>
          </table:table-cell>
          <table:table-cell office:value-type="float" office:value="1352784067" table:style-name="ce6">
            <text:p>1352784067</text:p>
          </table:table-cell>
          <table:table-cell office:value-type="float" office:value="167" table:style-name="ce6">
            <text:p>167</text:p>
          </table:table-cell>
          <table:table-cell office:value-type="float" office:value="6596580" table:formula="of:=[.C193]-[.C192]" table:style-name="ce8">
            <text:p>6596580</text:p>
          </table:table-cell>
          <table:table-cell office:value-type="float" office:value="14.04383968095793" table:formula="of:=(([.D193]*1000000)/[.E193])-(([.B193]*1000000)/[.C193])" table:style-name="ce9">
            <text:p>14.04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5.2826201796096761E-2" table:formula="of:=(([.G193]/[.G19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3" table:style-name="ce13">
            <text:p>1873</text:p>
          </table:table-cell>
          <table:table-cell office:value-type="float" office:value="15408" table:formula="of:=[.B195]-[.D195]" table:style-name="ce6">
            <text:p>15408</text:p>
          </table:table-cell>
          <table:table-cell office:value-type="float" office:value="1359956560" table:style-name="ce6">
            <text:p>1359956560</text:p>
          </table:table-cell>
          <table:table-cell office:value-type="float" office:value="159" table:style-name="ce6">
            <text:p>159</text:p>
          </table:table-cell>
          <table:table-cell office:value-type="float" office:value="7172493" table:formula="of:=[.C194]-[.C193]" table:style-name="ce8">
            <text:p>7172493</text:p>
          </table:table-cell>
          <table:table-cell office:value-type="float" office:value="10.838250772301768" table:formula="of:=(([.D194]*1000000)/[.E194])-(([.B194]*1000000)/[.C194])" table:style-name="ce9">
            <text:p>10.84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194]/[.G19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4" table:style-name="ce13">
            <text:p>1874</text:p>
          </table:table-cell>
          <table:table-cell office:value-type="float" office:value="15559" table:formula="of:=[.B196]-[.D196]" table:style-name="ce6">
            <text:p>15559</text:p>
          </table:table-cell>
          <table:table-cell office:value-type="float" office:value="1367199981" table:style-name="ce6">
            <text:p>1367199981</text:p>
          </table:table-cell>
          <table:table-cell office:value-type="float" office:value="151" table:style-name="ce6">
            <text:p>151</text:p>
          </table:table-cell>
          <table:table-cell office:value-type="float" office:value="7243421" table:formula="of:=[.C195]-[.C194]" table:style-name="ce8">
            <text:p>7243421</text:p>
          </table:table-cell>
          <table:table-cell office:value-type="float" office:value="9.4663100768733397" table:formula="of:=(([.D195]*1000000)/[.E195])-(([.B195]*1000000)/[.C195])" table:style-name="ce9">
            <text:p>9.47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195]/[.G19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5" table:style-name="ce13">
            <text:p>1875</text:p>
          </table:table-cell>
          <table:table-cell office:value-type="float" office:value="15712" table:formula="of:=[.B197]-[.D197]" table:style-name="ce6">
            <text:p>15712</text:p>
          </table:table-cell>
          <table:table-cell office:value-type="float" office:value="1374542917" table:style-name="ce6">
            <text:p>1374542917</text:p>
          </table:table-cell>
          <table:table-cell office:value-type="float" office:value="153" table:style-name="ce6">
            <text:p>153</text:p>
          </table:table-cell>
          <table:table-cell office:value-type="float" office:value="7342936" table:formula="of:=[.C196]-[.C195]" table:style-name="ce8">
            <text:p>7342936</text:p>
          </table:table-cell>
          <table:table-cell office:value-type="float" office:value="9.4056431747629006" table:formula="of:=(([.D196]*1000000)/[.E196])-(([.B196]*1000000)/[.C196])" table:style-name="ce9">
            <text:p>9.41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196]/[.G19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6" table:style-name="ce13">
            <text:p>1876</text:p>
          </table:table-cell>
          <table:table-cell office:value-type="float" office:value="15866" table:formula="of:=[.B198]-[.D198]" table:style-name="ce6">
            <text:p>15866</text:p>
          </table:table-cell>
          <table:table-cell office:value-type="float" office:value="1381965124" table:style-name="ce6">
            <text:p>1381965124</text:p>
          </table:table-cell>
          <table:table-cell office:value-type="float" office:value="154" table:style-name="ce6">
            <text:p>154</text:p>
          </table:table-cell>
          <table:table-cell office:value-type="float" office:value="7422207" table:formula="of:=[.C197]-[.C196]" table:style-name="ce8">
            <text:p>7422207</text:p>
          </table:table-cell>
          <table:table-cell office:value-type="float" office:value="9.2677927231902917" table:formula="of:=(([.D197]*1000000)/[.E197])-(([.B197]*1000000)/[.C197])" table:style-name="ce9">
            <text:p>9.27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197]/[.G19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7" table:style-name="ce13">
            <text:p>1877</text:p>
          </table:table-cell>
          <table:table-cell office:value-type="float" office:value="16032" table:formula="of:=[.B199]-[.D199]" table:style-name="ce6">
            <text:p>16032</text:p>
          </table:table-cell>
          <table:table-cell office:value-type="float" office:value="1389436423" table:style-name="ce6">
            <text:p>1389436423</text:p>
          </table:table-cell>
          <table:table-cell office:value-type="float" office:value="166" table:style-name="ce6">
            <text:p>166</text:p>
          </table:table-cell>
          <table:table-cell office:value-type="float" office:value="7471299" table:formula="of:=[.C198]-[.C197]" table:style-name="ce8">
            <text:p>7471299</text:p>
          </table:table-cell>
          <table:table-cell office:value-type="float" office:value="10.679867304457625" table:formula="of:=(([.D198]*1000000)/[.E198])-(([.B198]*1000000)/[.C198])" table:style-name="ce9">
            <text:p>10.68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198]/[.G19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8" table:style-name="ce13">
            <text:p>1878</text:p>
          </table:table-cell>
          <table:table-cell office:value-type="float" office:value="16202" table:formula="of:=[.B200]-[.D200]" table:style-name="ce6">
            <text:p>16202</text:p>
          </table:table-cell>
          <table:table-cell office:value-type="float" office:value="1396973859" table:style-name="ce6">
            <text:p>1396973859</text:p>
          </table:table-cell>
          <table:table-cell office:value-type="float" office:value="170" table:style-name="ce6">
            <text:p>170</text:p>
          </table:table-cell>
          <table:table-cell office:value-type="float" office:value="7537436" table:formula="of:=[.C199]-[.C198]" table:style-name="ce8">
            <text:p>7537436</text:p>
          </table:table-cell>
          <table:table-cell office:value-type="float" office:value="10.956162284374225" table:formula="of:=(([.D199]*1000000)/[.E199])-(([.B199]*1000000)/[.C199])" table:style-name="ce9">
            <text:p>10.96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199]/[.G19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9" table:style-name="ce13">
            <text:p>1879</text:p>
          </table:table-cell>
          <table:table-cell office:value-type="float" office:value="16353" table:formula="of:=[.B201]-[.D201]" table:style-name="ce6">
            <text:p>16353</text:p>
          </table:table-cell>
          <table:table-cell office:value-type="float" office:value="1405040203" table:style-name="ce6">
            <text:p>1405040203</text:p>
          </table:table-cell>
          <table:table-cell office:value-type="float" office:value="151" table:style-name="ce6">
            <text:p>151</text:p>
          </table:table-cell>
          <table:table-cell office:value-type="float" office:value="8066344" table:formula="of:=[.C200]-[.C199]" table:style-name="ce8">
            <text:p>8066344</text:p>
          </table:table-cell>
          <table:table-cell office:value-type="float" office:value="7.0809441829968733" table:formula="of:=(([.D200]*1000000)/[.E200])-(([.B200]*1000000)/[.C200])" table:style-name="ce9">
            <text:p>7.08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0]/[.G19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0" table:style-name="ce13">
            <text:p>1880</text:p>
          </table:table-cell>
          <table:table-cell office:value-type="float" office:value="16502" table:formula="of:=[.B202]-[.D202]" table:style-name="ce6">
            <text:p>16502</text:p>
          </table:table-cell>
          <table:table-cell office:value-type="float" office:value="1413675365" table:style-name="ce6">
            <text:p>1413675365</text:p>
          </table:table-cell>
          <table:table-cell office:value-type="float" office:value="149" table:style-name="ce6">
            <text:p>149</text:p>
          </table:table-cell>
          <table:table-cell office:value-type="float" office:value="8635162" table:formula="of:=[.C201]-[.C200]" table:style-name="ce8">
            <text:p>8635162</text:p>
          </table:table-cell>
          <table:table-cell office:value-type="float" office:value="5.5819139294018676" table:formula="of:=(([.D201]*1000000)/[.E201])-(([.B201]*1000000)/[.C201])" table:style-name="ce9">
            <text:p>5.58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1]/[.G20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1" table:style-name="ce13">
            <text:p>1881</text:p>
          </table:table-cell>
          <table:table-cell office:value-type="float" office:value="16647" table:formula="of:=[.B203]-[.D203]" table:style-name="ce6">
            <text:p>16647</text:p>
          </table:table-cell>
          <table:table-cell office:value-type="float" office:value="1422901315" table:style-name="ce6">
            <text:p>1422901315</text:p>
          </table:table-cell>
          <table:table-cell office:value-type="float" office:value="145" table:style-name="ce6">
            <text:p>145</text:p>
          </table:table-cell>
          <table:table-cell office:value-type="float" office:value="9225950" table:formula="of:=[.C202]-[.C201]" table:style-name="ce8">
            <text:p>9225950</text:p>
          </table:table-cell>
          <table:table-cell office:value-type="float" office:value="4.0172030831678249" table:formula="of:=(([.D202]*1000000)/[.E202])-(([.B202]*1000000)/[.C202])" table:style-name="ce9">
            <text:p>4.02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2]/[.G20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2" table:style-name="ce13">
            <text:p>1882</text:p>
          </table:table-cell>
          <table:table-cell office:value-type="float" office:value="16781" table:formula="of:=[.B204]-[.D204]" table:style-name="ce6">
            <text:p>16781</text:p>
          </table:table-cell>
          <table:table-cell office:value-type="float" office:value="1432720420" table:style-name="ce6">
            <text:p>1432720420</text:p>
          </table:table-cell>
          <table:table-cell office:value-type="float" office:value="134" table:style-name="ce6">
            <text:p>134</text:p>
          </table:table-cell>
          <table:table-cell office:value-type="float" office:value="9819105" table:formula="of:=[.C203]-[.C202]" table:style-name="ce8">
            <text:p>9819105</text:p>
          </table:table-cell>
          <table:table-cell office:value-type="float" office:value="1.9341820385056963" table:formula="of:=(([.D203]*1000000)/[.E203])-(([.B203]*1000000)/[.C203])" table:style-name="ce9">
            <text:p>1.93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3]/[.G20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3" table:style-name="ce13">
            <text:p>1883</text:p>
          </table:table-cell>
          <table:table-cell office:value-type="float" office:value="16911" table:formula="of:=[.B205]-[.D205]" table:style-name="ce6">
            <text:p>16911</text:p>
          </table:table-cell>
          <table:table-cell office:value-type="float" office:value="1443125655" table:style-name="ce6">
            <text:p>1443125655</text:p>
          </table:table-cell>
          <table:table-cell office:value-type="float" office:value="130" table:style-name="ce6">
            <text:p>130</text:p>
          </table:table-cell>
          <table:table-cell office:value-type="float" office:value="10405235" table:formula="of:=[.C204]-[.C203]" table:style-name="ce8">
            <text:p>10405235</text:p>
          </table:table-cell>
          <table:table-cell office:value-type="float" office:value="0.77539679808831963" table:formula="of:=(([.D204]*1000000)/[.E204])-(([.B204]*1000000)/[.C204])" table:style-name="ce9">
            <text:p>0.78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4]/[.G20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4" table:style-name="ce13">
            <text:p>1884</text:p>
          </table:table-cell>
          <table:table-cell office:value-type="float" office:value="17043" table:formula="of:=[.B206]-[.D206]" table:style-name="ce6">
            <text:p>17043</text:p>
          </table:table-cell>
          <table:table-cell office:value-type="float" office:value="1453662017" table:style-name="ce6">
            <text:p>1453662017</text:p>
          </table:table-cell>
          <table:table-cell office:value-type="float" office:value="132" table:style-name="ce6">
            <text:p>132</text:p>
          </table:table-cell>
          <table:table-cell office:value-type="float" office:value="10536362" table:formula="of:=[.C205]-[.C204]" table:style-name="ce8">
            <text:p>10536362</text:p>
          </table:table-cell>
          <table:table-cell office:value-type="float" office:value="0.8038600218679548" table:formula="of:=(([.D205]*1000000)/[.E205])-(([.B205]*1000000)/[.C205])" table:style-name="ce9">
            <text:p>0.80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5]/[.G20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5" table:style-name="ce13">
            <text:p>1885</text:p>
          </table:table-cell>
          <table:table-cell office:value-type="float" office:value="17180" table:formula="of:=[.B207]-[.D207]" table:style-name="ce6">
            <text:p>17180</text:p>
          </table:table-cell>
          <table:table-cell office:value-type="float" office:value="1464387303" table:style-name="ce6">
            <text:p>1464387303</text:p>
          </table:table-cell>
          <table:table-cell office:value-type="float" office:value="137" table:style-name="ce6">
            <text:p>137</text:p>
          </table:table-cell>
          <table:table-cell office:value-type="float" office:value="10725286" table:formula="of:=[.C206]-[.C205]" table:style-name="ce8">
            <text:p>10725286</text:p>
          </table:table-cell>
          <table:table-cell office:value-type="float" office:value="1.0416831486075697" table:formula="of:=(([.D206]*1000000)/[.E206])-(([.B206]*1000000)/[.C206])" table:style-name="ce9">
            <text:p>1.04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6]/[.G20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6" table:style-name="ce13">
            <text:p>1886</text:p>
          </table:table-cell>
          <table:table-cell office:value-type="float" office:value="17315" table:formula="of:=[.B208]-[.D208]" table:style-name="ce6">
            <text:p>17315</text:p>
          </table:table-cell>
          <table:table-cell office:value-type="float" office:value="1475219751" table:style-name="ce6">
            <text:p>1475219751</text:p>
          </table:table-cell>
          <table:table-cell office:value-type="float" office:value="135" table:style-name="ce6">
            <text:p>135</text:p>
          </table:table-cell>
          <table:table-cell office:value-type="float" office:value="10832448" table:formula="of:=[.C207]-[.C206]" table:style-name="ce8">
            <text:p>10832448</text:p>
          </table:table-cell>
          <table:table-cell office:value-type="float" office:value="0.72532254613643588" table:formula="of:=(([.D207]*1000000)/[.E207])-(([.B207]*1000000)/[.C207])" table:style-name="ce9">
            <text:p>0.73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7]/[.G20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7" table:style-name="ce13">
            <text:p>1887</text:p>
          </table:table-cell>
          <table:table-cell office:value-type="float" office:value="17446" table:formula="of:=[.B209]-[.D209]" table:style-name="ce6">
            <text:p>17446</text:p>
          </table:table-cell>
          <table:table-cell office:value-type="float" office:value="1486208327" table:style-name="ce6">
            <text:p>1486208327</text:p>
          </table:table-cell>
          <table:table-cell office:value-type="float" office:value="131" table:style-name="ce6">
            <text:p>131</text:p>
          </table:table-cell>
          <table:table-cell office:value-type="float" office:value="10988576" table:formula="of:=[.C208]-[.C207]" table:style-name="ce8">
            <text:p>10988576</text:p>
          </table:table-cell>
          <table:table-cell office:value-type="float" office:value="0.18287530910753169" table:formula="of:=(([.D208]*1000000)/[.E208])-(([.B208]*1000000)/[.C208])" table:style-name="ce9">
            <text:p>0.18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8]/[.G20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8" table:style-name="ce13">
            <text:p>1888</text:p>
          </table:table-cell>
          <table:table-cell office:value-type="float" office:value="17585" table:formula="of:=[.B210]-[.D210]" table:style-name="ce6">
            <text:p>17585</text:p>
          </table:table-cell>
          <table:table-cell office:value-type="float" office:value="1497325898" table:style-name="ce6">
            <text:p>1497325898</text:p>
          </table:table-cell>
          <table:table-cell office:value-type="float" office:value="139" table:style-name="ce6">
            <text:p>139</text:p>
          </table:table-cell>
          <table:table-cell office:value-type="float" office:value="11117571" table:formula="of:=[.C209]-[.C208]" table:style-name="ce8">
            <text:p>11117571</text:p>
          </table:table-cell>
          <table:table-cell office:value-type="float" office:value="0.75846078615770907" table:formula="of:=(([.D209]*1000000)/[.E209])-(([.B209]*1000000)/[.C209])" table:style-name="ce9">
            <text:p>0.76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" table:formula="of:=(([.G209]/[.G20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9" table:style-name="ce13">
            <text:p>1889</text:p>
          </table:table-cell>
          <table:table-cell office:value-type="float" office:value="17740" table:formula="of:=[.B211]-[.D211]" table:style-name="ce6">
            <text:p>17740</text:p>
          </table:table-cell>
          <table:table-cell office:value-type="float" office:value="1508217029" table:style-name="ce6">
            <text:p>1508217029</text:p>
          </table:table-cell>
          <table:table-cell office:value-type="float" office:value="155" table:style-name="ce6">
            <text:p>155</text:p>
          </table:table-cell>
          <table:table-cell office:value-type="float" office:value="10891131" table:formula="of:=[.C210]-[.C209]" table:style-name="ce8">
            <text:p>10891131</text:p>
          </table:table-cell>
          <table:table-cell office:value-type="float" office:value="2.4695305139929857" table:formula="of:=(([.D210]*1000000)/[.E210])-(([.B210]*1000000)/[.C210])" table:style-name="ce9">
            <text:p>2.47</text:p>
          </table:table-cell>
          <table:table-cell office:value-type="float" office:value="18.93" table:style-name="ce14">
            <text:p>19</text:p>
          </table:table-cell>
          <table:table-cell office:value-type="float" office:value="-5.2798310454071906E-2" table:formula="of:=(([.G210]/[.G20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0" table:style-name="ce13">
            <text:p>1890</text:p>
          </table:table-cell>
          <table:table-cell office:value-type="float" office:value="17900" table:formula="of:=[.B212]-[.D212]" table:style-name="ce6">
            <text:p>17900</text:p>
          </table:table-cell>
          <table:table-cell office:value-type="float" office:value="1518897234" table:style-name="ce6">
            <text:p>1518897234</text:p>
          </table:table-cell>
          <table:table-cell office:value-type="float" office:value="160" table:style-name="ce6">
            <text:p>160</text:p>
          </table:table-cell>
          <table:table-cell office:value-type="float" office:value="10680205" table:formula="of:=[.C211]-[.C210]" table:style-name="ce8">
            <text:p>10680205</text:p>
          </table:table-cell>
          <table:table-cell office:value-type="float" office:value="3.1961200957643889" table:formula="of:=(([.D211]*1000000)/[.E211])-(([.B211]*1000000)/[.C211])" table:style-name="ce9">
            <text:p>3.20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5.2826201796096761E-2" table:formula="of:=(([.G211]/[.G21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1" table:style-name="ce13">
            <text:p>1891</text:p>
          </table:table-cell>
          <table:table-cell office:value-type="float" office:value="18082" table:formula="of:=[.B213]-[.D213]" table:style-name="ce6">
            <text:p>18082</text:p>
          </table:table-cell>
          <table:table-cell office:value-type="float" office:value="1529316173" table:style-name="ce6">
            <text:p>1529316173</text:p>
          </table:table-cell>
          <table:table-cell office:value-type="float" office:value="182" table:style-name="ce6">
            <text:p>182</text:p>
          </table:table-cell>
          <table:table-cell office:value-type="float" office:value="10418939" table:formula="of:=[.C212]-[.C211]" table:style-name="ce8">
            <text:p>10418939</text:p>
          </table:table-cell>
          <table:table-cell office:value-type="float" office:value="5.6446042645385521" table:formula="of:=(([.D212]*1000000)/[.E212])-(([.B212]*1000000)/[.C212])" table:style-name="ce9">
            <text:p>5.64</text:p>
          </table:table-cell>
          <table:table-cell office:value-type="float" office:value="18.96" table:style-name="ce14">
            <text:p>19</text:p>
          </table:table-cell>
          <table:table-cell office:value-type="float" office:value="0.10559662090812161" table:formula="of:=(([.G212]/[.G21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2" table:style-name="ce13">
            <text:p>1892</text:p>
          </table:table-cell>
          <table:table-cell office:value-type="float" office:value="18282" table:formula="of:=[.B214]-[.D214]" table:style-name="ce6">
            <text:p>18282</text:p>
          </table:table-cell>
          <table:table-cell office:value-type="float" office:value="1539487487" table:style-name="ce6">
            <text:p>1539487487</text:p>
          </table:table-cell>
          <table:table-cell office:value-type="float" office:value="200" table:style-name="ce6">
            <text:p>200</text:p>
          </table:table-cell>
          <table:table-cell office:value-type="float" office:value="10171314" table:formula="of:=[.C213]-[.C212]" table:style-name="ce8">
            <text:p>10171314</text:p>
          </table:table-cell>
          <table:table-cell office:value-type="float" office:value="7.7877621290004733" table:formula="of:=(([.D213]*1000000)/[.E213])-(([.B213]*1000000)/[.C213])" table:style-name="ce9">
            <text:p>7.79</text:p>
          </table:table-cell>
          <table:table-cell office:value-type="float" office:value="18.96" table:style-name="ce14">
            <text:p>19</text:p>
          </table:table-cell>
          <table:table-cell office:value-type="float" office:value="0" table:formula="of:=(([.G213]/[.G21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3" table:style-name="ce13">
            <text:p>1893</text:p>
          </table:table-cell>
          <table:table-cell office:value-type="float" office:value="18512" table:formula="of:=[.B215]-[.D215]" table:style-name="ce6">
            <text:p>18512</text:p>
          </table:table-cell>
          <table:table-cell office:value-type="float" office:value="1549414772" table:style-name="ce6">
            <text:p>1549414772</text:p>
          </table:table-cell>
          <table:table-cell office:value-type="float" office:value="230" table:style-name="ce6">
            <text:p>230</text:p>
          </table:table-cell>
          <table:table-cell office:value-type="float" office:value="9927285" table:formula="of:=[.C214]-[.C213]" table:style-name="ce8">
            <text:p>9927285</text:p>
          </table:table-cell>
          <table:table-cell office:value-type="float" office:value="11.220732655092643" table:formula="of:=(([.D214]*1000000)/[.E214])-(([.B214]*1000000)/[.C214])" table:style-name="ce9">
            <text:p>11.22</text:p>
          </table:table-cell>
          <table:table-cell office:value-type="float" office:value="18.96" table:style-name="ce14">
            <text:p>19</text:p>
          </table:table-cell>
          <table:table-cell office:value-type="float" office:value="0" table:formula="of:=(([.G214]/[.G21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4" table:style-name="ce13">
            <text:p>1894</text:p>
          </table:table-cell>
          <table:table-cell office:value-type="float" office:value="18774" table:formula="of:=[.B216]-[.D216]" table:style-name="ce6">
            <text:p>18774</text:p>
          </table:table-cell>
          <table:table-cell office:value-type="float" office:value="1559480011" table:style-name="ce6">
            <text:p>1559480011</text:p>
          </table:table-cell>
          <table:table-cell office:value-type="float" office:value="262" table:style-name="ce6">
            <text:p>262</text:p>
          </table:table-cell>
          <table:table-cell office:value-type="float" office:value="10065239" table:formula="of:=[.C215]-[.C214]" table:style-name="ce8">
            <text:p>10065239</text:p>
          </table:table-cell>
          <table:table-cell office:value-type="float" office:value="13.991553521836662" table:formula="of:=(([.D215]*1000000)/[.E215])-(([.B215]*1000000)/[.C215])" table:style-name="ce9">
            <text:p>13.99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-0.10548523206750371" table:formula="of:=(([.G215]/[.G21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5" table:style-name="ce13">
            <text:p>1895</text:p>
          </table:table-cell>
          <table:table-cell office:value-type="float" office:value="19057" table:formula="of:=[.B217]-[.D217]" table:style-name="ce6">
            <text:p>19057</text:p>
          </table:table-cell>
          <table:table-cell office:value-type="float" office:value="1569696358" table:style-name="ce6">
            <text:p>1569696358</text:p>
          </table:table-cell>
          <table:table-cell office:value-type="float" office:value="283" table:style-name="ce6">
            <text:p>283</text:p>
          </table:table-cell>
          <table:table-cell office:value-type="float" office:value="10216347" table:formula="of:=[.C216]-[.C215]" table:style-name="ce8">
            <text:p>10216347</text:p>
          </table:table-cell>
          <table:table-cell office:value-type="float" office:value="15.560139011452852" table:formula="of:=(([.D216]*1000000)/[.E216])-(([.B216]*1000000)/[.C216])" table:style-name="ce9">
            <text:p>15.56</text:p>
          </table:table-cell>
          <table:table-cell office:value-type="float" office:value="18.93" table:style-name="ce14">
            <text:p>19</text:p>
          </table:table-cell>
          <table:table-cell office:value-type="float" office:value="-5.2798310454071906E-2" table:formula="of:=(([.G216]/[.G21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6" table:style-name="ce13">
            <text:p>1896</text:p>
          </table:table-cell>
          <table:table-cell office:value-type="float" office:value="19360" table:formula="of:=[.B218]-[.D218]" table:style-name="ce6">
            <text:p>19360</text:p>
          </table:table-cell>
          <table:table-cell office:value-type="float" office:value="1579999192" table:style-name="ce6">
            <text:p>1579999192</text:p>
          </table:table-cell>
          <table:table-cell office:value-type="float" office:value="303" table:style-name="ce6">
            <text:p>303</text:p>
          </table:table-cell>
          <table:table-cell office:value-type="float" office:value="10302834" table:formula="of:=[.C217]-[.C216]" table:style-name="ce8">
            <text:p>10302834</text:p>
          </table:table-cell>
          <table:table-cell office:value-type="float" office:value="17.156213041532052" table:formula="of:=(([.D217]*1000000)/[.E217])-(([.B217]*1000000)/[.C217])" table:style-name="ce9">
            <text:p>17.16</text:p>
          </table:table-cell>
          <table:table-cell office:value-type="float" office:value="18.98" table:style-name="ce14">
            <text:p>19</text:p>
          </table:table-cell>
          <table:table-cell office:value-type="float" office:value="0.2641310089804616" table:formula="of:=(([.G217]/[.G21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7" table:style-name="ce13">
            <text:p>1897</text:p>
          </table:table-cell>
          <table:table-cell office:value-type="float" office:value="19697" table:formula="of:=[.B219]-[.D219]" table:style-name="ce6">
            <text:p>19697</text:p>
          </table:table-cell>
          <table:table-cell office:value-type="float" office:value="1590448296" table:style-name="ce6">
            <text:p>1590448296</text:p>
          </table:table-cell>
          <table:table-cell office:value-type="float" office:value="337" table:style-name="ce6">
            <text:p>337</text:p>
          </table:table-cell>
          <table:table-cell office:value-type="float" office:value="10449104" table:formula="of:=[.C218]-[.C217]" table:style-name="ce8">
            <text:p>10449104</text:p>
          </table:table-cell>
          <table:table-cell office:value-type="float" office:value="19.867010606514629" table:formula="of:=(([.D218]*1000000)/[.E218])-(([.B218]*1000000)/[.C218])" table:style-name="ce9">
            <text:p>19.87</text:p>
          </table:table-cell>
          <table:table-cell office:value-type="float" office:value="18.98" table:style-name="ce14">
            <text:p>19</text:p>
          </table:table-cell>
          <table:table-cell office:value-type="float" office:value="0" table:formula="of:=(([.G218]/[.G21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8" table:style-name="ce13">
            <text:p>1898</text:p>
          </table:table-cell>
          <table:table-cell office:value-type="float" office:value="20115" table:formula="of:=[.B220]-[.D220]" table:style-name="ce6">
            <text:p>20115</text:p>
          </table:table-cell>
          <table:table-cell office:value-type="float" office:value="1601022068" table:style-name="ce6">
            <text:p>1601022068</text:p>
          </table:table-cell>
          <table:table-cell office:value-type="float" office:value="418" table:style-name="ce6">
            <text:p>418</text:p>
          </table:table-cell>
          <table:table-cell office:value-type="float" office:value="10573772" table:formula="of:=[.C219]-[.C218]" table:style-name="ce8">
            <text:p>10573772</text:p>
          </table:table-cell>
          <table:table-cell office:value-type="float" office:value="26.967927999803962" table:formula="of:=(([.D219]*1000000)/[.E219])-(([.B219]*1000000)/[.C219])" table:style-name="ce9">
            <text:p>26.97</text:p>
          </table:table-cell>
          <table:table-cell office:value-type="float" office:value="18.98" table:style-name="ce14">
            <text:p>19</text:p>
          </table:table-cell>
          <table:table-cell office:value-type="float" office:value="0" table:formula="of:=(([.G219]/[.G21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9" table:style-name="ce13">
            <text:p>1899</text:p>
          </table:table-cell>
          <table:table-cell office:value-type="float" office:value="20566" table:formula="of:=[.B221]-[.D221]" table:style-name="ce6">
            <text:p>20566</text:p>
          </table:table-cell>
          <table:table-cell office:value-type="float" office:value="1612252364" table:style-name="ce6">
            <text:p>1612252364</text:p>
          </table:table-cell>
          <table:table-cell office:value-type="float" office:value="451" table:style-name="ce6">
            <text:p>451</text:p>
          </table:table-cell>
          <table:table-cell office:value-type="float" office:value="11230296" table:formula="of:=[.C220]-[.C219]" table:style-name="ce8">
            <text:p>11230296</text:p>
          </table:table-cell>
          <table:table-cell office:value-type="float" office:value="27.403158924320586" table:formula="of:=(([.D220]*1000000)/[.E220])-(([.B220]*1000000)/[.C220])" table:style-name="ce9">
            <text:p>27.40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-0.21074815595363283" table:formula="of:=(([.G220]/[.G21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0" table:style-name="ce13">
            <text:p>1900</text:p>
          </table:table-cell>
          <table:table-cell office:value-type="float" office:value="20932" table:formula="of:=[.B222]-[.D222]" table:style-name="ce6">
            <text:p>20932</text:p>
          </table:table-cell>
          <table:table-cell office:value-type="float" office:value="1624107703" table:style-name="ce6">
            <text:p>1624107703</text:p>
          </table:table-cell>
          <table:table-cell office:value-type="float" office:value="366" table:style-name="ce6">
            <text:p>366</text:p>
          </table:table-cell>
          <table:table-cell office:value-type="float" office:value="11855339" table:formula="of:=[.C221]-[.C220]" table:style-name="ce8">
            <text:p>11855339</text:p>
          </table:table-cell>
          <table:table-cell office:value-type="float" office:value="17.983858725925465" table:formula="of:=(([.D221]*1000000)/[.E221])-(([.B221]*1000000)/[.C221])" table:style-name="ce9">
            <text:p>17.98</text:p>
          </table:table-cell>
          <table:table-cell office:value-type="float" office:value="18.96" table:style-name="ce14">
            <text:p>19</text:p>
          </table:table-cell>
          <table:table-cell office:value-type="float" office:value="0.10559662090812161" table:formula="of:=(([.G221]/[.G22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1" table:style-name="ce13">
            <text:p>1901</text:p>
          </table:table-cell>
          <table:table-cell office:value-type="float" office:value="21303" table:formula="of:=[.B223]-[.D223]" table:style-name="ce6">
            <text:p>21303</text:p>
          </table:table-cell>
          <table:table-cell office:value-type="float" office:value="1636583272" table:style-name="ce6">
            <text:p>1636583272</text:p>
          </table:table-cell>
          <table:table-cell office:value-type="float" office:value="371" table:style-name="ce6">
            <text:p>371</text:p>
          </table:table-cell>
          <table:table-cell office:value-type="float" office:value="12475569" table:formula="of:=[.C222]-[.C221]" table:style-name="ce8">
            <text:p>12475569</text:p>
          </table:table-cell>
          <table:table-cell office:value-type="float" office:value="16.721369697503267" table:formula="of:=(([.D222]*1000000)/[.E222])-(([.B222]*1000000)/[.C222])" table:style-name="ce9">
            <text:p>16.72</text:p>
          </table:table-cell>
          <table:table-cell office:value-type="float" office:value="18.98" table:style-name="ce14">
            <text:p>19</text:p>
          </table:table-cell>
          <table:table-cell office:value-type="float" office:value="0.10548523206750371" table:formula="of:=(([.G222]/[.G22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2" table:style-name="ce13">
            <text:p>1902</text:p>
          </table:table-cell>
          <table:table-cell office:value-type="float" office:value="21716" table:formula="of:=[.B224]-[.D224]" table:style-name="ce6">
            <text:p>21716</text:p>
          </table:table-cell>
          <table:table-cell office:value-type="float" office:value="1649710331" table:style-name="ce6">
            <text:p>1649710331</text:p>
          </table:table-cell>
          <table:table-cell office:value-type="float" office:value="413" table:style-name="ce6">
            <text:p>413</text:p>
          </table:table-cell>
          <table:table-cell office:value-type="float" office:value="13127059" table:formula="of:=[.C223]-[.C222]" table:style-name="ce8">
            <text:p>13127059</text:p>
          </table:table-cell>
          <table:table-cell office:value-type="float" office:value="18.298208000717867" table:formula="of:=(([.D223]*1000000)/[.E223])-(([.B223]*1000000)/[.C223])" table:style-name="ce9">
            <text:p>18.30</text:p>
          </table:table-cell>
          <table:table-cell office:value-type="float" office:value="18.97" table:style-name="ce14">
            <text:p>19</text:p>
          </table:table-cell>
          <table:table-cell office:value-type="float" office:value="-5.268703898841931E-2" table:formula="of:=(([.G223]/[.G22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3" table:style-name="ce13">
            <text:p>1903</text:p>
          </table:table-cell>
          <table:table-cell office:value-type="float" office:value="22173" table:formula="of:=[.B225]-[.D225]" table:style-name="ce6">
            <text:p>22173</text:p>
          </table:table-cell>
          <table:table-cell office:value-type="float" office:value="1663483518" table:style-name="ce6">
            <text:p>1663483518</text:p>
          </table:table-cell>
          <table:table-cell office:value-type="float" office:value="457" table:style-name="ce6">
            <text:p>457</text:p>
          </table:table-cell>
          <table:table-cell office:value-type="float" office:value="13773187" table:formula="of:=[.C224]-[.C223]" table:style-name="ce8">
            <text:p>13773187</text:p>
          </table:table-cell>
          <table:table-cell office:value-type="float" office:value="19.851153200278695" table:formula="of:=(([.D224]*1000000)/[.E224])-(([.B224]*1000000)/[.C224])" table:style-name="ce9">
            <text:p>19.85</text:p>
          </table:table-cell>
          <table:table-cell office:value-type="float" office:value="18.95" table:style-name="ce14">
            <text:p>19</text:p>
          </table:table-cell>
          <table:table-cell office:value-type="float" office:value="-0.10542962572482883" table:formula="of:=(([.G224]/[.G22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4" table:style-name="ce13">
            <text:p>1904</text:p>
          </table:table-cell>
          <table:table-cell office:value-type="float" office:value="22666" table:formula="of:=[.B226]-[.D226]" table:style-name="ce6">
            <text:p>22666</text:p>
          </table:table-cell>
          <table:table-cell office:value-type="float" office:value="1677432134" table:style-name="ce6">
            <text:p>1677432134</text:p>
          </table:table-cell>
          <table:table-cell office:value-type="float" office:value="493" table:style-name="ce6">
            <text:p>493</text:p>
          </table:table-cell>
          <table:table-cell office:value-type="float" office:value="13948616" table:formula="of:=[.C225]-[.C224]" table:style-name="ce8">
            <text:p>13948616</text:p>
          </table:table-cell>
          <table:table-cell office:value-type="float" office:value="21.831688187728709" table:formula="of:=(([.D225]*1000000)/[.E225])-(([.B225]*1000000)/[.C225])" table:style-name="ce9">
            <text:p>21.83</text:p>
          </table:table-cell>
          <table:table-cell office:value-type="float" office:value="18.96" table:style-name="ce14">
            <text:p>19</text:p>
          </table:table-cell>
          <table:table-cell office:value-type="float" office:value="5.2770448548811189E-2" table:formula="of:=(([.G225]/[.G22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5" table:style-name="ce13">
            <text:p>1905</text:p>
          </table:table-cell>
          <table:table-cell office:value-type="float" office:value="23208" table:formula="of:=[.B227]-[.D227]" table:style-name="ce6">
            <text:p>23208</text:p>
          </table:table-cell>
          <table:table-cell office:value-type="float" office:value="1691560792" table:style-name="ce6">
            <text:p>1691560792</text:p>
          </table:table-cell>
          <table:table-cell office:value-type="float" office:value="542" table:style-name="ce6">
            <text:p>542</text:p>
          </table:table-cell>
          <table:table-cell office:value-type="float" office:value="14128658" table:formula="of:=[.C226]-[.C225]" table:style-name="ce8">
            <text:p>14128658</text:p>
          </table:table-cell>
          <table:table-cell office:value-type="float" office:value="24.641873291516418" table:formula="of:=(([.D226]*1000000)/[.E226])-(([.B226]*1000000)/[.C226])" table:style-name="ce9">
            <text:p>24.64</text:p>
          </table:table-cell>
          <table:table-cell office:value-type="float" office:value="18.920000000000002" table:style-name="ce14">
            <text:p>19</text:p>
          </table:table-cell>
          <table:table-cell office:value-type="float" office:value="-0.21097046413501852" table:formula="of:=(([.G226]/[.G22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6" table:style-name="ce13">
            <text:p>1906</text:p>
          </table:table-cell>
          <table:table-cell office:value-type="float" office:value="23792" table:formula="of:=[.B228]-[.D228]" table:style-name="ce6">
            <text:p>23792</text:p>
          </table:table-cell>
          <table:table-cell office:value-type="float" office:value="1705875918" table:style-name="ce6">
            <text:p>1705875918</text:p>
          </table:table-cell>
          <table:table-cell office:value-type="float" office:value="584" table:style-name="ce6">
            <text:p>584</text:p>
          </table:table-cell>
          <table:table-cell office:value-type="float" office:value="14315126" table:formula="of:=[.C227]-[.C226]" table:style-name="ce8">
            <text:p>14315126</text:p>
          </table:table-cell>
          <table:table-cell office:value-type="float" office:value="26.84892126800727" table:formula="of:=(([.D227]*1000000)/[.E227])-(([.B227]*1000000)/[.C227])" table:style-name="ce9">
            <text:p>26.85</text:p>
          </table:table-cell>
          <table:table-cell office:value-type="float" office:value="18.899999999999999" table:style-name="ce14">
            <text:p>19</text:p>
          </table:table-cell>
          <table:table-cell office:value-type="float" office:value="-0.10570824524314126" table:formula="of:=(([.G227]/[.G22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7" table:style-name="ce13">
            <text:p>1907</text:p>
          </table:table-cell>
          <table:table-cell office:value-type="float" office:value="24374" table:formula="of:=[.B229]-[.D229]" table:style-name="ce6">
            <text:p>24374</text:p>
          </table:table-cell>
          <table:table-cell office:value-type="float" office:value="1720398255" table:style-name="ce6">
            <text:p>1720398255</text:p>
          </table:table-cell>
          <table:table-cell office:value-type="float" office:value="582" table:style-name="ce6">
            <text:p>582</text:p>
          </table:table-cell>
          <table:table-cell office:value-type="float" office:value="14522337" table:formula="of:=[.C228]-[.C227]" table:style-name="ce8">
            <text:p>14522337</text:p>
          </table:table-cell>
          <table:table-cell office:value-type="float" office:value="25.908544544205323" table:formula="of:=(([.D228]*1000000)/[.E228])-(([.B228]*1000000)/[.C228])" table:style-name="ce9">
            <text:p>25.91</text:p>
          </table:table-cell>
          <table:table-cell office:value-type="float" office:value="18.940000000000001" table:style-name="ce14">
            <text:p>19</text:p>
          </table:table-cell>
          <table:table-cell office:value-type="float" office:value="0.21164021164021829" table:formula="of:=(([.G228]/[.G22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8" table:style-name="ce13">
            <text:p>1908</text:p>
          </table:table-cell>
          <table:table-cell office:value-type="float" office:value="24996" table:formula="of:=[.B230]-[.D230]" table:style-name="ce6">
            <text:p>24996</text:p>
          </table:table-cell>
          <table:table-cell office:value-type="float" office:value="1735131557" table:style-name="ce6">
            <text:p>1735131557</text:p>
          </table:table-cell>
          <table:table-cell office:value-type="float" office:value="622" table:style-name="ce6">
            <text:p>622</text:p>
          </table:table-cell>
          <table:table-cell office:value-type="float" office:value="14733302" table:formula="of:=[.C229]-[.C228]" table:style-name="ce8">
            <text:p>14733302</text:p>
          </table:table-cell>
          <table:table-cell office:value-type="float" office:value="27.81146025378947" table:formula="of:=(([.D229]*1000000)/[.E229])-(([.B229]*1000000)/[.C229])" table:style-name="ce9">
            <text:p>27.81</text:p>
          </table:table-cell>
          <table:table-cell office:value-type="float" office:value="18.95" table:style-name="ce14">
            <text:p>19</text:p>
          </table:table-cell>
          <table:table-cell office:value-type="float" office:value="5.2798310454060804E-2" table:formula="of:=(([.G229]/[.G22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9" table:style-name="ce13">
            <text:p>1909</text:p>
          </table:table-cell>
          <table:table-cell office:value-type="float" office:value="25635" table:formula="of:=[.B231]-[.D231]" table:style-name="ce6">
            <text:p>25635</text:p>
          </table:table-cell>
          <table:table-cell office:value-type="float" office:value="1749280311" table:style-name="ce6">
            <text:p>1749280311</text:p>
          </table:table-cell>
          <table:table-cell office:value-type="float" office:value="639" table:style-name="ce6">
            <text:p>639</text:p>
          </table:table-cell>
          <table:table-cell office:value-type="float" office:value="14148754" table:formula="of:=[.C230]-[.C229]" table:style-name="ce8">
            <text:p>14148754</text:p>
          </table:table-cell>
          <table:table-cell office:value-type="float" office:value="30.508389352371413" table:formula="of:=(([.D230]*1000000)/[.E230])-(([.B230]*1000000)/[.C230])" table:style-name="ce9">
            <text:p>30.51</text:p>
          </table:table-cell>
          <table:table-cell office:value-type="float" office:value="18.96" table:style-name="ce14">
            <text:p>19</text:p>
          </table:table-cell>
          <table:table-cell office:value-type="float" office:value="5.2770448548811189E-2" table:formula="of:=(([.G230]/[.G22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0" table:style-name="ce13">
            <text:p>1910</text:p>
          </table:table-cell>
          <table:table-cell office:value-type="float" office:value="26289" table:formula="of:=[.B232]-[.D232]" table:style-name="ce6">
            <text:p>26289</text:p>
          </table:table-cell>
          <table:table-cell office:value-type="float" office:value="1762840847" table:style-name="ce6">
            <text:p>1762840847</text:p>
          </table:table-cell>
          <table:table-cell office:value-type="float" office:value="654" table:style-name="ce6">
            <text:p>654</text:p>
          </table:table-cell>
          <table:table-cell office:value-type="float" office:value="13560536" table:formula="of:=[.C231]-[.C230]" table:style-name="ce8">
            <text:p>13560536</text:p>
          </table:table-cell>
          <table:table-cell office:value-type="float" office:value="33.315321423808953" table:formula="of:=(([.D231]*1000000)/[.E231])-(([.B231]*1000000)/[.C231])" table:style-name="ce9">
            <text:p>33.32</text:p>
          </table:table-cell>
          <table:table-cell office:value-type="float" office:value="18.920000000000002" table:style-name="ce14">
            <text:p>19</text:p>
          </table:table-cell>
          <table:table-cell office:value-type="float" office:value="-0.21097046413501852" table:formula="of:=(([.G231]/[.G23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1" table:style-name="ce13">
            <text:p>1911</text:p>
          </table:table-cell>
          <table:table-cell office:value-type="float" office:value="26951" table:formula="of:=[.B233]-[.D233]" table:style-name="ce6">
            <text:p>26951</text:p>
          </table:table-cell>
          <table:table-cell office:value-type="float" office:value="1775738691" table:style-name="ce6">
            <text:p>1775738691</text:p>
          </table:table-cell>
          <table:table-cell office:value-type="float" office:value="662" table:style-name="ce6">
            <text:p>662</text:p>
          </table:table-cell>
          <table:table-cell office:value-type="float" office:value="12897844" table:formula="of:=[.C232]-[.C231]" table:style-name="ce8">
            <text:p>12897844</text:p>
          </table:table-cell>
          <table:table-cell office:value-type="float" office:value="36.14906202361378" table:formula="of:=(([.D232]*1000000)/[.E232])-(([.B232]*1000000)/[.C232])" table:style-name="ce9">
            <text:p>36.15</text:p>
          </table:table-cell>
          <table:table-cell office:value-type="float" office:value="18.920000000000002" table:style-name="ce14">
            <text:p>19</text:p>
          </table:table-cell>
          <table:table-cell office:value-type="float" office:value="0" table:formula="of:=(([.G232]/[.G23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2" table:style-name="ce13">
            <text:p>1912</text:p>
          </table:table-cell>
          <table:table-cell office:value-type="float" office:value="27646" table:formula="of:=[.B234]-[.D234]" table:style-name="ce6">
            <text:p>27646</text:p>
          </table:table-cell>
          <table:table-cell office:value-type="float" office:value="1788143254" table:style-name="ce6">
            <text:p>1788143254</text:p>
          </table:table-cell>
          <table:table-cell office:value-type="float" office:value="695" table:style-name="ce6">
            <text:p>695</text:p>
          </table:table-cell>
          <table:table-cell office:value-type="float" office:value="12404563" table:formula="of:=[.C233]-[.C232]" table:style-name="ce8">
            <text:p>12404563</text:p>
          </table:table-cell>
          <table:table-cell office:value-type="float" office:value="40.567039809921951" table:formula="of:=(([.D233]*1000000)/[.E233])-(([.B233]*1000000)/[.C233])" table:style-name="ce9">
            <text:p>40.57</text:p>
          </table:table-cell>
          <table:table-cell office:value-type="float" office:value="18.93" table:style-name="ce14">
            <text:p>19</text:p>
          </table:table-cell>
          <table:table-cell office:value-type="float" office:value="5.2854122621548427E-2" table:formula="of:=(([.G233]/[.G23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3" table:style-name="ce13">
            <text:p>1913</text:p>
          </table:table-cell>
          <table:table-cell office:value-type="float" office:value="28358" table:formula="of:=[.B235]-[.D235]" table:style-name="ce6">
            <text:p>28358</text:p>
          </table:table-cell>
          <table:table-cell office:value-type="float" office:value="1799957755" table:style-name="ce6">
            <text:p>1799957755</text:p>
          </table:table-cell>
          <table:table-cell office:value-type="float" office:value="712" table:style-name="ce6">
            <text:p>712</text:p>
          </table:table-cell>
          <table:table-cell office:value-type="float" office:value="11814501" table:formula="of:=[.C234]-[.C233]" table:style-name="ce8">
            <text:p>11814501</text:p>
          </table:table-cell>
          <table:table-cell office:value-type="float" office:value="44.510109387212552" table:formula="of:=(([.D234]*1000000)/[.E234])-(([.B234]*1000000)/[.C234])" table:style-name="ce9">
            <text:p>44.51</text:p>
          </table:table-cell>
          <table:table-cell office:value-type="float" office:value="18.920000000000002" table:style-name="ce14">
            <text:p>19</text:p>
          </table:table-cell>
          <table:table-cell office:value-type="float" office:value="-5.2826201796085659E-2" table:formula="of:=(([.G234]/[.G23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4" table:style-name="ce13">
            <text:p>1914</text:p>
          </table:table-cell>
          <table:table-cell office:value-type="float" office:value="29025" table:formula="of:=[.B236]-[.D236]" table:style-name="ce6">
            <text:p>29025</text:p>
          </table:table-cell>
          <table:table-cell office:value-type="float" office:value="1811966782" table:style-name="ce6">
            <text:p>1811966782</text:p>
          </table:table-cell>
          <table:table-cell office:value-type="float" office:value="667" table:style-name="ce6">
            <text:p>667</text:p>
          </table:table-cell>
          <table:table-cell office:value-type="float" office:value="12009027" table:formula="of:=[.C235]-[.C234]" table:style-name="ce8">
            <text:p>12009027</text:p>
          </table:table-cell>
          <table:table-cell office:value-type="float" office:value="39.523046625238813" table:formula="of:=(([.D235]*1000000)/[.E235])-(([.B235]*1000000)/[.C235])" table:style-name="ce9">
            <text:p>39.52</text:p>
          </table:table-cell>
          <table:table-cell office:value-type="float" office:value="18.989999999999998" table:style-name="ce14">
            <text:p>19</text:p>
          </table:table-cell>
          <table:table-cell office:value-type="float" office:value="0.36997885835092781" table:formula="of:=(([.G235]/[.G23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5" table:style-name="ce13">
            <text:p>1915</text:p>
          </table:table-cell>
          <table:table-cell office:value-type="float" office:value="29724" table:formula="of:=[.B237]-[.D237]" table:style-name="ce6">
            <text:p>29724</text:p>
          </table:table-cell>
          <table:table-cell office:value-type="float" office:value="1824173992" table:style-name="ce6">
            <text:p>1824173992</text:p>
          </table:table-cell>
          <table:table-cell office:value-type="float" office:value="699" table:style-name="ce6">
            <text:p>699</text:p>
          </table:table-cell>
          <table:table-cell office:value-type="float" office:value="12207210" table:formula="of:=[.C236]-[.C235]" table:style-name="ce8">
            <text:p>12207210</text:p>
          </table:table-cell>
          <table:table-cell office:value-type="float" office:value="40.966743218518943" table:formula="of:=(([.D236]*1000000)/[.E236])-(([.B236]*1000000)/[.C236])" table:style-name="ce9">
            <text:p>40.97</text:p>
          </table:table-cell>
          <table:table-cell office:value-type="float" office:value="18.989999999999998" table:style-name="ce14">
            <text:p>19</text:p>
          </table:table-cell>
          <table:table-cell office:value-type="float" office:value="0" table:formula="of:=(([.G236]/[.G23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6" table:style-name="ce13">
            <text:p>1916</text:p>
          </table:table-cell>
          <table:table-cell office:value-type="float" office:value="30398" table:formula="of:=[.B238]-[.D238]" table:style-name="ce6">
            <text:p>30398</text:p>
          </table:table-cell>
          <table:table-cell office:value-type="float" office:value="1836522366" table:style-name="ce6">
            <text:p>1836522366</text:p>
          </table:table-cell>
          <table:table-cell office:value-type="float" office:value="674" table:style-name="ce6">
            <text:p>674</text:p>
          </table:table-cell>
          <table:table-cell office:value-type="float" office:value="12348374" table:formula="of:=[.C237]-[.C236]" table:style-name="ce8">
            <text:p>12348374</text:p>
          </table:table-cell>
          <table:table-cell office:value-type="float" office:value="38.030149420204211" table:formula="of:=(([.D237]*1000000)/[.E237])-(([.B237]*1000000)/[.C237])" table:style-name="ce9">
            <text:p>38.03</text:p>
          </table:table-cell>
          <table:table-cell office:value-type="float" office:value="18.989999999999998" table:style-name="ce14">
            <text:p>19</text:p>
          </table:table-cell>
          <table:table-cell office:value-type="float" office:value="0" table:formula="of:=(([.G237]/[.G23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7" table:style-name="ce13">
            <text:p>1917</text:p>
          </table:table-cell>
          <table:table-cell office:value-type="float" office:value="31017" table:formula="of:=[.B239]-[.D239]" table:style-name="ce6">
            <text:p>31017</text:p>
          </table:table-cell>
          <table:table-cell office:value-type="float" office:value="1848986561" table:style-name="ce6">
            <text:p>1848986561</text:p>
          </table:table-cell>
          <table:table-cell office:value-type="float" office:value="619" table:style-name="ce6">
            <text:p>619</text:p>
          </table:table-cell>
          <table:table-cell office:value-type="float" office:value="12464195" table:formula="of:=[.C238]-[.C237]" table:style-name="ce8">
            <text:p>12464195</text:p>
          </table:table-cell>
          <table:table-cell office:value-type="float" office:value="32.8871171094696" table:formula="of:=(([.D238]*1000000)/[.E238])-(([.B238]*1000000)/[.C238])" table:style-name="ce9">
            <text:p>32.89</text:p>
          </table:table-cell>
          <table:table-cell office:value-type="float" office:value="18.989999999999998" table:style-name="ce14">
            <text:p>19</text:p>
          </table:table-cell>
          <table:table-cell office:value-type="float" office:value="0" table:formula="of:=(([.G238]/[.G23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8" table:style-name="ce13">
            <text:p>1918</text:p>
          </table:table-cell>
          <table:table-cell office:value-type="float" office:value="31580" table:formula="of:=[.B240]-[.D240]" table:style-name="ce6">
            <text:p>31580</text:p>
          </table:table-cell>
          <table:table-cell office:value-type="float" office:value="1862155373" table:style-name="ce6">
            <text:p>1862155373</text:p>
          </table:table-cell>
          <table:table-cell office:value-type="float" office:value="563" table:style-name="ce6">
            <text:p>563</text:p>
          </table:table-cell>
          <table:table-cell office:value-type="float" office:value="13168812" table:formula="of:=[.C239]-[.C238]" table:style-name="ce8">
            <text:p>13168812</text:p>
          </table:table-cell>
          <table:table-cell office:value-type="float" office:value="25.7936850435445" table:formula="of:=(([.D239]*1000000)/[.E239])-(([.B239]*1000000)/[.C239])" table:style-name="ce9">
            <text:p>25.79</text:p>
          </table:table-cell>
          <table:table-cell office:value-type="float" office:value="18.989999999999998" table:style-name="ce14">
            <text:p>19</text:p>
          </table:table-cell>
          <table:table-cell office:value-type="float" office:value="0" table:formula="of:=(([.G239]/[.G23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9" table:style-name="ce13">
            <text:p>1919</text:p>
          </table:table-cell>
          <table:table-cell office:value-type="float" office:value="32114" table:formula="of:=[.B241]-[.D241]" table:style-name="ce6">
            <text:p>32114</text:p>
          </table:table-cell>
          <table:table-cell office:value-type="float" office:value="1876069755" table:style-name="ce6">
            <text:p>1876069755</text:p>
          </table:table-cell>
          <table:table-cell office:value-type="float" office:value="534" table:style-name="ce6">
            <text:p>534</text:p>
          </table:table-cell>
          <table:table-cell office:value-type="float" office:value="13914382" table:formula="of:=[.C240]-[.C239]" table:style-name="ce8">
            <text:p>13914382</text:p>
          </table:table-cell>
          <table:table-cell office:value-type="float" office:value="21.259857436726236" table:formula="of:=(([.D240]*1000000)/[.E240])-(([.B240]*1000000)/[.C240])" table:style-name="ce9">
            <text:p>21.26</text:p>
          </table:table-cell>
          <table:table-cell office:value-type="float" office:value="19.95" table:style-name="ce14">
            <text:p>20</text:p>
          </table:table-cell>
          <table:table-cell office:value-type="float" office:value="5.0552922590837435" table:formula="of:=(([.G240]/[.G239])-1)*100" table:style-name="ce16">
            <text:p>5</text:p>
          </table:table-cell>
          <table:table-cell table:number-columns-repeated="16376"/>
        </table:table-row>
        <table:table-row table:style-name="ro1">
          <table:table-cell office:value-type="float" office:value="1920" table:style-name="ce13">
            <text:p>1920</text:p>
          </table:table-cell>
          <table:table-cell office:value-type="float" office:value="32608" table:formula="of:=[.B242]-[.D242]" table:style-name="ce6">
            <text:p>32608</text:p>
          </table:table-cell>
          <table:table-cell office:value-type="float" office:value="1890751739" table:style-name="ce6">
            <text:p>1890751739</text:p>
          </table:table-cell>
          <table:table-cell office:value-type="float" office:value="494" table:style-name="ce6">
            <text:p>494</text:p>
          </table:table-cell>
          <table:table-cell office:value-type="float" office:value="14681984" table:formula="of:=[.C241]-[.C240]" table:style-name="ce8">
            <text:p>14681984</text:p>
          </table:table-cell>
          <table:table-cell office:value-type="float" office:value="16.400628300100692" table:formula="of:=(([.D241]*1000000)/[.E241])-(([.B241]*1000000)/[.C241])" table:style-name="ce9">
            <text:p>16.40</text:p>
          </table:table-cell>
          <table:table-cell office:value-type="float" office:value="20.68" table:style-name="ce14">
            <text:p>21</text:p>
          </table:table-cell>
          <table:table-cell office:value-type="float" office:value="3.6591478696741842" table:formula="of:=(([.G241]/[.G240])-1)*100" table:style-name="ce16">
            <text:p>4</text:p>
          </table:table-cell>
          <table:table-cell table:number-columns-repeated="16376"/>
        </table:table-row>
        <table:table-row table:style-name="ro1">
          <table:table-cell office:value-type="float" office:value="1921" table:style-name="ce13">
            <text:p>1921</text:p>
          </table:table-cell>
          <table:table-cell office:value-type="float" office:value="33094" table:formula="of:=[.B243]-[.D243]" table:style-name="ce6">
            <text:p>33094</text:p>
          </table:table-cell>
          <table:table-cell office:value-type="float" office:value="1906083900" table:style-name="ce6">
            <text:p>1906083900</text:p>
          </table:table-cell>
          <table:table-cell office:value-type="float" office:value="486" table:style-name="ce6">
            <text:p>486</text:p>
          </table:table-cell>
          <table:table-cell office:value-type="float" office:value="15332161" table:formula="of:=[.C242]-[.C241]" table:style-name="ce8">
            <text:p>15332161</text:p>
          </table:table-cell>
          <table:table-cell office:value-type="float" office:value="14.335775959255066" table:formula="of:=(([.D242]*1000000)/[.E242])-(([.B242]*1000000)/[.C242])" table:style-name="ce9">
            <text:p>14.34</text:p>
          </table:table-cell>
          <table:table-cell office:value-type="float" office:value="20.58" table:style-name="ce14">
            <text:p>21</text:p>
          </table:table-cell>
          <table:table-cell office:value-type="float" office:value="-0.48355899419729731" table:formula="of:=(([.G242]/[.G24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22" table:style-name="ce13">
            <text:p>1922</text:p>
          </table:table-cell>
          <table:table-cell office:value-type="float" office:value="33565" table:formula="of:=[.B244]-[.D244]" table:style-name="ce6">
            <text:p>33565</text:p>
          </table:table-cell>
          <table:table-cell office:value-type="float" office:value="1922074205" table:style-name="ce6">
            <text:p>1922074205</text:p>
          </table:table-cell>
          <table:table-cell office:value-type="float" office:value="471" table:style-name="ce6">
            <text:p>471</text:p>
          </table:table-cell>
          <table:table-cell office:value-type="float" office:value="15990305" table:formula="of:=[.C243]-[.C242]" table:style-name="ce8">
            <text:p>15990305</text:p>
          </table:table-cell>
          <table:table-cell office:value-type="float" office:value="11.992442707114559" table:formula="of:=(([.D243]*1000000)/[.E243])-(([.B243]*1000000)/[.C243])" table:style-name="ce9">
            <text:p>11.99</text:p>
          </table:table-cell>
          <table:table-cell office:value-type="float" office:value="20.66" table:style-name="ce14">
            <text:p>21</text:p>
          </table:table-cell>
          <table:table-cell office:value-type="float" office:value="0.38872691933917736" table:formula="of:=(([.G243]/[.G24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23" table:style-name="ce13">
            <text:p>1923</text:p>
          </table:table-cell>
          <table:table-cell office:value-type="float" office:value="34105" table:formula="of:=[.B245]-[.D245]" table:style-name="ce6">
            <text:p>34105</text:p>
          </table:table-cell>
          <table:table-cell office:value-type="float" office:value="1938750246" table:style-name="ce6">
            <text:p>1938750246</text:p>
          </table:table-cell>
          <table:table-cell office:value-type="float" office:value="540" table:style-name="ce6">
            <text:p>540</text:p>
          </table:table-cell>
          <table:table-cell office:value-type="float" office:value="16676041" table:formula="of:=[.C244]-[.C243]" table:style-name="ce8">
            <text:p>16676041</text:p>
          </table:table-cell>
          <table:table-cell office:value-type="float" office:value="14.79055730884923" table:formula="of:=(([.D244]*1000000)/[.E244])-(([.B244]*1000000)/[.C244])" table:style-name="ce9">
            <text:p>14.79</text:p>
          </table:table-cell>
          <table:table-cell office:value-type="float" office:value="21.32" table:style-name="ce14">
            <text:p>21</text:p>
          </table:table-cell>
          <table:table-cell office:value-type="float" office:value="3.1945788964182098" table:formula="of:=(([.G244]/[.G243])-1)*100" table:style-name="ce16">
            <text:p>3</text:p>
          </table:table-cell>
          <table:table-cell table:number-columns-repeated="16376"/>
        </table:table-row>
        <table:table-row table:style-name="ro1">
          <table:table-cell office:value-type="float" office:value="1924" table:style-name="ce13">
            <text:p>1924</text:p>
          </table:table-cell>
          <table:table-cell office:value-type="float" office:value="34676" table:formula="of:=[.B246]-[.D246]" table:style-name="ce6">
            <text:p>34676</text:p>
          </table:table-cell>
          <table:table-cell office:value-type="float" office:value="1955702335" table:style-name="ce6">
            <text:p>1955702335</text:p>
          </table:table-cell>
          <table:table-cell office:value-type="float" office:value="571" table:style-name="ce6">
            <text:p>571</text:p>
          </table:table-cell>
          <table:table-cell office:value-type="float" office:value="16952089" table:formula="of:=[.C245]-[.C244]" table:style-name="ce8">
            <text:p>16952089</text:p>
          </table:table-cell>
          <table:table-cell office:value-type="float" office:value="15.952449729681842" table:formula="of:=(([.D245]*1000000)/[.E245])-(([.B245]*1000000)/[.C245])" table:style-name="ce9">
            <text:p>15.95</text:p>
          </table:table-cell>
          <table:table-cell office:value-type="float" office:value="20.69" table:style-name="ce14">
            <text:p>21</text:p>
          </table:table-cell>
          <table:table-cell office:value-type="float" office:value="-2.9549718574108819" table:formula="of:=(([.G245]/[.G244])-1)*100" table:style-name="ce16">
            <text:p>-3</text:p>
          </table:table-cell>
          <table:table-cell table:number-columns-repeated="16376"/>
        </table:table-row>
        <table:table-row table:style-name="ro1">
          <table:table-cell office:value-type="float" office:value="1925" table:style-name="ce13">
            <text:p>1925</text:p>
          </table:table-cell>
          <table:table-cell office:value-type="float" office:value="35251" table:formula="of:=[.B247]-[.D247]" table:style-name="ce6">
            <text:p>35251</text:p>
          </table:table-cell>
          <table:table-cell office:value-type="float" office:value="1972916475" table:style-name="ce6">
            <text:p>1972916475</text:p>
          </table:table-cell>
          <table:table-cell office:value-type="float" office:value="575" table:style-name="ce6">
            <text:p>575</text:p>
          </table:table-cell>
          <table:table-cell office:value-type="float" office:value="17214140" table:formula="of:=[.C246]-[.C245]" table:style-name="ce8">
            <text:p>17214140</text:p>
          </table:table-cell>
          <table:table-cell office:value-type="float" office:value="15.535315514775363" table:formula="of:=(([.D246]*1000000)/[.E246])-(([.B246]*1000000)/[.C246])" table:style-name="ce9">
            <text:p>15.54</text:p>
          </table:table-cell>
          <table:table-cell office:value-type="float" office:value="20.64" table:style-name="ce14">
            <text:p>21</text:p>
          </table:table-cell>
          <table:table-cell office:value-type="float" office:value="-0.24166263895601947" table:formula="of:=(([.G246]/[.G24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26" table:style-name="ce13">
            <text:p>1926</text:p>
          </table:table-cell>
          <table:table-cell office:value-type="float" office:value="35840" table:formula="of:=[.B248]-[.D248]" table:style-name="ce6">
            <text:p>35840</text:p>
          </table:table-cell>
          <table:table-cell office:value-type="float" office:value="1990404348" table:style-name="ce6">
            <text:p>1990404348</text:p>
          </table:table-cell>
          <table:table-cell office:value-type="float" office:value="589" table:style-name="ce6">
            <text:p>589</text:p>
          </table:table-cell>
          <table:table-cell office:value-type="float" office:value="17487873" table:formula="of:=[.C247]-[.C246]" table:style-name="ce8">
            <text:p>17487873</text:p>
          </table:table-cell>
          <table:table-cell office:value-type="float" office:value="15.674090935729069" table:formula="of:=(([.D247]*1000000)/[.E247])-(([.B247]*1000000)/[.C247])" table:style-name="ce9">
            <text:p>15.67</text:p>
          </table:table-cell>
          <table:table-cell office:value-type="float" office:value="20.63" table:style-name="ce14">
            <text:p>21</text:p>
          </table:table-cell>
          <table:table-cell office:value-type="float" office:value="-4.8449612403111963E-2" table:formula="of:=(([.G247]/[.G24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27" table:style-name="ce13">
            <text:p>1927</text:p>
          </table:table-cell>
          <table:table-cell office:value-type="float" office:value="36429" table:formula="of:=[.B249]-[.D249]" table:style-name="ce6">
            <text:p>36429</text:p>
          </table:table-cell>
          <table:table-cell office:value-type="float" office:value="2008163449" table:style-name="ce6">
            <text:p>2008163449</text:p>
          </table:table-cell>
          <table:table-cell office:value-type="float" office:value="589" table:style-name="ce6">
            <text:p>589</text:p>
          </table:table-cell>
          <table:table-cell office:value-type="float" office:value="17759101" table:formula="of:=[.C248]-[.C247]" table:style-name="ce8">
            <text:p>17759101</text:p>
          </table:table-cell>
          <table:table-cell office:value-type="float" office:value="15.025637603438938" table:formula="of:=(([.D248]*1000000)/[.E248])-(([.B248]*1000000)/[.C248])" table:style-name="ce9">
            <text:p>15.03</text:p>
          </table:table-cell>
          <table:table-cell office:value-type="float" office:value="20.64" table:style-name="ce14">
            <text:p>21</text:p>
          </table:table-cell>
          <table:table-cell office:value-type="float" office:value="4.8473097430923318E-2" table:formula="of:=(([.G248]/[.G24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28" table:style-name="ce13">
            <text:p>1928</text:p>
          </table:table-cell>
          <table:table-cell office:value-type="float" office:value="37035" table:formula="of:=[.B250]-[.D250]" table:style-name="ce6">
            <text:p>37035</text:p>
          </table:table-cell>
          <table:table-cell office:value-type="float" office:value="2026209747" table:style-name="ce6">
            <text:p>2026209747</text:p>
          </table:table-cell>
          <table:table-cell office:value-type="float" office:value="606" table:style-name="ce6">
            <text:p>606</text:p>
          </table:table-cell>
          <table:table-cell office:value-type="float" office:value="18046298" table:formula="of:=[.C249]-[.C248]" table:style-name="ce8">
            <text:p>18046298</text:p>
          </table:table-cell>
          <table:table-cell office:value-type="float" office:value="15.302324896696231" table:formula="of:=(([.D249]*1000000)/[.E249])-(([.B249]*1000000)/[.C249])" table:style-name="ce9">
            <text:p>15.30</text:p>
          </table:table-cell>
          <table:table-cell office:value-type="float" office:value="20.66" table:style-name="ce14">
            <text:p>21</text:p>
          </table:table-cell>
          <table:table-cell office:value-type="float" office:value="9.6899224806201723E-2" table:formula="of:=(([.G249]/[.G24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29" table:style-name="ce13">
            <text:p>1929</text:p>
          </table:table-cell>
          <table:table-cell office:value-type="float" office:value="37646" table:formula="of:=[.B251]-[.D251]" table:style-name="ce6">
            <text:p>37646</text:p>
          </table:table-cell>
          <table:table-cell office:value-type="float" office:value="2044958196" table:style-name="ce6">
            <text:p>2044958196</text:p>
          </table:table-cell>
          <table:table-cell office:value-type="float" office:value="611" table:style-name="ce6">
            <text:p>611</text:p>
          </table:table-cell>
          <table:table-cell office:value-type="float" office:value="18748449" table:formula="of:=[.C250]-[.C249]" table:style-name="ce8">
            <text:p>18748449</text:p>
          </table:table-cell>
          <table:table-cell office:value-type="float" office:value="14.180184181326464" table:formula="of:=(([.D250]*1000000)/[.E250])-(([.B250]*1000000)/[.C250])" table:style-name="ce9">
            <text:p>14.18</text:p>
          </table:table-cell>
          <table:table-cell office:value-type="float" office:value="20.63" table:style-name="ce14">
            <text:p>21</text:p>
          </table:table-cell>
          <table:table-cell office:value-type="float" office:value="-0.14520813165538327" table:formula="of:=(([.G250]/[.G24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30" table:style-name="ce13">
            <text:p>1930</text:p>
          </table:table-cell>
          <table:table-cell office:value-type="float" office:value="38290" table:formula="of:=[.B252]-[.D252]" table:style-name="ce6">
            <text:p>38290</text:p>
          </table:table-cell>
          <table:table-cell office:value-type="float" office:value="2064454090" table:style-name="ce6">
            <text:p>2064454090</text:p>
          </table:table-cell>
          <table:table-cell office:value-type="float" office:value="644" table:style-name="ce6">
            <text:p>644</text:p>
          </table:table-cell>
          <table:table-cell office:value-type="float" office:value="19495894" table:formula="of:=[.C251]-[.C250]" table:style-name="ce8">
            <text:p>19495894</text:p>
          </table:table-cell>
          <table:table-cell office:value-type="float" office:value="14.485320406134623" table:formula="of:=(([.D251]*1000000)/[.E251])-(([.B251]*1000000)/[.C251])" table:style-name="ce9">
            <text:p>14.49</text:p>
          </table:table-cell>
          <table:table-cell office:value-type="float" office:value="20.65" table:style-name="ce14">
            <text:p>21</text:p>
          </table:table-cell>
          <table:table-cell office:value-type="float" office:value="9.6946194861846635E-2" table:formula="of:=(([.G251]/[.G25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31" table:style-name="ce13">
            <text:p>1931</text:p>
          </table:table-cell>
          <table:table-cell office:value-type="float" office:value="38980" table:formula="of:=[.B253]-[.D253]" table:style-name="ce6">
            <text:p>38980</text:p>
          </table:table-cell>
          <table:table-cell office:value-type="float" office:value="2084705401" table:style-name="ce6">
            <text:p>2084705401</text:p>
          </table:table-cell>
          <table:table-cell office:value-type="float" office:value="690" table:style-name="ce6">
            <text:p>690</text:p>
          </table:table-cell>
          <table:table-cell office:value-type="float" office:value="20251311" table:formula="of:=[.C252]-[.C251]" table:style-name="ce8">
            <text:p>20251311</text:p>
          </table:table-cell>
          <table:table-cell office:value-type="float" office:value="15.373782654640383" table:formula="of:=(([.D252]*1000000)/[.E252])-(([.B252]*1000000)/[.C252])" table:style-name="ce9">
            <text:p>15.37</text:p>
          </table:table-cell>
          <table:table-cell office:value-type="float" office:value="17.059999999999999" table:style-name="ce14">
            <text:p>17</text:p>
          </table:table-cell>
          <table:table-cell office:value-type="float" office:value="-17.384987893462466" table:formula="of:=(([.G252]/[.G251])-1)*100" table:style-name="ce16">
            <text:p>-17</text:p>
          </table:table-cell>
          <table:table-cell table:number-columns-repeated="16376"/>
        </table:table-row>
        <table:table-row table:style-name="ro1">
          <table:table-cell office:value-type="float" office:value="1932" table:style-name="ce13">
            <text:p>1932</text:p>
          </table:table-cell>
          <table:table-cell office:value-type="float" office:value="39731" table:formula="of:=[.B254]-[.D254]" table:style-name="ce6">
            <text:p>39731</text:p>
          </table:table-cell>
          <table:table-cell office:value-type="float" office:value="2105697340" table:style-name="ce6">
            <text:p>2105697340</text:p>
          </table:table-cell>
          <table:table-cell office:value-type="float" office:value="751" table:style-name="ce6">
            <text:p>751</text:p>
          </table:table-cell>
          <table:table-cell office:value-type="float" office:value="20991939" table:formula="of:=[.C253]-[.C252]" table:style-name="ce8">
            <text:p>20991939</text:p>
          </table:table-cell>
          <table:table-cell office:value-type="float" office:value="16.907303834992891" table:formula="of:=(([.D253]*1000000)/[.E253])-(([.B253]*1000000)/[.C253])" table:style-name="ce9">
            <text:p>16.91</text:p>
          </table:table-cell>
          <table:table-cell office:value-type="float" office:value="20.69" table:style-name="ce14">
            <text:p>21</text:p>
          </table:table-cell>
          <table:table-cell office:value-type="float" office:value="21.277842907385725" table:formula="of:=(([.G253]/[.G252])-1)*100" table:style-name="ce16">
            <text:p>21</text:p>
          </table:table-cell>
          <table:table-cell table:number-columns-repeated="16376"/>
        </table:table-row>
        <table:table-row table:style-name="ro1">
          <table:table-cell office:value-type="float" office:value="1933" table:style-name="ce13">
            <text:p>1933</text:p>
          </table:table-cell>
          <table:table-cell office:value-type="float" office:value="40504" table:formula="of:=[.B255]-[.D255]" table:style-name="ce6">
            <text:p>40504</text:p>
          </table:table-cell>
          <table:table-cell office:value-type="float" office:value="2127386777" table:style-name="ce6">
            <text:p>2127386777</text:p>
          </table:table-cell>
          <table:table-cell office:value-type="float" office:value="773" table:style-name="ce6">
            <text:p>773</text:p>
          </table:table-cell>
          <table:table-cell office:value-type="float" office:value="21689437" table:formula="of:=[.C254]-[.C253]" table:style-name="ce8">
            <text:p>21689437</text:p>
          </table:table-cell>
          <table:table-cell office:value-type="float" office:value="16.600147066114118" table:formula="of:=(([.D254]*1000000)/[.E254])-(([.B254]*1000000)/[.C254])" table:style-name="ce9">
            <text:p>16.60</text:p>
          </table:table-cell>
          <table:table-cell office:value-type="float" office:value="26.33" table:style-name="ce14">
            <text:p>26</text:p>
          </table:table-cell>
          <table:table-cell office:value-type="float" office:value="27.259545674238737" table:formula="of:=(([.G254]/[.G253])-1)*100" table:style-name="ce16">
            <text:p>27</text:p>
          </table:table-cell>
          <table:table-cell table:number-columns-repeated="16376"/>
        </table:table-row>
        <table:table-row table:style-name="ro1">
          <table:table-cell office:value-type="float" office:value="1934" table:style-name="ce13">
            <text:p>1934</text:p>
          </table:table-cell>
          <table:table-cell office:value-type="float" office:value="41328" table:formula="of:=[.B256]-[.D256]" table:style-name="ce6">
            <text:p>41328</text:p>
          </table:table-cell>
          <table:table-cell office:value-type="float" office:value="2149351915" table:style-name="ce6">
            <text:p>2149351915</text:p>
          </table:table-cell>
          <table:table-cell office:value-type="float" office:value="824" table:style-name="ce6">
            <text:p>824</text:p>
          </table:table-cell>
          <table:table-cell office:value-type="float" office:value="21965138" table:formula="of:=[.C255]-[.C254]" table:style-name="ce8">
            <text:p>21965138</text:p>
          </table:table-cell>
          <table:table-cell office:value-type="float" office:value="18.285869881608598" table:formula="of:=(([.D255]*1000000)/[.E255])-(([.B255]*1000000)/[.C255])" table:style-name="ce9">
            <text:p>18.29</text:p>
          </table:table-cell>
          <table:table-cell office:value-type="float" office:value="34.69" table:style-name="ce14">
            <text:p>35</text:p>
          </table:table-cell>
          <table:table-cell office:value-type="float" office:value="31.750854538549177" table:formula="of:=(([.G255]/[.G254])-1)*100" table:style-name="ce16">
            <text:p>32</text:p>
          </table:table-cell>
          <table:table-cell table:number-columns-repeated="16376"/>
        </table:table-row>
        <table:table-row table:style-name="ro1">
          <table:table-cell office:value-type="float" office:value="1935" table:style-name="ce13">
            <text:p>1935</text:p>
          </table:table-cell>
          <table:table-cell office:value-type="float" office:value="42225" table:formula="of:=[.B257]-[.D257]" table:style-name="ce6">
            <text:p>42225</text:p>
          </table:table-cell>
          <table:table-cell office:value-type="float" office:value="2171601414" table:style-name="ce6">
            <text:p>2171601414</text:p>
          </table:table-cell>
          <table:table-cell office:value-type="float" office:value="897" table:style-name="ce6">
            <text:p>897</text:p>
          </table:table-cell>
          <table:table-cell office:value-type="float" office:value="22249499" table:formula="of:=[.C256]-[.C255]" table:style-name="ce8">
            <text:p>22249499</text:p>
          </table:table-cell>
          <table:table-cell office:value-type="float" office:value="20.871338564177382" table:formula="of:=(([.D256]*1000000)/[.E256])-(([.B256]*1000000)/[.C256])" table:style-name="ce9">
            <text:p>20.87</text:p>
          </table:table-cell>
          <table:table-cell office:value-type="float" office:value="34.840000000000003" table:style-name="ce14">
            <text:p>35</text:p>
          </table:table-cell>
          <table:table-cell office:value-type="float" office:value="0.43240126837706949" table:formula="of:=(([.G256]/[.G25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36" table:style-name="ce13">
            <text:p>1936</text:p>
          </table:table-cell>
          <table:table-cell office:value-type="float" office:value="43235" table:formula="of:=[.B258]-[.D258]" table:style-name="ce6">
            <text:p>43235</text:p>
          </table:table-cell>
          <table:table-cell office:value-type="float" office:value="2194230902" table:style-name="ce6">
            <text:p>2194230902</text:p>
          </table:table-cell>
          <table:table-cell office:value-type="float" office:value="1010" table:style-name="ce6">
            <text:p>1010</text:p>
          </table:table-cell>
          <table:table-cell office:value-type="float" office:value="22629488" table:formula="of:=[.C257]-[.C256]" table:style-name="ce8">
            <text:p>22629488</text:p>
          </table:table-cell>
          <table:table-cell office:value-type="float" office:value="24.928087844587068" table:formula="of:=(([.D257]*1000000)/[.E257])-(([.B257]*1000000)/[.C257])" table:style-name="ce9">
            <text:p>24.93</text:p>
          </table:table-cell>
          <table:table-cell office:value-type="float" office:value="34.869999999999997" table:style-name="ce14">
            <text:p>35</text:p>
          </table:table-cell>
          <table:table-cell office:value-type="float" office:value="8.61079219288019E-2" table:formula="of:=(([.G257]/[.G25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37" table:style-name="ce13">
            <text:p>1937</text:p>
          </table:table-cell>
          <table:table-cell office:value-type="float" office:value="44297" table:formula="of:=[.B259]-[.D259]" table:style-name="ce6">
            <text:p>44297</text:p>
          </table:table-cell>
          <table:table-cell office:value-type="float" office:value="2217226438" table:style-name="ce6">
            <text:p>2217226438</text:p>
          </table:table-cell>
          <table:table-cell office:value-type="float" office:value="1062" table:style-name="ce6">
            <text:p>1062</text:p>
          </table:table-cell>
          <table:table-cell office:value-type="float" office:value="22995536" table:formula="of:=[.C258]-[.C257]" table:style-name="ce8">
            <text:p>22995536</text:p>
          </table:table-cell>
          <table:table-cell office:value-type="float" office:value="26.204312670060766" table:formula="of:=(([.D258]*1000000)/[.E258])-(([.B258]*1000000)/[.C258])" table:style-name="ce9">
            <text:p>26.20</text:p>
          </table:table-cell>
          <table:table-cell office:value-type="float" office:value="34.79" table:style-name="ce14">
            <text:p>35</text:p>
          </table:table-cell>
          <table:table-cell office:value-type="float" office:value="-0.22942357327214724" table:formula="of:=(([.G258]/[.G25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38" table:style-name="ce13">
            <text:p>1938</text:p>
          </table:table-cell>
          <table:table-cell office:value-type="float" office:value="45442" table:formula="of:=[.B260]-[.D260]" table:style-name="ce6">
            <text:p>45442</text:p>
          </table:table-cell>
          <table:table-cell office:value-type="float" office:value="2240632316" table:style-name="ce6">
            <text:p>2240632316</text:p>
          </table:table-cell>
          <table:table-cell office:value-type="float" office:value="1145" table:style-name="ce6">
            <text:p>1145</text:p>
          </table:table-cell>
          <table:table-cell office:value-type="float" office:value="23405878" table:formula="of:=[.C259]-[.C258]" table:style-name="ce8">
            <text:p>23405878</text:p>
          </table:table-cell>
          <table:table-cell office:value-type="float" office:value="28.638453386014731" table:formula="of:=(([.D259]*1000000)/[.E259])-(([.B259]*1000000)/[.C259])" table:style-name="ce9">
            <text:p>28.64</text:p>
          </table:table-cell>
          <table:table-cell office:value-type="float" office:value="34.85" table:style-name="ce14">
            <text:p>35</text:p>
          </table:table-cell>
          <table:table-cell office:value-type="float" office:value="0.17246335153779935" table:formula="of:=(([.G259]/[.G25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39" table:style-name="ce13">
            <text:p>1939</text:p>
          </table:table-cell>
          <table:table-cell office:value-type="float" office:value="46638" table:formula="of:=[.B261]-[.D261]" table:style-name="ce6">
            <text:p>46638</text:p>
          </table:table-cell>
          <table:table-cell office:value-type="float" office:value="2262963926" table:style-name="ce6">
            <text:p>2262963926</text:p>
          </table:table-cell>
          <table:table-cell office:value-type="float" office:value="1196" table:style-name="ce6">
            <text:p>1196</text:p>
          </table:table-cell>
          <table:table-cell office:value-type="float" office:value="22331610" table:formula="of:=[.C260]-[.C259]" table:style-name="ce8">
            <text:p>22331610</text:p>
          </table:table-cell>
          <table:table-cell office:value-type="float" office:value="32.947116707523335" table:formula="of:=(([.D260]*1000000)/[.E260])-(([.B260]*1000000)/[.C260])" table:style-name="ce9">
            <text:p>32.95</text:p>
          </table:table-cell>
          <table:table-cell office:value-type="float" office:value="34.42" table:style-name="ce14">
            <text:p>34</text:p>
          </table:table-cell>
          <table:table-cell office:value-type="float" office:value="-1.2338593974175027" table:formula="of:=(([.G260]/[.G259])-1)*100" table:style-name="ce16">
            <text:p>-1</text:p>
          </table:table-cell>
          <table:table-cell table:number-columns-repeated="16376"/>
        </table:table-row>
        <table:table-row table:style-name="ro1">
          <table:table-cell office:value-type="float" office:value="1940" table:style-name="ce13">
            <text:p>1940</text:p>
          </table:table-cell>
          <table:table-cell office:value-type="float" office:value="47939" table:formula="of:=[.B262]-[.D262]" table:style-name="ce6">
            <text:p>47939</text:p>
          </table:table-cell>
          <table:table-cell office:value-type="float" office:value="2284199131" table:style-name="ce6">
            <text:p>2284199131</text:p>
          </table:table-cell>
          <table:table-cell office:value-type="float" office:value="1301" table:style-name="ce6">
            <text:p>1301</text:p>
          </table:table-cell>
          <table:table-cell office:value-type="float" office:value="21235205" table:formula="of:=[.C261]-[.C260]" table:style-name="ce8">
            <text:p>21235205</text:p>
          </table:table-cell>
          <table:table-cell office:value-type="float" office:value="40.278960576839992" table:formula="of:=(([.D261]*1000000)/[.E261])-(([.B261]*1000000)/[.C261])" table:style-name="ce9">
            <text:p>40.28</text:p>
          </table:table-cell>
          <table:table-cell office:value-type="float" office:value="33.85" table:style-name="ce14">
            <text:p>34</text:p>
          </table:table-cell>
          <table:table-cell office:value-type="float" office:value="-1.6560139453805967" table:formula="of:=(([.G261]/[.G260])-1)*100" table:style-name="ce16">
            <text:p>-2</text:p>
          </table:table-cell>
          <table:table-cell table:number-columns-repeated="16376"/>
        </table:table-row>
        <table:table-row table:style-name="ro1">
          <table:table-cell office:value-type="float" office:value="1941" table:style-name="ce13">
            <text:p>1941</text:p>
          </table:table-cell>
          <table:table-cell office:value-type="float" office:value="49052" table:formula="of:=[.B263]-[.D263]" table:style-name="ce6">
            <text:p>49052</text:p>
          </table:table-cell>
          <table:table-cell office:value-type="float" office:value="2304364035" table:style-name="ce6">
            <text:p>2304364035</text:p>
          </table:table-cell>
          <table:table-cell office:value-type="float" office:value="1113" table:style-name="ce6">
            <text:p>1113</text:p>
          </table:table-cell>
          <table:table-cell office:value-type="float" office:value="20164904" table:formula="of:=[.C262]-[.C261]" table:style-name="ce8">
            <text:p>20164904</text:p>
          </table:table-cell>
          <table:table-cell office:value-type="float" office:value="33.90833970297642" table:formula="of:=(([.D262]*1000000)/[.E262])-(([.B262]*1000000)/[.C262])" table:style-name="ce9">
            <text:p>33.91</text:p>
          </table:table-cell>
          <table:table-cell office:value-type="float" office:value="33.85" table:style-name="ce14">
            <text:p>34</text:p>
          </table:table-cell>
          <table:table-cell office:value-type="float" office:value="0" table:formula="of:=(([.G262]/[.G26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2" table:style-name="ce13">
            <text:p>1942</text:p>
          </table:table-cell>
          <table:table-cell office:value-type="float" office:value="50029" table:formula="of:=[.B264]-[.D264]" table:style-name="ce6">
            <text:p>50029</text:p>
          </table:table-cell>
          <table:table-cell office:value-type="float" office:value="2323438259" table:style-name="ce6">
            <text:p>2323438259</text:p>
          </table:table-cell>
          <table:table-cell office:value-type="float" office:value="977" table:style-name="ce6">
            <text:p>977</text:p>
          </table:table-cell>
          <table:table-cell office:value-type="float" office:value="19074224" table:formula="of:=[.C263]-[.C262]" table:style-name="ce8">
            <text:p>19074224</text:p>
          </table:table-cell>
          <table:table-cell office:value-type="float" office:value="29.688643543022426" table:formula="of:=(([.D263]*1000000)/[.E263])-(([.B263]*1000000)/[.C263])" table:style-name="ce9">
            <text:p>29.69</text:p>
          </table:table-cell>
          <table:table-cell office:value-type="float" office:value="33.85" table:style-name="ce14">
            <text:p>34</text:p>
          </table:table-cell>
          <table:table-cell office:value-type="float" office:value="0" table:formula="of:=(([.G263]/[.G26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3" table:style-name="ce13">
            <text:p>1943</text:p>
          </table:table-cell>
          <table:table-cell office:value-type="float" office:value="50794" table:formula="of:=[.B265]-[.D265]" table:style-name="ce6">
            <text:p>50794</text:p>
          </table:table-cell>
          <table:table-cell office:value-type="float" office:value="2341257167" table:style-name="ce6">
            <text:p>2341257167</text:p>
          </table:table-cell>
          <table:table-cell office:value-type="float" office:value="765" table:style-name="ce6">
            <text:p>765</text:p>
          </table:table-cell>
          <table:table-cell office:value-type="float" office:value="17818908" table:formula="of:=[.C264]-[.C263]" table:style-name="ce8">
            <text:p>17818908</text:p>
          </table:table-cell>
          <table:table-cell office:value-type="float" office:value="21.236741922608704" table:formula="of:=(([.D264]*1000000)/[.E264])-(([.B264]*1000000)/[.C264])" table:style-name="ce9">
            <text:p>21.24</text:p>
          </table:table-cell>
          <table:table-cell office:value-type="float" office:value="33.85" table:style-name="ce14">
            <text:p>34</text:p>
          </table:table-cell>
          <table:table-cell office:value-type="float" office:value="0" table:formula="of:=(([.G264]/[.G26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4" table:style-name="ce13">
            <text:p>1944</text:p>
          </table:table-cell>
          <table:table-cell office:value-type="float" office:value="51472" table:formula="of:=[.B266]-[.D266]" table:style-name="ce6">
            <text:p>51472</text:p>
          </table:table-cell>
          <table:table-cell office:value-type="float" office:value="2358978018" table:style-name="ce6">
            <text:p>2358978018</text:p>
          </table:table-cell>
          <table:table-cell office:value-type="float" office:value="678" table:style-name="ce6">
            <text:p>678</text:p>
          </table:table-cell>
          <table:table-cell office:value-type="float" office:value="17720851" table:formula="of:=[.C265]-[.C264]" table:style-name="ce8">
            <text:p>17720851</text:p>
          </table:table-cell>
          <table:table-cell office:value-type="float" office:value="16.440395255813041" table:formula="of:=(([.D265]*1000000)/[.E265])-(([.B265]*1000000)/[.C265])" table:style-name="ce9">
            <text:p>16.44</text:p>
          </table:table-cell>
          <table:table-cell office:value-type="float" office:value="33.85" table:style-name="ce14">
            <text:p>34</text:p>
          </table:table-cell>
          <table:table-cell office:value-type="float" office:value="0" table:formula="of:=(([.G265]/[.G26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5" table:style-name="ce13">
            <text:p>1945</text:p>
          </table:table-cell>
          <table:table-cell office:value-type="float" office:value="52123" table:formula="of:=[.B267]-[.D267]" table:style-name="ce6">
            <text:p>52123</text:p>
          </table:table-cell>
          <table:table-cell office:value-type="float" office:value="2377034198" table:style-name="ce6">
            <text:p>2377034198</text:p>
          </table:table-cell>
          <table:table-cell office:value-type="float" office:value="651" table:style-name="ce6">
            <text:p>651</text:p>
          </table:table-cell>
          <table:table-cell office:value-type="float" office:value="18056180" table:formula="of:=[.C266]-[.C265]" table:style-name="ce8">
            <text:p>18056180</text:p>
          </table:table-cell>
          <table:table-cell office:value-type="float" office:value="14.12639259173616" table:formula="of:=(([.D266]*1000000)/[.E266])-(([.B266]*1000000)/[.C266])" table:style-name="ce9">
            <text:p>14.13</text:p>
          </table:table-cell>
          <table:table-cell office:value-type="float" office:value="34.71" table:style-name="ce14">
            <text:p>35</text:p>
          </table:table-cell>
          <table:table-cell office:value-type="float" office:value="2.5406203840472763" table:formula="of:=(([.G266]/[.G265])-1)*100" table:style-name="ce16">
            <text:p>3</text:p>
          </table:table-cell>
          <table:table-cell table:number-columns-repeated="16376"/>
        </table:table-row>
        <table:table-row table:style-name="ro1">
          <table:table-cell office:value-type="float" office:value="1946" table:style-name="ce13">
            <text:p>1946</text:p>
          </table:table-cell>
          <table:table-cell office:value-type="float" office:value="52791" table:formula="of:=[.B268]-[.D268]" table:style-name="ce6">
            <text:p>52791</text:p>
          </table:table-cell>
          <table:table-cell office:value-type="float" office:value="2395728530" table:style-name="ce6">
            <text:p>2395728530</text:p>
          </table:table-cell>
          <table:table-cell office:value-type="float" office:value="668" table:style-name="ce6">
            <text:p>668</text:p>
          </table:table-cell>
          <table:table-cell office:value-type="float" office:value="18694332" table:formula="of:=[.C267]-[.C266]" table:style-name="ce8">
            <text:p>18694332</text:p>
          </table:table-cell>
          <table:table-cell office:value-type="float" office:value="13.697287521944876" table:formula="of:=(([.D267]*1000000)/[.E267])-(([.B267]*1000000)/[.C267])" table:style-name="ce9">
            <text:p>13.70</text:p>
          </table:table-cell>
          <table:table-cell office:value-type="float" office:value="34.71" table:style-name="ce14">
            <text:p>35</text:p>
          </table:table-cell>
          <table:table-cell office:value-type="float" office:value="0" table:formula="of:=(([.G267]/[.G26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7" table:style-name="ce13">
            <text:p>1947</text:p>
          </table:table-cell>
          <table:table-cell office:value-type="float" office:value="53471" table:formula="of:=[.B269]-[.D269]" table:style-name="ce6">
            <text:p>53471</text:p>
          </table:table-cell>
          <table:table-cell office:value-type="float" office:value="2415389220" table:style-name="ce6">
            <text:p>2415389220</text:p>
          </table:table-cell>
          <table:table-cell office:value-type="float" office:value="680" table:style-name="ce6">
            <text:p>680</text:p>
          </table:table-cell>
          <table:table-cell office:value-type="float" office:value="19660690" table:formula="of:=[.C268]-[.C267]" table:style-name="ce8">
            <text:p>19660690</text:p>
          </table:table-cell>
          <table:table-cell office:value-type="float" office:value="12.449149094155256" table:formula="of:=(([.D268]*1000000)/[.E268])-(([.B268]*1000000)/[.C268])" table:style-name="ce9">
            <text:p>12.45</text:p>
          </table:table-cell>
          <table:table-cell office:value-type="float" office:value="34.71" table:style-name="ce14">
            <text:p>35</text:p>
          </table:table-cell>
          <table:table-cell office:value-type="float" office:value="0" table:formula="of:=(([.G268]/[.G26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8" table:style-name="ce13">
            <text:p>1948</text:p>
          </table:table-cell>
          <table:table-cell office:value-type="float" office:value="54165" table:formula="of:=[.B270]-[.D270]" table:style-name="ce6">
            <text:p>54165</text:p>
          </table:table-cell>
          <table:table-cell office:value-type="float" office:value="2435843977" table:style-name="ce6">
            <text:p>2435843977</text:p>
          </table:table-cell>
          <table:table-cell office:value-type="float" office:value="694" table:style-name="ce6">
            <text:p>694</text:p>
          </table:table-cell>
          <table:table-cell office:value-type="float" office:value="20454757" table:formula="of:=[.C269]-[.C268]" table:style-name="ce8">
            <text:p>20454757</text:p>
          </table:table-cell>
          <table:table-cell office:value-type="float" office:value="11.691892085921502" table:formula="of:=(([.D269]*1000000)/[.E269])-(([.B269]*1000000)/[.C269])" table:style-name="ce9">
            <text:p>11.69</text:p>
          </table:table-cell>
          <table:table-cell office:value-type="float" office:value="34.71" table:style-name="ce14">
            <text:p>35</text:p>
          </table:table-cell>
          <table:table-cell office:value-type="float" office:value="0" table:formula="of:=(([.G269]/[.G26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9" table:style-name="ce13">
            <text:p>1949</text:p>
          </table:table-cell>
          <table:table-cell office:value-type="float" office:value="54891" table:formula="of:=[.B271]-[.D271]" table:style-name="ce6">
            <text:p>54891</text:p>
          </table:table-cell>
          <table:table-cell office:value-type="float" office:value="2461763063" table:style-name="ce6">
            <text:p>2461763063</text:p>
          </table:table-cell>
          <table:table-cell office:value-type="float" office:value="726" table:style-name="ce6">
            <text:p>726</text:p>
          </table:table-cell>
          <table:table-cell office:value-type="float" office:value="25919086" table:formula="of:=[.C270]-[.C269]" table:style-name="ce8">
            <text:p>25919086</text:p>
          </table:table-cell>
          <table:table-cell office:value-type="float" office:value="5.7128127310244423" table:formula="of:=(([.D270]*1000000)/[.E270])-(([.B270]*1000000)/[.C270])" table:style-name="ce9">
            <text:p>5.71</text:p>
          </table:table-cell>
          <table:table-cell office:value-type="float" office:value="31.69" table:style-name="ce14">
            <text:p>32</text:p>
          </table:table-cell>
          <table:table-cell office:value-type="float" office:value="-8.7006626332469033" table:formula="of:=(([.G270]/[.G269])-1)*100" table:style-name="ce16">
            <text:p>-9</text:p>
          </table:table-cell>
          <table:table-cell table:number-columns-repeated="16376"/>
        </table:table-row>
        <table:table-row table:style-name="ro1">
          <table:table-cell office:value-type="float" office:value="1950" table:style-name="ce13">
            <text:p>1950</text:p>
          </table:table-cell>
          <table:table-cell office:value-type="float" office:value="55639" table:formula="of:=[.B272]-[.D272]" table:style-name="ce6">
            <text:p>55639</text:p>
          </table:table-cell>
          <table:table-cell office:value-type="float" office:value="2493092848" table:style-name="ce6">
            <text:p>2493092848</text:p>
          </table:table-cell>
          <table:table-cell office:value-type="float" office:value="748" table:style-name="ce6">
            <text:p>748</text:p>
          </table:table-cell>
          <table:table-cell office:value-type="float" office:value="31329785" table:formula="of:=[.C271]-[.C270]" table:style-name="ce8">
            <text:p>31329785</text:p>
          </table:table-cell>
          <table:table-cell office:value-type="float" office:value="1.5577846659021333" table:formula="of:=(([.D271]*1000000)/[.E271])-(([.B271]*1000000)/[.C271])" table:style-name="ce9">
            <text:p>1.56</text:p>
          </table:table-cell>
          <table:table-cell office:value-type="float" office:value="34.72" table:style-name="ce14">
            <text:p>35</text:p>
          </table:table-cell>
          <table:table-cell office:value-type="float" office:value="9.5613758283370043" table:formula="of:=(([.G271]/[.G270])-1)*100" table:style-name="ce16">
            <text:p>10</text:p>
          </table:table-cell>
          <table:table-cell table:number-columns-repeated="16376"/>
        </table:table-row>
        <table:table-row table:style-name="ro1">
          <table:table-cell office:value-type="float" office:value="1951" table:style-name="ce13">
            <text:p>1951</text:p>
          </table:table-cell>
          <table:table-cell office:value-type="float" office:value="56370" table:formula="of:=[.B273]-[.D273]" table:style-name="ce6">
            <text:p>56370</text:p>
          </table:table-cell>
          <table:table-cell office:value-type="float" office:value="2543130380" table:style-name="ce6">
            <text:p>2543130380</text:p>
          </table:table-cell>
          <table:table-cell office:value-type="float" office:value="731" table:style-name="ce6">
            <text:p>731</text:p>
          </table:table-cell>
          <table:table-cell office:value-type="float" office:value="50037532" table:formula="of:=[.C272]-[.C271]" table:style-name="ce8">
            <text:p>50037532</text:p>
          </table:table-cell>
          <table:table-cell office:value-type="float" office:value="-7.5565618977490043" table:formula="of:=(([.D272]*1000000)/[.E272])-(([.B272]*1000000)/[.C272])" table:style-name="ce9">
            <text:p>-7.56</text:p>
          </table:table-cell>
          <table:table-cell office:value-type="float" office:value="34.72" table:style-name="ce14">
            <text:p>35</text:p>
          </table:table-cell>
          <table:table-cell office:value-type="float" office:value="0" table:formula="of:=(([.G272]/[.G27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52" table:style-name="ce13">
            <text:p>1952</text:p>
          </table:table-cell>
          <table:table-cell office:value-type="float" office:value="57120" table:formula="of:=[.B274]-[.D274]" table:style-name="ce6">
            <text:p>57120</text:p>
          </table:table-cell>
          <table:table-cell office:value-type="float" office:value="2590270899" table:style-name="ce6">
            <text:p>2590270899</text:p>
          </table:table-cell>
          <table:table-cell office:value-type="float" office:value="750" table:style-name="ce6">
            <text:p>750</text:p>
          </table:table-cell>
          <table:table-cell office:value-type="float" office:value="47140519" table:formula="of:=[.C273]-[.C272]" table:style-name="ce8">
            <text:p>47140519</text:p>
          </table:table-cell>
          <table:table-cell office:value-type="float" office:value="-6.1418675780444616" table:formula="of:=(([.D273]*1000000)/[.E273])-(([.B273]*1000000)/[.C273])" table:style-name="ce9">
            <text:p>-6.14</text:p>
          </table:table-cell>
          <table:table-cell office:value-type="float" office:value="34.6" table:style-name="ce14">
            <text:p>35</text:p>
          </table:table-cell>
          <table:table-cell office:value-type="float" office:value="-0.34562211981565838" table:formula="of:=(([.G273]/[.G27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53" table:style-name="ce13">
            <text:p>1953</text:p>
          </table:table-cell>
          <table:table-cell office:value-type="float" office:value="57868" table:formula="of:=[.B275]-[.D275]" table:style-name="ce6">
            <text:p>57868</text:p>
          </table:table-cell>
          <table:table-cell office:value-type="float" office:value="2640278797" table:style-name="ce6">
            <text:p>2640278797</text:p>
          </table:table-cell>
          <table:table-cell office:value-type="float" office:value="748" table:style-name="ce6">
            <text:p>748</text:p>
          </table:table-cell>
          <table:table-cell office:value-type="float" office:value="50007898" table:formula="of:=[.C274]-[.C273]" table:style-name="ce8">
            <text:p>50007898</text:p>
          </table:table-cell>
          <table:table-cell office:value-type="float" office:value="-6.959745094577066" table:formula="of:=(([.D274]*1000000)/[.E274])-(([.B274]*1000000)/[.C274])" table:style-name="ce9">
            <text:p>-6.96</text:p>
          </table:table-cell>
          <table:table-cell office:value-type="float" office:value="34.840000000000003" table:style-name="ce14">
            <text:p>35</text:p>
          </table:table-cell>
          <table:table-cell office:value-type="float" office:value="0.69364161849712058" table:formula="of:=(([.G274]/[.G273])-1)*100" table:style-name="ce16">
            <text:p>1</text:p>
          </table:table-cell>
          <table:table-cell table:number-columns-repeated="16376"/>
        </table:table-row>
        <table:table-row table:style-name="ro1">
          <table:table-cell office:value-type="float" office:value="1954" table:style-name="ce13">
            <text:p>1954</text:p>
          </table:table-cell>
          <table:table-cell office:value-type="float" office:value="58660" table:formula="of:=[.B276]-[.D276]" table:style-name="ce6">
            <text:p>58660</text:p>
          </table:table-cell>
          <table:table-cell office:value-type="float" office:value="2691979339" table:style-name="ce6">
            <text:p>2691979339</text:p>
          </table:table-cell>
          <table:table-cell office:value-type="float" office:value="792" table:style-name="ce6">
            <text:p>792</text:p>
          </table:table-cell>
          <table:table-cell office:value-type="float" office:value="51700542" table:formula="of:=[.C275]-[.C274]" table:style-name="ce8">
            <text:p>51700542</text:p>
          </table:table-cell>
          <table:table-cell office:value-type="float" office:value="-6.4716692455886111" table:formula="of:=(([.D275]*1000000)/[.E275])-(([.B275]*1000000)/[.C275])" table:style-name="ce9">
            <text:p>-6.47</text:p>
          </table:table-cell>
          <table:table-cell office:value-type="float" office:value="35.04" table:style-name="ce14">
            <text:p>35</text:p>
          </table:table-cell>
          <table:table-cell office:value-type="float" office:value="0.57405281285876075" table:formula="of:=(([.G275]/[.G274])-1)*100" table:style-name="ce16">
            <text:p>1</text:p>
          </table:table-cell>
          <table:table-cell table:number-columns-repeated="16376"/>
        </table:table-row>
        <table:table-row table:style-name="ro1">
          <table:table-cell office:value-type="float" office:value="1955" table:style-name="ce13">
            <text:p>1955</text:p>
          </table:table-cell>
          <table:table-cell office:value-type="float" office:value="59491" table:formula="of:=[.B277]-[.D277]" table:style-name="ce6">
            <text:p>59491</text:p>
          </table:table-cell>
          <table:table-cell office:value-type="float" office:value="2746072141" table:style-name="ce8">
            <text:p>2746072141</text:p>
          </table:table-cell>
          <table:table-cell office:value-type="float" office:value="831" table:style-name="ce6">
            <text:p>831</text:p>
          </table:table-cell>
          <table:table-cell office:value-type="float" office:value="54092802" table:formula="of:=[.C276]-[.C275]" table:style-name="ce8">
            <text:p>54092802</text:p>
          </table:table-cell>
          <table:table-cell office:value-type="float" office:value="-6.3015463161042611" table:formula="of:=(([.D276]*1000000)/[.E276])-(([.B276]*1000000)/[.C276])" table:style-name="ce9">
            <text:p>-6.30</text:p>
          </table:table-cell>
          <table:table-cell office:value-type="float" office:value="35.03" table:style-name="ce14">
            <text:p>35</text:p>
          </table:table-cell>
          <table:table-cell office:value-type="float" office:value="-2.8538812785383616E-2" table:formula="of:=(([.G276]/[.G27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56" table:style-name="ce13">
            <text:p>1956</text:p>
          </table:table-cell>
          <table:table-cell office:value-type="float" office:value="60357" table:formula="of:=[.B278]-[.D278]" table:style-name="ce6">
            <text:p>60357</text:p>
          </table:table-cell>
          <table:table-cell office:value-type="float" office:value="2801002631" table:style-name="ce8">
            <text:p>2801002631</text:p>
          </table:table-cell>
          <table:table-cell office:value-type="float" office:value="866" table:style-name="ce6">
            <text:p>866</text:p>
          </table:table-cell>
          <table:table-cell office:value-type="float" office:value="54930490" table:formula="of:=[.C277]-[.C276]" table:style-name="ce8">
            <text:p>54930490</text:p>
          </table:table-cell>
          <table:table-cell office:value-type="float" office:value="-5.7829762213931097" table:formula="of:=(([.D277]*1000000)/[.E277])-(([.B277]*1000000)/[.C277])" table:style-name="ce9">
            <text:p>-5.78</text:p>
          </table:table-cell>
          <table:table-cell office:value-type="float" office:value="34.99" table:style-name="ce14">
            <text:p>35</text:p>
          </table:table-cell>
          <table:table-cell office:value-type="float" office:value="-0.11418783899515006" table:formula="of:=(([.G277]/[.G27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57" table:style-name="ce13">
            <text:p>1957</text:p>
          </table:table-cell>
          <table:table-cell office:value-type="float" office:value="61260" table:formula="of:=[.B279]-[.D279]" table:style-name="ce6">
            <text:p>61260</text:p>
          </table:table-cell>
          <table:table-cell office:value-type="float" office:value="2857866857" table:style-name="ce8">
            <text:p>2857866857</text:p>
          </table:table-cell>
          <table:table-cell office:value-type="float" office:value="903" table:style-name="ce6">
            <text:p>903</text:p>
          </table:table-cell>
          <table:table-cell office:value-type="float" office:value="56864226" table:formula="of:=[.C278]-[.C277]" table:style-name="ce8">
            <text:p>56864226</text:p>
          </table:table-cell>
          <table:table-cell office:value-type="float" office:value="-5.5556369686649543" table:formula="of:=(([.D278]*1000000)/[.E278])-(([.B278]*1000000)/[.C278])" table:style-name="ce9">
            <text:p>-5.56</text:p>
          </table:table-cell>
          <table:table-cell office:value-type="float" office:value="34.950000000000003" table:style-name="ce14">
            <text:p>35</text:p>
          </table:table-cell>
          <table:table-cell office:value-type="float" office:value="-0.11431837667904565" table:formula="of:=(([.G278]/[.G277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58" table:style-name="ce13">
            <text:p>1958</text:p>
          </table:table-cell>
          <table:table-cell office:value-type="float" office:value="62188" table:formula="of:=[.B280]-[.D280]" table:style-name="ce6">
            <text:p>62188</text:p>
          </table:table-cell>
          <table:table-cell office:value-type="float" office:value="2916108097" table:style-name="ce8">
            <text:p>2916108097</text:p>
          </table:table-cell>
          <table:table-cell office:value-type="float" office:value="928" table:style-name="ce6">
            <text:p>928</text:p>
          </table:table-cell>
          <table:table-cell office:value-type="float" office:value="58241240" table:formula="of:=[.C279]-[.C278]" table:style-name="ce8">
            <text:p>58241240</text:p>
          </table:table-cell>
          <table:table-cell office:value-type="float" office:value="-5.3919573874623445" table:formula="of:=(([.D279]*1000000)/[.E279])-(([.B279]*1000000)/[.C279])" table:style-name="ce9">
            <text:p>-5.39</text:p>
          </table:table-cell>
          <table:table-cell office:value-type="float" office:value="35.1" table:style-name="ce14">
            <text:p>35</text:p>
          </table:table-cell>
          <table:table-cell office:value-type="float" office:value="0.42918454935620964" table:formula="of:=(([.G279]/[.G278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59" table:style-name="ce13">
            <text:p>1959</text:p>
          </table:table-cell>
          <table:table-cell office:value-type="float" office:value="63184" table:formula="of:=[.B281]-[.D281]" table:style-name="ce6">
            <text:p>63184</text:p>
          </table:table-cell>
          <table:table-cell office:value-type="float" office:value="2970292188" table:style-name="ce8">
            <text:p>2970292188</text:p>
          </table:table-cell>
          <table:table-cell office:value-type="float" office:value="996" table:style-name="ce6">
            <text:p>996</text:p>
          </table:table-cell>
          <table:table-cell office:value-type="float" office:value="54184091" table:formula="of:=[.C280]-[.C279]" table:style-name="ce8">
            <text:p>54184091</text:p>
          </table:table-cell>
          <table:table-cell office:value-type="float" office:value="-2.8902020839061962" table:formula="of:=(([.D280]*1000000)/[.E280])-(([.B280]*1000000)/[.C280])" table:style-name="ce9">
            <text:p>-2.89</text:p>
          </table:table-cell>
          <table:table-cell office:value-type="float" office:value="35.1" table:style-name="ce14">
            <text:p>35</text:p>
          </table:table-cell>
          <table:table-cell office:value-type="float" office:value="0" table:formula="of:=(([.G280]/[.G279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0" table:style-name="ce13">
            <text:p>1960</text:p>
          </table:table-cell>
          <table:table-cell office:value-type="float" office:value="64226" table:formula="of:=[.B282]-[.D282]" table:style-name="ce6">
            <text:p>64226</text:p>
          </table:table-cell>
          <table:table-cell office:value-type="float" office:value="3019233434" table:style-name="ce8">
            <text:p>3019233434</text:p>
          </table:table-cell>
          <table:table-cell office:value-type="float" office:value="1042" table:style-name="ce6">
            <text:p>1042</text:p>
          </table:table-cell>
          <table:table-cell office:value-type="float" office:value="48941246" table:formula="of:=[.C281]-[.C280]" table:style-name="ce8">
            <text:p>48941246</text:p>
          </table:table-cell>
          <table:table-cell office:value-type="float" office:value="1.8548179708414381E-2" table:formula="of:=(([.D281]*1000000)/[.E281])-(([.B281]*1000000)/[.C281])" table:style-name="ce9">
            <text:p>0.02</text:p>
          </table:table-cell>
          <table:table-cell office:value-type="float" office:value="35.270000000000003" table:style-name="ce14">
            <text:p>35</text:p>
          </table:table-cell>
          <table:table-cell office:value-type="float" office:value="0.48433048433049741" table:formula="of:=(([.G281]/[.G28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1" table:style-name="ce13">
            <text:p>1961</text:p>
          </table:table-cell>
          <table:table-cell office:value-type="float" office:value="65302" table:formula="of:=[.B283]-[.D283]" table:style-name="ce6">
            <text:p>65302</text:p>
          </table:table-cell>
          <table:table-cell office:value-type="float" office:value="3068370609" table:style-name="ce8">
            <text:p>3068370609</text:p>
          </table:table-cell>
          <table:table-cell office:value-type="float" office:value="1076" table:style-name="ce6">
            <text:p>1076</text:p>
          </table:table-cell>
          <table:table-cell office:value-type="float" office:value="49137175" table:formula="of:=[.C282]-[.C281]" table:style-name="ce8">
            <text:p>49137175</text:p>
          </table:table-cell>
          <table:table-cell office:value-type="float" office:value="0.61557550388434734" table:formula="of:=(([.D282]*1000000)/[.E282])-(([.B282]*1000000)/[.C282])" table:style-name="ce9">
            <text:p>0.62</text:p>
          </table:table-cell>
          <table:table-cell office:value-type="float" office:value="35.25" table:style-name="ce14">
            <text:p>35</text:p>
          </table:table-cell>
          <table:table-cell office:value-type="float" office:value="-5.6705415367175327E-2" table:formula="of:=(([.G282]/[.G281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2" table:style-name="ce5">
            <text:p>1962</text:p>
          </table:table-cell>
          <table:table-cell office:value-type="float" office:value="66451" table:formula="of:=[.B284]-[.D284]" table:style-name="ce17">
            <text:p>66451</text:p>
          </table:table-cell>
          <table:table-cell office:value-type="float" office:value="3126686743" table:style-name="ce18">
            <text:p>3126686743</text:p>
          </table:table-cell>
          <table:table-cell office:value-type="float" office:value="1149" table:style-name="ce17">
            <text:p>1149</text:p>
          </table:table-cell>
          <table:table-cell office:value-type="float" office:value="58316134" table:formula="of:=[.C283]-[.C282]" table:style-name="ce18">
            <text:p>58316134</text:p>
          </table:table-cell>
          <table:table-cell office:value-type="float" office:value="-1.5498964218863165" table:formula="of:=(([.D283]*1000000)/[.E283])-(([.B283]*1000000)/[.C283])" table:style-name="ce9">
            <text:p>-1.55</text:p>
          </table:table-cell>
          <table:table-cell office:value-type="float" office:value="35.229999999999997" table:style-name="ce14">
            <text:p>35</text:p>
          </table:table-cell>
          <table:table-cell office:value-type="float" office:value="-5.6737588652489013E-2" table:formula="of:=(([.G283]/[.G28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3" table:style-name="ce5">
            <text:p>1963</text:p>
          </table:table-cell>
          <table:table-cell office:value-type="float" office:value="67649" table:formula="of:=[.B285]-[.D285]" table:style-name="ce6">
            <text:p>67649</text:p>
          </table:table-cell>
          <table:table-cell office:value-type="float" office:value="3195779247" table:style-name="ce8">
            <text:p>3195779247</text:p>
          </table:table-cell>
          <table:table-cell office:value-type="float" office:value="1198" table:style-name="ce6">
            <text:p>1198</text:p>
          </table:table-cell>
          <table:table-cell office:value-type="float" office:value="69092504" table:formula="of:=[.C284]-[.C283]" table:style-name="ce8">
            <text:p>69092504</text:p>
          </table:table-cell>
          <table:table-cell office:value-type="float" office:value="-3.8291596631461111" table:formula="of:=(([.D284]*1000000)/[.E284])-(([.B284]*1000000)/[.C284])" table:style-name="ce9">
            <text:p>-3.83</text:p>
          </table:table-cell>
          <table:table-cell office:value-type="float" office:value="35.090000000000003" table:style-name="ce14">
            <text:p>35</text:p>
          </table:table-cell>
          <table:table-cell office:value-type="float" office:value="-0.39738858927048648" table:formula="of:=(([.G284]/[.G283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4" table:style-name="ce5">
            <text:p>1964</text:p>
          </table:table-cell>
          <table:table-cell office:value-type="float" office:value="68890" table:formula="of:=[.B286]-[.D286]" table:style-name="ce6">
            <text:p>68890</text:p>
          </table:table-cell>
          <table:table-cell office:value-type="float" office:value="3267212338" table:style-name="ce8">
            <text:p>3267212338</text:p>
          </table:table-cell>
          <table:table-cell office:value-type="float" office:value="1241" table:style-name="ce6">
            <text:p>1241</text:p>
          </table:table-cell>
          <table:table-cell office:value-type="float" office:value="71433091" table:formula="of:=[.C285]-[.C284]" table:style-name="ce8">
            <text:p>71433091</text:p>
          </table:table-cell>
          <table:table-cell office:value-type="float" office:value="-3.7123526350667539" table:formula="of:=(([.D285]*1000000)/[.E285])-(([.B285]*1000000)/[.C285])" table:style-name="ce9">
            <text:p>-3.71</text:p>
          </table:table-cell>
          <table:table-cell office:value-type="float" office:value="35.1" table:style-name="ce14">
            <text:p>35</text:p>
          </table:table-cell>
          <table:table-cell office:value-type="float" office:value="2.8498147620403813E-2" table:formula="of:=(([.G285]/[.G284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5" table:style-name="ce5">
            <text:p>1965</text:p>
          </table:table-cell>
          <table:table-cell office:value-type="float" office:value="70165" table:formula="of:=[.B287]-[.D287]" table:style-name="ce6">
            <text:p>70165</text:p>
          </table:table-cell>
          <table:table-cell office:value-type="float" office:value="3337111983" table:style-name="ce8">
            <text:p>3337111983</text:p>
          </table:table-cell>
          <table:table-cell office:value-type="float" office:value="1275" table:style-name="ce6">
            <text:p>1275</text:p>
          </table:table-cell>
          <table:table-cell office:value-type="float" office:value="69899645" table:formula="of:=[.C286]-[.C285]" table:style-name="ce8">
            <text:p>69899645</text:p>
          </table:table-cell>
          <table:table-cell office:value-type="float" office:value="-2.7852294278719611" table:formula="of:=(([.D286]*1000000)/[.E286])-(([.B286]*1000000)/[.C286])" table:style-name="ce9">
            <text:p>-2.79</text:p>
          </table:table-cell>
          <table:table-cell office:value-type="float" office:value="35.119999999999997" table:style-name="ce14">
            <text:p>35</text:p>
          </table:table-cell>
          <table:table-cell office:value-type="float" office:value="5.6980056980049376E-2" table:formula="of:=(([.G286]/[.G28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6" table:style-name="ce5">
            <text:p>1966</text:p>
          </table:table-cell>
          <table:table-cell office:value-type="float" office:value="71440" table:formula="of:=[.B288]-[.D288]" table:style-name="ce6">
            <text:p>71440</text:p>
          </table:table-cell>
          <table:table-cell office:value-type="float" office:value="3406417036" table:style-name="ce8">
            <text:p>3406417036</text:p>
          </table:table-cell>
          <table:table-cell office:value-type="float" office:value="1275" table:style-name="ce6">
            <text:p>1275</text:p>
          </table:table-cell>
          <table:table-cell office:value-type="float" office:value="69305053" table:formula="of:=[.C287]-[.C286]" table:style-name="ce8">
            <text:p>69305053</text:p>
          </table:table-cell>
          <table:table-cell office:value-type="float" office:value="-2.5752555845022762" table:formula="of:=(([.D287]*1000000)/[.E287])-(([.B287]*1000000)/[.C287])" table:style-name="ce9">
            <text:p>-2.58</text:p>
          </table:table-cell>
          <table:table-cell office:value-type="float" office:value="35.130000000000003" table:style-name="ce14">
            <text:p>35</text:p>
          </table:table-cell>
          <table:table-cell office:value-type="float" office:value="2.8473804100248579E-2" table:formula="of:=(([.G287]/[.G286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7" table:style-name="ce5">
            <text:p>1967</text:p>
          </table:table-cell>
          <table:table-cell office:value-type="float" office:value="72673" table:formula="of:=[.B289]-[.D289]" table:style-name="ce6">
            <text:p>72673</text:p>
          </table:table-cell>
          <table:table-cell office:value-type="float" office:value="3475448166" table:style-name="ce8">
            <text:p>3475448166</text:p>
          </table:table-cell>
          <table:table-cell office:value-type="float" office:value="1233" table:style-name="ce6">
            <text:p>1233</text:p>
          </table:table-cell>
          <table:table-cell office:value-type="float" office:value="69031130" table:formula="of:=[.C288]-[.C287]" table:style-name="ce8">
            <text:p>69031130</text:p>
          </table:table-cell>
          <table:table-cell office:value-type="float" office:value="-3.0488899095706365" table:formula="of:=(([.D288]*1000000)/[.E288])-(([.B288]*1000000)/[.C288])" table:style-name="ce9">
            <text:p>-3.05</text:p>
          </table:table-cell>
          <table:table-cell office:value-type="float" office:value="34.950000000000003" table:style-name="ce14">
            <text:p>35</text:p>
          </table:table-cell>
          <table:table-cell office:value-type="float" office:value="-0.51238257899230977" table:formula="of:=(([.G288]/[.G287])-1)*100" table:style-name="ce16">
            <text:p>-1</text:p>
          </table:table-cell>
          <table:table-cell table:number-columns-repeated="16376"/>
        </table:table-row>
        <table:table-row table:style-name="ro1">
          <table:table-cell office:value-type="float" office:value="1968" table:style-name="ce5">
            <text:p>1968</text:p>
          </table:table-cell>
          <table:table-cell office:value-type="float" office:value="73915" table:formula="of:=[.B290]-[.D290]" table:style-name="ce6">
            <text:p>73915</text:p>
          </table:table-cell>
          <table:table-cell office:value-type="float" office:value="3546810808" table:style-name="ce8">
            <text:p>3546810808</text:p>
          </table:table-cell>
          <table:table-cell office:value-type="float" office:value="1242" table:style-name="ce6">
            <text:p>1242</text:p>
          </table:table-cell>
          <table:table-cell office:value-type="float" office:value="71362642" table:formula="of:=[.C289]-[.C288]" table:style-name="ce8">
            <text:p>71362642</text:p>
          </table:table-cell>
          <table:table-cell office:value-type="float" office:value="-3.4357843690047609" table:formula="of:=(([.D289]*1000000)/[.E289])-(([.B289]*1000000)/[.C289])" table:style-name="ce9">
            <text:p>-3.44</text:p>
          </table:table-cell>
          <table:table-cell office:value-type="float" office:value="39.31" table:style-name="ce14">
            <text:p>39</text:p>
          </table:table-cell>
          <table:table-cell office:value-type="float" office:value="12.474964234620888" table:formula="of:=(([.G289]/[.G288])-1)*100" table:style-name="ce16">
            <text:p>12</text:p>
          </table:table-cell>
          <table:table-cell table:number-columns-repeated="16376"/>
        </table:table-row>
        <table:table-row table:style-name="ro1">
          <table:table-cell office:value-type="float" office:value="1969" table:style-name="ce5">
            <text:p>1969</text:p>
          </table:table-cell>
          <table:table-cell office:value-type="float" office:value="75163" table:formula="of:=[.B291]-[.D291]" table:style-name="ce6">
            <text:p>75163</text:p>
          </table:table-cell>
          <table:table-cell office:value-type="float" office:value="3620655275" table:style-name="ce8">
            <text:p>3620655275</text:p>
          </table:table-cell>
          <table:table-cell office:value-type="float" office:value="1248" table:style-name="ce6">
            <text:p>1248</text:p>
          </table:table-cell>
          <table:table-cell office:value-type="float" office:value="73844467" table:formula="of:=[.C290]-[.C289]" table:style-name="ce8">
            <text:p>73844467</text:p>
          </table:table-cell>
          <table:table-cell office:value-type="float" office:value="-3.8591158326713462" table:formula="of:=(([.D290]*1000000)/[.E290])-(([.B290]*1000000)/[.C290])" table:style-name="ce9">
            <text:p>-3.86</text:p>
          </table:table-cell>
          <table:table-cell office:value-type="float" office:value="41.28" table:style-name="ce14">
            <text:p>41</text:p>
          </table:table-cell>
          <table:table-cell office:value-type="float" office:value="5.0114474688374377" table:formula="of:=(([.G290]/[.G289])-1)*100" table:style-name="ce16">
            <text:p>5</text:p>
          </table:table-cell>
          <table:table-cell table:number-columns-repeated="16376"/>
        </table:table-row>
        <table:table-row table:style-name="ro1">
          <table:table-cell office:value-type="float" office:value="1970" table:style-name="ce5">
            <text:p>1970</text:p>
          </table:table-cell>
          <table:table-cell office:value-type="float" office:value="76786" table:formula="of:=[.B292]-[.D292]" table:style-name="ce6">
            <text:p>76786</text:p>
          </table:table-cell>
          <table:table-cell office:value-type="float" office:value="3695390336" table:style-name="ce8">
            <text:p>3695390336</text:p>
          </table:table-cell>
          <table:table-cell office:value-type="float" office:value="1623" table:style-name="ce6">
            <text:p>1623</text:p>
          </table:table-cell>
          <table:table-cell office:value-type="float" office:value="74735061" table:formula="of:=[.C291]-[.C290]" table:style-name="ce8">
            <text:p>74735061</text:p>
          </table:table-cell>
          <table:table-cell office:value-type="float" office:value="0.93785430618175525" table:formula="of:=(([.D291]*1000000)/[.E291])-(([.B291]*1000000)/[.C291])" table:style-name="ce9">
            <text:p>0.94</text:p>
          </table:table-cell>
          <table:table-cell office:value-type="float" office:value="36.020000000000003" table:style-name="ce14">
            <text:p>36</text:p>
          </table:table-cell>
          <table:table-cell office:value-type="float" office:value="-12.742248062015493" table:formula="of:=(([.G291]/[.G290])-1)*100" table:style-name="ce16">
            <text:p>-13</text:p>
          </table:table-cell>
          <table:table-cell table:number-columns-repeated="16376"/>
        </table:table-row>
        <table:table-row table:style-name="ro1">
          <table:table-cell office:value-type="float" office:value="1971" table:style-name="ce5">
            <text:p>1971</text:p>
          </table:table-cell>
          <table:table-cell office:value-type="float" office:value="78389" table:formula="of:=[.B293]-[.D293]" table:style-name="ce6">
            <text:p>78389</text:p>
          </table:table-cell>
          <table:table-cell office:value-type="float" office:value="3770163092" table:style-name="ce8">
            <text:p>3770163092</text:p>
          </table:table-cell>
          <table:table-cell office:value-type="float" office:value="1603" table:style-name="ce6">
            <text:p>1603</text:p>
          </table:table-cell>
          <table:table-cell office:value-type="float" office:value="74772756" table:formula="of:=[.C292]-[.C291]" table:style-name="ce8">
            <text:p>74772756</text:p>
          </table:table-cell>
          <table:table-cell office:value-type="float" office:value="0.64635090877688484" table:formula="of:=(([.D292]*1000000)/[.E292])-(([.B292]*1000000)/[.C292])" table:style-name="ce9">
            <text:p>0.65</text:p>
          </table:table-cell>
          <table:table-cell office:value-type="float" office:value="40.619999999999997" table:style-name="ce14">
            <text:p>41</text:p>
          </table:table-cell>
          <table:table-cell office:value-type="float" office:value="12.770682953914481" table:formula="of:=(([.G292]/[.G291])-1)*100" table:style-name="ce16">
            <text:p>13</text:p>
          </table:table-cell>
          <table:table-cell table:number-columns-repeated="16376"/>
        </table:table-row>
        <table:table-row table:style-name="ro1">
          <table:table-cell office:value-type="float" office:value="1972" table:style-name="ce5">
            <text:p>1972</text:p>
          </table:table-cell>
          <table:table-cell office:value-type="float" office:value="79948" table:formula="of:=[.B294]-[.D294]" table:style-name="ce6">
            <text:p>79948</text:p>
          </table:table-cell>
          <table:table-cell office:value-type="float" office:value="3844800885" table:style-name="ce8">
            <text:p>3844800885</text:p>
          </table:table-cell>
          <table:table-cell office:value-type="float" office:value="1559" table:style-name="ce6">
            <text:p>1559</text:p>
          </table:table-cell>
          <table:table-cell office:value-type="float" office:value="74637793" table:formula="of:=[.C293]-[.C292]" table:style-name="ce8">
            <text:p>74637793</text:p>
          </table:table-cell>
          <table:table-cell office:value-type="float" office:value="9.3746885610382691E-2" table:formula="of:=(([.D293]*1000000)/[.E293])-(([.B293]*1000000)/[.C293])" table:style-name="ce9">
            <text:p>0.09</text:p>
          </table:table-cell>
          <table:table-cell office:value-type="float" office:value="58.42" table:style-name="ce14">
            <text:p>58</text:p>
          </table:table-cell>
          <table:table-cell office:value-type="float" office:value="43.820777941900559" table:formula="of:=(([.G293]/[.G292])-1)*100" table:style-name="ce16">
            <text:p>44</text:p>
          </table:table-cell>
          <table:table-cell table:number-columns-repeated="16376"/>
        </table:table-row>
        <table:table-row table:style-name="ro1">
          <table:table-cell office:value-type="float" office:value="1973" table:style-name="ce5">
            <text:p>1973</text:p>
          </table:table-cell>
          <table:table-cell office:value-type="float" office:value="81463" table:formula="of:=[.B295]-[.D295]" table:style-name="ce6">
            <text:p>81463</text:p>
          </table:table-cell>
          <table:table-cell office:value-type="float" office:value="3920251504" table:style-name="ce8">
            <text:p>3920251504</text:p>
          </table:table-cell>
          <table:table-cell office:value-type="float" office:value="1515" table:style-name="ce6">
            <text:p>1515</text:p>
          </table:table-cell>
          <table:table-cell office:value-type="float" office:value="75450619" table:formula="of:=[.C294]-[.C293]" table:style-name="ce8">
            <text:p>75450619</text:p>
          </table:table-cell>
          <table:table-cell office:value-type="float" office:value="-0.70068619075340166" table:formula="of:=(([.D294]*1000000)/[.E294])-(([.B294]*1000000)/[.C294])" table:style-name="ce9">
            <text:p>-0.70</text:p>
          </table:table-cell>
          <table:table-cell office:value-type="float" office:value="97.39" table:style-name="ce14">
            <text:p>97</text:p>
          </table:table-cell>
          <table:table-cell office:value-type="float" office:value="66.706607326258123" table:formula="of:=(([.G294]/[.G293])-1)*100" table:style-name="ce16">
            <text:p>67</text:p>
          </table:table-cell>
          <table:table-cell table:number-columns-repeated="16376"/>
        </table:table-row>
        <table:table-row table:style-name="ro1">
          <table:table-cell office:value-type="float" office:value="1974" table:style-name="ce5">
            <text:p>1974</text:p>
          </table:table-cell>
          <table:table-cell office:value-type="float" office:value="82882" table:formula="of:=[.B296]-[.D296]" table:style-name="ce6">
            <text:p>82882</text:p>
          </table:table-cell>
          <table:table-cell office:value-type="float" office:value="3995517077" table:style-name="ce8">
            <text:p>3995517077</text:p>
          </table:table-cell>
          <table:table-cell office:value-type="float" office:value="1419" table:style-name="ce6">
            <text:p>1419</text:p>
          </table:table-cell>
          <table:table-cell office:value-type="float" office:value="75265573" table:formula="of:=[.C295]-[.C294]" table:style-name="ce8">
            <text:p>75265573</text:p>
          </table:table-cell>
          <table:table-cell office:value-type="float" office:value="-1.8905069806793975" table:formula="of:=(([.D295]*1000000)/[.E295])-(([.B295]*1000000)/[.C295])" table:style-name="ce9">
            <text:p>-1.89</text:p>
          </table:table-cell>
          <table:table-cell office:value-type="float" office:value="154" table:style-name="ce14">
            <text:p>154</text:p>
          </table:table-cell>
          <table:table-cell office:value-type="float" office:value="58.12711777389876" table:formula="of:=(([.G295]/[.G294])-1)*100" table:style-name="ce16">
            <text:p>58</text:p>
          </table:table-cell>
          <table:table-cell table:number-columns-repeated="16376"/>
        </table:table-row>
        <table:table-row table:style-name="ro1">
          <table:table-cell office:value-type="float" office:value="1975" table:style-name="ce5">
            <text:p>1975</text:p>
          </table:table-cell>
          <table:table-cell office:value-type="float" office:value="84235" table:formula="of:=[.B297]-[.D297]" table:style-name="ce6">
            <text:p>84235</text:p>
          </table:table-cell>
          <table:table-cell office:value-type="float" office:value="4069437231" table:style-name="ce8">
            <text:p>4069437231</text:p>
          </table:table-cell>
          <table:table-cell office:value-type="float" office:value="1353" table:style-name="ce6">
            <text:p>1353</text:p>
          </table:table-cell>
          <table:table-cell office:value-type="float" office:value="73920154" table:formula="of:=[.C296]-[.C295]" table:style-name="ce8">
            <text:p>73920154</text:p>
          </table:table-cell>
          <table:table-cell office:value-type="float" office:value="-2.3958890608462262" table:formula="of:=(([.D296]*1000000)/[.E296])-(([.B296]*1000000)/[.C296])" table:style-name="ce9">
            <text:p>-2.40</text:p>
          </table:table-cell>
          <table:table-cell office:value-type="float" office:value="160.86000000000001" table:style-name="ce14">
            <text:p>161</text:p>
          </table:table-cell>
          <table:table-cell office:value-type="float" office:value="4.4545454545454666" table:formula="of:=(([.G296]/[.G295])-1)*100" table:style-name="ce16">
            <text:p>4</text:p>
          </table:table-cell>
          <table:table-cell table:number-columns-repeated="16376"/>
        </table:table-row>
        <table:table-row table:style-name="ro1">
          <table:table-cell office:value-type="float" office:value="1976" table:style-name="ce5">
            <text:p>1976</text:p>
          </table:table-cell>
          <table:table-cell office:value-type="float" office:value="85626" table:formula="of:=[.B298]-[.D298]" table:style-name="ce6">
            <text:p>85626</text:p>
          </table:table-cell>
          <table:table-cell office:value-type="float" office:value="4142505882" table:style-name="ce8">
            <text:p>4142505882</text:p>
          </table:table-cell>
          <table:table-cell office:value-type="float" office:value="1391" table:style-name="ce6">
            <text:p>1391</text:p>
          </table:table-cell>
          <table:table-cell office:value-type="float" office:value="73068651" table:formula="of:=[.C297]-[.C296]" table:style-name="ce8">
            <text:p>73068651</text:p>
          </table:table-cell>
          <table:table-cell office:value-type="float" office:value="-1.6332056271357125" table:formula="of:=(([.D297]*1000000)/[.E297])-(([.B297]*1000000)/[.C297])" table:style-name="ce9">
            <text:p>-1.63</text:p>
          </table:table-cell>
          <table:table-cell office:value-type="float" office:value="124.74" table:style-name="ce14">
            <text:p>125</text:p>
          </table:table-cell>
          <table:table-cell office:value-type="float" office:value="-22.45430809399479" table:formula="of:=(([.G297]/[.G296])-1)*100" table:style-name="ce16">
            <text:p>-22</text:p>
          </table:table-cell>
          <table:table-cell table:number-columns-repeated="16376"/>
        </table:table-row>
        <table:table-row table:style-name="ro1">
          <table:table-cell office:value-type="float" office:value="1977" table:style-name="ce5">
            <text:p>1977</text:p>
          </table:table-cell>
          <table:table-cell office:value-type="float" office:value="86852" table:formula="of:=[.B299]-[.D299]" table:style-name="ce6">
            <text:p>86852</text:p>
          </table:table-cell>
          <table:table-cell office:value-type="float" office:value="4215772490" table:style-name="ce8">
            <text:p>4215772490</text:p>
          </table:table-cell>
          <table:table-cell office:value-type="float" office:value="1226" table:style-name="ce6">
            <text:p>1226</text:p>
          </table:table-cell>
          <table:table-cell office:value-type="float" office:value="73266608" table:formula="of:=[.C298]-[.C297]" table:style-name="ce8">
            <text:p>73266608</text:p>
          </table:table-cell>
          <table:table-cell office:value-type="float" office:value="-3.8682736047605282" table:formula="of:=(([.D298]*1000000)/[.E298])-(([.B298]*1000000)/[.C298])" table:style-name="ce9">
            <text:p>-3.87</text:p>
          </table:table-cell>
          <table:table-cell office:value-type="float" office:value="147.84" table:style-name="ce14">
            <text:p>148</text:p>
          </table:table-cell>
          <table:table-cell office:value-type="float" office:value="18.518518518518533" table:formula="of:=(([.G298]/[.G297])-1)*100" table:style-name="ce16">
            <text:p>19</text:p>
          </table:table-cell>
          <table:table-cell table:number-columns-repeated="16376"/>
        </table:table-row>
        <table:table-row table:style-name="ro1">
          <table:table-cell office:value-type="float" office:value="1978" table:style-name="ce5">
            <text:p>1978</text:p>
          </table:table-cell>
          <table:table-cell office:value-type="float" office:value="88088" table:formula="of:=[.B300]-[.D300]" table:style-name="ce6">
            <text:p>88088</text:p>
          </table:table-cell>
          <table:table-cell office:value-type="float" office:value="4289657708" table:style-name="ce8">
            <text:p>4289657708</text:p>
          </table:table-cell>
          <table:table-cell office:value-type="float" office:value="1236" table:style-name="ce6">
            <text:p>1236</text:p>
          </table:table-cell>
          <table:table-cell office:value-type="float" office:value="73885218" table:formula="of:=[.C299]-[.C298]" table:style-name="ce8">
            <text:p>73885218</text:p>
          </table:table-cell>
          <table:table-cell office:value-type="float" office:value="-3.8063211363853391" table:formula="of:=(([.D299]*1000000)/[.E299])-(([.B299]*1000000)/[.C299])" table:style-name="ce9">
            <text:p>-3.81</text:p>
          </table:table-cell>
          <table:table-cell office:value-type="float" office:value="193.4" table:style-name="ce14">
            <text:p>193</text:p>
          </table:table-cell>
          <table:table-cell office:value-type="float" office:value="30.817099567099572" table:formula="of:=(([.G299]/[.G298])-1)*100" table:style-name="ce16">
            <text:p>31</text:p>
          </table:table-cell>
          <table:table-cell table:number-columns-repeated="16376"/>
        </table:table-row>
        <table:table-row table:style-name="ro1">
          <table:table-cell office:value-type="float" office:value="1979" table:style-name="ce5">
            <text:p>1979</text:p>
          </table:table-cell>
          <table:table-cell office:value-type="float" office:value="89314" table:formula="of:=[.B301]-[.D301]" table:style-name="ce6">
            <text:p>89314</text:p>
          </table:table-cell>
          <table:table-cell office:value-type="float" office:value="4365582871" table:style-name="ce8">
            <text:p>4365582871</text:p>
          </table:table-cell>
          <table:table-cell office:value-type="float" office:value="1226" table:style-name="ce6">
            <text:p>1226</text:p>
          </table:table-cell>
          <table:table-cell office:value-type="float" office:value="75925163" table:formula="of:=[.C300]-[.C299]" table:style-name="ce8">
            <text:p>75925163</text:p>
          </table:table-cell>
          <table:table-cell office:value-type="float" office:value="-4.3111862477491805" table:formula="of:=(([.D300]*1000000)/[.E300])-(([.B300]*1000000)/[.C300])" table:style-name="ce9">
            <text:p>-4.31</text:p>
          </table:table-cell>
          <table:table-cell office:value-type="float" office:value="304.7" table:style-name="ce14">
            <text:p>305</text:p>
          </table:table-cell>
          <table:table-cell office:value-type="float" office:value="57.549120992761104" table:formula="of:=(([.G300]/[.G299])-1)*100" table:style-name="ce16">
            <text:p>58</text:p>
          </table:table-cell>
          <table:table-cell table:number-columns-repeated="16376"/>
        </table:table-row>
        <table:table-row table:style-name="ro1">
          <table:table-cell office:value-type="float" office:value="1980" table:style-name="ce5">
            <text:p>1980</text:p>
          </table:table-cell>
          <table:table-cell office:value-type="float" office:value="90538" table:formula="of:=[.B302]-[.D302]" table:style-name="ce6">
            <text:p>90538</text:p>
          </table:table-cell>
          <table:table-cell office:value-type="float" office:value="4444007706" table:style-name="ce8">
            <text:p>4444007706</text:p>
          </table:table-cell>
          <table:table-cell office:value-type="float" office:value="1224" table:style-name="ce6">
            <text:p>1224</text:p>
          </table:table-cell>
          <table:table-cell office:value-type="float" office:value="78424835" table:formula="of:=[.C301]-[.C300]" table:style-name="ce8">
            <text:p>78424835</text:p>
          </table:table-cell>
          <table:table-cell office:value-type="float" office:value="-4.7657510543223101" table:formula="of:=(([.D301]*1000000)/[.E301])-(([.B301]*1000000)/[.C301])" table:style-name="ce9">
            <text:p>-4.77</text:p>
          </table:table-cell>
          <table:table-cell office:value-type="float" office:value="614.5" table:style-name="ce14">
            <text:p>615</text:p>
          </table:table-cell>
          <table:table-cell office:value-type="float" office:value="101.67377748605185" table:formula="of:=(([.G301]/[.G300])-1)*100" table:style-name="ce16">
            <text:p>102</text:p>
          </table:table-cell>
          <table:table-cell table:number-columns-repeated="16376"/>
        </table:table-row>
        <table:table-row table:style-name="ro1">
          <table:table-cell office:value-type="float" office:value="1981" table:style-name="ce5">
            <text:p>1981</text:p>
          </table:table-cell>
          <table:table-cell office:value-type="float" office:value="91786" table:formula="of:=[.B303]-[.D303]" table:style-name="ce6">
            <text:p>91786</text:p>
          </table:table-cell>
          <table:table-cell office:value-type="float" office:value="4524627658" table:style-name="ce8">
            <text:p>4524627658</text:p>
          </table:table-cell>
          <table:table-cell office:value-type="float" office:value="1248" table:style-name="ce6">
            <text:p>1248</text:p>
          </table:table-cell>
          <table:table-cell office:value-type="float" office:value="80619952" table:formula="of:=[.C302]-[.C301]" table:style-name="ce8">
            <text:p>80619952</text:p>
          </table:table-cell>
          <table:table-cell office:value-type="float" office:value="-4.8058291424510422" table:formula="of:=(([.D302]*1000000)/[.E302])-(([.B302]*1000000)/[.C302])" table:style-name="ce9">
            <text:p>-4.81</text:p>
          </table:table-cell>
          <table:table-cell office:value-type="float" office:value="459.3" table:style-name="ce14">
            <text:p>459</text:p>
          </table:table-cell>
          <table:table-cell office:value-type="float" office:value="-25.256305939788447" table:formula="of:=(([.G302]/[.G301])-1)*100" table:style-name="ce16">
            <text:p>-25</text:p>
          </table:table-cell>
          <table:table-cell table:number-columns-repeated="16376"/>
        </table:table-row>
        <table:table-row table:style-name="ro1">
          <table:table-cell office:value-type="float" office:value="1982" table:style-name="ce5">
            <text:p>1982</text:p>
          </table:table-cell>
          <table:table-cell office:value-type="float" office:value="93098" table:formula="of:=[.B304]-[.D304]" table:style-name="ce6">
            <text:p>93098</text:p>
          </table:table-cell>
          <table:table-cell office:value-type="float" office:value="4607984871" table:style-name="ce8">
            <text:p>4607984871</text:p>
          </table:table-cell>
          <table:table-cell office:value-type="float" office:value="1312" table:style-name="ce6">
            <text:p>1312</text:p>
          </table:table-cell>
          <table:table-cell office:value-type="float" office:value="83357213" table:formula="of:=[.C303]-[.C302]" table:style-name="ce8">
            <text:p>83357213</text:p>
          </table:table-cell>
          <table:table-cell office:value-type="float" office:value="-4.4641356056098651" table:formula="of:=(([.D303]*1000000)/[.E303])-(([.B303]*1000000)/[.C303])" table:style-name="ce9">
            <text:p>-4.46</text:p>
          </table:table-cell>
          <table:table-cell office:value-type="float" office:value="375.3" table:style-name="ce14">
            <text:p>375</text:p>
          </table:table-cell>
          <table:table-cell office:value-type="float" office:value="-18.288700195950359" table:formula="of:=(([.G303]/[.G302])-1)*100" table:style-name="ce16">
            <text:p>-18</text:p>
          </table:table-cell>
          <table:table-cell table:number-columns-repeated="16376"/>
        </table:table-row>
        <table:table-row table:style-name="ro1">
          <table:table-cell office:value-type="float" office:value="1983" table:style-name="ce5">
            <text:p>1983</text:p>
          </table:table-cell>
          <table:table-cell office:value-type="float" office:value="94494" table:formula="of:=[.B305]-[.D305]" table:style-name="ce6">
            <text:p>94494</text:p>
          </table:table-cell>
          <table:table-cell office:value-type="float" office:value="4691884238" table:style-name="ce8">
            <text:p>4691884238</text:p>
          </table:table-cell>
          <table:table-cell office:value-type="float" office:value="1396" table:style-name="ce6">
            <text:p>1396</text:p>
          </table:table-cell>
          <table:table-cell office:value-type="float" office:value="83899367" table:formula="of:=[.C304]-[.C303]" table:style-name="ce8">
            <text:p>83899367</text:p>
          </table:table-cell>
          <table:table-cell office:value-type="float" office:value="-3.5009017678949519" table:formula="of:=(([.D304]*1000000)/[.E304])-(([.B304]*1000000)/[.C304])" table:style-name="ce9">
            <text:p>-3.50</text:p>
          </table:table-cell>
          <table:table-cell office:value-type="float" office:value="423.7" table:style-name="ce14">
            <text:p>424</text:p>
          </table:table-cell>
          <table:table-cell office:value-type="float" office:value="12.896349586997058" table:formula="of:=(([.G304]/[.G303])-1)*100" table:style-name="ce16">
            <text:p>13</text:p>
          </table:table-cell>
          <table:table-cell table:number-columns-repeated="16376"/>
        </table:table-row>
        <table:table-row table:style-name="ro1">
          <table:table-cell office:value-type="float" office:value="1984" table:style-name="ce5">
            <text:p>1984</text:p>
          </table:table-cell>
          <table:table-cell office:value-type="float" office:value="95911" table:formula="of:=[.B306]-[.D306]" table:style-name="ce6">
            <text:p>95911</text:p>
          </table:table-cell>
          <table:table-cell office:value-type="float" office:value="4775836074" table:style-name="ce8">
            <text:p>4775836074</text:p>
          </table:table-cell>
          <table:table-cell office:value-type="float" office:value="1417" table:style-name="ce6">
            <text:p>1417</text:p>
          </table:table-cell>
          <table:table-cell office:value-type="float" office:value="83951836" table:formula="of:=[.C305]-[.C304]" table:style-name="ce8">
            <text:p>83951836</text:p>
          </table:table-cell>
          <table:table-cell office:value-type="float" office:value="-3.203831403786161" table:formula="of:=(([.D305]*1000000)/[.E305])-(([.B305]*1000000)/[.C305])" table:style-name="ce9">
            <text:p>-3.20</text:p>
          </table:table-cell>
          <table:table-cell office:value-type="float" office:value="360.8" table:style-name="ce14">
            <text:p>361</text:p>
          </table:table-cell>
          <table:table-cell office:value-type="float" office:value="-14.845409487845174" table:formula="of:=(([.G305]/[.G304])-1)*100" table:style-name="ce16">
            <text:p>-15</text:p>
          </table:table-cell>
          <table:table-cell table:number-columns-repeated="16376"/>
        </table:table-row>
        <table:table-row table:style-name="ro1">
          <table:table-cell office:value-type="float" office:value="1985" table:style-name="ce5">
            <text:p>1985</text:p>
          </table:table-cell>
          <table:table-cell office:value-type="float" office:value="97394" table:formula="of:=[.B307]-[.D307]" table:style-name="ce6">
            <text:p>97394</text:p>
          </table:table-cell>
          <table:table-cell office:value-type="float" office:value="4861730613" table:style-name="ce8">
            <text:p>4861730613</text:p>
          </table:table-cell>
          <table:table-cell office:value-type="float" office:value="1483" table:style-name="ce6">
            <text:p>1483</text:p>
          </table:table-cell>
          <table:table-cell office:value-type="float" office:value="85894539" table:formula="of:=[.C306]-[.C305]" table:style-name="ce8">
            <text:p>85894539</text:p>
          </table:table-cell>
          <table:table-cell office:value-type="float" office:value="-2.7674257621566873" table:formula="of:=(([.D306]*1000000)/[.E306])-(([.B306]*1000000)/[.C306])" table:style-name="ce9">
            <text:p>-2.77</text:p>
          </table:table-cell>
          <table:table-cell office:value-type="float" office:value="317.3" table:style-name="ce14">
            <text:p>317</text:p>
          </table:table-cell>
          <table:table-cell office:value-type="float" office:value="-12.056541019955658" table:formula="of:=(([.G306]/[.G305])-1)*100" table:style-name="ce16">
            <text:p>-12</text:p>
          </table:table-cell>
          <table:table-cell table:number-columns-repeated="16376"/>
        </table:table-row>
        <table:table-row table:style-name="ro1">
          <table:table-cell office:value-type="float" office:value="1986" table:style-name="ce5">
            <text:p>1986</text:p>
          </table:table-cell>
          <table:table-cell office:value-type="float" office:value="98939" table:formula="of:=[.B308]-[.D308]" table:style-name="ce6">
            <text:p>98939</text:p>
          </table:table-cell>
          <table:table-cell office:value-type="float" office:value="4950063339" table:style-name="ce8">
            <text:p>4950063339</text:p>
          </table:table-cell>
          <table:table-cell office:value-type="float" office:value="1545" table:style-name="ce6">
            <text:p>1545</text:p>
          </table:table-cell>
          <table:table-cell office:value-type="float" office:value="88332726" table:formula="of:=[.C307]-[.C306]" table:style-name="ce8">
            <text:p>88332726</text:p>
          </table:table-cell>
          <table:table-cell office:value-type="float" office:value="-2.496734719028467" table:formula="of:=(([.D307]*1000000)/[.E307])-(([.B307]*1000000)/[.C307])" table:style-name="ce9">
            <text:p>-2.50</text:p>
          </table:table-cell>
          <table:table-cell office:value-type="float" office:value="367.9" table:style-name="ce14">
            <text:p>368</text:p>
          </table:table-cell>
          <table:table-cell office:value-type="float" office:value="15.947053261897249" table:formula="of:=(([.G307]/[.G306])-1)*100" table:style-name="ce16">
            <text:p>16</text:p>
          </table:table-cell>
          <table:table-cell table:number-columns-repeated="16376"/>
        </table:table-row>
        <table:table-row table:style-name="ro1">
          <table:table-cell office:value-type="float" office:value="1987" table:style-name="ce5">
            <text:p>1987</text:p>
          </table:table-cell>
          <table:table-cell office:value-type="float" office:value="100541" table:formula="of:=[.B309]-[.D309]" table:style-name="ce6">
            <text:p>100541</text:p>
          </table:table-cell>
          <table:table-cell office:value-type="float" office:value="5040984495" table:style-name="ce8">
            <text:p>5040984495</text:p>
          </table:table-cell>
          <table:table-cell office:value-type="float" office:value="1602" table:style-name="ce6">
            <text:p>1602</text:p>
          </table:table-cell>
          <table:table-cell office:value-type="float" office:value="90921156" table:formula="of:=[.C308]-[.C307]" table:style-name="ce8">
            <text:p>90921156</text:p>
          </table:table-cell>
          <table:table-cell office:value-type="float" office:value="-2.3250535950599982" table:formula="of:=(([.D308]*1000000)/[.E308])-(([.B308]*1000000)/[.C308])" table:style-name="ce9">
            <text:p>-2.33</text:p>
          </table:table-cell>
          <table:table-cell office:value-type="float" office:value="446.2" table:style-name="ce14">
            <text:p>446</text:p>
          </table:table-cell>
          <table:table-cell office:value-type="float" office:value="21.282957325360165" table:formula="of:=(([.G308]/[.G307])-1)*100" table:style-name="ce16">
            <text:p>21</text:p>
          </table:table-cell>
          <table:table-cell table:number-columns-repeated="16376"/>
        </table:table-row>
        <table:table-row table:style-name="ro1">
          <table:table-cell office:value-type="float" office:value="1988" table:style-name="ce5">
            <text:p>1988</text:p>
          </table:table-cell>
          <table:table-cell office:value-type="float" office:value="102301" table:formula="of:=[.B310]-[.D310]" table:style-name="ce6">
            <text:p>102301</text:p>
          </table:table-cell>
          <table:table-cell office:value-type="float" office:value="5132293974" table:style-name="ce8">
            <text:p>5132293974</text:p>
          </table:table-cell>
          <table:table-cell office:value-type="float" office:value="1760" table:style-name="ce6">
            <text:p>1760</text:p>
          </table:table-cell>
          <table:table-cell office:value-type="float" office:value="91309479" table:formula="of:=[.C309]-[.C308]" table:style-name="ce8">
            <text:p>91309479</text:p>
          </table:table-cell>
          <table:table-cell office:value-type="float" office:value="-0.65769483727757461" table:formula="of:=(([.D309]*1000000)/[.E309])-(([.B309]*1000000)/[.C309])" table:style-name="ce9">
            <text:p>-0.66</text:p>
          </table:table-cell>
          <table:table-cell office:value-type="float" office:value="436.9" table:style-name="ce14">
            <text:p>437</text:p>
          </table:table-cell>
          <table:table-cell office:value-type="float" office:value="-2.0842671447781291" table:formula="of:=(([.G309]/[.G308])-1)*100" table:style-name="ce16">
            <text:p>-2</text:p>
          </table:table-cell>
          <table:table-cell table:number-columns-repeated="16376"/>
        </table:table-row>
        <table:table-row table:style-name="ro1">
          <table:table-cell office:value-type="float" office:value="1989" table:style-name="ce5">
            <text:p>1989</text:p>
          </table:table-cell>
          <table:table-cell office:value-type="float" office:value="104267" table:formula="of:=[.B311]-[.D311]" table:style-name="ce6">
            <text:p>104267</text:p>
          </table:table-cell>
          <table:table-cell office:value-type="float" office:value="5223704308" table:style-name="ce8">
            <text:p>5223704308</text:p>
          </table:table-cell>
          <table:table-cell office:value-type="float" office:value="1966" table:style-name="ce6">
            <text:p>1966</text:p>
          </table:table-cell>
          <table:table-cell office:value-type="float" office:value="91410334" table:formula="of:=[.C310]-[.C309]" table:style-name="ce8">
            <text:p>91410334</text:p>
          </table:table-cell>
          <table:table-cell office:value-type="float" office:value="1.5470586700336924" table:formula="of:=(([.D310]*1000000)/[.E310])-(([.B310]*1000000)/[.C310])" table:style-name="ce9">
            <text:p>1.55</text:p>
          </table:table-cell>
          <table:table-cell office:value-type="float" office:value="380.8" table:style-name="ce14">
            <text:p>381</text:p>
          </table:table-cell>
          <table:table-cell office:value-type="float" office:value="-12.840466926070027" table:formula="of:=(([.G310]/[.G309])-1)*100" table:style-name="ce16">
            <text:p>-13</text:p>
          </table:table-cell>
          <table:table-cell table:number-columns-repeated="16376"/>
        </table:table-row>
        <table:table-row table:style-name="ro1">
          <table:table-cell office:value-type="float" office:value="1990" table:style-name="ce5">
            <text:p>1990</text:p>
          </table:table-cell>
          <table:table-cell office:value-type="float" office:value="106365" table:formula="of:=[.B312]-[.D312]" table:style-name="ce6">
            <text:p>106365</text:p>
          </table:table-cell>
          <table:table-cell office:value-type="float" office:value="5316175862" table:style-name="ce8">
            <text:p>5316175862</text:p>
          </table:table-cell>
          <table:table-cell office:value-type="float" office:value="2098" table:style-name="ce6">
            <text:p>2098</text:p>
          </table:table-cell>
          <table:table-cell office:value-type="float" office:value="92471554" table:formula="of:=[.C311]-[.C310]" table:style-name="ce8">
            <text:p>92471554</text:p>
          </table:table-cell>
          <table:table-cell office:value-type="float" office:value="2.6802550905125635" table:formula="of:=(([.D311]*1000000)/[.E311])-(([.B311]*1000000)/[.C311])" table:style-name="ce9">
            <text:p>2.68</text:p>
          </table:table-cell>
          <table:table-cell office:value-type="float" office:value="383.6" table:style-name="ce14">
            <text:p>384</text:p>
          </table:table-cell>
          <table:table-cell office:value-type="float" office:value="0.73529411764705621" table:formula="of:=(([.G311]/[.G310])-1)*100" table:style-name="ce16">
            <text:p>1</text:p>
          </table:table-cell>
          <table:table-cell table:number-columns-repeated="16376"/>
        </table:table-row>
        <table:table-row table:style-name="ro1">
          <table:table-cell office:value-type="float" office:value="1991" table:style-name="ce5">
            <text:p>1991</text:p>
          </table:table-cell>
          <table:table-cell office:value-type="float" office:value="108490" table:formula="of:=[.B313]-[.D313]" table:style-name="ce6">
            <text:p>108490</text:p>
          </table:table-cell>
          <table:table-cell office:value-type="float" office:value="5406245867" table:style-name="ce8">
            <text:p>5406245867</text:p>
          </table:table-cell>
          <table:table-cell office:value-type="float" office:value="2125" table:style-name="ce6">
            <text:p>2125</text:p>
          </table:table-cell>
          <table:table-cell office:value-type="float" office:value="90070005" table:formula="of:=[.C312]-[.C311]" table:style-name="ce8">
            <text:p>90070005</text:p>
          </table:table-cell>
          <table:table-cell office:value-type="float" office:value="3.5252300838506017" table:formula="of:=(([.D312]*1000000)/[.E312])-(([.B312]*1000000)/[.C312])" table:style-name="ce9">
            <text:p>3.53</text:p>
          </table:table-cell>
          <table:table-cell office:value-type="float" office:value="362.3" table:style-name="ce14">
            <text:p>362</text:p>
          </table:table-cell>
          <table:table-cell office:value-type="float" office:value="-5.552659019812312" table:formula="of:=(([.G312]/[.G311])-1)*100" table:style-name="ce16">
            <text:p>-6</text:p>
          </table:table-cell>
          <table:table-cell table:number-columns-repeated="16376"/>
        </table:table-row>
        <table:table-row table:style-name="ro1">
          <table:table-cell office:value-type="float" office:value="1992" table:style-name="ce5">
            <text:p>1992</text:p>
          </table:table-cell>
          <table:table-cell office:value-type="float" office:value="110731" table:formula="of:=[.B314]-[.D314]" table:style-name="ce6">
            <text:p>110731</text:p>
          </table:table-cell>
          <table:table-cell office:value-type="float" office:value="5492686093" table:style-name="ce8">
            <text:p>5492686093</text:p>
          </table:table-cell>
          <table:table-cell office:value-type="float" office:value="2241" table:style-name="ce6">
            <text:p>2241</text:p>
          </table:table-cell>
          <table:table-cell office:value-type="float" office:value="86440226" table:formula="of:=[.C313]-[.C312]" table:style-name="ce8">
            <text:p>86440226</text:p>
          </table:table-cell>
          <table:table-cell office:value-type="float" office:value="5.7657121631500594" table:formula="of:=(([.D313]*1000000)/[.E313])-(([.B313]*1000000)/[.C313])" table:style-name="ce9">
            <text:p>5.77</text:p>
          </table:table-cell>
          <table:table-cell office:value-type="float" office:value="344" table:style-name="ce14">
            <text:p>344</text:p>
          </table:table-cell>
          <table:table-cell office:value-type="float" office:value="-5.0510626552580762" table:formula="of:=(([.G313]/[.G312])-1)*100" table:style-name="ce16">
            <text:p>-5</text:p>
          </table:table-cell>
          <table:table-cell table:number-columns-repeated="16376"/>
        </table:table-row>
        <table:table-row table:style-name="ro1">
          <table:table-cell office:value-type="float" office:value="1993" table:style-name="ce5">
            <text:p>1993</text:p>
          </table:table-cell>
          <table:table-cell office:value-type="float" office:value="113028" table:formula="of:=[.B315]-[.D315]" table:style-name="ce6">
            <text:p>113028</text:p>
          </table:table-cell>
          <table:table-cell office:value-type="float" office:value="5577433523" table:style-name="ce8">
            <text:p>5577433523</text:p>
          </table:table-cell>
          <table:table-cell office:value-type="float" office:value="2297" table:style-name="ce6">
            <text:p>2297</text:p>
          </table:table-cell>
          <table:table-cell office:value-type="float" office:value="84747430" table:formula="of:=[.C314]-[.C313]" table:style-name="ce8">
            <text:p>84747430</text:p>
          </table:table-cell>
          <table:table-cell office:value-type="float" office:value="6.838831941141148" table:formula="of:=(([.D314]*1000000)/[.E314])-(([.B314]*1000000)/[.C314])" table:style-name="ce9">
            <text:p>6.84</text:p>
          </table:table-cell>
          <table:table-cell office:value-type="float" office:value="359.8" table:style-name="ce14">
            <text:p>360</text:p>
          </table:table-cell>
          <table:table-cell office:value-type="float" office:value="4.5930232558139661" table:formula="of:=(([.G314]/[.G313])-1)*100" table:style-name="ce16">
            <text:p>5</text:p>
          </table:table-cell>
          <table:table-cell table:number-columns-repeated="16376"/>
        </table:table-row>
        <table:table-row table:style-name="ro1">
          <table:table-cell office:value-type="float" office:value="1994" table:style-name="ce5">
            <text:p>1994</text:p>
          </table:table-cell>
          <table:table-cell office:value-type="float" office:value="115246" table:formula="of:=[.B316]-[.D316]" table:style-name="ce6">
            <text:p>115246</text:p>
          </table:table-cell>
          <table:table-cell office:value-type="float" office:value="5660727993" table:style-name="ce8">
            <text:p>5660727993</text:p>
          </table:table-cell>
          <table:table-cell office:value-type="float" office:value="2218" table:style-name="ce6">
            <text:p>2218</text:p>
          </table:table-cell>
          <table:table-cell office:value-type="float" office:value="83294470" table:formula="of:=[.C315]-[.C314]" table:style-name="ce8">
            <text:p>83294470</text:p>
          </table:table-cell>
          <table:table-cell office:value-type="float" office:value="6.2695529012314282" table:formula="of:=(([.D315]*1000000)/[.E315])-(([.B315]*1000000)/[.C315])" table:style-name="ce9">
            <text:p>6.27</text:p>
          </table:table-cell>
          <table:table-cell office:value-type="float" office:value="384.2" table:style-name="ce14">
            <text:p>384</text:p>
          </table:table-cell>
          <table:table-cell office:value-type="float" office:value="6.7815453029460793" table:formula="of:=(([.G315]/[.G314])-1)*100" table:style-name="ce16">
            <text:p>7</text:p>
          </table:table-cell>
          <table:table-cell table:number-columns-repeated="16376"/>
        </table:table-row>
        <table:table-row table:style-name="ro1">
          <table:table-cell office:value-type="float" office:value="1995" table:style-name="ce5">
            <text:p>1995</text:p>
          </table:table-cell>
          <table:table-cell office:value-type="float" office:value="117441" table:formula="of:=[.B317]-[.D317]" table:style-name="ce6">
            <text:p>117441</text:p>
          </table:table-cell>
          <table:table-cell office:value-type="float" office:value="5743219454" table:style-name="ce8">
            <text:p>5743219454</text:p>
          </table:table-cell>
          <table:table-cell office:value-type="float" office:value="2195" table:style-name="ce6">
            <text:p>2195</text:p>
          </table:table-cell>
          <table:table-cell office:value-type="float" office:value="82491461" table:formula="of:=[.C316]-[.C315]" table:style-name="ce8">
            <text:p>82491461</text:p>
          </table:table-cell>
          <table:table-cell office:value-type="float" office:value="6.1601794099338854" table:formula="of:=(([.D316]*1000000)/[.E316])-(([.B316]*1000000)/[.C316])" table:style-name="ce9">
            <text:p>6.16</text:p>
          </table:table-cell>
          <table:table-cell office:value-type="float" office:value="384.1" table:style-name="ce14">
            <text:p>384</text:p>
          </table:table-cell>
          <table:table-cell office:value-type="float" office:value="-2.6028110359177514E-2" table:formula="of:=(([.G316]/[.G315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1996" table:style-name="ce5">
            <text:p>1996</text:p>
          </table:table-cell>
          <table:table-cell office:value-type="float" office:value="119690" table:formula="of:=[.B318]-[.D318]" table:style-name="ce6">
            <text:p>119690</text:p>
          </table:table-cell>
          <table:table-cell office:value-type="float" office:value="5825145298" table:style-name="ce8">
            <text:p>5825145298</text:p>
          </table:table-cell>
          <table:table-cell office:value-type="float" office:value="2249" table:style-name="ce6">
            <text:p>2249</text:p>
          </table:table-cell>
          <table:table-cell office:value-type="float" office:value="81925844" table:formula="of:=[.C317]-[.C316]" table:style-name="ce8">
            <text:p>81925844</text:p>
          </table:table-cell>
          <table:table-cell office:value-type="float" office:value="6.9045279778269872" table:formula="of:=(([.D317]*1000000)/[.E317])-(([.B317]*1000000)/[.C317])" table:style-name="ce9">
            <text:p>6.90</text:p>
          </table:table-cell>
          <table:table-cell office:value-type="float" office:value="387.9" table:style-name="ce14">
            <text:p>388</text:p>
          </table:table-cell>
          <table:table-cell office:value-type="float" office:value="0.98932569643321866" table:formula="of:=(([.G317]/[.G316])-1)*100" table:style-name="ce16">
            <text:p>1</text:p>
          </table:table-cell>
          <table:table-cell table:number-columns-repeated="16376"/>
        </table:table-row>
        <table:table-row table:style-name="ro1">
          <table:table-cell office:value-type="float" office:value="1997" table:style-name="ce5">
            <text:p>1997</text:p>
          </table:table-cell>
          <table:table-cell office:value-type="float" office:value="122098" table:formula="of:=[.B319]-[.D319]" table:style-name="ce6">
            <text:p>122098</text:p>
          </table:table-cell>
          <table:table-cell office:value-type="float" office:value="5906481261" table:style-name="ce8">
            <text:p>5906481261</text:p>
          </table:table-cell>
          <table:table-cell office:value-type="float" office:value="2408" table:style-name="ce6">
            <text:p>2408</text:p>
          </table:table-cell>
          <table:table-cell office:value-type="float" office:value="81335963" table:formula="of:=[.C318]-[.C317]" table:style-name="ce8">
            <text:p>81335963</text:p>
          </table:table-cell>
          <table:table-cell office:value-type="float" office:value="8.9337323342973889" table:formula="of:=(([.D318]*1000000)/[.E318])-(([.B318]*1000000)/[.C318])" table:style-name="ce9">
            <text:p>8.93</text:p>
          </table:table-cell>
          <table:table-cell office:value-type="float" office:value="331.3" table:style-name="ce14">
            <text:p>331</text:p>
          </table:table-cell>
          <table:table-cell office:value-type="float" office:value="-14.591389533384881" table:formula="of:=(([.G318]/[.G317])-1)*100" table:style-name="ce16">
            <text:p>-15</text:p>
          </table:table-cell>
          <table:table-cell table:number-columns-repeated="16376"/>
        </table:table-row>
        <table:table-row table:style-name="ro1">
          <table:table-cell office:value-type="float" office:value="1998" table:style-name="ce5">
            <text:p>1998</text:p>
          </table:table-cell>
          <table:table-cell office:value-type="float" office:value="124579" table:formula="of:=[.B320]-[.D320]" table:style-name="ce6">
            <text:p>124579</text:p>
          </table:table-cell>
          <table:table-cell office:value-type="float" office:value="5987312480" table:style-name="ce8">
            <text:p>5987312480</text:p>
          </table:table-cell>
          <table:table-cell office:value-type="float" office:value="2481" table:style-name="ce6">
            <text:p>2481</text:p>
          </table:table-cell>
          <table:table-cell office:value-type="float" office:value="80831219" table:formula="of:=[.C319]-[.C318]" table:style-name="ce8">
            <text:p>80831219</text:p>
          </table:table-cell>
          <table:table-cell office:value-type="float" office:value="9.886421127302583" table:formula="of:=(([.D319]*1000000)/[.E319])-(([.B319]*1000000)/[.C319])" table:style-name="ce9">
            <text:p>9.89</text:p>
          </table:table-cell>
          <table:table-cell office:value-type="float" office:value="294.10000000000002" table:style-name="ce14">
            <text:p>294</text:p>
          </table:table-cell>
          <table:table-cell office:value-type="float" office:value="-11.228493812254747" table:formula="of:=(([.G319]/[.G318])-1)*100" table:style-name="ce16">
            <text:p>-11</text:p>
          </table:table-cell>
          <table:table-cell table:number-columns-repeated="16376"/>
        </table:table-row>
        <table:table-row table:style-name="ro1">
          <table:table-cell office:value-type="float" office:value="1999" table:style-name="ce5">
            <text:p>1999</text:p>
          </table:table-cell>
          <table:table-cell office:value-type="float" office:value="127122" table:formula="of:=[.B321]-[.D321]" table:style-name="ce6">
            <text:p>127122</text:p>
          </table:table-cell>
          <table:table-cell office:value-type="float" office:value="6067758458" table:style-name="ce8">
            <text:p>6067758458</text:p>
          </table:table-cell>
          <table:table-cell office:value-type="float" office:value="2543" table:style-name="ce6">
            <text:p>2543</text:p>
          </table:table-cell>
          <table:table-cell office:value-type="float" office:value="80445978" table:formula="of:=[.C320]-[.C319]" table:style-name="ce8">
            <text:p>80445978</text:p>
          </table:table-cell>
          <table:table-cell office:value-type="float" office:value="10.660870358553911" table:formula="of:=(([.D320]*1000000)/[.E320])-(([.B320]*1000000)/[.C320])" table:style-name="ce9">
            <text:p>10.66</text:p>
          </table:table-cell>
          <table:table-cell office:value-type="float" office:value="278.60000000000002" table:style-name="ce14">
            <text:p>279</text:p>
          </table:table-cell>
          <table:table-cell office:value-type="float" office:value="-5.2703162189731367" table:formula="of:=(([.G320]/[.G319])-1)*100" table:style-name="ce16">
            <text:p>-5</text:p>
          </table:table-cell>
          <table:table-cell table:number-columns-repeated="16376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129650" table:formula="of:=[.B322]-[.D322]" table:style-name="ce6">
            <text:p>129650</text:p>
          </table:table-cell>
          <table:table-cell office:value-type="float" office:value="6148898975" table:style-name="ce8">
            <text:p>6148898975</text:p>
          </table:table-cell>
          <table:table-cell office:value-type="float" office:value="2528" table:style-name="ce6">
            <text:p>2528</text:p>
          </table:table-cell>
          <table:table-cell office:value-type="float" office:value="81140517" table:formula="of:=[.C321]-[.C320]" table:style-name="ce8">
            <text:p>81140517</text:p>
          </table:table-cell>
          <table:table-cell office:value-type="float" office:value="10.070752463435326" table:formula="of:=(([.D321]*1000000)/[.E321])-(([.B321]*1000000)/[.C321])" table:style-name="ce9">
            <text:p>10.07</text:p>
          </table:table-cell>
          <table:table-cell office:value-type="float" office:value="279.10000000000002" table:style-name="ce14">
            <text:p>279</text:p>
          </table:table-cell>
          <table:table-cell office:value-type="float" office:value="0.17946877243359971" table:formula="of:=(([.G321]/[.G320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2001" table:style-name="ce5">
            <text:p>2001</text:p>
          </table:table-cell>
          <table:table-cell office:value-type="float" office:value="132207" table:formula="of:=[.B323]-[.D323]" table:style-name="ce6">
            <text:p>132207</text:p>
          </table:table-cell>
          <table:table-cell office:value-type="float" office:value="6230746982" table:style-name="ce8">
            <text:p>6230746982</text:p>
          </table:table-cell>
          <table:table-cell office:value-type="float" office:value="2557" table:style-name="ce6">
            <text:p>2557</text:p>
          </table:table-cell>
          <table:table-cell office:value-type="float" office:value="81848007" table:formula="of:=[.C322]-[.C321]" table:style-name="ce8">
            <text:p>81848007</text:p>
          </table:table-cell>
          <table:table-cell office:value-type="float" office:value="10.022350826846274" table:formula="of:=(([.D322]*1000000)/[.E322])-(([.B322]*1000000)/[.C322])" table:style-name="ce9">
            <text:p>10.02</text:p>
          </table:table-cell>
          <table:table-cell office:value-type="float" office:value="271" table:style-name="ce14">
            <text:p>271</text:p>
          </table:table-cell>
          <table:table-cell office:value-type="float" office:value="-2.9021855965603804" table:formula="of:=(([.G322]/[.G321])-1)*100" table:style-name="ce16">
            <text:p>-3</text:p>
          </table:table-cell>
          <table:table-cell table:number-columns-repeated="16376"/>
        </table:table-row>
        <table:table-row table:style-name="ro1">
          <table:table-cell office:value-type="float" office:value="2002" table:style-name="ce5">
            <text:p>2002</text:p>
          </table:table-cell>
          <table:table-cell office:value-type="float" office:value="134710" table:formula="of:=[.B324]-[.D324]" table:style-name="ce6">
            <text:p>134710</text:p>
          </table:table-cell>
          <table:table-cell office:value-type="float" office:value="6312407360" table:style-name="ce8">
            <text:p>6312407360</text:p>
          </table:table-cell>
          <table:table-cell office:value-type="float" office:value="2503" table:style-name="ce6">
            <text:p>2503</text:p>
          </table:table-cell>
          <table:table-cell office:value-type="float" office:value="81660378" table:formula="of:=[.C323]-[.C322]" table:style-name="ce8">
            <text:p>81660378</text:p>
          </table:table-cell>
          <table:table-cell office:value-type="float" office:value="9.3108286645763272" table:formula="of:=(([.D323]*1000000)/[.E323])-(([.B323]*1000000)/[.C323])" table:style-name="ce9">
            <text:p>9.31</text:p>
          </table:table-cell>
          <table:table-cell office:value-type="float" office:value="309.7" table:style-name="ce14">
            <text:p>310</text:p>
          </table:table-cell>
          <table:table-cell office:value-type="float" office:value="14.28044280442804" table:formula="of:=(([.G323]/[.G322])-1)*100" table:style-name="ce16">
            <text:p>14</text:p>
          </table:table-cell>
          <table:table-cell table:number-columns-repeated="16376"/>
        </table:table-row>
        <table:table-row table:style-name="ro1">
          <table:table-cell office:value-type="float" office:value="2003" table:style-name="ce5">
            <text:p>2003</text:p>
          </table:table-cell>
          <table:table-cell office:value-type="float" office:value="137226" table:formula="of:=[.B325]-[.D325]" table:style-name="ce6">
            <text:p>137226</text:p>
          </table:table-cell>
          <table:table-cell office:value-type="float" office:value="6393898365" table:style-name="ce8">
            <text:p>6393898365</text:p>
          </table:table-cell>
          <table:table-cell office:value-type="float" office:value="2516" table:style-name="ce6">
            <text:p>2516</text:p>
          </table:table-cell>
          <table:table-cell office:value-type="float" office:value="81491005" table:formula="of:=[.C324]-[.C323]" table:style-name="ce8">
            <text:p>81491005</text:p>
          </table:table-cell>
          <table:table-cell office:value-type="float" office:value="9.412549237621576" table:formula="of:=(([.D324]*1000000)/[.E324])-(([.B324]*1000000)/[.C324])" table:style-name="ce9">
            <text:p>9.41</text:p>
          </table:table-cell>
          <table:table-cell office:value-type="float" office:value="363.3" table:style-name="ce14">
            <text:p>363</text:p>
          </table:table-cell>
          <table:table-cell office:value-type="float" office:value="17.307071359380053" table:formula="of:=(([.G324]/[.G323])-1)*100" table:style-name="ce16">
            <text:p>17</text:p>
          </table:table-cell>
          <table:table-cell table:number-columns-repeated="16376"/>
        </table:table-row>
        <table:table-row table:style-name="ro1">
          <table:table-cell office:value-type="float" office:value="2004" table:style-name="ce5">
            <text:p>2004</text:p>
          </table:table-cell>
          <table:table-cell office:value-type="float" office:value="139637" table:formula="of:=[.B326]-[.D326]" table:style-name="ce6">
            <text:p>139637</text:p>
          </table:table-cell>
          <table:table-cell office:value-type="float" office:value="6475751478" table:style-name="ce8">
            <text:p>6475751478</text:p>
          </table:table-cell>
          <table:table-cell office:value-type="float" office:value="2411" table:style-name="ce6">
            <text:p>2411</text:p>
          </table:table-cell>
          <table:table-cell office:value-type="float" office:value="81853113" table:formula="of:=[.C325]-[.C324]" table:style-name="ce8">
            <text:p>81853113</text:p>
          </table:table-cell>
          <table:table-cell office:value-type="float" office:value="7.892144999803854" table:formula="of:=(([.D325]*1000000)/[.E325])-(([.B325]*1000000)/[.C325])" table:style-name="ce9">
            <text:p>7.89</text:p>
          </table:table-cell>
          <table:table-cell office:value-type="float" office:value="409.2" table:style-name="ce14">
            <text:p>409</text:p>
          </table:table-cell>
          <table:table-cell office:value-type="float" office:value="12.63418662262592" table:formula="of:=(([.G325]/[.G324])-1)*100" table:style-name="ce16">
            <text:p>13</text:p>
          </table:table-cell>
          <table:table-cell table:number-columns-repeated="16376"/>
        </table:table-row>
        <table:table-row table:style-name="ro1">
          <table:table-cell office:value-type="float" office:value="2005" table:style-name="ce5">
            <text:p>2005</text:p>
          </table:table-cell>
          <table:table-cell office:value-type="float" office:value="142083" table:formula="of:=[.B327]-[.D327]" table:style-name="ce6">
            <text:p>142083</text:p>
          </table:table-cell>
          <table:table-cell office:value-type="float" office:value="6558176119" table:style-name="ce8">
            <text:p>6558176119</text:p>
          </table:table-cell>
          <table:table-cell office:value-type="float" office:value="2446" table:style-name="ce6">
            <text:p>2446</text:p>
          </table:table-cell>
          <table:table-cell office:value-type="float" office:value="82424641" table:formula="of:=[.C326]-[.C325]" table:style-name="ce8">
            <text:p>82424641</text:p>
          </table:table-cell>
          <table:table-cell office:value-type="float" office:value="8.0105743518839958" table:formula="of:=(([.D326]*1000000)/[.E326])-(([.B326]*1000000)/[.C326])" table:style-name="ce9">
            <text:p>8.01</text:p>
          </table:table-cell>
          <table:table-cell office:value-type="float" office:value="444.5" table:style-name="ce14">
            <text:p>445</text:p>
          </table:table-cell>
          <table:table-cell office:value-type="float" office:value="8.6265884652981342" table:formula="of:=(([.G326]/[.G325])-1)*100" table:style-name="ce16">
            <text:p>9</text:p>
          </table:table-cell>
          <table:table-cell table:number-columns-repeated="16376"/>
        </table:table-row>
        <table:table-row table:style-name="ro1">
          <table:table-cell office:value-type="float" office:value="2006" table:style-name="ce5">
            <text:p>2006</text:p>
          </table:table-cell>
          <table:table-cell office:value-type="float" office:value="144479" table:formula="of:=[.B328]-[.D328]" table:style-name="ce6">
            <text:p>144479</text:p>
          </table:table-cell>
          <table:table-cell office:value-type="float" office:value="6641416218" table:style-name="ce8">
            <text:p>6641416218</text:p>
          </table:table-cell>
          <table:table-cell office:value-type="float" office:value="2396" table:style-name="ce6">
            <text:p>2396</text:p>
          </table:table-cell>
          <table:table-cell office:value-type="float" office:value="83240099" table:formula="of:=[.C327]-[.C326]" table:style-name="ce8">
            <text:p>83240099</text:p>
          </table:table-cell>
          <table:table-cell office:value-type="float" office:value="7.0299584434379483" table:formula="of:=(([.D327]*1000000)/[.E327])-(([.B327]*1000000)/[.C327])" table:style-name="ce9">
            <text:p>7.03</text:p>
          </table:table-cell>
          <table:table-cell office:value-type="float" office:value="603.79999999999995" table:style-name="ce14">
            <text:p>604</text:p>
          </table:table-cell>
          <table:table-cell office:value-type="float" office:value="35.838020247469046" table:formula="of:=(([.G327]/[.G326])-1)*100" table:style-name="ce16">
            <text:p>36</text:p>
          </table:table-cell>
          <table:table-cell table:number-columns-repeated="16376"/>
        </table:table-row>
        <table:table-row table:style-name="ro1">
          <table:table-cell office:value-type="float" office:value="2007" table:style-name="ce5">
            <text:p>2007</text:p>
          </table:table-cell>
          <table:table-cell office:value-type="float" office:value="146810" table:formula="of:=[.B329]-[.D329]" table:style-name="ce6">
            <text:p>146810</text:p>
          </table:table-cell>
          <table:table-cell office:value-type="float" office:value="6725948544" table:style-name="ce8">
            <text:p>6725948544</text:p>
          </table:table-cell>
          <table:table-cell office:value-type="float" office:value="2331" table:style-name="ce6">
            <text:p>2331</text:p>
          </table:table-cell>
          <table:table-cell office:value-type="float" office:value="84532326" table:formula="of:=[.C328]-[.C327]" table:style-name="ce8">
            <text:p>84532326</text:p>
          </table:table-cell>
          <table:table-cell office:value-type="float" office:value="5.7478451615078932" table:formula="of:=(([.D328]*1000000)/[.E328])-(([.B328]*1000000)/[.C328])" table:style-name="ce9">
            <text:p>5.75</text:p>
          </table:table-cell>
          <table:table-cell office:value-type="float" office:value="695.4" table:style-name="ce14">
            <text:p>695</text:p>
          </table:table-cell>
          <table:table-cell office:value-type="float" office:value="15.170586286849952" table:formula="of:=(([.G328]/[.G327])-1)*100" table:style-name="ce16">
            <text:p>15</text:p>
          </table:table-cell>
          <table:table-cell table:number-columns-repeated="16376"/>
        </table:table-row>
        <table:table-row table:style-name="ro1">
          <table:table-cell office:value-type="float" office:value="2008" table:style-name="ce5">
            <text:p>2008</text:p>
          </table:table-cell>
          <table:table-cell office:value-type="float" office:value="149095" table:formula="of:=[.B330]-[.D330]" table:style-name="ce6">
            <text:p>149095</text:p>
          </table:table-cell>
          <table:table-cell office:value-type="float" office:value="6811597272" table:style-name="ce8">
            <text:p>6811597272</text:p>
          </table:table-cell>
          <table:table-cell office:value-type="float" office:value="2285" table:style-name="ce6">
            <text:p>2285</text:p>
          </table:table-cell>
          <table:table-cell office:value-type="float" office:value="85648728" table:formula="of:=[.C329]-[.C328]" table:style-name="ce8">
            <text:p>85648728</text:p>
          </table:table-cell>
          <table:table-cell office:value-type="float" office:value="4.790333268180639" table:formula="of:=(([.D329]*1000000)/[.E329])-(([.B329]*1000000)/[.C329])" table:style-name="ce9">
            <text:p>4.79</text:p>
          </table:table-cell>
          <table:table-cell office:value-type="float" office:value="872" table:style-name="ce14">
            <text:p>872</text:p>
          </table:table-cell>
          <table:table-cell office:value-type="float" office:value="25.395455852746629" table:formula="of:=(([.G329]/[.G328])-1)*100" table:style-name="ce16">
            <text:p>25</text:p>
          </table:table-cell>
          <table:table-cell table:number-columns-repeated="16376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float" office:value="151576" table:formula="of:=[.B331]-[.D331]" table:style-name="ce6">
            <text:p>151576</text:p>
          </table:table-cell>
          <table:table-cell office:value-type="float" office:value="6898305908" table:style-name="ce8">
            <text:p>6898305908</text:p>
          </table:table-cell>
          <table:table-cell office:value-type="float" office:value="2481" table:style-name="ce6">
            <text:p>2481</text:p>
          </table:table-cell>
          <table:table-cell office:value-type="float" office:value="86708636" table:formula="of:=[.C330]-[.C329]" table:style-name="ce8">
            <text:p>86708636</text:p>
          </table:table-cell>
          <table:table-cell office:value-type="float" office:value="6.6401358304903226" table:formula="of:=(([.D330]*1000000)/[.E330])-(([.B330]*1000000)/[.C330])" table:style-name="ce9">
            <text:p>6.64</text:p>
          </table:table-cell>
          <table:table-cell office:value-type="float" office:value="972.4" table:style-name="ce14">
            <text:p>972</text:p>
          </table:table-cell>
          <table:table-cell office:value-type="float" office:value="11.513761467889916" table:formula="of:=(([.G330]/[.G329])-1)*100" table:style-name="ce16">
            <text:p>12</text:p>
          </table:table-cell>
          <table:table-cell table:number-columns-repeated="16376"/>
        </table:table-row>
        <table:table-row table:style-name="ro1">
          <table:table-cell office:value-type="float" office:value="2010" table:style-name="ce5">
            <text:p>2010</text:p>
          </table:table-cell>
          <table:table-cell office:value-type="float" office:value="154162" table:formula="of:=[.B332]-[.D332]" table:style-name="ce6">
            <text:p>154162</text:p>
          </table:table-cell>
          <table:table-cell office:value-type="float" office:value="6985603105" table:style-name="ce8">
            <text:p>6985603105</text:p>
          </table:table-cell>
          <table:table-cell office:value-type="float" office:value="2586" table:style-name="ce6">
            <text:p>2586</text:p>
          </table:table-cell>
          <table:table-cell office:value-type="float" office:value="87297197" table:formula="of:=[.C331]-[.C330]" table:style-name="ce8">
            <text:p>87297197</text:p>
          </table:table-cell>
          <table:table-cell office:value-type="float" office:value="7.5544130615279705" table:formula="of:=(([.D331]*1000000)/[.E331])-(([.B331]*1000000)/[.C331])" table:style-name="ce9">
            <text:p>7.55</text:p>
          </table:table-cell>
          <table:table-cell office:value-type="float" office:value="1224.5" table:style-name="ce14">
            <text:p>1225</text:p>
          </table:table-cell>
          <table:table-cell office:value-type="float" office:value="25.925545043192109" table:formula="of:=(([.G331]/[.G330])-1)*100" table:style-name="ce16">
            <text:p>26</text:p>
          </table:table-cell>
          <table:table-cell table:number-columns-repeated="16376"/>
        </table:table-row>
        <table:table-row table:style-name="ro1">
          <table:table-cell office:value-type="float" office:value="2011" table:style-name="ce5">
            <text:p>2011</text:p>
          </table:table-cell>
          <table:table-cell office:value-type="float" office:value="156735" table:formula="of:=[.B333]-[.D333]" table:style-name="ce6">
            <text:p>156735</text:p>
          </table:table-cell>
          <table:table-cell office:value-type="float" office:value="7073125425" table:style-name="ce8">
            <text:p>7073125425</text:p>
          </table:table-cell>
          <table:table-cell office:value-type="float" office:value="2573" table:style-name="ce6">
            <text:p>2573</text:p>
          </table:table-cell>
          <table:table-cell office:value-type="float" office:value="87522320" table:formula="of:=[.C332]-[.C331]" table:style-name="ce8">
            <text:p>87522320</text:p>
          </table:table-cell>
          <table:table-cell office:value-type="float" office:value="7.2389870746816953" table:formula="of:=(([.D332]*1000000)/[.E332])-(([.B332]*1000000)/[.C332])" table:style-name="ce9">
            <text:p>7.24</text:p>
          </table:table-cell>
          <table:table-cell office:value-type="float" office:value="1571.5" table:style-name="ce14">
            <text:p>1572</text:p>
          </table:table-cell>
          <table:table-cell office:value-type="float" office:value="28.33809718252347" table:formula="of:=(([.G332]/[.G331])-1)*100" table:style-name="ce16">
            <text:p>28</text:p>
          </table:table-cell>
          <table:table-cell table:number-columns-repeated="16376"/>
        </table:table-row>
        <table:table-row table:style-name="ro1">
          <table:table-cell office:value-type="float" office:value="2012" table:style-name="ce5">
            <text:p>2012</text:p>
          </table:table-cell>
          <table:table-cell office:value-type="float" office:value="159293" table:formula="of:=[.B334]-[.D334]" table:style-name="ce6">
            <text:p>159293</text:p>
          </table:table-cell>
          <table:table-cell office:value-type="float" office:value="7161697921" table:style-name="ce8">
            <text:p>7161697921</text:p>
          </table:table-cell>
          <table:table-cell office:value-type="float" office:value="2558" table:style-name="ce6">
            <text:p>2558</text:p>
          </table:table-cell>
          <table:table-cell office:value-type="float" office:value="88572496" table:formula="of:=[.C333]-[.C332]" table:style-name="ce8">
            <text:p>88572496</text:p>
          </table:table-cell>
          <table:table-cell office:value-type="float" office:value="6.6379459556080427" table:formula="of:=(([.D333]*1000000)/[.E333])-(([.B333]*1000000)/[.C333])" table:style-name="ce9">
            <text:p>6.64</text:p>
          </table:table-cell>
          <table:table-cell office:value-type="float" office:value="1669" table:style-name="ce14">
            <text:p>1669</text:p>
          </table:table-cell>
          <table:table-cell office:value-type="float" office:value="6.2042634425707899" table:formula="of:=(([.G333]/[.G332])-1)*100" table:style-name="ce16">
            <text:p>6</text:p>
          </table:table-cell>
          <table:table-cell table:number-columns-repeated="16376"/>
        </table:table-row>
        <table:table-row table:style-name="ro1">
          <table:table-cell office:value-type="float" office:value="2013" table:style-name="ce5">
            <text:p>2013</text:p>
          </table:table-cell>
          <table:table-cell office:value-type="float" office:value="162213" table:formula="of:=[.B335]-[.D335]" table:style-name="ce6">
            <text:p>162213</text:p>
          </table:table-cell>
          <table:table-cell office:value-type="float" office:value="7250593370" table:style-name="ce8">
            <text:p>7250593370</text:p>
          </table:table-cell>
          <table:table-cell office:value-type="float" office:value="2920" table:style-name="ce6">
            <text:p>2920</text:p>
          </table:table-cell>
          <table:table-cell office:value-type="float" office:value="88895449" table:formula="of:=[.C334]-[.C333]" table:style-name="ce8">
            <text:p>88895449</text:p>
          </table:table-cell>
          <table:table-cell office:value-type="float" office:value="10.475199959108998" table:formula="of:=(([.D334]*1000000)/[.E334])-(([.B334]*1000000)/[.C334])" table:style-name="ce9">
            <text:p>10.48</text:p>
          </table:table-cell>
          <table:table-cell office:value-type="float" office:value="1411.2" table:style-name="ce14">
            <text:p>1411</text:p>
          </table:table-cell>
          <table:table-cell office:value-type="float" office:value="-15.446375074895148" table:formula="of:=(([.G334]/[.G333])-1)*100" table:style-name="ce16">
            <text:p>-15</text:p>
          </table:table-cell>
          <table:table-cell table:number-columns-repeated="16376"/>
        </table:table-row>
        <table:table-row table:style-name="ro1">
          <table:table-cell office:value-type="float" office:value="2014" table:style-name="ce5">
            <text:p>2014</text:p>
          </table:table-cell>
          <table:table-cell office:value-type="float" office:value="165233" table:formula="of:=[.B336]-[.D336]" table:style-name="ce6">
            <text:p>165233</text:p>
          </table:table-cell>
          <table:table-cell office:value-type="float" office:value="7339013419" table:style-name="ce8">
            <text:p>7339013419</text:p>
          </table:table-cell>
          <table:table-cell office:value-type="float" office:value="3020" table:style-name="ce6">
            <text:p>3020</text:p>
          </table:table-cell>
          <table:table-cell office:value-type="float" office:value="88420049" table:formula="of:=[.C335]-[.C334]" table:style-name="ce8">
            <text:p>88420049</text:p>
          </table:table-cell>
          <table:table-cell office:value-type="float" office:value="11.64081549690664" table:formula="of:=(([.D335]*1000000)/[.E335])-(([.B335]*1000000)/[.C335])" table:style-name="ce9">
            <text:p>11.64</text:p>
          </table:table-cell>
          <table:table-cell office:value-type="float" office:value="1266.4000000000001" table:style-name="ce14">
            <text:p>1266</text:p>
          </table:table-cell>
          <table:table-cell office:value-type="float" office:value="-10.260770975056687" table:formula="of:=(([.G335]/[.G334])-1)*100" table:style-name="ce16">
            <text:p>-10</text:p>
          </table:table-cell>
          <table:table-cell table:number-columns-repeated="16376"/>
        </table:table-row>
        <table:table-row table:style-name="ro1">
          <table:table-cell office:value-type="float" office:value="2015" table:style-name="ce5">
            <text:p>2015</text:p>
          </table:table-cell>
          <table:table-cell office:value-type="float" office:value="168333" table:formula="of:=[.B337]-[.D337]" table:style-name="ce6">
            <text:p>168333</text:p>
          </table:table-cell>
          <table:table-cell office:value-type="float" office:value="7426597537" table:style-name="ce8">
            <text:p>7426597537</text:p>
          </table:table-cell>
          <table:table-cell office:value-type="float" office:value="3100" table:style-name="ce6">
            <text:p>3100</text:p>
          </table:table-cell>
          <table:table-cell office:value-type="float" office:value="87584118" table:formula="of:=[.C336]-[.C335]" table:style-name="ce8">
            <text:p>87584118</text:p>
          </table:table-cell>
          <table:table-cell office:value-type="float" office:value="12.728310609859331" table:formula="of:=(([.D336]*1000000)/[.E336])-(([.B336]*1000000)/[.C336])" table:style-name="ce9">
            <text:p>12.73</text:p>
          </table:table-cell>
          <table:table-cell office:value-type="float" office:value="1160.0999999999999" table:style-name="ce14">
            <text:p>1160</text:p>
          </table:table-cell>
          <table:table-cell office:value-type="float" office:value="-8.3938723941882625" table:formula="of:=(([.G336]/[.G335])-1)*100" table:style-name="ce16">
            <text:p>-8</text:p>
          </table:table-cell>
          <table:table-cell table:number-columns-repeated="16376"/>
        </table:table-row>
        <table:table-row table:style-name="ro1">
          <table:table-cell office:value-type="float" office:value="2016" table:style-name="ce5">
            <text:p>2016</text:p>
          </table:table-cell>
          <table:table-cell office:value-type="float" office:value="171848" table:formula="of:=[.B338]-[.D338]" table:style-name="ce6">
            <text:p>171848</text:p>
          </table:table-cell>
          <table:table-cell office:value-type="float" office:value="7513474238" table:style-name="ce8">
            <text:p>7513474238</text:p>
          </table:table-cell>
          <table:table-cell office:value-type="float" office:value="3515" table:style-name="ce6">
            <text:p>3515</text:p>
          </table:table-cell>
          <table:table-cell office:value-type="float" office:value="86876701" table:formula="of:=[.C337]-[.C336]" table:style-name="ce8">
            <text:p>86876701</text:p>
          </table:table-cell>
          <table:table-cell office:value-type="float" office:value="17.587663786592334" table:formula="of:=(([.D337]*1000000)/[.E337])-(([.B337]*1000000)/[.C337])" table:style-name="ce9">
            <text:p>17.59</text:p>
          </table:table-cell>
          <table:table-cell office:value-type="float" office:value="1250.8" table:style-name="ce14">
            <text:p>1251</text:p>
          </table:table-cell>
          <table:table-cell office:value-type="float" office:value="7.8182915265925468" table:formula="of:=(([.G337]/[.G336])-1)*100" table:style-name="ce16">
            <text:p>8</text:p>
          </table:table-cell>
          <table:table-cell table:number-columns-repeated="16376"/>
        </table:table-row>
        <table:table-row table:style-name="ro1">
          <table:table-cell office:value-type="float" office:value="2017" table:style-name="ce5">
            <text:p>2017</text:p>
          </table:table-cell>
          <table:table-cell office:value-type="float" office:value="175423" table:formula="of:=[.B339]-[.D339]" table:style-name="ce6">
            <text:p>175423</text:p>
          </table:table-cell>
          <table:table-cell office:value-type="float" office:value="7599822404" table:style-name="ce8">
            <text:p>7599822404</text:p>
          </table:table-cell>
          <table:table-cell office:value-type="float" office:value="3575" table:style-name="ce6">
            <text:p>3575</text:p>
          </table:table-cell>
          <table:table-cell office:value-type="float" office:value="86348166" table:formula="of:=[.C338]-[.C337]" table:style-name="ce8">
            <text:p>86348166</text:p>
          </table:table-cell>
          <table:table-cell office:value-type="float" office:value="18.319640157657947" table:formula="of:=(([.D338]*1000000)/[.E338])-(([.B338]*1000000)/[.C338])" table:style-name="ce9">
            <text:p>18.32</text:p>
          </table:table-cell>
          <table:table-cell office:value-type="float" office:value="1257.2" table:style-name="ce14">
            <text:p>1257</text:p>
          </table:table-cell>
          <table:table-cell office:value-type="float" office:value="0.51167252958108644" table:formula="of:=(([.G338]/[.G337])-1)*100" table:style-name="ce16">
            <text:p>1</text:p>
          </table:table-cell>
          <table:table-cell table:number-columns-repeated="16376"/>
        </table:table-row>
        <table:table-row table:style-name="ro1">
          <table:table-cell office:value-type="float" office:value="2018" table:style-name="ce5">
            <text:p>2018</text:p>
          </table:table-cell>
          <table:table-cell office:value-type="float" office:value="179078" table:formula="of:=[.B340]-[.D340]" table:style-name="ce6">
            <text:p>179078</text:p>
          </table:table-cell>
          <table:table-cell office:value-type="float" office:value="7683789828" table:style-name="ce8">
            <text:p>7683789828</text:p>
          </table:table-cell>
          <table:table-cell office:value-type="float" office:value="3655" table:style-name="ce6">
            <text:p>3655</text:p>
          </table:table-cell>
          <table:table-cell office:value-type="float" office:value="83967424" table:formula="of:=[.C339]-[.C338]" table:style-name="ce8">
            <text:p>83967424</text:p>
          </table:table-cell>
          <table:table-cell office:value-type="float" office:value="20.222838443084026" table:formula="of:=(([.D339]*1000000)/[.E339])-(([.B339]*1000000)/[.C339])" table:style-name="ce9">
            <text:p>20.22</text:p>
          </table:table-cell>
          <table:table-cell office:value-type="float" office:value="1268.5" table:style-name="ce14">
            <text:p>1269</text:p>
          </table:table-cell>
          <table:table-cell office:value-type="float" office:value="0.89882278078268207" table:formula="of:=(([.G339]/[.G338])-1)*100" table:style-name="ce16">
            <text:p>1</text:p>
          </table:table-cell>
          <table:table-cell table:number-columns-repeated="16376"/>
        </table:table-row>
        <table:table-row table:style-name="ro1">
          <table:table-cell office:value-type="float" office:value="2019" table:style-name="ce5">
            <text:p>2019</text:p>
          </table:table-cell>
          <table:table-cell office:value-type="float" office:value="182674" table:formula="of:=[.B341]-[.D341]" table:style-name="ce6">
            <text:p>182674</text:p>
          </table:table-cell>
          <table:table-cell office:value-type="float" office:value="7764951032" table:style-name="ce8">
            <text:p>7764951032</text:p>
          </table:table-cell>
          <table:table-cell office:value-type="float" office:value="3596" table:style-name="ce6">
            <text:p>3596</text:p>
          </table:table-cell>
          <table:table-cell office:value-type="float" office:value="81161204" table:formula="of:=[.C340]-[.C339]" table:style-name="ce8">
            <text:p>81161204</text:p>
          </table:table-cell>
          <table:table-cell office:value-type="float" office:value="20.781429155576433" table:formula="of:=(([.D340]*1000000)/[.E340])-(([.B340]*1000000)/[.C340])" table:style-name="ce9">
            <text:p>20.78</text:p>
          </table:table-cell>
          <table:table-cell office:value-type="float" office:value="1392.6" table:style-name="ce14">
            <text:p>1393</text:p>
          </table:table-cell>
          <table:table-cell office:value-type="float" office:value="9.7832085139929035" table:formula="of:=(([.G340]/[.G339])-1)*100" table:style-name="ce16">
            <text:p>10</text:p>
          </table:table-cell>
          <table:table-cell table:number-columns-repeated="16376"/>
        </table:table-row>
        <table:table-row table:style-name="ro1">
          <table:table-cell office:value-type="float" office:value="2020" table:style-name="ce5">
            <text:p>2020</text:p>
          </table:table-cell>
          <table:table-cell office:value-type="float" office:value="186156" table:formula="of:=[.B342]-[.D342]" table:style-name="ce6">
            <text:p>186156</text:p>
          </table:table-cell>
          <table:table-cell office:value-type="float" office:value="7840952880" table:style-name="ce8">
            <text:p>7840952880</text:p>
          </table:table-cell>
          <table:table-cell office:value-type="float" office:value="3482" table:style-name="ce6">
            <text:p>3482</text:p>
          </table:table-cell>
          <table:table-cell office:value-type="float" office:value="76001848" table:formula="of:=[.C341]-[.C340]" table:style-name="ce8">
            <text:p>76001848</text:p>
          </table:table-cell>
          <table:table-cell office:value-type="float" office:value="22.073173260136457" table:formula="of:=(([.D341]*1000000)/[.E341])-(([.B341]*1000000)/[.C341])" table:style-name="ce9">
            <text:p>22.07</text:p>
          </table:table-cell>
          <table:table-cell office:value-type="float" office:value="1769.6" table:style-name="ce14">
            <text:p>1770</text:p>
          </table:table-cell>
          <table:table-cell office:value-type="float" office:value="27.071664512422799" table:formula="of:=(([.G341]/[.G340])-1)*100" table:style-name="ce16">
            <text:p>27</text:p>
          </table:table-cell>
          <table:table-cell table:number-columns-repeated="16376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float" office:value="189732" table:formula="of:=[.B343]-[.D343]" table:style-name="ce6">
            <text:p>189732</text:p>
          </table:table-cell>
          <table:table-cell office:value-type="float" office:value="7909295151" table:style-name="ce8">
            <text:p>7909295151</text:p>
          </table:table-cell>
          <table:table-cell office:value-type="float" office:value="3576" table:style-name="ce6">
            <text:p>3576</text:p>
          </table:table-cell>
          <table:table-cell office:value-type="float" office:value="68342271" table:formula="of:=[.C342]-[.C341]" table:style-name="ce8">
            <text:p>68342271</text:p>
          </table:table-cell>
          <table:table-cell office:value-type="float" office:value="28.336379503062862" table:formula="of:=(([.D342]*1000000)/[.E342])-(([.B342]*1000000)/[.C342])" table:style-name="ce9">
            <text:p>28.34</text:p>
          </table:table-cell>
          <table:table-cell office:value-type="float" office:value="1798.6" table:style-name="ce14">
            <text:p>1799</text:p>
          </table:table-cell>
          <table:table-cell office:value-type="float" office:value="1.6387884267631048" table:formula="of:=(([.G342]/[.G341])-1)*100" table:style-name="ce16">
            <text:p>2</text:p>
          </table:table-cell>
          <table:table-cell table:number-columns-repeated="16376"/>
        </table:table-row>
        <table:table-row table:style-name="ro1">
          <table:table-cell office:value-type="float" office:value="2022" table:style-name="ce5">
            <text:p>2022</text:p>
          </table:table-cell>
          <table:table-cell office:value-type="float" office:value="193356" table:formula="of:=[.B344]-[.D344]" table:style-name="ce6">
            <text:p>193356</text:p>
          </table:table-cell>
          <table:table-cell office:value-type="float" office:value="7975105156" table:style-name="ce8">
            <text:p>7975105156</text:p>
          </table:table-cell>
          <table:table-cell office:value-type="float" office:value="3624" table:style-name="ce6">
            <text:p>3624</text:p>
          </table:table-cell>
          <table:table-cell office:value-type="float" office:value="65810005" table:formula="of:=[.C343]-[.C342]" table:style-name="ce8">
            <text:p>65810005</text:p>
          </table:table-cell>
          <table:table-cell office:value-type="float" office:value="30.822667948112528" table:formula="of:=(([.D343]*1000000)/[.E343])-(([.B343]*1000000)/[.C343])" table:style-name="ce9">
            <text:p>30.82</text:p>
          </table:table-cell>
          <table:table-cell office:value-type="float" office:value="1800.1" table:style-name="ce14">
            <text:p>1800</text:p>
          </table:table-cell>
          <table:table-cell office:value-type="float" office:value="8.3398198598905182E-2" table:formula="of:=(([.G343]/[.G342])-1)*100" table:style-name="ce16">
            <text:p>0</text:p>
          </table:table-cell>
          <table:table-cell table:number-columns-repeated="16376"/>
        </table:table-row>
        <table:table-row table:style-name="ro1">
          <table:table-cell office:value-type="float" office:value="2023" table:style-name="ce5">
            <text:p>2023</text:p>
          </table:table-cell>
          <table:table-cell office:value-type="float" office:value="197000" table:style-name="ce6">
            <text:p>197000</text:p>
          </table:table-cell>
          <table:table-cell office:value-type="float" office:value="8045311447" table:style-name="ce8">
            <text:p>8045311447</text:p>
          </table:table-cell>
          <table:table-cell office:value-type="float" office:value="3644" table:style-name="ce6">
            <text:p>3644</text:p>
          </table:table-cell>
          <table:table-cell office:value-type="float" office:value="70206291" table:formula="of:=[.C344]-[.C343]" table:style-name="ce8">
            <text:p>70206291</text:p>
          </table:table-cell>
          <table:table-cell office:value-type="float" office:value="27.417869269900489" table:formula="of:=(([.D344]*1000000)/[.E344])-(([.B344]*1000000)/[.C344])" table:style-name="ce9">
            <text:p>27.42</text:p>
          </table:table-cell>
          <table:table-cell office:value-type="float" office:value="1942.75" table:style-name="ce14">
            <text:p>1943</text:p>
          </table:table-cell>
          <table:table-cell office:value-type="float" office:value="7.9245597466807371" table:formula="of:=(([.G344]/[.G343])-1)*100" table:style-name="ce16">
            <text:p>8</text:p>
          </table:table-cell>
          <table:table-cell table:number-columns-repeated="16376"/>
        </table:table-row>
        <table:table-row table:style-name="ro1">
          <table:table-cell office:value-type="float" office:value="2024" table:style-name="ce5">
            <text:p>2024</text:p>
          </table:table-cell>
          <table:table-cell office:value-type="float" office:value="200661" table:formula="of:=[.B344]+[.D345]" table:style-name="ce19">
            <text:p>200661</text:p>
          </table:table-cell>
          <table:table-cell office:value-type="float" office:value="8118835999" table:style-name="ce20">
            <text:p>8118835999</text:p>
          </table:table-cell>
          <table:table-cell office:value-type="float" office:value="3661" table:style-name="ce19">
            <text:p>3661</text:p>
          </table:table-cell>
          <table:table-cell office:value-type="float" office:value="73524552" table:formula="of:=[.C345]-[.C344]" table:style-name="ce20">
            <text:p>73524552</text:p>
          </table:table-cell>
          <table:table-cell office:value-type="float" office:value="25.077402176503071" table:formula="of:=(([.D345]*1000000)/[.E345])-(([.B345]*1000000)/[.C345])" table:style-name="ce23">
            <text:p>25.08</text:p>
          </table:table-cell>
          <table:table-cell office:value-type="float" office:value="2387.98" table:style-name="ce21">
            <text:p>2388</text:p>
          </table:table-cell>
          <table:table-cell office:value-type="float" office:value="22.917513833483461" table:formula="of:=(([.G345]/[.G344])-1)*100" table:style-name="ce24">
            <text:p>23</text:p>
          </table:table-cell>
          <table:table-cell table:number-columns-repeated="16376"/>
        </table:table-row>
        <table:table-row table:style-name="ro1">
          <table:table-cell office:value-type="float" office:value="2025" table:style-name="ce5">
            <text:p>2025</text:p>
          </table:table-cell>
          <table:table-cell office:value-type="float" office:value="204271" table:formula="of:=[.B345]+[.D346]" table:style-name="ce19">
            <text:p>204271</text:p>
          </table:table-cell>
          <table:table-cell office:value-type="float" office:value="8191988453" table:style-name="ce20">
            <text:p>8191988453</text:p>
          </table:table-cell>
          <table:table-cell office:value-type="float" office:value="3610" table:style-name="ce19">
            <text:p>3610</text:p>
          </table:table-cell>
          <table:table-cell office:value-type="float" office:value="73152454" table:formula="of:=[.C346]-[.C345]" table:style-name="ce20">
            <text:p>73152454</text:p>
          </table:table-cell>
          <table:table-cell office:value-type="float" office:value="24.413533862663552" table:formula="of:=(([.D346]*1000000)/[.E346])-(([.B346]*1000000)/[.C346])" table:style-name="ce23">
            <text:p>24.41</text:p>
          </table:table-cell>
          <table:table-cell office:value-type="float" office:value="2900" table:style-name="ce20">
            <text:p>2900</text:p>
          </table:table-cell>
          <table:table-cell office:value-type="float" office:value="21.441553111835109" table:formula="of:=(([.G346]/[.G345])-1)*100" table:style-name="ce24">
            <text:p>21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2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E699"/>
      <style:text-properties fo:color="#9C0006"/>
    </style:style>
    <style:style style:name="cf10" style:family="table-cell" style:data-style-name="N0">
      <style:table-cell-properties fo:background-color="#FFE699"/>
      <style:text-properties fo:color="#9C0006"/>
    </style:style>
    <style:style style:name="cf11" style:family="table-cell" style:data-style-name="N0">
      <style:table-cell-properties fo:background-color="#BDD7EE"/>
      <style:text-properties fo:color="#9C5700"/>
    </style:style>
    <style:style style:name="cf12" style:family="table-cell" style:data-style-name="N0">
      <style:table-cell-properties fo:background-color="#FFE699"/>
      <style:text-properties fo:color="#9C0006"/>
    </style:style>
    <style:style style:name="cf13" style:family="table-cell" style:data-style-name="N0">
      <style:table-cell-properties fo:background-color="#BDD7EE"/>
      <style:text-properties fo:color="#9C5700"/>
    </style:style>
    <style:style style:name="cf14" style:family="table-cell" style:data-style-name="N0">
      <style:table-cell-properties fo:background-color="#FFE699"/>
      <style:text-properties fo:color="#9C0006"/>
    </style:style>
    <style:style style:name="cf15" style:family="table-cell" style:data-style-name="N0">
      <style:table-cell-properties fo:background-color="#BDD7EE"/>
      <style:text-properties fo:color="#9C5700"/>
    </style:style>
    <style:style style:name="cf16" style:family="table-cell" style:data-style-name="N0">
      <style:table-cell-properties fo:background-color="#FFE699"/>
      <style:text-properties fo:color="#9C0006"/>
    </style:style>
    <style:style style:name="cf2" style:family="table-cell" style:data-style-name="N0">
      <style:table-cell-properties fo:background-color="#BDD7EE"/>
      <style:text-properties fo:color="#9C5700"/>
    </style:style>
    <style:style style:name="cf3" style:family="table-cell" style:data-style-name="N0">
      <style:table-cell-properties fo:background-color="#BDD7EE"/>
      <style:text-properties fo:color="#9C5700"/>
    </style:style>
    <style:style style:name="cf4" style:family="table-cell" style:data-style-name="N0">
      <style:table-cell-properties fo:background-color="#FFE699"/>
      <style:text-properties fo:color="#9C0006"/>
    </style:style>
    <style:style style:name="cf5" style:family="table-cell" style:data-style-name="N0">
      <style:table-cell-properties fo:background-color="#BDD7EE"/>
      <style:text-properties fo:color="#9C5700"/>
    </style:style>
    <style:style style:name="cf6" style:family="table-cell" style:data-style-name="N0">
      <style:table-cell-properties fo:background-color="#FFE699"/>
      <style:text-properties fo:color="#9C0006"/>
    </style:style>
    <style:style style:name="cf7" style:family="table-cell" style:data-style-name="N0">
      <style:table-cell-properties fo:background-color="#BDD7EE"/>
      <style:text-properties fo:color="#9C5700"/>
    </style:style>
    <style:style style:name="cf8" style:family="table-cell" style:data-style-name="N0">
      <style:table-cell-properties fo:background-color="#FFE699"/>
      <style:text-properties fo:color="#9C0006"/>
    </style:style>
    <style:style style:name="cf9" style:family="table-cell" style:data-style-name="N0">
      <style:table-cell-properties fo:background-color="#BDD7EE"/>
      <style:text-properties fo:color="#9C5700"/>
    </style:style>
    <style:style style:name="Enlla_231_" style:display-name="Enllaç" style:family="table-cell" style:data-style-name="N0">
      <style:text-properties fo:color="#467886" style:text-underline-style="solid" style:text-underline-type="single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at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Ismael Galiano</dc:creator>
    <dc:date>2025-10-29T17:19:08Z</dc:date>
  </office:meta>
</office:document-meta>
</file>